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4701in"/>
    </style:style>
    <style:style style:name="Dictionary.D" style:family="table-column">
      <style:table-column-properties style:column-width="1.1819in"/>
    </style:style>
    <style:style style:name="Dictionary.E" style:family="table-column">
      <style:table-column-properties style:column-width="0.0271in"/>
    </style:style>
    <style:style style:name="Dictionary.F" style:family="table-column">
      <style:table-column-properties style:column-width="0.5333in"/>
    </style:style>
    <style:style style:name="Dictionary.G" style:family="table-column">
      <style:table-column-properties style:column-width="0.534in"/>
    </style:style>
    <style:style style:name="Dictionary.H" style:family="table-column">
      <style:table-column-properties style:column-width="0.5576in"/>
    </style:style>
    <style:style style:name="Dictionary.I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D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G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G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E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G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E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G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G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E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G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E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G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D14" style:family="table-cell">
      <style:table-cell-properties fo:padding="0.0201in" fo:border-left="0.25pt solid #000000" fo:border-right="none" fo:border-top="none" fo:border-bottom="0.25pt solid #000000"/>
    </style:style>
    <style:style style:name="Dictionary.H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G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E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G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E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G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E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G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E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G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E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G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E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G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G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E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G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E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G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E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G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E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G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E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G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E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G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E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G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E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G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E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G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E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G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D50" style:family="table-cell">
      <style:table-cell-properties fo:padding="0.0201in" fo:border-left="0.25pt solid #000000" fo:border-right="none" fo:border-top="none" fo:border-bottom="0.25pt solid #000000"/>
    </style:style>
    <style:style style:name="Dictionary.H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G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D52" style:family="table-cell">
      <style:table-cell-properties fo:padding="0.0201in" fo:border-left="0.25pt solid #000000" fo:border-right="none" fo:border-top="none" fo:border-bottom="0.25pt solid #000000"/>
    </style:style>
    <style:style style:name="Dictionary.H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G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D54" style:family="table-cell">
      <style:table-cell-properties fo:padding="0.0201in" fo:border-left="0.25pt solid #000000" fo:border-right="none" fo:border-top="none" fo:border-bottom="0.25pt solid #000000"/>
    </style:style>
    <style:style style:name="Dictionary.H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G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E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G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E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G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E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G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E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G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E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G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E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G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D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G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D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G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D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G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E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G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E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G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E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G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E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G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E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G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E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G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E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G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E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G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E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G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G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E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G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E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G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E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G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D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G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E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G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E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G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E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G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G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none" fo:border-top="none" fo:border-bottom="0.25pt solid #000000"/>
    </style:style>
    <style:style style:name="Dictionary.D110" style:family="table-cell">
      <style:table-cell-properties fo:padding="0.0201in" fo:border-left="0.25pt solid #000000" fo:border-right="none" fo:border-top="none" fo:border-bottom="0.25pt solid #000000"/>
    </style:style>
    <style:style style:name="Dictionary.H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G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G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E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G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E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G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E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G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G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G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none" fo:border-top="none" fo:border-bottom="0.25pt solid #000000"/>
    </style:style>
    <style:style style:name="Dictionary.E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G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E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G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E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G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E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G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E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G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E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G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G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none" fo:border-top="none" fo:border-bottom="0.25pt solid #000000"/>
    </style:style>
    <style:style style:name="Dictionary.E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G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E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G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E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G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G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none" fo:border-top="none" fo:border-bottom="0.25pt solid #000000"/>
    </style:style>
    <style:style style:name="Dictionary.E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G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E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G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E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G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E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G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E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G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E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G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G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none" fo:border-top="none" fo:border-bottom="0.25pt solid #000000"/>
    </style:style>
    <style:style style:name="Dictionary.E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G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E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G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E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G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E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G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E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G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E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G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E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G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E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G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G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G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none" fo:border-top="none" fo:border-bottom="0.25pt solid #000000"/>
    </style:style>
    <style:style style:name="Dictionary.E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G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E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G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G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none" fo:border-top="none" fo:border-bottom="0.25pt solid #000000"/>
    </style:style>
    <style:style style:name="Dictionary.E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G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E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G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G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G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G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G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none" fo:border-top="none" fo:border-bottom="0.25pt solid #000000"/>
    </style:style>
    <style:style style:name="Dictionary.E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G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G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G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G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G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none" fo:border-top="none" fo:border-bottom="0.25pt solid #000000"/>
    </style:style>
    <style:style style:name="Dictionary.E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G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E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G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E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G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E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G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E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G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E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G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E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G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E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G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E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G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E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G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E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G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E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G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E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G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E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G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E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G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E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G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E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G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G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none" fo:border-top="none" fo:border-bottom="0.25pt solid #000000"/>
    </style:style>
    <style:style style:name="Dictionary.E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G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E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G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E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G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E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G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G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G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none" fo:border-top="none" fo:border-bottom="0.25pt solid #000000"/>
    </style:style>
    <style:style style:name="Dictionary.E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G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E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G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E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G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E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G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E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G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E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G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E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G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E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G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E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G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E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G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E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G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E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G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E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G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E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G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E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G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E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G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E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G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E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G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E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G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E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G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G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E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G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E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G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E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G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E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G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G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E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G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E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G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E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G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E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G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E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G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E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G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E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G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G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none" fo:border-top="none" fo:border-bottom="0.25pt solid #000000"/>
    </style:style>
    <style:style style:name="Dictionary.E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G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E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G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E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G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E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G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G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none" fo:border-top="none" fo:border-bottom="0.25pt solid #000000"/>
    </style:style>
    <style:style style:name="Dictionary.E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G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E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G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E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G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E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G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E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G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E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G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E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G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E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G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E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G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E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G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E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G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E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G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D358" style:family="table-cell">
      <style:table-cell-properties fo:padding="0.0201in" fo:border-left="0.25pt solid #000000" fo:border-right="none" fo:border-top="none" fo:border-bottom="0.25pt solid #000000"/>
    </style:style>
    <style:style style:name="Dictionary.H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G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G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E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G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E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G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E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G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E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G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E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G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E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G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E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G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E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G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E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G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E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G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E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G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E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G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E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G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G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none" fo:border-top="none" fo:border-bottom="0.25pt solid #000000"/>
    </style:style>
    <style:style style:name="Dictionary.C390" style:family="table-cell">
      <style:table-cell-properties fo:padding="0.0201in" fo:border-left="0.25pt solid #000000" fo:border-right="none" fo:border-top="none" fo:border-bottom="0.25pt solid #000000"/>
    </style:style>
    <style:style style:name="Dictionary.E390" style:family="table-cell">
      <style:table-cell-properties fo:padding="0.0201in" fo:border-left="0.25pt solid #000000" fo:border-right="none" fo:border-top="none" fo:border-bottom="0.25pt solid #000000"/>
    </style:style>
    <style:style style:name="Dictionary.I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G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E392" style:family="table-cell">
      <style:table-cell-properties fo:padding="0.0201in" fo:border-left="0.25pt solid #000000" fo:border-right="none" fo:border-top="none" fo:border-bottom="0.25pt solid #000000"/>
    </style:style>
    <style:style style:name="Dictionary.I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G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E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G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G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none" fo:border-top="none" fo:border-bottom="0.25pt solid #000000"/>
    </style:style>
    <style:style style:name="Dictionary.D398" style:family="table-cell">
      <style:table-cell-properties fo:padding="0.0201in" fo:border-left="0.25pt solid #000000" fo:border-right="none" fo:border-top="none" fo:border-bottom="0.25pt solid #000000"/>
    </style:style>
    <style:style style:name="Dictionary.H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G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G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E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G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E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G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E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G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E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G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E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G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E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G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E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G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E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G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E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G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uk" fo:country="UA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itali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style:font-name="Times New Roman" fo:font-size="14pt" fo:language="uk" fo:country="UA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Standard" style:list-style-name="L1">
      <style:paragraph-properties fo:line-height="150%"/>
    </style:style>
    <style:style style:name="P27" style:family="paragraph" style:parent-style-name="Standard">
      <style:text-properties fo:language="uk" fo:country="UA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Standard">
      <style:paragraph-properties fo:line-height="150%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fo:text-transform="uppercase" style:use-window-font-color="tru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8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1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use-window-font-color="true"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line-height="150%" fo:text-align="start" style:justify-single-word="false"/>
      <style:text-properties style:use-window-font-color="true"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4pt" fo:language="uk" fo:country="U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4pt" fo:language="uk" fo:country="UA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text-transform="uppercase"/>
    </style:style>
    <style:style style:name="T2" style:family="text">
      <style:text-properties fo:text-transform="uppercase" fo:letter-spacing="normal" fo:font-style="italic" fo:font-weight="normal" style:font-style-asian="italic"/>
    </style:style>
    <style:style style:name="T3" style:family="text">
      <style:text-properties fo:text-transform="uppercase" fo:letter-spacing="normal" fo:font-style="normal" fo:font-weight="bold" style:font-weight-asian="bold" style:font-style-complex="italic" style:font-weight-complex="bold"/>
    </style:style>
    <style:style style:name="T4" style:family="text">
      <style:text-properties fo:text-transform="uppercase" style:use-window-font-color="true" fo:letter-spacing="normal" fo:font-style="normal" fo:font-weight="bold" style:font-weight-asian="bold" style:font-style-complex="italic" style:font-weight-complex="bold"/>
    </style:style>
    <style:style style:name="T5" style:family="text">
      <style:text-properties fo:text-transform="uppercase" style:use-window-font-color="true" fo:letter-spacing="normal" fo:font-style="normal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text-transform="uppercase" fo:font-style="normal" fo:font-weight="bold"/>
    </style:style>
    <style:style style:name="T7" style:family="text">
      <style:text-properties fo:text-transform="uppercase" fo:font-style="normal" fo:font-weight="bold" style:font-weight-asian="bold" style:font-weight-complex="bold"/>
    </style:style>
    <style:style style:name="T8" style:family="text">
      <style:text-properties fo:text-transform="uppercase" fo:font-style="normal" fo:font-weight="bold" style:font-weight-asian="bold" style:font-style-complex="italic" style:font-weight-complex="bold"/>
    </style:style>
    <style:style style:name="T9" style:family="text">
      <style:text-properties fo:text-transform="uppercase" fo:font-style="normal" fo:font-weight="bold" style:font-style-asian="normal" style:font-weight-asian="bold" style:font-style-complex="italic" style:font-weight-complex="bold"/>
    </style:style>
    <style:style style:name="T10" style:family="text">
      <style:text-properties fo:text-transform="uppercase" fo:font-style="normal" style:font-style-asian="normal" style:font-style-complex="italic"/>
    </style:style>
    <style:style style:name="T11" style:family="text">
      <style:text-properties fo:text-transform="uppercase" fo:font-weight="bold"/>
    </style:style>
    <style:style style:name="T12" style:family="text">
      <style:text-properties fo:text-transform="uppercase" fo:font-weight="bold" style:font-weight-asian="bold"/>
    </style:style>
    <style:style style:name="T13" style:family="text">
      <style:text-properties fo:text-transform="uppercase" fo:font-weight="bold" style:font-weight-asian="bold" style:font-style-complex="italic" style:font-weight-complex="bold"/>
    </style:style>
    <style:style style:name="T14" style:family="text">
      <style:text-properties fo:text-transform="uppercase" fo:font-weight="bold" style:font-weight-asian="bold" style:font-weight-complex="bold"/>
    </style:style>
    <style:style style:name="T15" style:family="text">
      <style:text-properties fo:text-transform="uppercase" style:font-weight-complex="normal"/>
    </style:style>
    <style:style style:name="T16" style:family="text">
      <style:text-properties fo:text-transform="uppercase" style:font-style-complex="italic"/>
    </style:style>
    <style:style style:name="T17" style:family="text">
      <style:text-properties fo:text-transform="uppercase" style:font-weight-asian="bold" style:font-style-complex="italic" style:font-weight-complex="bold"/>
    </style:style>
    <style:style style:name="T18" style:family="text">
      <style:text-properties fo:text-transform="uppercase" fo:color="#222222" style:font-name="Times New Roman" fo:font-size="14pt" fo:letter-spacing="normal" fo:language="uk" fo:country="UA" fo:font-style="normal" fo:font-weight="bold" style:font-size-asian="12pt" style:font-style-asian="normal" style:font-weight-asian="bold" style:font-size-complex="12pt" style:font-style-complex="italic" style:font-weight-complex="bold" style:text-overline-style="none" style:text-overline-color="font-color"/>
    </style:style>
    <style:style style:name="T19" style:family="text">
      <style:text-properties fo:language="uk" fo:country="UA" style:font-weight-asian="bold" style:font-weight-complex="bold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bold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bold" style:font-weight-asian="bold" style:font-style-complex="italic" style:font-weight-complex="bold"/>
    </style:style>
    <style:style style:name="T25" style:family="text">
      <style:text-properties fo:font-variant="normal" fo:text-transform="none" fo:letter-spacing="normal" fo:font-style="normal" fo:font-weight="bold" style:font-style-asian="normal" style:font-weight-asian="bold" style:font-style-complex="italic" style:font-weight-complex="bold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8" style:family="text">
      <style:text-properties fo:font-variant="normal" fo:text-transform="none" fo:letter-spacing="normal" fo:font-style="normal" fo:font-weight="normal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style:font-style-complex="italic"/>
    </style:style>
    <style:style style:name="T31" style:family="text">
      <style:text-properties fo:font-variant="normal" fo:text-transform="none" fo:letter-spacing="normal" fo:font-style="normal" fo:font-weight="normal" style:font-weight-asian="normal" style:font-style-complex="italic" style:font-weight-complex="normal"/>
    </style:style>
    <style:style style:name="T32" style:family="text">
      <style:text-properties fo:font-variant="normal" fo:text-transform="none" fo:letter-spacing="normal" fo:font-style="normal" fo:font-weight="normal" style:font-style-asian="italic"/>
    </style:style>
    <style:style style:name="T33" style:family="text">
      <style:text-properties fo:font-variant="normal" fo:text-transform="none" fo:letter-spacing="normal" fo:font-style="normal" style:font-style-asian="normal" style:font-style-complex="normal"/>
    </style:style>
    <style:style style:name="T34" style:family="text">
      <style:text-properties fo:font-variant="normal" fo:text-transform="none" fo:letter-spacing="normal" fo:font-style="normal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font-style="normal" style:font-weight-asian="bold" style:font-weight-complex="bold"/>
    </style:style>
    <style:style style:name="T36" style:family="text">
      <style:text-properties fo:font-variant="normal" fo:text-transform="none" fo:letter-spacing="normal" fo:language="uk" fo:country="UA" fo:font-style="normal" fo:font-weight="normal" style:font-weight-asian="bold" style:font-weight-complex="bold"/>
    </style:style>
    <style:style style:name="T37" style:family="text">
      <style:text-properties fo:font-variant="normal" fo:text-transform="none" fo:letter-spacing="normal" fo:font-style="italic"/>
    </style:style>
    <style:style style:name="T38" style:family="text">
      <style:text-properties fo:font-variant="normal" fo:text-transform="none" fo:letter-spacing="normal" fo:font-style="italic" fo:font-weight="normal"/>
    </style:style>
    <style:style style:name="T39" style:family="text">
      <style:text-properties fo:font-variant="normal" fo:text-transform="none" fo:letter-spacing="normal" fo:font-style="italic" style:font-style-asian="italic"/>
    </style:style>
    <style:style style:name="T40" style:family="text">
      <style:text-properties fo:font-variant="normal" fo:text-transform="none" fo:letter-spacing="normal" style:font-weight-asian="bold" style:font-weight-complex="bold"/>
    </style:style>
    <style:style style:name="T41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tyle-asian="normal" style:font-style-complex="normal"/>
    </style:style>
    <style:style style:name="T43" style:family="text">
      <style:text-properties fo:font-variant="normal" fo:text-transform="none" style:use-window-font-color="true" style:font-name="Times New Roman" fo:font-size="14pt" fo:letter-spacing="normal" fo:language="uk" fo:country="UA" fo:font-style="normal" fo:font-weight="normal" style:font-size-asian="14pt" style:font-size-complex="14pt"/>
    </style:style>
    <style:style style:name="T44" style:family="text">
      <style:text-properties fo:font-variant="normal" fo:text-transform="none" style:use-window-font-color="true" style:font-name="Times New Roman" fo:font-size="14pt" fo:letter-spacing="normal" fo:language="uk" fo:country="UA" fo:font-style="italic" fo:font-weight="normal" style:font-size-asian="14pt" style:font-size-complex="14pt"/>
    </style:style>
    <style:style style:name="T45" style:family="text">
      <style:text-properties fo:font-variant="normal" fo:text-transform="none" style:use-window-font-color="true" fo:letter-spacing="normal" fo:font-style="normal" fo:font-weight="bold"/>
    </style:style>
    <style:style style:name="T46" style:family="text">
      <style:text-properties fo:font-variant="normal" fo:text-transform="none" style:use-window-font-color="true" fo:letter-spacing="normal" fo:font-style="normal" fo:font-weight="bold" style:font-weight-asian="bold" style:font-style-complex="italic" style:font-weight-complex="bold"/>
    </style:style>
    <style:style style:name="T47" style:family="text">
      <style:text-properties fo:font-variant="normal" fo:text-transform="none" style:use-window-font-color="true" fo:letter-spacing="normal" fo:font-style="normal" fo:font-weight="bold" style:font-weight-asian="bold" style:font-weight-complex="bold"/>
    </style:style>
    <style:style style:name="T48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weight-complex="bold"/>
    </style:style>
    <style:style style:name="T49" style:family="text">
      <style:text-properties fo:font-variant="normal" fo:text-transform="none" style:use-window-font-color="true" fo:letter-spacing="normal" fo:font-style="normal" fo:font-weight="normal"/>
    </style:style>
    <style:style style:name="T50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variant="normal" fo:text-transform="none" style:use-window-font-color="true" fo:letter-spacing="normal" fo:font-style="normal" fo:font-weight="normal" style:font-style-asian="normal" style:font-style-complex="normal"/>
    </style:style>
    <style:style style:name="T52" style:family="text">
      <style:text-properties fo:font-variant="normal" fo:text-transform="none" style:use-window-font-color="true" fo:letter-spacing="normal" fo:font-style="normal" fo:font-weight="normal" style:font-style-asian="normal" style:font-weight-asian="bold" style:font-style-complex="normal" style:font-weight-complex="bold"/>
    </style:style>
    <style:style style:name="T53" style:family="text">
      <style:text-properties fo:font-variant="normal" fo:text-transform="none" style:use-window-font-color="true" fo:letter-spacing="normal" fo:font-style="normal" fo:font-weight="normal" style:font-weight-asian="bold" style:font-weight-complex="bold"/>
    </style:style>
    <style:style style:name="T54" style:family="text">
      <style:text-properties fo:font-variant="normal" fo:text-transform="none" style:use-window-font-color="true" fo:letter-spacing="normal" fo:font-style="italic" fo:font-weight="normal"/>
    </style:style>
    <style:style style:name="T55" style:family="text">
      <style:text-properties fo:font-variant="normal" fo:text-transform="none" style:use-window-font-color="true" fo:letter-spacing="normal" fo:font-style="italic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variant="normal" fo:text-transform="none" style:use-window-font-color="true" fo:letter-spacing="normal" fo:font-style="italic" fo:font-weight="bold"/>
    </style:style>
    <style:style style:name="T57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58" style:family="text">
      <style:text-properties fo:font-weight="bold"/>
    </style:style>
    <style:style style:name="T59" style:family="text">
      <style:text-properties fo:font-weight="bold" style:font-weight-asian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style-complex="italic" style:font-weight-complex="bold"/>
    </style:style>
    <style:style style:name="T62" style:family="text">
      <style:text-properties fo:font-weight="bold" style:font-weight-asian="normal" style:font-weight-complex="normal"/>
    </style:style>
    <style:style style:name="T63" style:family="text">
      <style:text-properties fo:font-weight="bold" style:font-style-asian="normal" style:font-weight-asian="bold" style:font-style-complex="italic" style:font-weight-complex="bold"/>
    </style:style>
    <style:style style:name="T64" style:family="text">
      <style:text-properties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65" style:family="text">
      <style:text-properties fo:font-weight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weight-asian="normal" style:font-style-complex="italic" style:font-weight-complex="normal"/>
    </style:style>
    <style:style style:name="T68" style:family="text">
      <style:text-properties fo:font-weight="normal" style:font-style-asian="normal" style:font-style-complex="normal"/>
    </style:style>
    <style:style style:name="T69" style:family="text">
      <style:text-properties fo:font-weight="normal" style:font-style-asian="normal" style:font-weight-asian="bold" style:font-style-complex="normal" style:font-weight-complex="bold"/>
    </style:style>
    <style:style style:name="T70" style:family="text">
      <style:text-properties fo:font-weight="normal" style:font-style-complex="italic"/>
    </style:style>
    <style:style style:name="T71" style:family="text">
      <style:text-properties fo:font-style="italic"/>
    </style:style>
    <style:style style:name="T72" style:family="text">
      <style:text-properties fo:font-style="italic" style:font-style-asian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weight-complex="bold"/>
    </style:style>
    <style:style style:name="T75" style:family="text">
      <style:text-properties fo:font-style="italic" fo:font-weight="normal"/>
    </style:style>
    <style:style style:name="T76" style:family="text">
      <style:text-properties fo:font-style="italic" fo:font-weight="normal" style:font-style-asian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style:font-style-asian="italic" style:font-weight-asian="normal" style:font-weight-complex="normal"/>
    </style:style>
    <style:style style:name="T79" style:family="text">
      <style:text-properties fo:font-style="italic" fo:font-weight="bold" style:font-style-asian="italic" style:font-weight-asian="bold"/>
    </style:style>
    <style:style style:name="T80" style:family="text">
      <style:text-properties fo:font-style="italic" fo:font-weight="bold" style:font-style-asian="italic" style:font-weight-asian="bold" style:font-style-complex="italic"/>
    </style:style>
    <style:style style:name="T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style:font-style-asian="italic" style:font-weight-asian="bold" style:font-weight-complex="bold"/>
    </style:style>
    <style:style style:name="T83" style:family="text">
      <style:text-properties fo:font-style="italic" fo:font-weight="bold" style:font-weight-asian="bold" style:font-weight-complex="bold"/>
    </style:style>
    <style:style style:name="T84" style:family="text">
      <style:text-properties style:font-weight-asian="bold" style:font-weight-complex="bold"/>
    </style:style>
    <style:style style:name="T85" style:family="text">
      <style:text-properties style:font-weight-asian="normal" style:font-weight-complex="normal"/>
    </style:style>
    <style:style style:name="T86" style:family="text">
      <style:text-properties fo:font-style="normal"/>
    </style:style>
    <style:style style:name="T87" style:family="text">
      <style:text-properties fo:font-style="normal" fo:font-weight="normal"/>
    </style:style>
    <style:style style:name="T88" style:family="text">
      <style:text-properties fo:font-style="normal" fo:font-weight="normal" style:font-style-asian="italic"/>
    </style:style>
    <style:style style:name="T89" style:family="text">
      <style:text-properties fo:font-style="normal" fo:font-weight="normal" style:font-style-asian="italic" style:font-style-complex="italic"/>
    </style:style>
    <style:style style:name="T90" style:family="text">
      <style:text-properties fo:font-style="normal" fo:font-weight="normal" style:font-style-complex="italic"/>
    </style:style>
    <style:style style:name="T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94" style:family="text">
      <style:text-properties fo:font-style="normal" style:font-style-asian="italic"/>
    </style:style>
    <style:style style:name="T95" style:family="text">
      <style:text-properties fo:font-style="normal" style:font-style-asian="italic" style:font-style-complex="italic"/>
    </style:style>
    <style:style style:name="T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style:font-style-asian="normal" style:font-weight-asian="bold" style:font-style-complex="italic" style:font-weight-complex="bold"/>
    </style:style>
    <style:style style:name="T98" style:family="text">
      <style:text-properties fo:font-size="14pt" fo:language="uk" fo:country="UA" style:font-size-asian="14pt" style:font-size-complex="14pt"/>
    </style:style>
    <style:style style:name="T99" style:family="text">
      <style:text-properties style:use-window-font-color="true" style:font-name="Times New Roman" fo:font-size="14pt" fo:language="uk" fo:country="UA" style:font-size-asian="14pt" style:font-size-complex="14pt"/>
    </style:style>
    <style:style style:name="T100" style:family="text">
      <style:text-properties style:font-style-asian="normal" style:font-style-complex="normal"/>
    </style:style>
    <style:style style:name="T101" style:family="text">
      <style:text-properties style:font-style-asian="normal" style:font-weight-asian="bold" style:font-style-complex="normal" style:font-weight-complex="bold"/>
    </style:style>
    <style:style style:name="T102" style:family="text">
      <style:text-properties style:font-style-asian="normal" style:font-weight-asian="bold" style:font-weight-complex="bold"/>
    </style:style>
    <style:style style:name="T103" style:family="text">
      <style:text-properties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style:font-weight-complex="normal"/>
    </style:style>
    <style:style style:name="T105" style:family="text">
      <style:text-properties style:font-style-asian="italic"/>
    </style:style>
    <style:style style:name="T106" style:family="text">
      <style:text-properties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row>
          <table:table-cell table:style-name="Dictionary.A1" table:number-rows-spanned="2" office:value-type="string">
            <text:p text:style-name="P11">1</text:p>
          </table:table-cell>
          <table:table-cell table:style-name="Dictionary.B1" table:number-columns-spanned="2" office:value-type="string">
            <text:p text:style-name="P12">БАСАМАНИТИ</text:p>
            <text:p text:style-name="P5"><text:span text:style-name="T92">-ню, -ниш,</text:span> дієсл., недок., перех., інд.-авт.</text:p>
          </table:table-cell>
          <table:covered-table-cell/>
          <table:table-cell table:style-name="Dictionary.D1" table:number-columns-spanned="3" office:value-type="string">
            <text:p text:style-name="P17"><text:span text:style-name="T87">утворене суфіксальним способом, похідне від слова</text:span><text:span text:style-name="T87"> </text:span><text:span text:style-name="T58">басаман</text:span></text:p>
          </table:table-cell>
          <table:covered-table-cell/>
          <table:covered-table-cell/>
          <table:table-cell table:style-name="Dictionary.G1" table:number-columns-spanned="3" office:value-type="string">
            <text:p text:style-name="P5">Гойдається вечора зламана віть,</text:p>
            <text:p text:style-name="P5">і синню тяжкою в осінній пожежі</text:p>
            <text:p text:style-name="P5">мій дух <text:span text:style-name="T60">басаманить</text:span>. <text:span text:style-name="T92">(П‑1, 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8" office:value-type="string">
            <text:p text:style-name="P52"><text:span text:style-name="T22">басам</text:span><text:span text:style-name="T22">а</text:span><text:span text:style-name="T23"></text:span><text:span text:style-name="T22">н</text:span></text:p>
            <text:p text:style-name="P52"><text:span text:style-name="T26">-у, </text:span><text:span text:style-name="T38">ч.</text:span><text:span text:style-name="T26">, </text:span><text:span text:style-name="T38">розм.</text:span></text:p>
            <text:p text:style-name="P53">Смуга на тілі від удару. || Смуга на тканині і т. ін. <text:span text:style-name="T101">(С, 6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</text:p>
          </table:table-cell>
          <table:table-cell table:style-name="Dictionary.B3" table:number-columns-spanned="2" office:value-type="string">
            <text:p text:style-name="P9">БІЛЬ-ЖАДА</text:p>
            <text:p text:style-name="P8"><text:span text:style-name="T86">-и</text:span><text:span text:style-name="T7"></text:span><text:span text:style-name="T86">,</text:span><text:span text:style-name="T72"> ім., ж., інд.-авт.</text:span></text:p>
          </table:table-cell>
          <table:covered-table-cell/>
          <table:table-cell table:style-name="Dictionary.D3" table:number-columns-spanned="3" office:value-type="string">
            <text:p text:style-name="P8"><text:span text:style-name="T86">утворене способом словоскладання, похідне від слів:</text:span><text:span text:style-name="T106"> </text:span><text:span text:style-name="T61">бі</text:span><text:span text:style-name="T13"></text:span><text:span text:style-name="T61">ль</text:span><text:span text:style-name="T106"> і </text:span><text:span text:style-name="T61">жада</text:span><text:span text:style-name="T13"></text:span></text:p>
          </table:table-cell>
          <table:covered-table-cell/>
          <table:covered-table-cell/>
          <table:table-cell table:style-name="Dictionary.G3" table:number-columns-spanned="3" office:value-type="string">
            <text:p text:style-name="P19"><text:span text:style-name="T39">Рі</text:span><text:span text:style-name="T2"></text:span><text:span text:style-name="T72">чки тепла ковбаня,</text:span></text:p>
            <text:p text:style-name="P3">літеплена вода.</text:p>
            <text:p text:style-name="P3">Ось тобі, сну – смеркання,</text:p>
            <text:p text:style-name="P19"><text:span text:style-name="T72">спогад твій – </text:span><text:span text:style-name="T79">біль-жада</text:span><text:span text:style-name="T72">.</text:span> (П‑2, 28)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3" office:value-type="string">
            <text:p text:style-name="P54">біль</text:p>
            <text:p text:style-name="P45"><text:span text:style-name="T45">I </text:span><text:span text:style-name="T49">болю, </text:span><text:span text:style-name="T54">ч.</text:span></text:p>
            <text:p text:style-name="P33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 <text:span text:style-name="T84">(С, 81)</text:span></text:p>
          </table:table-cell>
          <table:covered-table-cell/>
          <table:covered-table-cell/>
          <table:table-cell table:style-name="Dictionary.E4" table:number-columns-spanned="5" office:value-type="string">
            <text:p text:style-name="P58"><text:span text:style-name="T22">жаг</text:span><text:span text:style-name="T22">а</text:span><text:span text:style-name="T23"></text:span><text:span text:style-name="T22"> (жада</text:span><text:span text:style-name="T23"></text:span><text:span text:style-name="T22">)</text:span></text:p>
            <text:p text:style-name="P46"><text:span text:style-name="T49">-и, </text:span><text:span text:style-name="T54">ч.</text:span></text:p>
            <text:p text:style-name="P34">1) Велике бажання пити; спрага.</text:p>
            <text:p text:style-name="P35"><text:span text:style-name="T65">2) </text:span><text:span text:style-name="T75">перен.</text:span><text:span text:style-name="T65"> Велике, нестримне бажання чого-небудь. || </text:span><text:span text:style-name="T75">до чого</text:span><text:span text:style-name="T65">, </text:span><text:span text:style-name="T75">чого</text:span><text:span text:style-name="T65">. Прагнення до чого-небудь, до володіння чим-небудь, до досягнення якоїсь мети.</text:span><text:span text:style-name="T68"> </text:span><text:span text:style-name="T69">(С, 3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</text:p>
          </table:table-cell>
          <table:table-cell table:style-name="Dictionary.B5" table:number-columns-spanned="2" office:value-type="string">
            <text:p text:style-name="P9">Біль-самотА</text:p>
            <text:p text:style-name="P8">-и<text:span text:style-name="T12"></text:span>, <text:span text:style-name="T72">ім., ж., інд.-авт.</text:span></text:p>
          </table:table-cell>
          <table:covered-table-cell/>
          <table:table-cell table:style-name="Dictionary.D5" table:number-columns-spanned="3" office:value-type="string">
            <text:p text:style-name="P21">утворене способом словоскладання, похідне від слів: <text:span text:style-name="T60">бі</text:span><text:span text:style-name="T14"></text:span><text:span text:style-name="T60">ль</text:span> і <text:span text:style-name="T60">самота</text:span><text:span text:style-name="T14"></text:span></text:p>
          </table:table-cell>
          <table:covered-table-cell/>
          <table:covered-table-cell/>
          <table:table-cell table:style-name="Dictionary.G5" table:number-columns-spanned="3" office:value-type="string">
            <text:p text:style-name="P3">…і вже ти, як цятка, і вже над пітьмою</text:p>
            <text:p text:style-name="P19"><text:span text:style-name="T72">спалахуєш зойками </text:span><text:span text:style-name="T79">біль-самоти</text:span><text:span text:style-name="T72">.</text:span> (П‑2, 18).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3" office:value-type="string">
            <text:p text:style-name="P21"><text:span text:style-name="T60">бі</text:span><text:span text:style-name="T14"></text:span><text:span text:style-name="T60">ль </text:span><text:span text:style-name="T66">(див. 2)</text:span></text:p>
          </table:table-cell>
          <table:covered-table-cell/>
          <table:covered-table-cell/>
          <table:table-cell table:style-name="Dictionary.E6" table:number-columns-spanned="5" office:value-type="string">
            <text:p text:style-name="P58"><text:span text:style-name="T58">самот</text:span><text:span text:style-name="T58">а</text:span><text:span text:style-name="T60"></text:span></text:p>
            <text:p text:style-name="P46"><text:span text:style-name="T49">-и, </text:span><text:span text:style-name="T54">ж.</text:span></text:p>
            <text:p text:style-name="P33"><text:soft-page-break/>1) Стан за знач. самітний, самотній; самотність. || Гостре відчуття відокремленості, ізольованості від кого-, чого-небудь.</text:p>
            <text:p text:style-name="P39"><text:span text:style-name="T26">2) </text:span><text:span text:style-name="T38">у знач.</text:span><text:span text:style-name="T26"> </text:span><text:span text:style-name="T38">присл.</text:span><text:span text:style-name="T26"> самотою. Без нікого; наодинці. || Без сім'ї, рідних, близьких, друзів; сам. || Окремо від інших; осібно.</text:span><text:span text:style-name="T27"> </text:span><text:span text:style-name="T28">(С, 1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</text:p>
          </table:table-cell>
          <table:table-cell table:style-name="Dictionary.B7" table:number-columns-spanned="2" office:value-type="string">
            <text:p text:style-name="P9">Вичамрілий</text:p>
            <text:p text:style-name="P8">-а, -е, <text:span text:style-name="T73">дієпр. пас. мин. ч., інд.-авт.</text:span></text:p>
          </table:table-cell>
          <table:covered-table-cell/>
          <table:table-cell table:style-name="Dictionary.D7" table:number-columns-spanned="3" office:value-type="string">
            <text:p text:style-name="P8"><text:span text:style-name="T88">утворене суфіксальним способом, похідне від слова </text:span><text:span text:style-name="T60">ви</text:span><text:span text:style-name="T13"></text:span><text:span text:style-name="T60">чамріти </text:span></text:p>
          </table:table-cell>
          <table:covered-table-cell/>
          <table:covered-table-cell/>
          <table:table-cell table:style-name="Dictionary.G7" table:number-columns-spanned="3" office:value-type="string">
            <text:p text:style-name="P3">…оце Дніпро, це жайвірна – Софія,</text:p>
            <text:p text:style-name="P19"><text:span text:style-name="T72">а це Ярила </text:span><text:span text:style-name="T79">вичамрілий</text:span><text:span text:style-name="T72"> яр.</text:span> (П‑2, 195)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8" office:value-type="string">
            <text:p text:style-name="P19"><text:span text:style-name="T60">ви</text:span><text:span text:style-name="T13"></text:span><text:span text:style-name="T60">чамріти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</text:p>
          </table:table-cell>
          <table:table-cell table:style-name="Dictionary.B9" table:number-columns-spanned="2" office:value-type="string">
            <text:p text:style-name="P9">ВІДТонкоголóсити</text:p>
            <text:p text:style-name="P8"><text:span text:style-name="T72">-шу, -сиш, дієсл., </text:span><text:span text:style-name="T73">недок., перех., інд.-авт.</text:span></text:p>
          </table:table-cell>
          <table:covered-table-cell/>
          <table:table-cell table:style-name="Dictionary.D9" table:number-columns-spanned="3" office:value-type="string">
            <text:p text:style-name="P7"><text:span text:style-name="T95">утворене способом зрощення і префіксальним, похідне від слів:</text:span> <text:span text:style-name="T60">тóнко</text:span> і <text:span text:style-name="T60">голóсити</text:span></text:p>
          </table:table-cell>
          <table:covered-table-cell/>
          <table:covered-table-cell/>
          <table:table-cell table:style-name="Dictionary.G9" table:number-columns-spanned="3" office:value-type="string">
            <text:p text:style-name="P3">Нехай-но і помру - </text:p>
            <text:p text:style-name="P19"><text:span text:style-name="T73">та він за мене </text:span><text:span text:style-name="T80">відтонкоголосить</text:span></text:p>
            <text:p text:style-name="P19"><text:span text:style-name="T73">три тисячі пропащих вечорів… </text:span><text:span text:style-name="T86">(П‑1, 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3" office:value-type="string">
            <text:p text:style-name="P59"><text:span text:style-name="T58">т</text:span><text:span text:style-name="T58">о</text:span><text:span text:style-name="T60"></text:span><text:span text:style-name="T58">нко</text:span></text:p>
            <text:p text:style-name="P33">Присл. до тонкий. <text:span text:style-name="T84">(С, 1460)</text:span></text:p>
          </table:table-cell>
          <table:covered-table-cell/>
          <table:covered-table-cell/>
          <table:table-cell table:style-name="Dictionary.E10" table:number-columns-spanned="5" office:value-type="string">
            <text:p text:style-name="P58"><text:span text:style-name="T58">голос</text:span><text:span text:style-name="T58">и</text:span><text:span text:style-name="T60"></text:span><text:span text:style-name="T58">ти</text:span></text:p>
            <text:p text:style-name="P46"><text:span text:style-name="T45">I </text:span><text:span text:style-name="T49">-ошу, -осиш, </text:span><text:span text:style-name="T54">недок.</text:span></text:p>
            <text:p text:style-name="P34">1) Голосно плакати.</text:p>
            <text:p text:style-name="P39"><text:span text:style-name="T26">3) Кричати, вигукувати що-небудь. </text:span><text:span text:style-name="T38">Ґвалтом голосити</text:span><text:span text:style-name="T26">.</text:span><text:span text:style-name="T27"> </text:span><text:span text:style-name="T28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</text:p>
          </table:table-cell>
          <table:table-cell table:style-name="Dictionary.B11" table:number-columns-spanned="2" office:value-type="string">
            <text:p text:style-name="P8"><text:span text:style-name="T12">ВсебезО</text:span><text:span text:style-name="T13"></text:span><text:span text:style-name="T12">дня</text:span></text:p>
            <text:p text:style-name="P8">-і, <text:span text:style-name="T72">ім., ж., інд.-авт.</text:span></text:p>
          </table:table-cell>
          <table:covered-table-cell/>
          <table:table-cell table:style-name="Dictionary.D11" table:number-columns-spanned="3" office:value-type="string">
            <text:p text:style-name="P8"><text:span text:style-name="T88">утворене способом основословоскладання, похідне від слів:</text:span> <text:span text:style-name="T60">все</text:span><text:span text:style-name="T66"> і</text:span><text:span text:style-name="T60"> безо</text:span><text:span text:style-name="T13"></text:span><text:span text:style-name="T60">дня</text:span></text:p>
          </table:table-cell>
          <table:covered-table-cell/>
          <table:covered-table-cell/>
          <table:table-cell table:style-name="Dictionary.G11" table:number-columns-spanned="3" office:value-type="string">
            <text:p text:style-name="P3">Земля посовгнулась. Пливе</text:p>
            <text:p text:style-name="P19"><text:span text:style-name="T72">розщілиною </text:span><text:span text:style-name="T79">всебезодні</text:span>. (П‑1, 185)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3" office:value-type="string">
            <text:p text:style-name="P54">весь (все)</text:p>
            <text:p text:style-name="P45"><text:span text:style-name="T45">I </text:span><text:span text:style-name="T49">(ввесь, увесь), всього (усього), </text:span><text:span text:style-name="T54">ч.</text:span><text:span text:style-name="T49">, вся (уся), всієї (усієї), </text:span><text:span text:style-name="T54">ж.</text:span><text:span text:style-name="T49">, все (усе), всього (усього), </text:span><text:span text:style-name="T54">с.</text:span><text:span text:style-name="T49">, </text:span><text:span text:style-name="T54">займ.</text:span><text:span text:style-name="T49"> </text:span><text:span text:style-name="T54">означ.</text:span><text:span text:style-name="T49">,</text:span></text:p>
            <text:p text:style-name="P33">1) Означає щось як ціле, неподільне, взяте повністю. || Означає цілковите охоплення чим-небудь якоїсь особи, предмета, явища. || всі, всіх, <text:span text:style-name="T71">мн.</text:span> Означає цілковите охоплення окремих однорідних осіб, предметів, явищ – кожного у нерозривному зв'язку з іншим. || <text:span text:style-name="T71">у сполуч.</text:span> <text:span text:style-name="T71">з абстр.</text:span> <text:span text:style-name="T71">ім.</text:span> Означає вищий ступінь виявлення якості, стану і т. ін.</text:p>
            <text:p text:style-name="P33">2) <text:span text:style-name="T71">у знач.</text:span> <text:span text:style-name="T71">ім.</text:span> все, всього, <text:span text:style-name="T71">с.</text:span> Вичерпне охоплення, сукупність предметів, явищ, дій, понять; те, що є, без винятку. || всі, всіх, <text:span text:style-name="T71">мн.</text:span> У повному складі, без винятку. || все, <text:span text:style-name="T71">мн.</text:span> всі. Уживається як узагальнююче слово в переліку.</text:p>
            <text:p text:style-name="P33">3) <text:span text:style-name="T71">при ім.</text:span> <text:span text:style-name="T71">з прийм.</text:span> з (зо), на. Утворює сполуки способу дії, що означають повноту, посилений перебіг дії. <text:span text:style-name="T84">(С, 124)</text:span></text:p>
          </table:table-cell>
          <table:covered-table-cell/>
          <table:covered-table-cell/>
          <table:table-cell table:style-name="Dictionary.E12" table:number-columns-spanned="5" office:value-type="string">
            <text:p text:style-name="P58"><text:span text:style-name="T58">без</text:span><text:span text:style-name="T58">о</text:span><text:span text:style-name="T60"></text:span><text:span text:style-name="T58">дня</text:span></text:p>
            <text:p text:style-name="P46"><text:span text:style-name="T49">-і, </text:span><text:span text:style-name="T54">ж.</text:span></text:p>
            <text:p text:style-name="P34">1) Глибоке провалля; прірва.</text:p>
            <text:p text:style-name="P34">2) <text:span text:style-name="T71">чого</text:span>, <text:span text:style-name="T71">перен.</text:span> Про дуже велику кількість, найвищий ступінь вияву чого-небудь.<text:span text:style-name="T100"> </text:span><text:span text:style-name="T101">(С, 7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</text:p>
          </table:table-cell>
          <table:table-cell table:style-name="Dictionary.B13" table:number-columns-spanned="2" office:value-type="string">
            <text:p text:style-name="P8"><text:span text:style-name="T12">ВсебЕ</text:span><text:span text:style-name="T13"></text:span><text:span text:style-name="T12">зрух</text:span></text:p>
            <text:p text:style-name="P8">-у, <text:span text:style-name="T72">ім., ч., інд.-авт.</text:span></text:p>
          </table:table-cell>
          <table:covered-table-cell/>
          <table:table-cell table:style-name="Dictionary.D13" table:number-columns-spanned="3" office:value-type="string">
            <text:p text:style-name="P8"><text:span text:style-name="T88">утворене способом основоскладання, </text:span><text:soft-page-break/><text:span text:style-name="T88">похідне від слів:</text:span> <text:span text:style-name="T60">все</text:span><text:span text:style-name="T66">,</text:span><text:span text:style-name="T60"> без </text:span><text:span text:style-name="T66">і</text:span><text:span text:style-name="T60"> рух</text:span></text:p>
          </table:table-cell>
          <table:covered-table-cell/>
          <table:covered-table-cell/>
          <table:table-cell table:style-name="Dictionary.G13" table:number-columns-spanned="3" office:value-type="string">
            <text:p text:style-name="P3">У штольнях ночей вертикальних</text:p>
            <text:p text:style-name="P3"><text:soft-page-break/>іде схарапуджене дляння</text:p>
            <text:p text:style-name="P19"><text:span text:style-name="T79">всебезруху</text:span><text:span text:style-name="T72">…</text:span> (П‑1, 87)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14" table:number-columns-spanned="4" office:value-type="string">
            <text:p text:style-name="P54">без</text:p>
            <text:p text:style-name="P45"><text:span text:style-name="T45">I </text:span><text:span text:style-name="T54">прийм.</text:span><text:span text:style-name="T49">, </text:span><text:span text:style-name="T54">з род. в.</text:span></text:p>
            <text:p text:style-name="P41"><text:span text:style-name="T21">1) Вказує на відсутність кого-, чого-небудь. || </text:span><text:span text:style-name="T37">у сполуч.</text:span><text:span text:style-name="T21"> </text:span><text:span text:style-name="T37">з ім.</text:span><text:span text:style-name="T21"> </text:span><text:span text:style-name="T37">у род. в.</text:span><text:span text:style-name="T21">Уживається як означення (предмета або особи). || </text:span><text:span text:style-name="T37">у сполуч.</text:span><text:span text:style-name="T21"> </text:span><text:span text:style-name="T37">з деякимиім.</text:span><text:span text:style-name="T21"> Уживається у значенні прислівника від відповідного іменника з префіксом без або не. || </text:span><text:span text:style-name="T37">у сполуч.</text:span><text:span text:style-name="T21"> </text:span><text:span text:style-name="T37">з абстр.</text:span><text:span text:style-name="T21"> </text:span><text:span text:style-name="T37">ім.</text:span><text:span text:style-name="T21"> </text:span><text:span text:style-name="T37">перев.</text:span><text:span text:style-name="T21"> </text:span><text:span text:style-name="T37">із знач.</text:span><text:span text:style-name="T21"> </text:span><text:span text:style-name="T37">дії або стану</text:span><text:span text:style-name="T21">. Передає заперечення дії. </text:span><text:span text:style-name="T35">(С, 65)</text:span></text:p>
          </table:table-cell>
          <table:covered-table-cell/>
          <table:covered-table-cell/>
          <table:covered-table-cell/>
          <table:table-cell table:style-name="Dictionary.H14" table:number-columns-spanned="2" office:value-type="string">
            <text:p text:style-name="P56">рух</text:p>
            <text:p text:style-name="P46"><text:span text:style-name="T49">-у, </text:span><text:span text:style-name="T54">ч.</text:span></text:p>
            <text:p text:style-name="P34">1) <text:span text:style-name="T71">філос.</text:span> 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4">6) Зміна в душевному стані, викликана яким-небудь почуттям, переживанням і т. ін. || Розвиток процесу мислення в людини.<text:span text:style-name="T100"> </text:span><text:span text:style-name="T101">(С, 128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8</text:p>
          </table:table-cell>
          <table:table-cell table:style-name="Dictionary.B15" table:number-columns-spanned="2" office:value-type="string">
            <text:p text:style-name="P8"><text:span text:style-name="T12">ВсебІ</text:span><text:span text:style-name="T13"></text:span><text:span text:style-name="T12">дий</text:span></text:p>
            <text:p text:style-name="P8">-а, -е, <text:span text:style-name="T73">прикм., інд.-авт.</text:span></text:p>
          </table:table-cell>
          <table:covered-table-cell/>
          <table:table-cell table:style-name="Dictionary.D15" table:number-columns-spanned="3" office:value-type="string">
            <text:p text:style-name="P21">утворене складнофлективним способом, похідне від слів: <text:span text:style-name="T60">все </text:span><text:span text:style-name="T66">і</text:span><text:span text:style-name="T60"> бі</text:span><text:span text:style-name="T14"></text:span><text:span text:style-name="T60">дний</text:span></text:p>
          </table:table-cell>
          <table:covered-table-cell/>
          <table:covered-table-cell/>
          <table:table-cell table:style-name="Dictionary.G15" table:number-columns-spanned="3" office:value-type="string">
            <text:p text:style-name="P2">Тож – в неба провалля в бездоння, бездолий</text:p>
            <text:p text:style-name="P2">нагірний, невірний, западистий рай,</text:p>
            <text:p text:style-name="P25"><text:span text:style-name="T79">всебідий</text:span><text:span text:style-name="T72">, всегнівний, всещедрий, всекволий.</text:span></text:p>
            <text:p text:style-name="P25"><text:span text:style-name="T72">А що під крилом твоїм? Кара – карай.</text:span> (П‑1, 98)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16" table:number-columns-spanned="5" office:value-type="string">
            <text:p text:style-name="P58"><text:span text:style-name="T58">б</text:span><text:span text:style-name="T58">і</text:span><text:span text:style-name="T13"></text:span><text:span text:style-name="T58">дний</text:span></text:p>
            <text:p text:style-name="P34">-а, -е.</text:p>
            <text:p text:style-name="P34">1) Який живе в нужді, нестатках; убогий; <text:span text:style-name="T71">прот.</text:span> багатий. || Недостатньо забезпечений матеріально; небагатий, незаможний. || <text:span text:style-name="T71">у знач.</text:span> <text:span text:style-name="T71">ім.</text:span> бідний, -ного, <text:span text:style-name="T71">ч.</text:span> Убога людина, бідняк.</text:p>
            <text:p text:style-name="P34">2) Такий, як у бідняка, <text:span text:style-name="T71">власт.</text:span> біднякові; недорогий, непишний.</text:p>
            <text:p text:style-name="P34">3) Невеликий кількістю, недостатній.</text:p>
            <text:p text:style-name="P34">4) Який має в незначній кількості потрібні риси, ознаки.</text:p>
            <text:p text:style-name="P34">5) <text:span text:style-name="T71">на що</text:span>, <text:span text:style-name="T71">чим</text:span>. Який має, містить мало, недостатньо чого-небудь.</text:p>
            <text:p text:style-name="P34">6) Який викликає співчуття; нещасний, бідолашний.<text:span text:style-name="T100"> </text:span><text:span text:style-name="T101">(С, 7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</text:p>
          </table:table-cell>
          <table:table-cell table:style-name="Dictionary.B17" table:number-columns-spanned="2" office:value-type="string">
            <text:p text:style-name="P8"><text:span text:style-name="T12">ВсевельмО</text:span><text:span text:style-name="T13"></text:span><text:span text:style-name="T12">жний</text:span> (<text:span text:style-name="T60">усевельмо</text:span><text:span text:style-name="T60">жний</text:span>)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7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вельмо</text:span><text:span text:style-name="T13"></text:span><text:span text:style-name="T60">жний</text:span></text:p>
          </table:table-cell>
          <table:covered-table-cell/>
          <table:covered-table-cell/>
          <table:table-cell table:style-name="Dictionary.G17" table:number-columns-spanned="3" office:value-type="string">
            <text:p text:style-name="P3">Розкоше світу, йми мене в полон,</text:p>
            <text:p text:style-name="P3">адже і ти така, як я, порожня.</text:p>
            <text:p text:style-name="P19"><text:span text:style-name="T72">Тож полони мене, </text:span><text:span text:style-name="T79">усевельможна</text:span><text:span text:style-name="T72">,</text:span></text:p>
            <text:p text:style-name="P19"><text:span text:style-name="T72">дай перейти з тобою Рубікон</text:span>. (П‑1, 88)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18" table:number-columns-spanned="5" office:value-type="string">
            <text:p text:style-name="P58"><text:span text:style-name="T58">вельм</text:span><text:span text:style-name="T58">о</text:span><text:span text:style-name="T13"></text:span><text:span text:style-name="T58">жний</text:span></text:p>
            <text:p text:style-name="P46"><text:span text:style-name="T49">-а, -е, </text:span><text:span text:style-name="T54">заст.</text:span></text:p>
            <text:p text:style-name="P34">1) Родовитий, знатний, багатий, який <text:soft-page-break/>має значну владу. || <text:span text:style-name="T71">у знач.</text:span> <text:span text:style-name="T71">ім. </text:span>вельможний, -ного, <text:span text:style-name="T71">ч.</text:span>; вельможна, -ної, <text:span text:style-name="T71">ж.</text:span></text:p>
            <text:p text:style-name="P39"><text:span text:style-name="T26">2) </text:span><text:span text:style-name="T38">у сполуч.</text:span><text:span text:style-name="T26"> </text:span><text:span text:style-name="T38">зі сл.</text:span><text:span text:style-name="T26"> пан, пані. Вживалось у звертанні до особи (або в розмові про неї), яка посідала високе суспільне становище, мала значну владу.</text:span><text:span text:style-name="T27"> </text:span><text:span text:style-name="T28">(С, 1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</text:p>
          </table:table-cell>
          <table:table-cell table:style-name="Dictionary.B19" table:number-columns-spanned="2" office:value-type="string">
            <text:p text:style-name="P8"><text:span text:style-name="T12">ВсевідрА</text:span><text:span text:style-name="T13"></text:span><text:span text:style-name="T12">да</text:span></text:p>
            <text:p text:style-name="P8">-и, <text:span text:style-name="T72">ім., інд.-авт.</text:span></text:p>
          </table:table-cell>
          <table:covered-table-cell/>
          <table:table-cell table:style-name="Dictionary.D19" table:number-columns-spanned="3" office:value-type="string">
            <text:p text:style-name="P8"><text:span text:style-name="T86">утворене способом основословоскладання, похідне від слів:</text:span> <text:span text:style-name="T60">все</text:span> і <text:span text:style-name="T60">відра</text:span><text:span text:style-name="T13"></text:span><text:span text:style-name="T60">да</text:span></text:p>
          </table:table-cell>
          <table:covered-table-cell/>
          <table:covered-table-cell/>
          <table:table-cell table:style-name="Dictionary.G19" table:number-columns-spanned="3" office:value-type="string">
            <text:p text:style-name="P3">Треба щедро – серцем одним, устами</text:p>
            <text:p text:style-name="P3">ледь розпуклими – розпелюстити втіхи гін,</text:p>
            <text:p text:style-name="P19"><text:span text:style-name="T79">всевідради</text:span><text:span text:style-name="T72">! Сонце бо йде – за нами.</text:span> (П‑1, 106);</text:p>
            <text:p text:style-name="P3">Снують думок рої,</text:p>
            <text:p text:style-name="P3">котрим немає ради</text:p>
            <text:p text:style-name="P3">(смертельні перепади!),</text:p>
            <text:p text:style-name="P19"><text:span text:style-name="T72">а сонце </text:span><text:span text:style-name="T79">всевідради</text:span></text:p>
            <text:p text:style-name="P19"><text:span text:style-name="T72">всеглядно постає.</text:span> (П‑1, 179)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20" table:number-columns-spanned="5" office:value-type="string">
            <text:p text:style-name="P58"><text:span text:style-name="T58">відр</text:span><text:span text:style-name="T58">а</text:span><text:span text:style-name="T13"></text:span><text:span text:style-name="T58">да</text:span></text:p>
            <text:p text:style-name="P46"><text:span text:style-name="T49">-и, </text:span><text:span text:style-name="T54">ж.</text:span></text:p>
            <text:p text:style-name="P34">Те, що заспокоює, сповнює радістю; втіха, задоволення.<text:span text:style-name="T100"> </text:span><text:span text:style-name="T101">(С, 17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</text:p>
          </table:table-cell>
          <table:table-cell table:style-name="Dictionary.B21" table:number-columns-spanned="2" office:value-type="string">
            <text:p text:style-name="P8"><text:span text:style-name="T12">Всевіки</text:span> (<text:span text:style-name="T60">всеві</text:span><text:span text:style-name="T13"></text:span>к)</text:p>
            <text:p text:style-name="P4">присл., інд.-авт.</text:p>
          </table:table-cell>
          <table:covered-table-cell/>
          <table:table-cell table:style-name="Dictionary.D21" table:number-columns-spanned="3" office:value-type="string">
            <text:p text:style-name="P8"><text:span text:style-name="T86">утворене способом основоскладання, похідне від слів:</text:span> <text:span text:style-name="T60">все</text:span> і <text:span text:style-name="T60">віки</text:span><text:span text:style-name="T13"></text:span></text:p>
          </table:table-cell>
          <table:covered-table-cell/>
          <table:covered-table-cell/>
          <table:table-cell table:style-name="Dictionary.G21" table:number-columns-spanned="3" office:value-type="string">
            <text:p text:style-name="P3">Задосить. Приостань. Упився гроз?</text:p>
            <text:p text:style-name="P19"><text:span text:style-name="T72">Від правіків на </text:span><text:span text:style-name="T79">всевіки</text:span><text:span text:style-name="T72"> упився?</text:span> (П‑1, 165);</text:p>
            <text:p text:style-name="P3">Забарні слова,</text:p>
            <text:p text:style-name="P3"><text:soft-page-break/>що з тіла мертвого летіли</text:p>
            <text:p text:style-name="P3">і споминами душу гріли,</text:p>
            <text:p text:style-name="P3">що, наче дошка гробова,</text:p>
            <text:p text:style-name="P19"><text:span text:style-name="T72">позаклякала на </text:span><text:span text:style-name="T79">всевік</text:span><text:span text:style-name="T72">.</text:span> (П‑2, 19)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22" table:number-columns-spanned="5" office:value-type="string">
            <text:p text:style-name="P56">вік</text:p>
            <text:p text:style-name="P46"><text:span text:style-name="T49">-у, </text:span><text:span text:style-name="T54">ч.</text:span></text:p>
            <text:p text:style-name="P34">1) 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3">2) Те саме, що сторіччя.</text:p>
            <text:p text:style-name="P34">3) <text:span text:style-name="T71">з означ.</text:span> Період часу, виокремлений за певними ознаками; епоха.<text:span text:style-name="T71">Середні віки</text:span>. || Відрізок часу, який відповідає геологічному ярусові Землі.</text:p>
            <text:p text:style-name="P34">4) <text:span text:style-name="T71">розм.</text:span> Надзвичайно довгий час; вічність.</text:p>
            <text:p text:style-name="P39"><text:span text:style-name="T26">5) </text:span><text:span text:style-name="T38">у знач.</text:span><text:span text:style-name="T26"> </text:span><text:span text:style-name="T38">присл.</text:span><text:span text:style-name="T26"> Надзвичайно довго; завжди.</text:span><text:span text:style-name="T27"> </text:span><text:span text:style-name="T28">(С, 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</text:p>
          </table:table-cell>
          <table:table-cell table:style-name="Dictionary.B23" table:number-columns-spanned="2" office:value-type="string">
            <text:p text:style-name="P8"><text:span text:style-name="T12">ВсевІ</text:span><text:span text:style-name="T13"></text:span><text:span text:style-name="T12">кна</text:span></text:p>
            <text:p text:style-name="P8">всеві<text:span text:style-name="T13"></text:span>кон, <text:span text:style-name="T72">ім., мн., інд.-авт.</text:span></text:p>
          </table:table-cell>
          <table:covered-table-cell/>
          <table:table-cell table:style-name="Dictionary.D23" table:number-columns-spanned="3" office:value-type="string">
            <text:p text:style-name="P8"><text:span text:style-name="T86">утворене способом основоскладання, похідне від слів:</text:span> <text:span text:style-name="T60">все</text:span> і <text:span text:style-name="T60">вікно</text:span><text:span text:style-name="T13"></text:span></text:p>
          </table:table-cell>
          <table:covered-table-cell/>
          <table:covered-table-cell/>
          <table:table-cell table:style-name="Dictionary.G23" table:number-columns-spanned="3" office:value-type="string">
            <text:p text:style-name="P19"><text:span text:style-name="T72">Заплакані вікна. </text:span><text:span text:style-name="T79">Всевікна</text:span><text:span text:style-name="T72"> твої.</text:span></text:p>
            <text:p text:style-name="P19"><text:span text:style-name="T72">Готуйся до злету. Кінець животінню.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24" table:number-columns-spanned="5" office:value-type="string">
            <text:p text:style-name="P58"><text:span text:style-name="T58">вікн</text:span><text:span text:style-name="T58">о</text:span><text:span text:style-name="T13"></text:span></text:p>
            <text:p text:style-name="P46"><text:span text:style-name="T49">-а, </text:span><text:span text:style-name="T54">с.</text:span></text:p>
            <text:p text:style-name="P34">1) Отвір для світла й повітря в стіні <text:soft-page-break/>приміщення (будинку, вагона тощо), куди вставлено раму з шибками. || Шибки. || Підвіконня.<text:span text:style-name="T100"> </text:span><text:span text:style-name="T101">(С, 1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</text:p>
          </table:table-cell>
          <table:table-cell table:style-name="Dictionary.B25" table:number-columns-spanned="2" office:value-type="string">
            <text:p text:style-name="P9">Всегíн</text:p>
            <text:p text:style-name="P8">-гóну, <text:span text:style-name="T72">ім., ч., інд.-авт.</text:span></text:p>
          </table:table-cell>
          <table:covered-table-cell/>
          <table:table-cell table:style-name="Dictionary.D25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гін</text:span></text:p>
          </table:table-cell>
          <table:covered-table-cell/>
          <table:covered-table-cell/>
          <table:table-cell table:style-name="Dictionary.G25" table:number-columns-spanned="3" office:value-type="string">
            <text:p text:style-name="P3">Ця дорога вседороги</text:p>
            <text:p text:style-name="P19"><text:span text:style-name="T72">всенезустрічі – </text:span><text:span text:style-name="T79">всегону</text:span><text:span text:style-name="T72">.</text:span></text:p>
            <text:p text:style-name="P3">Позирай із заквагону</text:p>
            <text:p text:style-name="P19"><text:span text:style-name="T72">за сузір’ям Козерога. </text:span><text:span text:style-name="T86">(П‑1, 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26" table:number-columns-spanned="5" office:value-type="string">
            <text:p text:style-name="P56">гін</text:p>
            <text:p text:style-name="P46"><text:span text:style-name="T49">гону, </text:span><text:span text:style-name="T54">ч.</text:span></text:p>
            <text:p text:style-name="P33">1) Дія за знач. гнати і гнатися. <text:span text:style-name="T84">(С, 2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</text:p>
          </table:table-cell>
          <table:table-cell table:style-name="Dictionary.B27" table:number-columns-spanned="2" office:value-type="string">
            <text:p text:style-name="P9">Всеглядно</text:p>
            <text:p text:style-name="P4">присл., інд.-авт.</text:p>
          </table:table-cell>
          <table:covered-table-cell/>
          <table:table-cell table:style-name="Dictionary.D27" table:number-columns-spanned="3" office:value-type="string">
            <text:p text:style-name="P8"><text:span text:style-name="T87">утворене суфіксальним способом, похідне від слова</text:span><text:span text:style-name="T90"> </text:span><text:span text:style-name="T61">всегля</text:span><text:span text:style-name="T13"></text:span><text:span text:style-name="T61">дний</text:span></text:p>
          </table:table-cell>
          <table:covered-table-cell/>
          <table:covered-table-cell/>
          <table:table-cell table:style-name="Dictionary.G27" table:number-columns-spanned="3" office:value-type="string">
            <text:p text:style-name="P3">Снують думок рої,</text:p>
            <text:p text:style-name="P3">котрим немає ради</text:p>
            <text:p text:style-name="P3">(смертельні перепади!),</text:p>
            <text:p text:style-name="P3">а сонце всевідради</text:p>
            <text:p text:style-name="P19"><text:span text:style-name="T79">всеглядно</text:span><text:span text:style-name="T72"> постає. </text:span><text:span text:style-name="T86">(П‑1, 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8" office:value-type="string">
            <text:p text:style-name="P19"><text:span text:style-name="T61">всегля</text:span><text:span text:style-name="T13"></text:span><text:span text:style-name="T61">дний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</text:p>
          </table:table-cell>
          <table:table-cell table:style-name="Dictionary.B29" table:number-columns-spanned="2" office:value-type="string">
            <text:p text:style-name="P9">ВсегнІв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29" table:number-columns-spanned="3" office:value-type="string">
            <text:p text:style-name="P8"><text:span text:style-name="T87">утворене складносуфіксальним способом або способом основословоскладання, похідне від слів:</text:span> <text:span text:style-name="T60">все</text:span> і <text:span text:style-name="T60">гні</text:span><text:span text:style-name="T14"></text:span><text:span text:style-name="T60">вний</text:span></text:p>
          </table:table-cell>
          <table:covered-table-cell/>
          <table:covered-table-cell/>
          <table:table-cell table:style-name="Dictionary.G29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30" table:number-columns-spanned="5" office:value-type="string">
            <text:p text:style-name="P58"><text:span text:style-name="T58">гн</text:span><text:span text:style-name="T58">і</text:span><text:span text:style-name="T13"></text:span><text:span text:style-name="T58">вний</text:span></text:p>
            <text:p text:style-name="P34">-а, -е.</text:p>
            <text:p text:style-name="P34">Який перебуває в стані нервового збудження, гніву. || Який виражає гнів, перейнятий гнівом.<text:span text:style-name="T100"> </text:span><text:span text:style-name="T101">(С, 248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6</text:p>
          </table:table-cell>
          <table:table-cell table:style-name="Dictionary.B31" table:number-columns-spanned="2" office:value-type="string">
            <text:p text:style-name="P9">ВсеголОд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1" table:number-columns-spanned="3" office:value-type="string">
            <text:p text:style-name="P8"><text:span text:style-name="T87">утворене складносуфіксальни</text:span><text:span text:style-name="T87">м способом або способом основословоскладання, похідне від слів:</text:span> <text:span text:style-name="T60">все </text:span>і <text:span text:style-name="T60">голо</text:span><text:span text:style-name="T14"></text:span><text:span text:style-name="T60">дний</text:span></text:p>
          </table:table-cell>
          <table:covered-table-cell/>
          <table:covered-table-cell/>
          <table:table-cell table:style-name="Dictionary.G31" table:number-columns-spanned="3" office:value-type="string">
            <text:p text:style-name="P3">Народжені мої бажання,</text:p>
            <text:p text:style-name="P19"><text:span text:style-name="T72">усенестерпні, </text:span><text:span text:style-name="T79">всеголодні</text:span><text:span text:style-name="T72">,</text:span></text:p>
            <text:p text:style-name="P3">такі вітри зняли довкола,</text:p>
            <text:p text:style-name="P19"><text:span text:style-name="T72">що все несеться шкереберть. </text:span><text:span text:style-name="T86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32" table:number-columns-spanned="5" office:value-type="string">
            <text:p text:style-name="P58"><text:span text:style-name="T58">гол</text:span><text:span text:style-name="T58">о</text:span><text:span text:style-name="T13"></text:span><text:span text:style-name="T58">дний</text:span></text:p>
            <text:p text:style-name="P34">-а, -е.</text:p>
            <text:p text:style-name="P34">1) Який відчуває голод (у 1 <text:span text:style-name="T71">знач.</text:span>). || Який виражає голод. || <text:span text:style-name="T71">у знач.ім.</text:span> голодний, -ного, <text:span text:style-name="T71">ч.</text:span> Той, хто відчуває голод, постійно голодує.</text:p>
            <text:p text:style-name="P34">2) Який настає від голоду; викликаний голодом.<text:span text:style-name="T100"> </text:span><text:span text:style-name="T101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</text:p>
          </table:table-cell>
          <table:table-cell table:style-name="Dictionary.B33" table:number-columns-spanned="2" office:value-type="string">
            <text:p text:style-name="P8"><text:span text:style-name="T12">ВседобрО</text:span><text:span text:style-name="T13"></text:span></text:p>
            <text:p text:style-name="P8">-а<text:span text:style-name="T13"></text:span>, <text:span text:style-name="T72">ім., с., інд.-авт.</text:span></text:p>
          </table:table-cell>
          <table:covered-table-cell/>
          <table:table-cell table:style-name="Dictionary.D33" table:number-columns-spanned="3" office:value-type="string">
            <text:p text:style-name="P8"><text:span text:style-name="T86">утворене способом основословоскладання, похідне від слів:</text:span> <text:span text:style-name="T60">все</text:span> і <text:span text:style-name="T60">добро</text:span><text:span text:style-name="T13"></text:span></text:p>
          </table:table-cell>
          <table:covered-table-cell/>
          <table:covered-table-cell/>
          <table:table-cell table:style-name="Dictionary.G33" table:number-columns-spanned="3" office:value-type="string">
            <text:p text:style-name="P3">Спасенної тримайся криги,</text:p>
            <text:p text:style-name="P3">пречистої тримайся туги,</text:p>
            <text:p text:style-name="P3">шаленої тримайся муки</text:p>
            <text:p text:style-name="P19"><text:span text:style-name="T72">і так існуй – на </text:span><text:span text:style-name="T79">вседобро</text:span><text:span text:style-name="T72">. </text:span><text:span text:style-name="T86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34" table:number-columns-spanned="5" office:value-type="string">
            <text:p text:style-name="P58"><text:span text:style-name="T58">добр</text:span><text:span text:style-name="T58">о</text:span><text:span text:style-name="T13"></text:span></text:p>
            <text:p text:style-name="P46"><text:span text:style-name="T49">-а, </text:span><text:span text:style-name="T54">с.</text:span></text:p>
            <text:p text:style-name="P39"><text:span text:style-name="T26">1) Усе позитивне в житті людей, що відповідає їхнім інтересам, бажанням, мріям; благо; </text:span><text:span text:style-name="T38">прот.</text:span><text:span text:style-name="T26"> лихо, зло. || Добра, корисна справа, вчинок і т. ін.</text:span><text:span text:style-name="T27"> </text:span><text:span text:style-name="T28">(С, 3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</text:p>
          </table:table-cell>
          <table:table-cell table:style-name="Dictionary.B35" table:number-columns-spanned="2" office:value-type="string">
            <text:p text:style-name="P8"><text:span text:style-name="T12">ВседорО</text:span><text:span text:style-name="T13"></text:span><text:span text:style-name="T12">га</text:span></text:p>
            <text:p text:style-name="P8">-и, <text:span text:style-name="T72">ім., ж., інд.-авт.</text:span></text:p>
          </table:table-cell>
          <table:covered-table-cell/>
          <table:table-cell table:style-name="Dictionary.D35" table:number-columns-spanned="3" office:value-type="string">
            <text:p text:style-name="P8"><text:span text:style-name="T88">утворене способом основоскладання, </text:span><text:soft-page-break/><text:span text:style-name="T88">похідне від слів:</text:span> <text:span text:style-name="T60">все</text:span> і <text:span text:style-name="T60">доро</text:span><text:span text:style-name="T13"></text:span><text:span text:style-name="T60">га</text:span></text:p>
          </table:table-cell>
          <table:covered-table-cell/>
          <table:covered-table-cell/>
          <table:table-cell table:style-name="Dictionary.G35" table:number-columns-spanned="3" office:value-type="string">
            <text:p text:style-name="P19"><text:span text:style-name="T72">Ця дорога </text:span><text:span text:style-name="T79">вседороги</text:span></text:p>
            <text:p text:style-name="P3">всенезустрічі – всегону.</text:p>
            <text:p text:style-name="P3"><text:soft-page-break/>Позирай із заквагону</text:p>
            <text:p text:style-name="P19"><text:span text:style-name="T72">за сузір’ям Козерога. </text:span><text:span text:style-name="T86">(П‑1, 67);</text:span><text:span text:style-name="T72"> Ламка і витка всеспадна </text:span><text:span text:style-name="T79">вседорога</text:span><text:span text:style-name="T72">.</text:span></text:p>
            <text:p text:style-name="P19"><text:span text:style-name="T72">Дорога до Бога – ламка і витка.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36" table:number-columns-spanned="5" office:value-type="string">
            <text:p text:style-name="P58"><text:span text:style-name="T58">дор</text:span><text:span text:style-name="T58">о</text:span><text:span text:style-name="T13"></text:span><text:span text:style-name="T58">га</text:span></text:p>
            <text:p text:style-name="P46"><text:span text:style-name="T49">-и, </text:span><text:span text:style-name="T54">ж.</text:span></text:p>
            <text:p text:style-name="P34">1) Смуга землі, по якій їздять і ходять. || Смуга, що лишається як слід після руху кого-, чого-небудь.</text:p>
            <text:p text:style-name="P34">2) Місце для проходу, проїзду. || <text:span text:style-name="T71">перен.</text:span> Доступ куди-небудь, можливість потрапити куди-небудь.</text:p>
            <text:p text:style-name="P34">3) Перебування в русі (йдучи або їдучи куди-небудь).</text:p>
            <text:p text:style-name="P34">4) <text:span text:style-name="T71">у знач.</text:span> <text:span text:style-name="T71">присл.</text:span> дорогою. Під час руху, подорожування куди-небудь.</text:p>
            <text:p text:style-name="P42"><text:span text:style-name="T21">5) Правильний напрямок для руху кого-небудь. || </text:span><text:span text:style-name="T37">перен.</text:span><text:span text:style-name="T21"> Напрямок діяльності, шлях розвитку.</text:span><text:span text:style-name="T33"> </text:span><text:span text:style-name="T34">(С, 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</text:p>
          </table:table-cell>
          <table:table-cell table:style-name="Dictionary.B37" table:number-columns-spanned="2" office:value-type="string">
            <text:p text:style-name="P9">Вседорогий</text:p>
            <text:p text:style-name="P8">-а, -е, <text:span text:style-name="T73">прикм., </text:span><text:span text:style-name="T72">інд.-авт.</text:span></text:p>
          </table:table-cell>
          <table:covered-table-cell/>
          <table:table-cell table:style-name="Dictionary.D37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дороги</text:span><text:span text:style-name="T14"></text:span><text:span text:style-name="T60">й</text:span></text:p>
          </table:table-cell>
          <table:covered-table-cell/>
          <table:covered-table-cell/>
          <table:table-cell table:style-name="Dictionary.G37" table:number-columns-spanned="3" office:value-type="string">
            <text:p text:style-name="P19"><text:span text:style-name="T72">Земля – хитлива і плавка – </text:span><text:span text:style-name="T79">вседорога</text:span><text:span text:style-name="T72"> і всепрощальна - </text:span></text:p>
            <text:p text:style-name="P19"><text:span text:style-name="T72">здоліла стати, щоб благальна помічена була рука. </text:span><text:span text:style-name="T86">(П‑2, 147);</text:span></text:p>
            <text:p text:style-name="P3">Який бо холод довкруги!</text:p>
            <text:p text:style-name="P3">Самотності! Ніде нікого.</text:p>
            <text:p text:style-name="P3"><text:soft-page-break/>Одна підтримка – голос Бога</text:p>
            <text:p text:style-name="P19"><text:span text:style-name="T79">вседорогий, вседорогий</text:span><text:span text:style-name="T72">. </text:span><text:span text:style-name="T86">(П‑2, 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38" table:number-columns-spanned="5" office:value-type="string">
            <text:p text:style-name="P58"><text:span text:style-name="T58">дорог</text:span><text:span text:style-name="T58">и</text:span><text:span text:style-name="T13"></text:span><text:span text:style-name="T58">й</text:span></text:p>
            <text:p text:style-name="P34">-а, -е.</text:p>
            <text:p text:style-name="P34">1) Який коштує великі гроші; <text:span text:style-name="T71">прот.</text:span> дешевий. || Високий (про ціну).</text:p>
            <text:p text:style-name="P34">2) <text:span text:style-name="T71">перен.</text:span> Який високо ціниться, оберігається, яким дорожать.</text:p>
            <text:p text:style-name="P34">3) Близький, милий серцю. || Бажаний, жданий (про гостей). || У звертанні – для вираження любові, приязні.<text:span text:style-name="T100"> </text:span><text:span text:style-name="T101">(С, 32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</text:p>
          </table:table-cell>
          <table:table-cell table:style-name="Dictionary.B39" table:number-columns-spanned="2" office:value-type="string">
            <text:p text:style-name="P9">ВсезАдума</text:p>
            <text:p text:style-name="P8">-и, <text:span text:style-name="T72">ім., ж., інд.-авт.</text:span></text:p>
          </table:table-cell>
          <table:covered-table-cell/>
          <table:table-cell table:style-name="Dictionary.D39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заду</text:span><text:span text:style-name="T14"></text:span><text:span text:style-name="T60">ма</text:span></text:p>
          </table:table-cell>
          <table:covered-table-cell/>
          <table:covered-table-cell/>
          <table:table-cell table:style-name="Dictionary.G39" table:number-columns-spanned="3" office:value-type="string">
            <text:p text:style-name="P3">Пірни</text:p>
            <text:p text:style-name="P19"><text:span text:style-name="T72">у </text:span><text:span text:style-name="T79">всезадуму</text:span><text:span text:style-name="T72"> і збавляй безчасся. </text:span><text:span text:style-name="T86">(П‑1, 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40" table:number-columns-spanned="5" office:value-type="string">
            <text:p text:style-name="P58"><text:span text:style-name="T58">зад</text:span><text:span text:style-name="T58">у</text:span><text:span text:style-name="T13"></text:span><text:span text:style-name="T58">ма</text:span></text:p>
            <text:p text:style-name="P46"><text:span text:style-name="T49">-и, </text:span><text:span text:style-name="T54">ж.</text:span></text:p>
            <text:p text:style-name="P34">Стан того, хто заглибився в думки, роздуми.<text:span text:style-name="T100"> </text:span><text:span text:style-name="T101">(С, 3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1</text:p>
          </table:table-cell>
          <table:table-cell table:style-name="Dictionary.B41" table:number-columns-spanned="2" office:value-type="string">
            <text:p text:style-name="P8"><text:span text:style-name="T12">ВсеквО</text:span><text:span text:style-name="T9"></text:span><text:span text:style-name="T12">лий</text:span>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1" table:number-columns-spanned="3" office:value-type="string">
            <text:p text:style-name="P8"><text:span text:style-name="T88">утворене способом основословоскладання, похідне від слів:</text:span> <text:span text:style-name="T60">все </text:span>і <text:span text:style-name="T60">кво</text:span><text:span text:style-name="T9"></text:span><text:span text:style-name="T60">лий</text:span></text:p>
          </table:table-cell>
          <table:covered-table-cell/>
          <table:covered-table-cell/>
          <table:table-cell table:style-name="Dictionary.G41" table:number-columns-spanned="3" office:value-type="string">
            <text:p text:style-name="P3">Тож – в неба провалля в бездоння, бездолий</text:p>
            <text:p text:style-name="P3">нагірний, невірний, западистий рай,</text:p>
            <text:p text:style-name="P19"><text:span text:style-name="T72">всебідий, всегнівний, всещедрий, </text:span><text:span text:style-name="T79">всекволий</text:span><text:span text:style-name="T72">.</text:span></text:p>
            <text:p text:style-name="P3"><text:soft-page-break/>А що під крилом твоїм? Кара – карай. </text:p>
            <text:p text:style-name="P6"/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42" table:number-columns-spanned="5" office:value-type="string">
            <text:p text:style-name="P58"><text:span text:style-name="T58">кв</text:span><text:span text:style-name="T58">о</text:span><text:span text:style-name="T13"></text:span><text:span text:style-name="T58">лий</text:span></text:p>
            <text:p text:style-name="P34">-а, -е.</text:p>
            <text:p text:style-name="P34">1) 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42"><text:span text:style-name="T21">2) </text:span><text:span text:style-name="T37">перен.</text:span><text:span text:style-name="T21"> Позбавлений душевної стійкості, твердості, сили волі. || Небадьорий, млявий.</text:span><text:span text:style-name="T33"> </text:span><text:span text:style-name="T34">(С, 5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2</text:p>
          </table:table-cell>
          <table:table-cell table:style-name="Dictionary.B43" table:number-columns-spanned="2" office:value-type="string">
            <text:p text:style-name="P8"><text:span text:style-name="T12">ВсемежА</text:span><text:span text:style-name="T9"></text:span></text:p>
            <text:p text:style-name="P8">-и, <text:span text:style-name="T72">ім., ж., інд.-авт.</text:span></text:p>
          </table:table-cell>
          <table:covered-table-cell/>
          <table:table-cell table:style-name="Dictionary.D43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межа</text:span><text:span text:style-name="T9"></text:span></text:p>
          </table:table-cell>
          <table:covered-table-cell/>
          <table:covered-table-cell/>
          <table:table-cell table:style-name="Dictionary.G43" table:number-columns-spanned="3" office:value-type="string">
            <text:p text:style-name="P3">Ти ще – ось-ось. Допіру-но ступив</text:p>
            <text:p text:style-name="P19"><text:span text:style-name="T72">за </text:span><text:span text:style-name="T79">всемежу</text:span><text:span text:style-name="T72">. </text:span><text:span text:style-name="T86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44" table:number-columns-spanned="5" office:value-type="string">
            <text:p text:style-name="P58"><text:span text:style-name="T58">меж</text:span><text:span text:style-name="T58">а</text:span><text:span text:style-name="T13"></text:span></text:p>
            <text:p text:style-name="P46"><text:span text:style-name="T49">-і, </text:span><text:span text:style-name="T54">ж.</text:span></text:p>
            <text:p text:style-name="P42"><text:span text:style-name="T21">1) Лінія поділу якої-небудь території; границя (у 1 </text:span><text:span text:style-name="T37">знач.</text:span><text:span text:style-name="T21">). || Лінія, що поділяє землі або води суміжних держав; кордон. || Лінія (умовна), що розділяє між собою якісь частини поверхні. || </text:span><text:soft-page-break/><text:span text:style-name="T21">Зорова лінія, що відділяє що-небудь від чогось. || </text:span><text:span text:style-name="T37">перен.</text:span><text:span text:style-name="T21"> Уявна точка на сонячній орбіті, що поділяє лінію орбіти на відрізки, відповідні до ранку, дня або вечора. ||</text:span><text:span text:style-name="T37">між чим і чим</text:span><text:span text:style-name="T21">, </text:span><text:span text:style-name="T37">чого і чого</text:span><text:span text:style-name="T21">, </text:span><text:span text:style-name="T37">перен.</text:span><text:span text:style-name="T21"> Границя поділу, розрізнення яких-небудь явищ, предметів тощо.</text:span><text:span text:style-name="T33"> </text:span><text:span text:style-name="T34">(С, 6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3</text:p>
          </table:table-cell>
          <table:table-cell table:style-name="Dictionary.B45" table:number-columns-spanned="2" office:value-type="string">
            <text:p text:style-name="P9">Всемолодий</text:p>
            <text:p text:style-name="P8">-а<text:span text:style-name="T9"></text:span>, -е<text:span text:style-name="T9"></text:span>, <text:span text:style-name="T73">прикм., </text:span><text:span text:style-name="T72">інд.-авт.</text:span></text:p>
          </table:table-cell>
          <table:covered-table-cell/>
          <table:table-cell table:style-name="Dictionary.D45" table:number-columns-spanned="3" office:value-type="string">
            <text:p text:style-name="P8"><text:span text:style-name="T86">утворене способом основоскладання, похідне від слів:</text:span> <text:span text:style-name="T60">все</text:span> і <text:span text:style-name="T60">молоди</text:span><text:span text:style-name="T14"></text:span><text:span text:style-name="T60">й</text:span></text:p>
          </table:table-cell>
          <table:covered-table-cell/>
          <table:covered-table-cell/>
          <table:table-cell table:style-name="Dictionary.G45" table:number-columns-spanned="3" office:value-type="string">
            <text:p text:style-name="P3">Усесвіту пустеля</text:p>
            <text:p text:style-name="P3">небавом нас огорне,</text:p>
            <text:p text:style-name="P3">і мертва не воскресне</text:p>
            <text:p text:style-name="P19"><text:span text:style-name="T79">всемолода</text:span><text:span text:style-name="T72"> біда. </text:span><text:span text:style-name="T86">(П‑1, 212);</text:span></text:p>
            <text:p text:style-name="P19"><text:span text:style-name="T72">І, хилячи </text:span><text:span text:style-name="T79">всемолоде</text:span><text:span text:style-name="T72"> чоло,</text:span></text:p>
            <text:p text:style-name="P19"><text:span text:style-name="T72">пройти під поглядом, немов під градом… </text:span><text:span text:style-name="T86">(П‑2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46" table:number-columns-spanned="5" office:value-type="string">
            <text:p text:style-name="P58"><text:span text:style-name="T58">молод</text:span><text:span text:style-name="T58">и</text:span><text:span text:style-name="T13"></text:span><text:span text:style-name="T58">й</text:span></text:p>
            <text:p text:style-name="P46"><text:span text:style-name="T49">-а, -е, </text:span><text:span text:style-name="T54">нар.-поет.</text:span></text:p>
            <text:p text:style-name="P46"><text:span text:style-name="T50">1) Який має небагато років, не досяг зрілого віку; юний. || Не старий. || </text:span><text:span text:style-name="T55">у знач.</text:span><text:span text:style-name="T50"> </text:span><text:span text:style-name="T55">ім.</text:span><text:span text:style-name="T50"> молодий, -дого, </text:span><text:span text:style-name="T55">ч.</text:span><text:span text:style-name="T50">; молода, -дої, </text:span><text:span text:style-name="T55">ж.</text:span><text:span text:style-name="T50">; молоде, -дого, </text:span><text:span text:style-name="T55">с.</text:span><text:span text:style-name="T50"> Той, хто має небагато років, ще не старий. || З прізвищем, прізвиськом і т. ін. – означає дітей (на відміну від батьків). || </text:span><text:span text:style-name="T55">у знач.</text:span><text:span text:style-name="T50"> </text:span><text:span text:style-name="T55">ім.</text:span><text:span text:style-name="T50"> молоді, -дих,</text:span><text:span text:style-name="T55">мн.</text:span><text:span text:style-name="T50"> Діти (</text:span><text:span text:style-name="T55">див.</text:span><text:span text:style-name="T50"> діти I 2)). || Стос. до молодості, належний, </text:span><text:span text:style-name="T55">власт.</text:span><text:span text:style-name="T50"> їй.</text:span><text:span text:style-name="T51"> </text:span><text:span text:style-name="T52">(С, 6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4</text:p>
          </table:table-cell>
          <table:table-cell table:style-name="Dictionary.B47" table:number-columns-spanned="2" office:value-type="string">
            <text:p text:style-name="P13"><text:span text:style-name="T15">ВсеначувА</text:span><text:span text:style-name="T10"></text:span><text:span text:style-name="T15">нний</text:span></text:p>
            <text:p text:style-name="P13"><text:soft-page-break/><text:span text:style-name="T66">-а, -е, </text:span><text:span text:style-name="T77">прикм., </text:span><text:span text:style-name="T78">інд.-авт.</text:span></text:p>
          </table:table-cell>
          <table:covered-table-cell/>
          <table:table-cell table:style-name="Dictionary.D47" table:number-columns-spanned="3" office:value-type="string">
            <text:p text:style-name="P8"><text:span text:style-name="T88">утворене </text:span><text:soft-page-break/><text:span text:style-name="T88">складносуфіксальним способом, похідне </text:span><text:span text:style-name="T88">від слів:</text:span> <text:span text:style-name="T60">все </text:span>і <text:span text:style-name="T60">начува</text:span><text:span text:style-name="T9"></text:span><text:span text:style-name="T60">тися</text:span></text:p>
          </table:table-cell>
          <table:covered-table-cell/>
          <table:covered-table-cell/>
          <table:table-cell table:style-name="Dictionary.G47" table:number-columns-spanned="3" office:value-type="string">
            <text:p text:style-name="P19"><text:span text:style-name="T72">І торопкі </text:span><text:span text:style-name="T79">всеначуванні</text:span><text:span text:style-name="T72"> кроки,</text:span></text:p>
            <text:p text:style-name="P19"><text:soft-page-break/><text:span text:style-name="T72">то лис блукає – із хвостом рудим. </text:span><text:span text:style-name="T86">(П‑2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48" table:number-columns-spanned="5" office:value-type="string">
            <text:p text:style-name="P58"><text:span text:style-name="T58">начув</text:span><text:span text:style-name="T58">а</text:span><text:span text:style-name="T13"></text:span><text:span text:style-name="T58">тися</text:span></text:p>
            <text:p text:style-name="P46"><text:span text:style-name="T49">-аюся, -аєшся, </text:span><text:span text:style-name="T54">недок.</text:span></text:p>
            <text:p text:style-name="P39"><text:span text:style-name="T26">Чекати розплати, помсти. || </text:span><text:span text:style-name="T38">чого</text:span><text:span text:style-name="T26">. Чекати чого-небудь неприємного.</text:span><text:span text:style-name="T27"> </text:span><text:span text:style-name="T28">(С, 74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5</text:p>
          </table:table-cell>
          <table:table-cell table:style-name="Dictionary.B49" table:number-columns-spanned="2" office:value-type="string">
            <text:p text:style-name="P13"><text:span text:style-name="T15">ВсенедочекА</text:span><text:span text:style-name="T10"></text:span><text:span text:style-name="T15">вшися</text:span></text:p>
            <text:p text:style-name="P1">дієприсл., док., інд.-авт.</text:p>
          </table:table-cell>
          <table:covered-table-cell/>
          <table:table-cell table:style-name="Dictionary.D49" table:number-columns-spanned="3" office:value-type="string">
            <text:p text:style-name="P8"><text:span text:style-name="T87">утворене способом основоскладання і суфіксально-префіксальним, похідне від слів:</text:span> <text:span text:style-name="T60">все</text:span> і <text:span text:style-name="T60">не дочека</text:span><text:span text:style-name="T8"></text:span><text:span text:style-name="T60">тися</text:span></text:p>
          </table:table-cell>
          <table:covered-table-cell/>
          <table:covered-table-cell/>
          <table:table-cell table:style-name="Dictionary.G49" table:number-columns-spanned="3" office:value-type="string">
            <text:p text:style-name="P3">Ну й долечка! Прождати на життя - </text:p>
            <text:p text:style-name="P19"><text:span text:style-name="T72">і </text:span><text:span text:style-name="T79">всенедочекавшися</text:span><text:span text:style-name="T72"> – померти! </text:span><text:span text:style-name="T86">(П‑1, 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50" table:number-columns-spanned="4" office:value-type="string">
            <text:p text:style-name="P59">не</text:p>
            <text:p text:style-name="P45"><text:span text:style-name="T54">запереч.</text:span><text:span text:style-name="T49"> </text:span><text:span text:style-name="T54">част.</text:span></text:p>
            <text:p text:style-name="P33">1) 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<text:soft-page-break/>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 <text:span text:style-name="T84">(С, 746)</text:span></text:p>
          </table:table-cell>
          <table:covered-table-cell/>
          <table:covered-table-cell/>
          <table:covered-table-cell/>
          <table:table-cell table:style-name="Dictionary.H50" table:number-columns-spanned="2" office:value-type="string">
            <text:p text:style-name="P58"><text:span text:style-name="T58">дочек</text:span><text:span text:style-name="T58">а</text:span><text:span text:style-name="T13"></text:span><text:span text:style-name="T58">тися</text:span></text:p>
            <text:p text:style-name="P46"><text:span text:style-name="T49">-аюся, -аєшся, </text:span><text:span text:style-name="T54">док.</text:span><text:span text:style-name="T49">, дочікуватися, -уюся, -уєшся, </text:span><text:span text:style-name="T54">недок.</text:span></text:p>
            <text:p text:style-name="P34">Пробути, прожити до того часу, поки настане, з'явиться очікуване; діждатися.<text:span text:style-name="T100"> </text:span><text:span text:style-name="T101">(С, 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6</text:p>
          </table:table-cell>
          <table:table-cell table:style-name="Dictionary.B51" table:number-columns-spanned="2" office:value-type="string">
            <text:p text:style-name="P13"><text:span text:style-name="T15">ВсенеНАждА</text:span><text:span text:style-name="T10"></text:span><text:span text:style-name="T15">н</text:span><text:span text:style-name="T15">ний</text:span></text:p>
            <text:p text:style-name="P13"><text:span text:style-name="T66">-а, -е, </text:span><text:span text:style-name="T77">прикм., </text:span><text:span text:style-name="T78">інд.-авт.</text:span></text:p>
          </table:table-cell>
          <table:covered-table-cell/>
          <table:table-cell table:style-name="Dictionary.D51" table:number-columns-spanned="3" office:value-type="string">
            <text:p text:style-name="P22"><text:span text:style-name="T65">утворене способом основоскладання і суфіксально-префіксальним, похідне від слів:</text:span><text:span text:style-name="T66"> </text:span>все<text:span text:style-name="T66"> і </text:span>не жда<text:span text:style-name="T1"></text:span>ти</text:p>
          </table:table-cell>
          <table:covered-table-cell/>
          <table:covered-table-cell/>
          <table:table-cell table:style-name="Dictionary.G51" table:number-columns-spanned="3" office:value-type="string">
            <text:p text:style-name="P3">я забуваюся, коли цнота</text:p>
            <text:p text:style-name="P3">пречистого пребілого паперу</text:p>
            <text:p text:style-name="P3">почне мене, відкривши добру еру</text:p>
            <text:p text:style-name="P3">натхнення в тиші, і коли мета</text:p>
            <text:p text:style-name="P19"><text:span text:style-name="T72">мене в полон імкне, </text:span><text:span text:style-name="T79">всененажданна</text:span><text:span text:style-name="T72">. </text:span><text:span text:style-name="T86">(П‑2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52" table:number-columns-spanned="4" office:value-type="string">
            <text:p text:style-name="P13">не <text:span text:style-name="T65">(див. 25)</text:span></text:p>
          </table:table-cell>
          <table:covered-table-cell/>
          <table:covered-table-cell/>
          <table:covered-table-cell/>
          <table:table-cell table:style-name="Dictionary.H52" table:number-columns-spanned="2" office:value-type="string">
            <text:p text:style-name="P58"><text:span text:style-name="T58">жд</text:span><text:span text:style-name="T58">а</text:span><text:span text:style-name="T13"></text:span><text:span text:style-name="T58">ти</text:span></text:p>
            <text:p text:style-name="P46"><text:span text:style-name="T49">жду, ждеш, </text:span><text:span text:style-name="T54">недок.</text:span></text:p>
            <text:p text:style-name="P34">1) <text:span text:style-name="T71">перех.</text:span> Перебувати де-небудь, щоб побачити когось, зустрітися з кимось; чекати, очікувати. || <text:span text:style-name="T71">перех.</text:span> <text:span text:style-name="T71">і неперех.</text:span>, <text:span text:style-name="T71">кого</text:span>, <text:span text:style-name="T71">чого</text:span>, <text:span text:style-name="T71">на кого </text:span>–<text:span text:style-name="T71">що</text:span>, <text:span text:style-name="T71">зі спол.</text:span> Розраховувати на чиє-небудь повернення, на прихід, появу когось, <text:soft-page-break/>чогось, на здійснення чогось.</text:p>
            <text:p text:style-name="P43"><text:span text:style-name="T26">2) </text:span><text:span text:style-name="T38">перех.</text:span><text:span text:style-name="T26"> </text:span><text:span text:style-name="T38">і неперех.</text:span><text:span text:style-name="T26"> Надіятися на що-небудь, сподіватися чогось; чекати.</text:span><text:span text:style-name="T27"> </text:span><text:span text:style-name="T28">(С, 365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7</text:p>
          </table:table-cell>
          <table:table-cell table:style-name="Dictionary.B53" table:number-columns-spanned="2" office:value-type="string">
            <text:p text:style-name="P9">Всенезустріч</text:p>
            <text:p text:style-name="P8">-і, <text:span text:style-name="T72">ім., ж., інд.-авт.</text:span></text:p>
          </table:table-cell>
          <table:covered-table-cell/>
          <table:table-cell table:style-name="Dictionary.D53" table:number-columns-spanned="3" office:value-type="string">
            <text:p text:style-name="P8"><text:span text:style-name="T88">утворене способом зрощення, похідне від слів:</text:span> <text:span text:style-name="T60">все</text:span> і <text:span text:style-name="T60">незу</text:span><text:span text:style-name="T14"></text:span><text:span text:style-name="T60">стріч</text:span></text:p>
          </table:table-cell>
          <table:covered-table-cell/>
          <table:covered-table-cell/>
          <table:table-cell table:style-name="Dictionary.G53" table:number-columns-spanned="3" office:value-type="string">
            <text:p text:style-name="P3">Ця дорога вседороги</text:p>
            <text:p text:style-name="P19"><text:span text:style-name="T79">всенезустрічі</text:span><text:span text:style-name="T72"> – всегону.</text:span></text:p>
            <text:p text:style-name="P3">Позирай із заквагону</text:p>
            <text:p text:style-name="P19"><text:span text:style-name="T72">за сузір’ям Козерога. </text:span><text:span text:style-name="T86">(П‑1, 67);</text:span></text:p>
            <text:p text:style-name="P3">Що мав – привиділось, причулося,</text:p>
            <text:p text:style-name="P19"><text:span text:style-name="T72">на </text:span><text:span text:style-name="T79">всенезустріч</text:span><text:span text:style-name="T72">, всепрощання. </text:span><text:span text:style-name="T86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54" table:number-columns-spanned="4" office:value-type="string">
            <text:p text:style-name="P13">не <text:span text:style-name="T65">(див. 25)</text:span></text:p>
          </table:table-cell>
          <table:covered-table-cell/>
          <table:covered-table-cell/>
          <table:covered-table-cell/>
          <table:table-cell table:style-name="Dictionary.H54" table:number-columns-spanned="2" office:value-type="string">
            <text:p text:style-name="P58"><text:span text:style-name="T58">з</text:span><text:span text:style-name="T58">у</text:span><text:span text:style-name="T13"></text:span><text:span text:style-name="T58">стріч</text:span></text:p>
            <text:p text:style-name="P46"><text:span text:style-name="T49">-і, </text:span><text:span text:style-name="T54">ж.</text:span><text:span text:style-name="T49">, </text:span><text:span text:style-name="T54">кого</text:span><text:span text:style-name="T49">, </text:span><text:span text:style-name="T54">чого</text:span><text:span text:style-name="T49">, </text:span><text:span text:style-name="T54">з ким </text:span><text:span text:style-name="T49">– </text:span><text:span text:style-name="T54">чим і без додатка</text:span><text:span text:style-name="T49">.</text:span></text:p>
            <text:p text:style-name="P34">1) Зближення з ким-, чим-небудь, хто (що) рухається навпроти.</text:p>
            <text:p text:style-name="P42"><text:span text:style-name="T21">2) Випадкове або наперед домовлене побачення з ким-небудь. || Тимчасове спільне перебування де-небудь з метою обговорення яких-небудь питань, для бесіди, </text:span><text:soft-page-break/><text:span text:style-name="T21">наради і т. ін. || Спортивне змагання. ||</text:span><text:span text:style-name="T37">рідко</text:span><text:span text:style-name="T21">. Знайомство.</text:span><text:span text:style-name="T33"> </text:span><text:span text:style-name="T34">(С, 483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8</text:p>
          </table:table-cell>
          <table:table-cell table:style-name="Dictionary.B55" table:number-columns-spanned="2" office:value-type="string">
            <text:p text:style-name="P8"><text:span text:style-name="T12">Всенезустріч</text:span><text:span text:style-name="T1">-</text:span><text:span text:style-name="T12">всегíн</text:span></text:p>
            <text:p text:style-name="P8">-гону, <text:span text:style-name="T72">ім., ж., інд.-авт.</text:span></text:p>
          </table:table-cell>
          <table:covered-table-cell/>
          <table:table-cell table:style-name="Dictionary.D55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всенезу</text:span><text:span text:style-name="T13"></text:span><text:span text:style-name="T61">стріч</text:span><text:span text:style-name="T106"> і </text:span><text:span text:style-name="T61">всегі</text:span><text:span text:style-name="T13"></text:span><text:span text:style-name="T61">н</text:span></text:p>
          </table:table-cell>
          <table:covered-table-cell/>
          <table:covered-table-cell/>
          <table:table-cell table:style-name="Dictionary.G55" table:number-columns-spanned="3" office:value-type="string">
            <text:p text:style-name="P3">Ця дорога вседороги,</text:p>
            <text:p text:style-name="P19"><text:span text:style-name="T79">всенезустрічі-всегону</text:span><text:span text:style-name="T72">,</text:span></text:p>
            <text:p text:style-name="P3">позирай із зак-вагону</text:p>
            <text:p text:style-name="P19"><text:span text:style-name="T72">за сузір’ям Козерога. </text:span><text:span text:style-name="T86">(П‑1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3" office:value-type="string">
            <text:p text:style-name="P8"><text:span text:style-name="T61">всенезу</text:span><text:span text:style-name="T13"></text:span><text:span text:style-name="T61">стріч </text:span><text:span text:style-name="T67">(див. 27)</text:span></text:p>
          </table:table-cell>
          <table:covered-table-cell/>
          <table:covered-table-cell/>
          <table:table-cell table:style-name="Dictionary.E56" table:number-columns-spanned="5" office:value-type="string">
            <text:p text:style-name="P19"><text:span text:style-name="T61">всегі</text:span><text:span text:style-name="T13"></text:span><text:span text:style-name="T61">н </text:span><text:span text:style-name="T67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9</text:p>
          </table:table-cell>
          <table:table-cell table:style-name="Dictionary.B57" table:number-columns-spanned="2" office:value-type="string">
            <text:p text:style-name="P8"><text:span text:style-name="T12">ВсенепІзнани</text:span><text:span text:style-name="T12">й</text:span>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57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непі</text:span><text:span text:style-name="T14"></text:span><text:span text:style-name="T60">знаний</text:span></text:p>
          </table:table-cell>
          <table:covered-table-cell/>
          <table:covered-table-cell/>
          <table:table-cell table:style-name="Dictionary.G57" table:number-columns-spanned="3" office:value-type="string">
            <text:p text:style-name="P3">…попелясті зозулі</text:p>
            <text:p text:style-name="P3">вістили роки: жий однині</text:p>
            <text:p text:style-name="P19"><text:span text:style-name="T72">на </text:span><text:span text:style-name="T79">всенепізнаній</text:span><text:span text:style-name="T72"> землі. </text:span><text:span text:style-name="T86">(П‑1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3" office:value-type="string">
            <text:p text:style-name="P13">все (див. 6)</text:p>
          </table:table-cell>
          <table:covered-table-cell/>
          <table:covered-table-cell/>
          <table:table-cell table:style-name="Dictionary.E58" table:number-columns-spanned="5" office:value-type="string">
            <text:p text:style-name="P58"><text:span text:style-name="T58">неп</text:span><text:span text:style-name="T58">і</text:span><text:span text:style-name="T13"></text:span><text:span text:style-name="T58">знаний</text:span></text:p>
            <text:p text:style-name="P34">-а, -е.</text:p>
            <text:p text:style-name="P34">Якого ще не пізнали, не вивчили. <text:span text:style-name="T101">(С, 7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0</text:p>
          </table:table-cell>
          <table:table-cell table:style-name="Dictionary.B59" table:number-columns-spanned="2" office:value-type="string">
            <text:p text:style-name="P9">ВсенепогАс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59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непога</text:span><text:span text:style-name="T14"></text:span><text:span text:style-name="T60">сний</text:span></text:p>
          </table:table-cell>
          <table:covered-table-cell/>
          <table:covered-table-cell/>
          <table:table-cell table:style-name="Dictionary.G59" table:number-columns-spanned="3" office:value-type="string">
            <text:p text:style-name="P3">оце світіння полохких світань</text:p>
            <text:p text:style-name="P3">світів жертовних, що мене запалює</text:p>
            <text:p text:style-name="P19"><text:span text:style-name="T79">всенепогасним</text:span><text:span text:style-name="T72"> і ламким, як крига,</text:span></text:p>
            <text:p text:style-name="P19"><text:span text:style-name="T72">огнем співучих надторосів – криг. </text:span><text:span text:style-name="T86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60" table:number-columns-spanned="5" office:value-type="string">
            <text:p text:style-name="P58"><text:span text:style-name="T58">непог</text:span><text:span text:style-name="T58">а</text:span><text:span text:style-name="T13"></text:span><text:span text:style-name="T58">сний</text:span></text:p>
            <text:p text:style-name="P34">-а, -е.</text:p>
            <text:p text:style-name="P34">1) Який не гасне, якого не можна погасити; невгасимий.</text:p>
            <text:p text:style-name="P39"><text:soft-page-break/><text:span text:style-name="T26">2) </text:span><text:span text:style-name="T38">перен.</text:span><text:span text:style-name="T26"> Який з часом не втрачає своєї сили; неослабний. || Якого не можна стримати, угамувати.</text:span><text:span text:style-name="T27"> </text:span><text:span text:style-name="T28">(С, 7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1</text:p>
          </table:table-cell>
          <table:table-cell table:style-name="Dictionary.B61" table:number-columns-spanned="2" office:value-type="string">
            <text:p text:style-name="P9">ВсенепокОра</text:p>
            <text:p text:style-name="P8">-и, <text:span text:style-name="T72">ім., ж., інд.-авт.</text:span></text:p>
          </table:table-cell>
          <table:covered-table-cell/>
          <table:table-cell table:style-name="Dictionary.D61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0">непоко</text:span><text:span text:style-name="T11"></text:span><text:span text:style-name="T60">ра</text:span></text:p>
          </table:table-cell>
          <table:covered-table-cell/>
          <table:covered-table-cell/>
          <table:table-cell table:style-name="Dictionary.G61" table:number-columns-spanned="3" office:value-type="string">
            <text:p text:style-name="P3">Страшна ковбаня – чорна і масна.</text:p>
            <text:p text:style-name="P3">І дух тяжкий повзе, немов потвора,</text:p>
            <text:p text:style-name="P19"><text:span text:style-name="T72">в лещатах дум твоя </text:span><text:span text:style-name="T79">всенепокора</text:span><text:span text:style-name="T72">,</text:span></text:p>
            <text:p text:style-name="P19"><text:span text:style-name="T72">стою на кладці. Дозираю дна. </text:span><text:span text:style-name="T86">(П‑1, 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62" table:number-columns-spanned="5" office:value-type="string">
            <text:p text:style-name="P58"><text:span text:style-name="T58">непок</text:span><text:span text:style-name="T58">о</text:span><text:span text:style-name="T13"></text:span><text:span text:style-name="T58">ра</text:span></text:p>
            <text:p text:style-name="P46"><text:span text:style-name="T49">-и, </text:span><text:span text:style-name="T54">ж.</text:span></text:p>
            <text:p text:style-name="P34">Небажання або відмова підкорятися кому-небудь, слухатися когось і т. ін.<text:span text:style-name="T100"> </text:span><text:span text:style-name="T101">(С, 7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2</text:p>
          </table:table-cell>
          <table:table-cell table:style-name="Dictionary.B63" table:number-columns-spanned="2" office:value-type="string">
            <text:p text:style-name="P8"><text:span text:style-name="T12">ВсенищІ</text:span><text:span text:style-name="T13"></text:span><text:span text:style-name="T12">вність</text:span></text:p>
            <text:p text:style-name="P8">-ності, <text:span text:style-name="T72">ім., ж., інд.-авт.</text:span></text:p>
          </table:table-cell>
          <table:covered-table-cell/>
          <table:table-cell table:style-name="Dictionary.D63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106"> </text:span><text:span text:style-name="T61">все </text:span><text:span text:style-name="T67">і </text:span><text:span text:style-name="T61">нищівний</text:span></text:p>
          </table:table-cell>
          <table:covered-table-cell/>
          <table:covered-table-cell/>
          <table:table-cell table:style-name="Dictionary.G63" table:number-columns-spanned="3" office:value-type="string">
            <text:p text:style-name="P3">І ти збагнеш</text:p>
            <text:p text:style-name="P19"><text:span text:style-name="T72">обнавіснілу </text:span><text:span text:style-name="T79">всенищівність</text:span><text:span text:style-name="T72"> роду. </text:span><text:span text:style-name="T86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64" table:number-columns-spanned="5" office:value-type="string">
            <text:p text:style-name="P58"><text:span text:style-name="T58">нищівн</text:span><text:span text:style-name="T58">и</text:span><text:span text:style-name="T13"></text:span><text:span text:style-name="T58">й</text:span></text:p>
            <text:p text:style-name="P34">-а, -е.</text:p>
            <text:p text:style-name="P34">Який має велику руйнівну, знищувальну силу. || Дуже великий, сильний. || Різкий, нещадний, непримиренний. || Сповнений зневаги, осуду, презирства.<text:span text:style-name="T100"> </text:span><text:span text:style-name="T101">(С, 78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33</text:p>
          </table:table-cell>
          <table:table-cell table:style-name="Dictionary.B65" table:number-columns-spanned="2" office:value-type="string">
            <text:p text:style-name="P8"><text:span text:style-name="T12">ВсеО</text:span><text:span text:style-name="T13"></text:span><text:span text:style-name="T12">брій</text:span></text:p>
            <text:p text:style-name="P8">-ю, <text:span text:style-name="T72">ім., ч., інд.-авт.</text:span></text:p>
          </table:table-cell>
          <table:covered-table-cell/>
          <table:table-cell table:style-name="Dictionary.D65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 </text:span>і <text:span text:style-name="T60">о</text:span><text:span text:style-name="T13"></text:span><text:span text:style-name="T60">брій</text:span></text:p>
          </table:table-cell>
          <table:covered-table-cell/>
          <table:covered-table-cell/>
          <table:table-cell table:style-name="Dictionary.G65" table:number-columns-spanned="3" office:value-type="string">
            <text:p text:style-name="P3">Старечою ходою</text:p>
            <text:p text:style-name="P3">із костуром – іще бриниш мені</text:p>
            <text:p text:style-name="P19"><text:span text:style-name="T79">всеобрієм</text:span><text:span text:style-name="T72">. </text:span><text:span text:style-name="T86">(П‑1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66" table:number-columns-spanned="5" office:value-type="string">
            <text:p text:style-name="P58"><text:span text:style-name="T58">о</text:span><text:span text:style-name="T13"></text:span><text:span text:style-name="T58">брій</text:span></text:p>
            <text:p text:style-name="P46"><text:span text:style-name="T49">-ю, </text:span><text:span text:style-name="T54">ч.</text:span></text:p>
            <text:p text:style-name="P34">1) 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34">2) Простір, який постає перед очима на відкритій місцевості; видноколо.<text:span text:style-name="T100"> </text:span><text:span text:style-name="T101">(С, 8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4</text:p>
          </table:table-cell>
          <table:table-cell table:style-name="Dictionary.B67" table:number-columns-spanned="2" office:value-type="string">
            <text:p text:style-name="P8"><text:span text:style-name="T12">ВсеобрушА</text:span><text:span text:style-name="T13"></text:span><text:span text:style-name="T12">ти</text:span></text:p>
            <text:p text:style-name="P8">-а<text:span text:style-name="T13"></text:span>ю, -єш, дієсл., <text:span text:style-name="T73">недок., перех., інд.-авт.</text:span></text:p>
          </table:table-cell>
          <table:covered-table-cell/>
          <table:table-cell table:style-name="Dictionary.D67" table:number-columns-spanned="3" office:value-type="string">
            <text:p text:style-name="P8"><text:span text:style-name="T86">утворене способом основоскладання, похідне від слів:</text:span> <text:span text:style-name="T60">все</text:span> і <text:span text:style-name="T60">обруша</text:span><text:span text:style-name="T13"></text:span><text:span text:style-name="T60">ти</text:span></text:p>
          </table:table-cell>
          <table:covered-table-cell/>
          <table:covered-table-cell/>
          <table:table-cell table:style-name="Dictionary.G67" table:number-columns-spanned="3" office:value-type="string">
            <text:p text:style-name="P19"><text:span text:style-name="T72">Та </text:span><text:span text:style-name="T79">всеобрушає</text:span><text:span text:style-name="T72"> нестерпно</text:span></text:p>
            <text:p text:style-name="P3">двопогляд. У ньому ти сущий,</text:p>
            <text:p text:style-name="P3">померлий, пантруєш живого,</text:p>
            <text:p text:style-name="P19"><text:span text:style-name="T72">зориш за померлим – живий. </text:span><text:span text:style-name="T86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68" table:number-columns-spanned="6" office:value-type="string">
            <text:p text:style-name="P58"><text:span text:style-name="T23">обр</text:span><text:span text:style-name="T23">у</text:span><text:span text:style-name="T3"></text:span><text:span text:style-name="T23">шувати</text:span></text:p>
            <text:p text:style-name="P46"><text:span text:style-name="T49">-ую, -уєш </text:span><text:span text:style-name="T54">і рідко </text:span><text:span text:style-name="T49">обрушати, -аю, -аєш, </text:span><text:span text:style-name="T54">недок.</text:span><text:span text:style-name="T49">, обрушити, -шу, -шиш,</text:span><text:span text:style-name="T54">док.</text:span><text:span text:style-name="T49">, </text:span><text:span text:style-name="T54">перех.</text:span></text:p>
            <text:p text:style-name="P42"><text:span text:style-name="T21">3) </text:span><text:span text:style-name="T37">перен.</text:span><text:span text:style-name="T21"> 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span><text:span text:style-name="T33"> </text:span><text:span text:style-name="T34">(С, 81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5</text:p>
          </table:table-cell>
          <table:table-cell table:style-name="Dictionary.B69" table:number-columns-spanned="2" office:value-type="string">
            <text:p text:style-name="P8"><text:span text:style-name="T12">ВсеО</text:span><text:span text:style-name="T13"></text:span><text:span text:style-name="T12">чі</text:span></text:p>
            <text:p text:style-name="P8">-чéй, <text:span text:style-name="T72">ім., мн., інд.-авт.</text:span></text:p>
          </table:table-cell>
          <table:covered-table-cell/>
          <table:table-cell table:style-name="Dictionary.D69" table:number-columns-spanned="3" office:value-type="string">
            <text:p text:style-name="P8"><text:span text:style-name="T88">утворене способом основоскладання, </text:span><text:soft-page-break/><text:span text:style-name="T88">похідне від слів:</text:span> <text:span text:style-name="T60">все</text:span> і <text:span text:style-name="T60">о</text:span><text:span text:style-name="T13"></text:span><text:span text:style-name="T60">чі</text:span></text:p>
          </table:table-cell>
          <table:covered-table-cell/>
          <table:covered-table-cell/>
          <table:table-cell table:style-name="Dictionary.G69" table:number-columns-spanned="3" office:value-type="string">
            <text:p text:style-name="P3">Узорені, роздумані, прозорі - </text:p>
            <text:p text:style-name="P3">вони – одне високе чудування - </text:p>
            <text:p text:style-name="P3"><text:soft-page-break/>недоторканна є оця зчужілість</text:p>
            <text:p text:style-name="P19"><text:span text:style-name="T72">і всепрозріння добрих </text:span><text:span text:style-name="T79">всеочей</text:span><text:span text:style-name="T72">. </text:span><text:span text:style-name="T86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70" table:number-columns-spanned="6" office:value-type="string">
            <text:p text:style-name="P58"><text:span text:style-name="T22">О</text:span><text:span text:style-name="T3"></text:span><text:span text:style-name="T22">ко (</text:span><text:span text:style-name="T22">о</text:span><text:span text:style-name="T3"></text:span><text:span text:style-name="T22">чі)</text:span></text:p>
            <text:p text:style-name="P46"><text:span text:style-name="T45">I </text:span><text:span text:style-name="T49">-а, </text:span><text:span text:style-name="T54">с.</text:span><text:span text:style-name="T49"> (</text:span><text:span text:style-name="T54">мн.</text:span><text:span text:style-name="T49"> очі, </text:span><text:span text:style-name="T54">рідко </text:span><text:span text:style-name="T49">вічі, очей – </text:span><text:span text:style-name="T54">перев.</text:span><text:span text:style-name="T49"> </text:span><text:span text:style-name="T54">з прийм.</text:span><text:span text:style-name="T49"> у).</text:span></text:p>
            <text:p text:style-name="P33">1) Орган зору у людини, всіх хребетних та деяких безхребетних тварин. || Те саме, що погляд.</text:p>
            <text:p text:style-name="P34">2) <text:span text:style-name="T71">розм.</text:span> Здатність бачити; зір. || <text:span text:style-name="T71">тільки одн.</text:span> Особлива здатність бачення, властива людині завдяки певній професії, досвіду і т. ін.</text:p>
            <text:p text:style-name="P39"><text:span text:style-name="T26">3) </text:span><text:span text:style-name="T38">перен.</text:span><text:span text:style-name="T26">, </text:span><text:span text:style-name="T38">розм.</text:span><text:span text:style-name="T26"> Піклування, догляд.</text:span><text:span text:style-name="T27"> </text:span><text:span text:style-name="T28">(С, 837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6</text:p>
          </table:table-cell>
          <table:table-cell table:style-name="Dictionary.B71" table:number-columns-spanned="2" office:value-type="string">
            <text:p text:style-name="P9">Всепам’яткий</text:p>
            <text:p text:style-name="P8">-á, -é, <text:span text:style-name="T73">прикм., </text:span><text:span text:style-name="T72">інд.-авт.</text:span></text:p>
          </table:table-cell>
          <table:covered-table-cell/>
          <table:table-cell table:style-name="Dictionary.D71" table:number-columns-spanned="3" office:value-type="string">
            <text:p text:style-name="P8"><text:span text:style-name="T88">утворене способом основоскладання, похідне від слів:</text:span> <text:span text:style-name="T60">все</text:span> і <text:span text:style-name="T61">пам’яткий</text:span></text:p>
          </table:table-cell>
          <table:covered-table-cell/>
          <table:covered-table-cell/>
          <table:table-cell table:style-name="Dictionary.G71" table:number-columns-spanned="3" office:value-type="string">
            <text:p text:style-name="P3">Володарю своєї смерті, доля - </text:p>
            <text:p text:style-name="P19"><text:span text:style-name="T79">всепам’ятка</text:span><text:span text:style-name="T72">, всечула, всевидюща - </text:span></text:p>
            <text:p text:style-name="P19"><text:span text:style-name="T72">нічого не забуде, не простить. </text:span><text:span text:style-name="T86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72" table:number-columns-spanned="6" office:value-type="string">
            <text:p text:style-name="P58"><text:span text:style-name="T23">Пам’ятл</text:span><text:span text:style-name="T23">и</text:span><text:span text:style-name="T3"></text:span><text:span text:style-name="T23">вий (пам’ятки</text:span><text:span text:style-name="T3"></text:span><text:span text:style-name="T23">й)</text:span></text:p>
            <text:p text:style-name="P34">-а, -е.</text:p>
            <text:p text:style-name="P34">1) Який має добру пам'ять, здатний легко запам'ятовувати.<text:span text:style-name="T100"> </text:span><text:span text:style-name="T101">(С, 879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7</text:p>
          </table:table-cell>
          <table:table-cell table:style-name="Dictionary.B73" table:number-columns-spanned="2" office:value-type="string">
            <text:p text:style-name="P9">ВсепекЕль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73" table:number-columns-spanned="3" office:value-type="string">
            <text:p text:style-name="P21"><text:span text:style-name="T65">утворене способом основоскладання, похідне від слів:</text:span> <text:span text:style-name="T60">все</text:span> і <text:span text:style-name="T60">пекéльний</text:span></text:p>
          </table:table-cell>
          <table:covered-table-cell/>
          <table:covered-table-cell/>
          <table:table-cell table:style-name="Dictionary.G73" table:number-columns-spanned="3" office:value-type="string">
            <text:p text:style-name="P3">Сяє срібне серце землі</text:p>
            <text:p text:style-name="P19"><text:span text:style-name="T79">всепекельними </text:span><text:span text:style-name="T72">калюжами. </text:span><text:span text:style-name="T86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74" table:number-columns-spanned="5" office:value-type="string">
            <text:p text:style-name="P58"><text:span text:style-name="T58">пек</text:span><text:span text:style-name="T58">е</text:span><text:span text:style-name="T13"></text:span><text:span text:style-name="T58">льний</text:span></text:p>
            <text:p text:style-name="P34">-а, -е.</text:p>
            <text:p text:style-name="P33">1) Прикм. до пекло 1). || Який уявно <text:soft-page-break/>спостерігається в пеклі.</text:p>
            <text:p text:style-name="P34">2) <text:span text:style-name="T71">перен.</text:span> Важкий, жахливий, нестерпний; такий, як у пеклі. || Надзвичайний за ступенем прояву; дуже великий.</text:p>
            <text:p text:style-name="P39"><text:span text:style-name="T26">3) </text:span><text:span text:style-name="T38">перен.</text:span><text:span text:style-name="T26"> Злий, підступний. || </text:span><text:span text:style-name="T38">розм.</text:span><text:span text:style-name="T26"> Уживається як лайливе слово.</text:span><text:span text:style-name="T27"> </text:span><text:span text:style-name="T28">(С, 896-8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8</text:p>
          </table:table-cell>
          <table:table-cell table:style-name="Dictionary.B75" table:number-columns-spanned="2" office:value-type="string">
            <text:p text:style-name="P9">ВсеперелЕт</text:p>
            <text:p text:style-name="P8">-у, <text:span text:style-name="T72">ім., ч., інд.-авт.</text:span></text:p>
          </table:table-cell>
          <table:covered-table-cell/>
          <table:table-cell table:style-name="Dictionary.D75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перелі</text:span><text:span text:style-name="T13"></text:span><text:span text:style-name="T61">т</text:span></text:p>
          </table:table-cell>
          <table:covered-table-cell/>
          <table:covered-table-cell/>
          <table:table-cell table:style-name="Dictionary.G75" table:number-columns-spanned="3" office:value-type="string">
            <text:p text:style-name="P3">Це божевілля пориву, ця рвань</text:p>
            <text:p text:style-name="P19"><text:span text:style-name="T79">всеперелетів</text:span><text:span text:style-name="T72"> – з пекла і до раю,</text:span></text:p>
            <text:p text:style-name="P19"><text:span text:style-name="T72">це надвисання в смерть… </text:span><text:span text:style-name="T86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76" table:number-columns-spanned="5" office:value-type="string">
            <text:p text:style-name="P58"><text:span text:style-name="T58">перел</text:span><text:span text:style-name="T58">і</text:span><text:span text:style-name="T13"></text:span><text:span text:style-name="T58">т</text:span></text:p>
            <text:p text:style-name="P46"><text:span text:style-name="T49">-льоту, </text:span><text:span text:style-name="T54">ч.</text:span></text:p>
            <text:p text:style-name="P33">1) Дія і стан за знач. перелетіти 1), перелітати <text:span text:style-name="T84">(С, 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39</text:p>
          </table:table-cell>
          <table:table-cell table:style-name="Dictionary.B77" table:number-columns-spanned="2" office:value-type="string">
            <text:p text:style-name="P9">Всепереляк</text:p>
            <text:p text:style-name="P8">-у, <text:span text:style-name="T72">ім., ч., інд.-авт.</text:span></text:p>
          </table:table-cell>
          <table:covered-table-cell/>
          <table:table-cell table:style-name="Dictionary.D77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переляк</text:span></text:p>
          </table:table-cell>
          <table:covered-table-cell/>
          <table:covered-table-cell/>
          <table:table-cell table:style-name="Dictionary.G77" table:number-columns-spanned="3" office:value-type="string">
            <text:p text:style-name="P3">Куди сховатись,</text:p>
            <text:p text:style-name="P3">аби втекти глухонімого болю</text:p>
            <text:p text:style-name="P19"><text:span text:style-name="T72">і таємничого </text:span><text:span text:style-name="T79">Всепереляку</text:span></text:p>
            <text:p text:style-name="P19"><text:span text:style-name="T72">і ницого рятунку Порожнеч? </text:span><text:span text:style-name="T86">(П‑1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78" table:number-columns-spanned="5" office:value-type="string">
            <text:p text:style-name="P58"><text:span text:style-name="T58">перел</text:span><text:span text:style-name="T58">я</text:span><text:span text:style-name="T13"></text:span><text:span text:style-name="T58">к</text:span></text:p>
            <text:p text:style-name="P46"><text:span text:style-name="T49">-у, </text:span><text:span text:style-name="T54">ч.</text:span></text:p>
            <text:p text:style-name="P34">Почуття страху, боязні. || Стан, викликаний таким почуттям; зовнішні ознаки такого почуття.<text:span text:style-name="T100"> </text:span><text:span text:style-name="T101">(С, 91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0</text:p>
          </table:table-cell>
          <table:table-cell table:style-name="Dictionary.B79" table:number-columns-spanned="2" office:value-type="string">
            <text:p text:style-name="P9">Всепопéреду</text:p>
            <text:p text:style-name="P4"><text:soft-page-break/>присл., інд.-авт.</text:p>
          </table:table-cell>
          <table:covered-table-cell/>
          <table:table-cell table:style-name="Dictionary.D79" table:number-columns-spanned="3" office:value-type="string">
            <text:p text:style-name="P8"><text:span text:style-name="T87">утворене способом </text:span><text:soft-page-break/><text:span text:style-name="T87">зрощення, похідне від слів:</text:span><text:span text:style-name="T106"> </text:span><text:span text:style-name="T61">все</text:span><text:span text:style-name="T106"> і </text:span><text:span text:style-name="T61">попéреду</text:span></text:p>
          </table:table-cell>
          <table:covered-table-cell/>
          <table:covered-table-cell/>
          <table:table-cell table:style-name="Dictionary.G79" table:number-columns-spanned="3" office:value-type="string">
            <text:p text:style-name="P19"><text:span text:style-name="T72">Іду до вас – ви </text:span><text:span text:style-name="T79">всепопереду</text:span><text:span text:style-name="T72">,</text:span></text:p>
            <text:p text:style-name="P19"><text:soft-page-break/><text:span text:style-name="T72">за заримим обрієм моїм. </text:span><text:span text:style-name="T86">(П‑2, 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80" table:number-columns-spanned="5" office:value-type="string">
            <text:p text:style-name="P58"><text:span text:style-name="T58">поп</text:span><text:span text:style-name="T58">е</text:span><text:span text:style-name="T13"></text:span><text:span text:style-name="T58">реду</text:span></text:p>
            <text:p text:style-name="P46"><text:span text:style-name="T45">I </text:span><text:span text:style-name="T54">присл.</text:span></text:p>
            <text:p text:style-name="P34">1) Перед ким-, чим-небудь, на чолі когось, чогось; <text:span text:style-name="T71">прот.</text:span> позаду. || У передній частині чого-небудь. || У числі перших, передових, в авангарді.</text:p>
            <text:p text:style-name="P34">2) Раніше від кого-, чого-небудь; спершу. || За якийсь час до чого-небудь; заздалегідь, наперед. || У минулому, раніше.</text:p>
            <text:p text:style-name="P34">3) На деякій відстані перед ким-, чим-небудь. || На значній віддалі на шляху під час пересування.</text:p>
            <text:p text:style-name="P34">4) У майбутньому.<text:span text:style-name="T100"> </text:span><text:span text:style-name="T101">(С, 10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1</text:p>
          </table:table-cell>
          <table:table-cell table:style-name="Dictionary.B81" table:number-columns-spanned="2" office:value-type="string">
            <text:p text:style-name="P9">Всепрозрíння</text:p>
            <text:p text:style-name="P4">ім., с., інд.-авт.</text:p>
          </table:table-cell>
          <table:covered-table-cell/>
          <table:table-cell table:style-name="Dictionary.D81" table:number-columns-spanned="3" office:value-type="string">
            <text:p text:style-name="P8"><text:span text:style-name="T87">утворене способом основоскладання, похідне від слів:</text:span><text:span text:style-name="T106"> </text:span><text:span text:style-name="T61">все</text:span><text:span text:style-name="T106"> </text:span><text:span text:style-name="T106">і </text:span><text:span text:style-name="T61">прозрíння</text:span></text:p>
          </table:table-cell>
          <table:covered-table-cell/>
          <table:covered-table-cell/>
          <table:table-cell table:style-name="Dictionary.G81" table:number-columns-spanned="3" office:value-type="string">
            <text:p text:style-name="P3">На всерозхресті люті і жаху,</text:p>
            <text:p text:style-name="P19"><text:span text:style-name="T72">на </text:span><text:span text:style-name="T79">всепрозрінні</text:span><text:span text:style-name="T72"> смертного скрику</text:span></text:p>
            <text:p text:style-name="P3">дай мені, Боже, чесного шляху,</text:p>
            <text:p text:style-name="P19"><text:span text:style-name="T72">дай мені, Боже, гордого лику! </text:span><text:span text:style-name="T86">(П‑1, 153);</text:span></text:p>
            <text:p text:style-name="P3">Узорені, роздумані, прозорі - </text:p>
            <text:p text:style-name="P3">вони – одне високе чудування - </text:p>
            <text:p text:style-name="P3">недоторканна є оця зчужілість</text:p>
            <text:p text:style-name="P19"><text:span text:style-name="T72">і </text:span><text:span text:style-name="T79">всепрозріння</text:span><text:span text:style-name="T72"> добрих всеочей. </text:span><text:soft-page-break/><text:span text:style-name="T86">(П‑2, 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82" table:number-columns-spanned="5" office:value-type="string">
            <text:p text:style-name="P58"><text:span text:style-name="T58">прозр</text:span><text:span text:style-name="T58">і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1) Дія і стан за знач. прозріти. <text:span text:style-name="T84">(С, 11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2</text:p>
          </table:table-cell>
          <table:table-cell table:style-name="Dictionary.B83" table:number-columns-spanned="2" office:value-type="string">
            <text:p text:style-name="P9">Всепрощáль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8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все</text:span><text:span text:style-name="T106"> і </text:span><text:span text:style-name="T61">прощáльний</text:span></text:p>
          </table:table-cell>
          <table:covered-table-cell/>
          <table:covered-table-cell/>
          <table:table-cell table:style-name="Dictionary.G83" table:number-columns-spanned="3" office:value-type="string">
            <text:p text:style-name="P19"><text:span text:style-name="T72">Земля – хитлива і плавка – вседорога і </text:span><text:span text:style-name="T79">всепрощальна</text:span><text:span text:style-name="T72"> - </text:span></text:p>
            <text:p text:style-name="P19"><text:span text:style-name="T72">здоліла стати, щоб благальна помічена була рука. </text:span><text:span text:style-name="T86">(П‑2, 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84" table:number-columns-spanned="5" office:value-type="string">
            <text:p text:style-name="P58"><text:span text:style-name="T58">прощ</text:span><text:span text:style-name="T58">а</text:span><text:span text:style-name="T13"></text:span><text:span text:style-name="T58">льний</text:span></text:p>
            <text:p text:style-name="P34">-а, -е.</text:p>
            <text:p text:style-name="P34">1) 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2"><text:span text:style-name="T21">2) </text:span><text:span text:style-name="T37">перен.</text:span><text:span text:style-name="T21"> Останній.</text:span><text:span text:style-name="T33"> </text:span><text:span text:style-name="T34">(С, 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3</text:p>
          </table:table-cell>
          <table:table-cell table:style-name="Dictionary.B85" table:number-columns-spanned="2" office:value-type="string">
            <text:p text:style-name="P9">Всепрощáння</text:p>
            <text:p text:style-name="P8">-я, <text:span text:style-name="T72">ім., с., інд.-авт.</text:span></text:p>
          </table:table-cell>
          <table:covered-table-cell/>
          <table:table-cell table:style-name="Dictionary.D85" table:number-columns-spanned="3" office:value-type="string">
            <text:p text:style-name="P8"><text:span text:style-name="T88">утворене способом </text:span><text:span text:style-name="T88">основословоскладання, похідне від слів:</text:span><text:span text:style-name="T106"> </text:span><text:span text:style-name="T61">все</text:span><text:span text:style-name="T106"> і </text:span><text:span text:style-name="T61">прощáння</text:span></text:p>
          </table:table-cell>
          <table:covered-table-cell/>
          <table:covered-table-cell/>
          <table:table-cell table:style-name="Dictionary.G85" table:number-columns-spanned="3" office:value-type="string">
            <text:p text:style-name="P19"><text:span text:style-name="T72">Що мав – привиділось, </text:span><text:span text:style-name="T72">причулося,</text:span></text:p>
            <text:p text:style-name="P19"><text:span text:style-name="T72">на всенезустріч, </text:span><text:span text:style-name="T79">всепрощання</text:span><text:span text:style-name="T72">. </text:span><text:span text:style-name="T86">(П‑1, 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86" table:number-columns-spanned="5" office:value-type="string">
            <text:p text:style-name="P58"><text:span text:style-name="T58">прощ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46"><text:span text:style-name="T50">1) Дія за знач. прощатися 1). || Слова, які вимовляються перед розлукою, розставанням. </text:span><text:span text:style-name="T55">Час прощання</text:span><text:span text:style-name="T50">.</text:span></text:p>
            <text:p text:style-name="P39"><text:span text:style-name="T26">2) </text:span><text:span text:style-name="T38">перен.</text:span><text:span text:style-name="T26"> Розставання з чим-небудь.</text:span><text:span text:style-name="T27"> </text:span><text:span text:style-name="T28">(С, </text:span><text:soft-page-break/><text:span text:style-name="T28">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4</text:p>
          </table:table-cell>
          <table:table-cell table:style-name="Dictionary.B87" table:number-columns-spanned="2" office:value-type="string">
            <text:p text:style-name="P9">Всерозлука</text:p>
            <text:p text:style-name="P8">-и, <text:span text:style-name="T72">ім., ж., інд.-авт.</text:span></text:p>
          </table:table-cell>
          <table:covered-table-cell/>
          <table:table-cell table:style-name="Dictionary.D87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розлука</text:span></text:p>
          </table:table-cell>
          <table:covered-table-cell/>
          <table:covered-table-cell/>
          <table:table-cell table:style-name="Dictionary.G87" table:number-columns-spanned="3" office:value-type="string">
            <text:p text:style-name="P3">Сягни рукою – і не досягнеш</text:p>
            <text:p text:style-name="P19"><text:span text:style-name="T72">ні краю </text:span><text:span text:style-name="T79">всерозлук</text:span><text:span text:style-name="T72">, ні муки краю. </text:span><text:span text:style-name="T86">(П‑1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88" table:number-columns-spanned="5" office:value-type="string">
            <text:p text:style-name="P58"><text:span text:style-name="T58">розл</text:span><text:span text:style-name="T58">у</text:span><text:span text:style-name="T13"></text:span><text:span text:style-name="T58">ка</text:span></text:p>
            <text:p text:style-name="P46"><text:span text:style-name="T49">-и, </text:span><text:span text:style-name="T54">ж.</text:span></text:p>
            <text:p text:style-name="P34">1) Розставання, прощання з ким-, чим-небудь близьким, дорогим.</text:p>
            <text:p text:style-name="P34">2) Тимчасове перебування далеко від кого-, чого-небудь близького, дорогого.<text:span text:style-name="T100"> </text:span><text:span text:style-name="T101">(С, 125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5</text:p>
          </table:table-cell>
          <table:table-cell table:style-name="Dictionary.B89" table:number-columns-spanned="2" office:value-type="string">
            <text:p text:style-name="P9">Всерозхрéстя</text:p>
            <text:p text:style-name="P8">-я, <text:span text:style-name="T72">ім., с., інд.-авт.</text:span></text:p>
          </table:table-cell>
          <table:covered-table-cell/>
          <table:table-cell table:style-name="Dictionary.D89" table:number-columns-spanned="3" office:value-type="string">
            <text:p text:style-name="P8"><text:span text:style-name="T88">утворене способом основоскладання, префіксальним і нульсуфіксальним, </text:span><text:span text:style-name="T88">похідне від слів:</text:span><text:span text:style-name="T106"> </text:span><text:span text:style-name="T61">все</text:span><text:span text:style-name="T106"> і </text:span><text:span text:style-name="T61">хрест</text:span></text:p>
          </table:table-cell>
          <table:covered-table-cell/>
          <table:covered-table-cell/>
          <table:table-cell table:style-name="Dictionary.G89" table:number-columns-spanned="3" office:value-type="string">
            <text:p text:style-name="P19"><text:span text:style-name="T72">На </text:span><text:span text:style-name="T79">всерозхресті</text:span><text:span text:style-name="T72"> люті і жаху,</text:span></text:p>
            <text:p text:style-name="P3">на всепрозрінні смертного скрику</text:p>
            <text:p text:style-name="P3">дай мені, Боже, чесного шляху,</text:p>
            <text:p text:style-name="P19"><text:span text:style-name="T72">дай мені, Боже, гордого лику! </text:span><text:span text:style-name="T86">(П‑1, 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90" table:number-columns-spanned="5" office:value-type="string">
            <text:p text:style-name="P56">хрест</text:p>
            <text:p text:style-name="P46"><text:span text:style-name="T49">-а, </text:span><text:span text:style-name="T54">ч.</text:span></text:p>
            <text:p text:style-name="P34">1) 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<text:soft-page-break/>складених пальців правої руки.</text:p>
            <text:p text:style-name="P39"><text:span text:style-name="T26">5) </text:span><text:span text:style-name="T38">перен.</text:span><text:span text:style-name="T26"> Страждання, випробування, що випали на чиюсь долю.</text:span><text:span text:style-name="T27"> </text:span><text:span text:style-name="T28">(С, 15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6</text:p>
          </table:table-cell>
          <table:table-cell table:style-name="Dictionary.B91" table:number-columns-spanned="2" office:value-type="string">
            <text:p text:style-name="P9">Всесáдно</text:p>
            <text:p text:style-name="P4">присл., інд.-авт.</text:p>
          </table:table-cell>
          <table:covered-table-cell/>
          <table:table-cell table:style-name="Dictionary.D91" table:number-columns-spanned="3" office:value-type="string">
            <text:p text:style-name="P8"><text:span text:style-name="T87">утворене суфіксальним способом, похідне від слова</text:span><text:span text:style-name="T106"> </text:span><text:span text:style-name="T61">всесáдний</text:span></text:p>
          </table:table-cell>
          <table:covered-table-cell/>
          <table:covered-table-cell/>
          <table:table-cell table:style-name="Dictionary.G91" table:number-columns-spanned="3" office:value-type="string">
            <text:p text:style-name="P19"><text:span text:style-name="T72">Меркавий</text:span><text:span text:style-name="T79"> </text:span><text:span text:style-name="T72">місяць був посів</text:span></text:p>
            <text:p text:style-name="P19"><text:span text:style-name="T72">на всю околицю, </text:span><text:span text:style-name="T79">всесадно</text:span></text:p>
            <text:p text:style-name="P3">пишаючись і правив владно,</text:p>
            <text:p text:style-name="P19"><text:span text:style-name="T72">нічний мій сором чемно крив. </text:span><text:span text:style-name="T86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8" office:value-type="string">
            <text:p text:style-name="P19"><text:span text:style-name="T61">Всесáдний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7</text:p>
          </table:table-cell>
          <table:table-cell table:style-name="Dictionary.B93" table:number-columns-spanned="2" office:value-type="string">
            <text:p text:style-name="P9">Всеспáлення</text:p>
            <text:p text:style-name="P8">-я, <text:span text:style-name="T72">ім., с., інд.-авт.</text:span></text:p>
          </table:table-cell>
          <table:covered-table-cell/>
          <table:table-cell table:style-name="Dictionary.D9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все</text:span><text:span text:style-name="T106"> і </text:span><text:span text:style-name="T61">спáлення</text:span></text:p>
          </table:table-cell>
          <table:covered-table-cell/>
          <table:covered-table-cell/>
          <table:table-cell table:style-name="Dictionary.G93" table:number-columns-spanned="3" office:value-type="string">
            <text:p text:style-name="P19"><text:span text:style-name="T79">Всеспалення</text:span><text:span text:style-name="T72"> Твоє автодафе - </text:span></text:p>
            <text:p text:style-name="P3">перепочинок перед різнім святом,</text:p>
            <text:p text:style-name="P3">як ворогу назвешся рідним братом</text:p>
            <text:p text:style-name="P19"><text:span text:style-name="T72">і смерк розсуне лірою Орфей. </text:span><text:span text:style-name="T86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3" office:value-type="string">
            <text:p text:style-name="P13">все<text:span text:style-name="T65"> (див. 6)</text:span></text:p>
          </table:table-cell>
          <table:covered-table-cell/>
          <table:covered-table-cell/>
          <table:table-cell table:style-name="Dictionary.E94" table:number-columns-spanned="5" office:value-type="string">
            <text:p text:style-name="P58"><text:span text:style-name="T58">сп</text:span><text:span text:style-name="T58">а</text:span><text:span text:style-name="T13"></text:span><text:span text:style-name="T58">лення</text:span></text:p>
            <text:p text:style-name="P46"><text:span text:style-name="T49">-я, </text:span><text:span text:style-name="T54">с.</text:span></text:p>
            <text:p text:style-name="P33">Дія за знач. спалити. <text:span text:style-name="T84">(С, 136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8</text:p>
          </table:table-cell>
          <table:table-cell table:style-name="Dictionary.B95" table:number-columns-spanned="2" office:value-type="string">
            <text:p text:style-name="P9">Всеспогáдувати</text:p>
            <text:p text:style-name="P8">-ую, -єш, дієсл., <text:span text:style-name="T72">недок., перех., інд.-авт.</text:span></text:p>
          </table:table-cell>
          <table:covered-table-cell/>
          <table:table-cell table:style-name="Dictionary.D95" table:number-columns-spanned="3" office:value-type="string">
            <text:p text:style-name="P21"><text:span text:style-name="T65">утворене способом основоскладання, похідне від слів:</text:span> <text:span text:style-name="T60">все</text:span> і <text:span text:style-name="T60">спогáдувати</text:span></text:p>
          </table:table-cell>
          <table:covered-table-cell/>
          <table:covered-table-cell/>
          <table:table-cell table:style-name="Dictionary.G95" table:number-columns-spanned="3" office:value-type="string">
            <text:p text:style-name="P3">Як лев, що причаївся в хащах обрію,</text:p>
            <text:p text:style-name="P3">заки й зблудив, отак і я валандаюсь,</text:p>
            <text:p text:style-name="P3">від тебе відмежований навіки,</text:p>
            <text:p text:style-name="P19"><text:span text:style-name="T72">і </text:span><text:span text:style-name="T79">всеспогадую</text:span><text:span text:style-name="T72"> – немов живу. </text:span><text:span text:style-name="T86">(П‑1, 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96" table:number-columns-spanned="5" office:value-type="string">
            <text:p text:style-name="P58"><text:span text:style-name="T58">спог</text:span><text:span text:style-name="T58">а</text:span><text:span text:style-name="T13"></text:span><text:span text:style-name="T58">дувати</text:span></text:p>
            <text:p text:style-name="P46"><text:span text:style-name="T49">-ую, -уєш, </text:span><text:span text:style-name="T54">недок.</text:span><text:span text:style-name="T49">, спогадати, -аю, -аєш, </text:span><text:soft-page-break/><text:span text:style-name="T54">док.</text:span><text:span text:style-name="T49">, </text:span><text:span text:style-name="T54">перех.</text:span><text:span text:style-name="T49">, </text:span><text:span text:style-name="T54">також із спол.</text:span><text:span text:style-name="T49">що, як, коли, </text:span><text:span text:style-name="T54">неперех.</text:span><text:span text:style-name="T49">, </text:span><text:span text:style-name="T54">про кого </text:span><text:span text:style-name="T49">– </text:span><text:span text:style-name="T54">що</text:span><text:span text:style-name="T49">, </text:span><text:span text:style-name="T54">розм.</text:span><text:span text:style-name="T49"> </text:span><text:span text:style-name="T54">за кого </text:span><text:span text:style-name="T49">– </text:span><text:span text:style-name="T54">що</text:span><text:span text:style-name="T49">, </text:span><text:span text:style-name="T54">розм.</text:span></text:p>
            <text:p text:style-name="P46"><text:span text:style-name="T50">1) Те саме, що згадувати. </text:span><text:span text:style-name="T55">Спогадувати добрим словом</text:span><text:span text:style-name="T50">.</text:span></text:p>
            <text:p text:style-name="P34">2) Думати, уявляти що-небудь.<text:span text:style-name="T100"> </text:span><text:span text:style-name="T101">(С, 1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49</text:p>
          </table:table-cell>
          <table:table-cell table:style-name="Dictionary.B97" table:number-columns-spanned="2" office:value-type="string">
            <text:p text:style-name="P9">Всетривóга</text:p>
            <text:p text:style-name="P8">-и, <text:span text:style-name="T72">ім., ж., інд.-авт.</text:span></text:p>
          </table:table-cell>
          <table:covered-table-cell/>
          <table:table-cell table:style-name="Dictionary.D97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тривóга</text:span></text:p>
          </table:table-cell>
          <table:covered-table-cell/>
          <table:covered-table-cell/>
          <table:table-cell table:style-name="Dictionary.G97" table:number-columns-spanned="3" office:value-type="string">
            <text:p text:style-name="P3">Надимляється дорога</text:p>
            <text:p text:style-name="P3">від диявола до Бога,</text:p>
            <text:p text:style-name="P19"><text:span text:style-name="T72">вслід ступає </text:span><text:span text:style-name="T79">всетривога</text:span><text:span text:style-name="T72">,</text:span></text:p>
            <text:p text:style-name="P19"><text:span text:style-name="T72">і спинилась біла смерть. </text:span><text:span text:style-name="T86">(П‑2, 127);</text:span></text:p>
            <text:p text:style-name="P3">О ця займанщина душі!</text:p>
            <text:p text:style-name="P3">Спіши – з дороги і в дорогу.</text:p>
            <text:p text:style-name="P19"><text:span text:style-name="T72">Годуй голодну </text:span><text:span text:style-name="T79">всетривогу</text:span></text:p>
            <text:p text:style-name="P19"><text:span text:style-name="T72">і спогаду не воруши. </text:span><text:span text:style-name="T86">(П‑2, 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98" table:number-columns-spanned="5" office:value-type="string">
            <text:p text:style-name="P58"><text:span text:style-name="T58">трив</text:span><text:span text:style-name="T58">о</text:span><text:span text:style-name="T13"></text:span><text:span text:style-name="T58">га</text:span></text:p>
            <text:p text:style-name="P46"><text:span text:style-name="T49">-и, </text:span><text:span text:style-name="T54">ж.</text:span></text:p>
            <text:p text:style-name="P34">1) Неспокій, збентеження, викликані якимсь побоюванням, страхом перед чимось, передчуттям неприємного, небезпечного. || <text:span text:style-name="T71">перев.</text:span> <text:span text:style-name="T71">мн.</text:span>Хвилювання, переживання, що порушують душевний спокій.</text:p>
            <text:p text:style-name="P34">2) Метушня, шарпанина, переполох.</text:p>
            <text:p text:style-name="P42"><text:span text:style-name="T21">3) Стан, що вимагає активних дій; загроза, небезпека. || Умовний сигнал, </text:span><text:soft-page-break/><text:span text:style-name="T21">що сповіщає про небезпеку, загрозу або про битву, бій. </text:span><text:span text:style-name="T37">Бойова тривога</text:span><text:span text:style-name="T21">.</text:span><text:span text:style-name="T33"> </text:span><text:span text:style-name="T34">(С, 14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0</text:p>
          </table:table-cell>
          <table:table-cell table:style-name="Dictionary.B99" table:number-columns-spanned="2" office:value-type="string">
            <text:p text:style-name="P9">Всецáрствіє</text:p>
            <text:p text:style-name="P8">-я, <text:span text:style-name="T72">ім., с., інд.-авт.</text:span></text:p>
          </table:table-cell>
          <table:covered-table-cell/>
          <table:table-cell table:style-name="Dictionary.D99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цáрствіє</text:span></text:p>
          </table:table-cell>
          <table:covered-table-cell/>
          <table:covered-table-cell/>
          <table:table-cell table:style-name="Dictionary.G99" table:number-columns-spanned="3" office:value-type="string">
            <text:p text:style-name="P3">Оце й бо він, твій люд. Оце й бо він, твій край.</text:p>
            <text:p text:style-name="P19"><text:span text:style-name="T79">Всецарствіє</text:span><text:span text:style-name="T72"> паскуд в сто горл реве: тримай. </text:span><text:span text:style-name="T86">(П‑2, 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2" office:value-type="string">
            <text:p text:style-name="P13">все <text:span text:style-name="T65">(див. 6)</text:span></text:p>
          </table:table-cell>
          <table:covered-table-cell/>
          <table:table-cell table:style-name="Dictionary.D100" table:number-columns-spanned="6" office:value-type="string">
            <text:p text:style-name="P58"><text:span text:style-name="T23">Ц</text:span><text:span text:style-name="T23">а</text:span><text:span text:style-name="T3"></text:span><text:span text:style-name="T23">рство (ц</text:span><text:span text:style-name="T23">а</text:span><text:span text:style-name="T3"></text:span><text:span text:style-name="T23">рствіє)</text:span></text:p>
            <text:p text:style-name="P46"><text:span text:style-name="T49">-а, </text:span><text:span text:style-name="T54">с.</text:span></text:p>
            <text:p text:style-name="P34">1) Держава, якою править цар (у 1 <text:span text:style-name="T71">знач.</text:span>).</text:p>
            <text:p text:style-name="P42"><text:span text:style-name="T21">2) </text:span><text:span text:style-name="T37">рідко</text:span><text:span text:style-name="T21">. Правління царя (у 1 </text:span><text:span text:style-name="T37">знач.</text:span><text:span text:style-name="T21">); царювання. || </text:span><text:span text:style-name="T37">перен.</text:span><text:span text:style-name="T21"> Сфера, ділянка, в якій хто-небудь почуває себе повновладним господарем.</text:span><text:span text:style-name="T33"> </text:span><text:span text:style-name="T34">(С, 1578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1</text:p>
          </table:table-cell>
          <table:table-cell table:style-name="Dictionary.B101" table:number-columns-spanned="2" office:value-type="string">
            <text:p text:style-name="P9">Всечекáння</text:p>
            <text:p text:style-name="P8">-я, <text:span text:style-name="T72">ім., с., інд.-авт.</text:span></text:p>
          </table:table-cell>
          <table:covered-table-cell/>
          <table:table-cell table:style-name="Dictionary.D101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все</text:span><text:span text:style-name="T106"> і </text:span><text:span text:style-name="T61">чекáння</text:span></text:p>
          </table:table-cell>
          <table:covered-table-cell/>
          <table:covered-table-cell/>
          <table:table-cell table:style-name="Dictionary.G101" table:number-columns-spanned="3" office:value-type="string">
            <text:p text:style-name="P3">Це все юрма. І ніч. І брат мій спить.</text:p>
            <text:p text:style-name="P19"><text:span text:style-name="T72">Росте під стелю </text:span><text:span text:style-name="T79">всечекання</text:span><text:span text:style-name="T72">. </text:span><text:span text:style-name="T86">(П‑1, 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102" table:number-columns-spanned="5" office:value-type="string">
            <text:p text:style-name="P58"><text:span text:style-name="T58">чек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Стан за знач. чекати. <text:span text:style-name="T84">(С, 159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2</text:p>
          </table:table-cell>
          <table:table-cell table:style-name="Dictionary.B103" table:number-columns-spanned="2" office:value-type="string">
            <text:p text:style-name="P9">Всечулий</text:p>
            <text:p text:style-name="P8">-а, -е, <text:span text:style-name="T73">дієпр., </text:span><text:span text:style-name="T72">інд.-авт.</text:span></text:p>
          </table:table-cell>
          <table:covered-table-cell/>
          <table:table-cell table:style-name="Dictionary.D103" table:number-columns-spanned="3" office:value-type="string">
            <text:p text:style-name="P8"><text:span text:style-name="T88">утворене складносуфіксальни</text:span><text:span text:style-name="T88">м способом, похідне від слів:</text:span><text:span text:style-name="T106"> </text:span><text:span text:style-name="T61">все</text:span><text:span text:style-name="T106"> і </text:span><text:span text:style-name="T61">чýти</text:span></text:p>
          </table:table-cell>
          <table:covered-table-cell/>
          <table:covered-table-cell/>
          <table:table-cell table:style-name="Dictionary.G103" table:number-columns-spanned="3" office:value-type="string">
            <text:p text:style-name="P3">Володарю своєї смерті, доля - </text:p>
            <text:p text:style-name="P19"><text:span text:style-name="T72">всепам’ятка, </text:span><text:span text:style-name="T79">всечула</text:span><text:span text:style-name="T72">, </text:span><text:span text:style-name="T72">всевидюща - </text:span></text:p>
            <text:p text:style-name="P19"><text:span text:style-name="T72">нічого не забуде, не простить. </text:span><text:span text:style-name="T86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104" table:number-columns-spanned="5" office:value-type="string">
            <text:p text:style-name="P58"><text:span text:style-name="T58">ч</text:span><text:span text:style-name="T58">у</text:span><text:span text:style-name="T13"></text:span><text:span text:style-name="T58">ти</text:span></text:p>
            <text:p text:style-name="P47"><text:span text:style-name="T49">чую, чуєш, </text:span><text:span text:style-name="T54">недок.</text:span></text:p>
            <text:p text:style-name="P49">1) <text:span text:style-name="T71">перех.</text:span> Сприймати за допомогою <text:soft-page-break/>органів слуху які-небудь звуки. ||<text:span text:style-name="T71">у знач.</text:span> <text:span text:style-name="T71">вставн. сл.</text:span> Чується.</text:p>
            <text:p text:style-name="P49">2) <text:span text:style-name="T71">неперех.</text:span> Мати слух.</text:p>
            <text:p text:style-name="P50"><text:span text:style-name="T26">3) </text:span><text:span text:style-name="T38">перех.</text:span><text:span text:style-name="T26"> Мати які-небудь дані, відомості про кого-, що-небудь, знати про кого-небудь із розмов, чуток і т. ін.</text:span><text:span text:style-name="T27"> </text:span><text:span text:style-name="T28">(С, 16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3</text:p>
          </table:table-cell>
          <table:table-cell table:style-name="Dictionary.B105" table:number-columns-spanned="2" office:value-type="string">
            <text:p text:style-name="P9">Всещéдр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05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все</text:span><text:span text:style-name="T106"> і </text:span><text:span text:style-name="T61">щéдрий</text:span></text:p>
          </table:table-cell>
          <table:covered-table-cell/>
          <table:covered-table-cell/>
          <table:table-cell table:style-name="Dictionary.G105" table:number-columns-spanned="3" office:value-type="string">
            <text:p text:style-name="P3">Тож – в неба провалля в бездоння, бездолий</text:p>
            <text:p text:style-name="P3">нагірний, невірний, западистий рай,</text:p>
            <text:p text:style-name="P19"><text:span text:style-name="T72">всебідий, всегнівний, </text:span><text:span text:style-name="T79">всещедрий</text:span><text:span text:style-name="T72">, всекволий.</text:span></text:p>
            <text:p text:style-name="P19"><text:span text:style-name="T72">А що під крилом твоїм? Кара – карай.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3" office:value-type="string">
            <text:p text:style-name="P13">все <text:span text:style-name="T65">(див. 6)</text:span></text:p>
          </table:table-cell>
          <table:covered-table-cell/>
          <table:covered-table-cell/>
          <table:table-cell table:style-name="Dictionary.E106" table:number-columns-spanned="5" office:value-type="string">
            <text:p text:style-name="P58"><text:span text:style-name="T58">щ</text:span><text:span text:style-name="T58">е</text:span><text:span text:style-name="T13"></text:span><text:span text:style-name="T58">дрий</text:span></text:p>
            <text:p text:style-name="P34">-а, -е.</text:p>
            <text:p text:style-name="P39"><text:span text:style-name="T26">1) Який охоче ділиться своїм майном, коштами і т. ін., не шкодує витрачати що-небудь. || </text:span><text:span text:style-name="T38">у знач.</text:span><text:span text:style-name="T26"> </text:span><text:span text:style-name="T38">ім.</text:span><text:span text:style-name="T26"> щедрий, -рого, </text:span><text:span text:style-name="T38">ч.</text:span><text:span text:style-name="T26"> Той, хто не шкодує витрачати що-небудь. || </text:span><text:span text:style-name="T38">перен.</text:span><text:span text:style-name="T26">, </text:span><text:span text:style-name="T38">на що</text:span><text:span text:style-name="T26">, </text:span><text:span text:style-name="T38">в чому</text:span><text:span text:style-name="T26">. Який легко, охоче роздає щось, наділяє чимсь.</text:span><text:span text:style-name="T27"> </text:span><text:span text:style-name="T28">(С, 16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4</text:p>
          </table:table-cell>
          <table:table-cell table:style-name="Dictionary.B107" table:number-columns-spanned="2" office:value-type="string">
            <text:p text:style-name="P9">Гетьмáнитися</text:p>
            <text:p text:style-name="P4">-нюся, -нишся, дієсл., недок., перех., інд.-авт.</text:p>
          </table:table-cell>
          <table:covered-table-cell/>
          <table:table-cell table:style-name="Dictionary.D107" table:number-columns-spanned="3" office:value-type="string">
            <text:p text:style-name="P8"><text:span text:style-name="T88">утворене суфіксально-постфіксальним способом, похідне </text:span><text:soft-page-break/><text:span text:style-name="T88">від слова</text:span> <text:span text:style-name="T60">ге</text:span><text:span text:style-name="T14"></text:span><text:span text:style-name="T60">тьман</text:span><text:span text:style-name="T65">. Вивищуватися</text:span></text:p>
          </table:table-cell>
          <table:covered-table-cell/>
          <table:covered-table-cell/>
          <table:table-cell table:style-name="Dictionary.G107" table:number-columns-spanned="3" office:value-type="string">
            <text:p text:style-name="P3">…той віщий пагорб, на котрому горді</text:p>
            <text:p text:style-name="P19"><text:span text:style-name="T79">гетьманяться</text:span><text:span text:style-name="T72"> дуби – наснився з ночі,</text:span></text:p>
            <text:p text:style-name="P19"><text:soft-page-break/><text:span text:style-name="T72">аби розлуку близити мою. </text:span><text:span text:style-name="T86">(П‑2, 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8" office:value-type="string">
            <text:p text:style-name="P58"><text:span text:style-name="T58">г</text:span><text:span text:style-name="T58">е</text:span><text:span text:style-name="T13"></text:span><text:span text:style-name="T58">тьман</text:span></text:p>
            <text:p text:style-name="P37">поет.</text:p>
            <text:p text:style-name="P39"><text:span text:style-name="T26">гетьма</text:span><text:span text:style-name="T3"></text:span><text:span text:style-name="T26">н, -а, </text:span><text:span text:style-name="T38">ч.</text:span><text:span text:style-name="T26"> У 16 ст. – виборний ватажок козацького війська Запорізької Січі, від 17 ст. до 1764 р. – начальник козацького війська та верховний правитель України.</text:span><text:span text:style-name="T27"> </text:span><text:span text:style-name="T28">(С, 23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5</text:p>
          </table:table-cell>
          <table:table-cell table:style-name="Dictionary.B109" table:number-columns-spanned="2" office:value-type="string">
            <text:p text:style-name="P22">ГЛИ<text:span text:style-name="T1"></text:span>Б-СИ<text:span text:style-name="T1"></text:span>НЬ-СЕ<text:span text:style-name="T1"></text:span>РЦЕ</text:p>
            <text:p text:style-name="P8">-я, <text:span text:style-name="T73">ім., с. інд.-авт.</text:span></text:p>
          </table:table-cell>
          <table:covered-table-cell/>
          <table:table-cell table:style-name="Dictionary.D109" table:number-columns-spanned="3" office:value-type="string">
            <text:p text:style-name="P8"><text:span text:style-name="T89">утворене способом словоскладання, похідне від слів:</text:span> <text:span text:style-name="T60">глиб</text:span>, <text:span text:style-name="T60">синь</text:span> і <text:span text:style-name="T60">се</text:span><text:span text:style-name="T6"></text:span><text:span text:style-name="T60">рце</text:span></text:p>
          </table:table-cell>
          <table:covered-table-cell/>
          <table:covered-table-cell/>
          <table:table-cell table:style-name="Dictionary.G109" table:number-columns-spanned="3" office:value-type="string">
            <text:p text:style-name="P19"><text:span text:style-name="T76">Золотокінва</text:span><text:span text:style-name="T72"> – пади-но,</text:span></text:p>
            <text:p text:style-name="P19"><text:span text:style-name="T72">спади з лиця в </text:span><text:span text:style-name="T82">глиб-синь-серця</text:span><text:span text:style-name="T72">. </text:span><text:span text:style-name="T86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2" office:value-type="string">
            <text:p text:style-name="P59"><text:span text:style-name="T58">глибин</text:span><text:span text:style-name="T58">а</text:span><text:span text:style-name="T13"></text:span><text:span text:style-name="T58"> (</text:span><text:span text:style-name="T58">глиб</text:span><text:span text:style-name="T58">)</text:span></text:p>
            <text:p text:style-name="P45"><text:span text:style-name="T49">-и, </text:span><text:span text:style-name="T54">ж.</text:span></text:p>
            <text:p text:style-name="P33">1) Відстань зверху вниз від поверхні, краю чого-небудь.</text:p>
            <text:p text:style-name="P40"><text:span text:style-name="T26">5) </text:span><text:span text:style-name="T38">тільки одн.</text:span><text:span text:style-name="T26">, </text:span><text:span text:style-name="T38">перен.</text:span><text:span text:style-name="T26"> Про значущість, змістовність чого-небудь. </text:span><text:span text:style-name="T29">(С, 244)</text:span></text:p>
          </table:table-cell>
          <table:covered-table-cell/>
          <table:table-cell table:style-name="Dictionary.D110" table:number-columns-spanned="4" office:value-type="string">
            <text:p text:style-name="P59"><text:span text:style-name="T58">с</text:span><text:span text:style-name="T58">и</text:span><text:span text:style-name="T13"></text:span><text:span text:style-name="T58">нява (синь)</text:span></text:p>
            <text:p text:style-name="P45"><text:span text:style-name="T49">-и, </text:span><text:span text:style-name="T54">ж.</text:span></text:p>
            <text:p text:style-name="P33">1) Синій колір чого-небудь. || Ясне синє небо. || Серпанок. || <text:span text:style-name="T71">поет.</text:span>Сутінки.</text:p>
            <text:p text:style-name="P33">2) Синій простір, синя поверхня (про небо, море). <text:span text:style-name="T84">(С, 1319)</text:span></text:p>
          </table:table-cell>
          <table:covered-table-cell/>
          <table:covered-table-cell/>
          <table:covered-table-cell/>
          <table:table-cell table:style-name="Dictionary.H110" table:number-columns-spanned="2" office:value-type="string">
            <text:p text:style-name="P58"><text:span text:style-name="T58">с</text:span><text:span text:style-name="T58">е</text:span><text:span text:style-name="T13"></text:span><text:span text:style-name="T58">рце</text:span></text:p>
            <text:p text:style-name="P46"><text:span text:style-name="T49">-я, </text:span><text:span text:style-name="T54">с.</text:span></text:p>
            <text:p text:style-name="P34">2) 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text:span text:style-name="T100"> </text:span><text:span text:style-name="T101">(С, 1310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56</text:p>
          </table:table-cell>
          <table:table-cell table:style-name="Dictionary.B111" table:number-columns-spanned="2" office:value-type="string">
            <text:p text:style-name="P9">Горлозгук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11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гóрло </text:span><text:span text:style-name="T106">і </text:span><text:soft-page-break/><text:span text:style-name="T61">згýкий (</text:span><text:span text:style-name="T106">від </text:span><text:span text:style-name="T61">звук)</text:span></text:p>
          </table:table-cell>
          <table:covered-table-cell/>
          <table:covered-table-cell/>
          <table:table-cell table:style-name="Dictionary.G111" table:number-columns-spanned="3" office:value-type="string">
            <text:p text:style-name="P3">А обрій утікав. Я надбігав</text:p>
            <text:p text:style-name="P19"><text:span text:style-name="T72">щосил моїх. Та обрій </text:span><text:span text:style-name="T79">горлозгукий</text:span></text:p>
            <text:p text:style-name="P19"><text:span text:style-name="T72">пустився впрост. </text:span><text:span text:style-name="T86">(П‑1, 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p text:style-name="P59"><text:span text:style-name="T58">г</text:span><text:span text:style-name="T58">о</text:span><text:span text:style-name="T13"></text:span><text:span text:style-name="T58">рло</text:span></text:p>
            <text:p text:style-name="P45"><text:span text:style-name="T49">-а, </text:span><text:span text:style-name="T54">с.</text:span></text:p>
            <text:p text:style-name="P33">1) Передня частина шиї, всередині якої знаходиться початок стравоходу і дихальних шляхів. || Хрящовий канал, який є початком стравоходу і дихальних шляхів. <text:span text:style-name="T84">(С, )</text:span></text:p>
          </table:table-cell>
          <table:covered-table-cell/>
          <table:covered-table-cell/>
          <table:table-cell table:style-name="Dictionary.E112" table:number-columns-spanned="5" office:value-type="string">
            <text:p text:style-name="P56">звук</text:p>
            <text:p text:style-name="P37">ч.</text:p>
            <text:p text:style-name="P34">1) <text:span text:style-name="T71">род.</text:span> -у.Слухове відчуття, що викликається механічними коливаннями; те, що людина чує, сприймає органом слуху. || Спів, музика. || <text:span text:style-name="T71">перев.</text:span> <text:span text:style-name="T71">мн.</text:span> Мелодія.</text:p>
            <text:p text:style-name="P39"><text:span text:style-name="T26">4) </text:span><text:span text:style-name="T38">род.</text:span><text:span text:style-name="T26"> -а, </text:span><text:span text:style-name="T38">лінгв.</text:span><text:span text:style-name="T26"> Членороздільний елемент людської мови, утворюваний за допомогою органів мовлення. </text:span><text:span text:style-name="T38">Голосні звуки</text:span><text:span text:style-name="T26">.</text:span><text:span text:style-name="T38">Альвеолярні звуки</text:span><text:span text:style-name="T26">.</text:span><text:span text:style-name="T27"> </text:span><text:span text:style-name="T28">(С, 44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7</text:p>
          </table:table-cell>
          <table:table-cell table:style-name="Dictionary.B113" table:number-columns-spanned="2" office:value-type="string">
            <text:p text:style-name="P9">Двопóгляд</text:p>
            <text:p text:style-name="P8">-у, <text:span text:style-name="T72">ім., ч., інд.-авт.</text:span></text:p>
          </table:table-cell>
          <table:covered-table-cell/>
          <table:table-cell table:style-name="Dictionary.D113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два</text:span><text:span text:style-name="T106"> і </text:span><text:span text:style-name="T61">пóгляд</text:span></text:p>
          </table:table-cell>
          <table:covered-table-cell/>
          <table:covered-table-cell/>
          <table:table-cell table:style-name="Dictionary.G113" table:number-columns-spanned="3" office:value-type="string">
            <text:p text:style-name="P3">Та всеобрушає нестерпно</text:p>
            <text:p text:style-name="P19"><text:span text:style-name="T79">двопогляд</text:span><text:span text:style-name="T72">. У ньому ти сущий,</text:span></text:p>
            <text:p text:style-name="P3">померлий, пантруєш живого,</text:p>
            <text:p text:style-name="P19"><text:span text:style-name="T72">зориш за померлим – живий. </text:span><text:span text:style-name="T86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3" office:value-type="string">
            <text:p text:style-name="P54">два</text:p>
            <text:p text:style-name="P45"><text:span text:style-name="T54">ч.</text:span><text:span text:style-name="T49"> </text:span><text:span text:style-name="T54">і с.</text:span><text:span text:style-name="T49">, дві, </text:span><text:span text:style-name="T54">ж.</text:span><text:span text:style-name="T49">, двох, </text:span><text:span text:style-name="T54">числ.</text:span><text:span text:style-name="T49"> </text:span><text:span text:style-name="T54">кільк.</text:span></text:p>
            <text:p text:style-name="P33">1) Назва числа 2 і його цифрового позначення. || Кількість із двох одиниць. <text:span text:style-name="T84">(С, 274)</text:span></text:p>
          </table:table-cell>
          <table:covered-table-cell/>
          <table:covered-table-cell/>
          <table:table-cell table:style-name="Dictionary.E114" table:number-columns-spanned="5" office:value-type="string">
            <text:p text:style-name="P58"><text:span text:style-name="T58">п</text:span><text:span text:style-name="T58">о</text:span><text:span text:style-name="T13"></text:span><text:span text:style-name="T58">гляд</text:span></text:p>
            <text:p text:style-name="P46"><text:span text:style-name="T49">-у, </text:span><text:span text:style-name="T54">ч.</text:span></text:p>
            <text:p text:style-name="P34">1) Спрямованість, скерованість зору на кого-, що-небудь. || Вираз очей, манера дивитися. <text:span text:style-name="T71">Відводити погляд</text:span>. <text:span text:style-name="T71">Зустрічатися поглядом</text:span>.</text:p>
            <text:p text:style-name="P39"><text:span text:style-name="T26">2) Думка, судження про що-небудь. || </text:span><text:span text:style-name="T38">тільки мн.</text:span><text:span text:style-name="T26"> Система переконань, уявлень; світогляд, світосприймання.</text:span><text:span text:style-name="T27"> </text:span><text:soft-page-break/><text:span text:style-name="T28">(С, 10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8</text:p>
          </table:table-cell>
          <table:table-cell table:style-name="Dictionary.B115" table:number-columns-spanned="2" office:value-type="string">
            <text:p text:style-name="P9">Дзень-струнá</text:p>
            <text:p text:style-name="P8">-и, <text:span text:style-name="T72">ім., ж., інд.-авт.</text:span></text:p>
          </table:table-cell>
          <table:covered-table-cell/>
          <table:table-cell table:style-name="Dictionary.D115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дзень</text:span><text:span text:style-name="T106"> і </text:span><text:span text:style-name="T61">струнá</text:span></text:p>
          </table:table-cell>
          <table:covered-table-cell/>
          <table:covered-table-cell/>
          <table:table-cell table:style-name="Dictionary.G115" table:number-columns-spanned="3" office:value-type="string">
            <text:p text:style-name="P3">І думою одною</text:p>
            <text:p text:style-name="P19"><text:span text:style-name="T72">півсну кошлатить ся. І </text:span><text:span text:style-name="T79">дзень-струною</text:span></text:p>
            <text:p text:style-name="P19"><text:span text:style-name="T72">не йде це дивне диво з голови. </text:span><text:span text:style-name="T86">(П‑2, 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3" office:value-type="string">
            <text:p text:style-name="P54">дзень</text:p>
            <text:p text:style-name="P38">виг.</text:p>
            <text:p text:style-name="P45"><text:span text:style-name="T50">Уживається як присудок за </text:span><text:span text:style-name="T55">знач.</text:span><text:span text:style-name="T50"> дзенькати.</text:span><text:span text:style-name="T49"> </text:span><text:span text:style-name="T53">(С, )</text:span></text:p>
          </table:table-cell>
          <table:covered-table-cell/>
          <table:covered-table-cell/>
          <table:table-cell table:style-name="Dictionary.E116" table:number-columns-spanned="5" office:value-type="string">
            <text:p text:style-name="P58"><text:span text:style-name="T58">струн</text:span><text:span text:style-name="T58">а</text:span><text:span text:style-name="T13"></text:span></text:p>
            <text:p text:style-name="P46"><text:span text:style-name="T49">-и</text:span><text:span text:style-name="T4"></text:span><text:span text:style-name="T49">, </text:span><text:span text:style-name="T54">ж.</text:span></text:p>
            <text:p text:style-name="P34">1) Гнучка, пружна, туго натягнена нитка (металева, жильна і т. ін.) в музичних інструментах, що, коливаючись, створює звуки. || <text:span text:style-name="T71">тількимн.</text:span>, <text:span text:style-name="T71">перен.</text:span> Про звуки якого-небудь музичного інструмента; взагалі про музику, поезію.</text:p>
            <text:p text:style-name="P39"><text:span text:style-name="T26">2) </text:span><text:span text:style-name="T38">перен.</text:span><text:span text:style-name="T26"> Особливість кого-, чого-небудь, риса людини, властивість її характеру.</text:span><text:span text:style-name="T27"> </text:span><text:span text:style-name="T28">(С, 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59</text:p>
          </table:table-cell>
          <table:table-cell table:style-name="Dictionary.B117" table:number-columns-spanned="2" office:value-type="string">
            <text:p text:style-name="P9">Дивновзíр</text:p>
            <text:p text:style-name="P8">-зóру, <text:span text:style-name="T72">ім., ч., інд.-авт.</text:span></text:p>
          </table:table-cell>
          <table:covered-table-cell/>
          <table:table-cell table:style-name="Dictionary.D117" table:number-columns-spanned="3" office:value-type="string">
            <text:p text:style-name="P8"><text:span text:style-name="T88">утворене способом основоскладання і нульсуфіксальним, похідне від слів:</text:span><text:span text:style-name="T106"> </text:span><text:span text:style-name="T61">ди</text:span><text:span text:style-name="T13"></text:span><text:span text:style-name="T61">вний</text:span><text:span text:style-name="T106"> і </text:span><text:span text:style-name="T61">взі</text:span><text:span text:style-name="T13"></text:span><text:span text:style-name="T61">р</text:span></text:p>
          </table:table-cell>
          <table:covered-table-cell/>
          <table:covered-table-cell/>
          <table:table-cell table:style-name="Dictionary.G117" table:number-columns-spanned="3" office:value-type="string">
            <text:p text:style-name="P3">Там крила птаства рясно миготіли,</text:p>
            <text:p text:style-name="P19"><text:span text:style-name="T72">мережилася зелень </text:span><text:span text:style-name="T79">дивновзором</text:span><text:span text:style-name="T72">,</text:span></text:p>
            <text:p text:style-name="P3">а душу вже поймав самодоходжень</text:p>
            <text:p text:style-name="P19"><text:span text:style-name="T72">зухвалий холод і зухвалий жах. </text:span><text:span text:style-name="T86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3" office:value-type="string">
            <text:p text:style-name="P59"><text:span text:style-name="T58">д</text:span><text:span text:style-name="T58">и</text:span><text:span text:style-name="T13"></text:span><text:span text:style-name="T58">вний</text:span></text:p>
            <text:p text:style-name="P33">-а, -е.</text:p>
            <text:p text:style-name="P33"><text:soft-page-break/>1) 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33">2) Дуже гарний; чудовий, чарівний. <text:span text:style-name="T84">(С, )</text:span></text:p>
          </table:table-cell>
          <table:covered-table-cell/>
          <table:covered-table-cell/>
          <table:table-cell table:style-name="Dictionary.E118" table:number-columns-spanned="5" office:value-type="string">
            <text:p text:style-name="P56">взір</text:p>
            <text:p text:style-name="P46"><text:span text:style-name="T49">(узір), взору, </text:span><text:span text:style-name="T54">ч.</text:span><text:span text:style-name="T49">, </text:span><text:span text:style-name="T54">рідко</text:span><text:span text:style-name="T49">.</text:span></text:p>
            <text:p text:style-name="P34"><text:soft-page-break/>1) Зовнішній вигляд кого-, чого-небудь.</text:p>
            <text:p text:style-name="P39"><text:span text:style-name="T26">3) </text:span><text:span text:style-name="T38">діал.</text:span><text:span text:style-name="T26"> Зір, погляд.</text:span><text:span text:style-name="T27"> </text:span><text:span text:style-name="T28">(С, 12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0</text:p>
          </table:table-cell>
          <table:table-cell table:style-name="Dictionary.B119" table:number-columns-spanned="2" office:value-type="string">
            <text:p text:style-name="P9">Дляння</text:p>
            <text:p text:style-name="P8"><text:span text:style-name="T1">-</text:span>я, <text:span text:style-name="T72">ім., с., інд.-авт.</text:span></text:p>
          </table:table-cell>
          <table:covered-table-cell/>
          <table:table-cell table:style-name="Dictionary.D119" table:number-columns-spanned="3" office:value-type="string">
            <text:p text:style-name="P8"><text:span text:style-name="T88">утворене суфіксальним способом, похідне від слова</text:span> <text:span text:style-name="T60">для</text:span><text:span text:style-name="T14"></text:span><text:span text:style-name="T60">ти</text:span></text:p>
          </table:table-cell>
          <table:covered-table-cell/>
          <table:covered-table-cell/>
          <table:table-cell table:style-name="Dictionary.G119" table:number-columns-spanned="3" office:value-type="string">
            <text:p text:style-name="P3">У штольнях ночей вертикальних</text:p>
            <text:p text:style-name="P19"><text:span text:style-name="T72">іде схарапуджене </text:span><text:span text:style-name="T79">дляння</text:span></text:p>
            <text:p text:style-name="P19"><text:span text:style-name="T72">всебезруху… </text:span><text:span text:style-name="T86">(П‑1, 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8" office:value-type="string">
            <text:p text:style-name="P58"><text:span text:style-name="T58">дл</text:span><text:span text:style-name="T58">я</text:span><text:span text:style-name="T13"></text:span><text:span text:style-name="T58">ти</text:span></text:p>
            <text:p text:style-name="P46"><text:span text:style-name="T49">дляю, дляєш, </text:span><text:span text:style-name="T54">недок.</text:span><text:span text:style-name="T49">, </text:span><text:span text:style-name="T54">розм.</text:span><text:span text:style-name="T49">, </text:span><text:span text:style-name="T54">рідко</text:span><text:span text:style-name="T49">.</text:span></text:p>
            <text:p text:style-name="P34">Не поспішати робити що-небудь; затягувати.<text:span text:style-name="T100"> </text:span><text:span text:style-name="T101">(С, 30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1</text:p>
          </table:table-cell>
          <table:table-cell table:style-name="Dictionary.B121" table:number-columns-spanned="2" office:value-type="string">
            <text:p text:style-name="P9">Додóсвіт</text:p>
            <text:p text:style-name="P8">-у, ім., <text:span text:style-name="T72">ч., інд.-авт.</text:span></text:p>
          </table:table-cell>
          <table:covered-table-cell/>
          <table:table-cell table:style-name="Dictionary.D121" table:number-columns-spanned="3" office:value-type="string">
            <text:p text:style-name="P8"><text:span text:style-name="T88">утворене префіксальним способом, похідне від слова</text:span> <text:span text:style-name="T60">до</text:span><text:span text:style-name="T14"></text:span><text:span text:style-name="T60">світ</text:span></text:p>
          </table:table-cell>
          <table:covered-table-cell/>
          <table:covered-table-cell/>
          <table:table-cell table:style-name="Dictionary.G121" table:number-columns-spanned="3" office:value-type="string">
            <text:p text:style-name="P19"><text:span text:style-name="T72">Там ще </text:span><text:span text:style-name="T79">додосвіт</text:span><text:span text:style-name="T72">. Смерком облягло</text:span></text:p>
            <text:p text:style-name="P19"><text:span text:style-name="T72">ледачі верби, сторожкі тополі… </text:span><text:span text:style-name="T86">(П‑2, 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8" office:value-type="string">
            <text:p text:style-name="P58"><text:span text:style-name="T58">д</text:span><text:span text:style-name="T58">о</text:span><text:span text:style-name="T13"></text:span><text:span text:style-name="T58">світ</text:span></text:p>
            <text:p text:style-name="P46"><text:span text:style-name="T49">-у, </text:span><text:span text:style-name="T54">ч.</text:span></text:p>
            <text:p text:style-name="P34">Час доби перед сходом сонця, світанком.<text:span text:style-name="T100"> </text:span><text:span text:style-name="T101">(С, 32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2</text:p>
          </table:table-cell>
          <table:table-cell table:style-name="Dictionary.B123" table:number-columns-spanned="2" office:value-type="string">
            <text:p text:style-name="P9">Душекрóна</text:p>
            <text:p text:style-name="P8">-и, <text:span text:style-name="T72">ім., ж., інд.-авт.</text:span></text:p>
          </table:table-cell>
          <table:covered-table-cell/>
          <table:table-cell table:style-name="Dictionary.D12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душá</text:span><text:span text:style-name="T106"> і </text:span><text:span text:style-name="T61">крóна</text:span></text:p>
          </table:table-cell>
          <table:covered-table-cell/>
          <table:covered-table-cell/>
          <table:table-cell table:style-name="Dictionary.G123" table:number-columns-spanned="3" office:value-type="string">
            <text:p text:style-name="P3">Ця розлука душ - </text:p>
            <text:p text:style-name="P3">одна загасла, друга спалахнула</text:p>
            <text:p text:style-name="P3">(лиш не твоя, бо смертна павза вже</text:p>
            <text:p text:style-name="P19"><text:span text:style-name="T72">обтяла зароділу </text:span><text:span text:style-name="T79">душекрону</text:span><text:span text:style-name="T72">)… </text:span><text:span text:style-name="T86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3" office:value-type="string">
            <text:p text:style-name="P59"><text:span text:style-name="T58">душ</text:span><text:span text:style-name="T58">а</text:span><text:span text:style-name="T13"></text:span></text:p>
            <text:p text:style-name="P45"><text:span text:style-name="T49">-і, </text:span><text:span text:style-name="T54">ж.</text:span></text:p>
            <text:p text:style-name="P33"><text:soft-page-break/>1) 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33">2) 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 <text:span text:style-name="T84">(С, 333)</text:span></text:p>
          </table:table-cell>
          <table:covered-table-cell/>
          <table:covered-table-cell/>
          <table:table-cell table:style-name="Dictionary.E124" table:number-columns-spanned="5" office:value-type="string">
            <text:p text:style-name="P58"><text:span text:style-name="T58">кр</text:span><text:span text:style-name="T58">о</text:span><text:span text:style-name="T13"></text:span><text:span text:style-name="T58">на</text:span></text:p>
            <text:p text:style-name="P46"><text:span text:style-name="T45">I </text:span><text:span text:style-name="T49">-и, </text:span><text:span text:style-name="T54">ж.</text:span></text:p>
            <text:p text:style-name="P34"><text:soft-page-break/>Верхня частина дерева, що являє собою сукупність його гілок.<text:span text:style-name="T100"> </text:span><text:span text:style-name="T101">(С, 5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3</text:p>
          </table:table-cell>
          <table:table-cell table:style-name="Dictionary.B125" table:number-columns-spanned="2" office:value-type="string">
            <text:p text:style-name="P9">Живоднí</text:p>
            <text:p text:style-name="P8">-íв, <text:span text:style-name="T72">ім., мн., інд.-авт.</text:span></text:p>
          </table:table-cell>
          <table:covered-table-cell/>
          <table:table-cell table:style-name="Dictionary.D125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живий</text:span><text:span text:style-name="T106"> і </text:span><text:span text:style-name="T61">дні</text:span></text:p>
          </table:table-cell>
          <table:covered-table-cell/>
          <table:covered-table-cell/>
          <table:table-cell table:style-name="Dictionary.G125" table:number-columns-spanned="3" office:value-type="string">
            <text:p text:style-name="P19"><text:span text:style-name="T72">Коли протліла згага </text:span><text:span text:style-name="T79">живоднів</text:span></text:p>
            <text:p text:style-name="P3">ураз попустить серце, ніби напад</text:p>
            <text:p text:style-name="P3">нагальної недуги, в смертний запад,</text:p>
            <text:p text:style-name="P19"><text:span text:style-name="T72">у феєричні полиски жалів. </text:span><text:span text:style-name="T86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3" office:value-type="string">
            <text:p text:style-name="P59"><text:span text:style-name="T58">жив</text:span><text:span text:style-name="T58">и</text:span><text:span text:style-name="T13"></text:span><text:span text:style-name="T58">й</text:span></text:p>
            <text:p text:style-name="P33">-а, -е.</text:p>
            <text:p text:style-name="P40"><text:span text:style-name="T26">1) Який існує, здійснює обмін речовин із зовнішнім середовищем, здатний рости, розмножуватися; </text:span><text:span text:style-name="T38">прот.</text:span><text:span text:style-name="T26"> мертвий. || Який є невід'ємною ознакою істоти, що живе, існує. || </text:span><text:span text:style-name="T38">у </text:span><text:soft-page-break/><text:span text:style-name="T38">знач.</text:span><text:span text:style-name="T26"> </text:span><text:span text:style-name="T38">ім.</text:span><text:span text:style-name="T26"> живе, -вого, </text:span><text:span text:style-name="T38">с.</text:span><text:span text:style-name="T26"> Все, що виявляє ознаки життя, що живе, існує. || Якого створюють рослини, тварини, люди. </text:span><text:span text:style-name="T29">(С, 367)</text:span></text:p>
          </table:table-cell>
          <table:covered-table-cell/>
          <table:covered-table-cell/>
          <table:table-cell table:style-name="Dictionary.E126" table:number-columns-spanned="5" office:value-type="string">
            <text:p text:style-name="P56">день</text:p>
            <text:p text:style-name="P47"><text:span text:style-name="T49">дня, </text:span><text:span text:style-name="T54">ч.</text:span></text:p>
            <text:p text:style-name="P49">1) Частина доби від сходу до заходу сонця, від ранку до вечора. || Про денне світло.</text:p>
            <text:p text:style-name="P50"><text:span text:style-name="T26">4) </text:span><text:span text:style-name="T38">тільки мн.</text:span><text:span text:style-name="T26">, </text:span><text:span text:style-name="T38">чого</text:span><text:span text:style-name="T26">, </text:span><text:span text:style-name="T38">які</text:span><text:span text:style-name="T26">. Час, період у житті людини, народу. || </text:span><text:span text:style-name="T38">чиї</text:span><text:span text:style-name="T26">. Життя.</text:span><text:span text:style-name="T27"> </text:span><text:span text:style-name="T28">(С, </text:span><text:soft-page-break/><text:span text:style-name="T28">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4</text:p>
          </table:table-cell>
          <table:table-cell table:style-name="Dictionary.B127" table:number-columns-spanned="2" office:value-type="string">
            <text:p text:style-name="P9">Життєсмéрть</text:p>
            <text:p text:style-name="P8">-і, <text:span text:style-name="T72">ім., ж., інд.-авт.</text:span></text:p>
          </table:table-cell>
          <table:covered-table-cell/>
          <table:table-cell table:style-name="Dictionary.D127" table:number-columns-spanned="3" office:value-type="string">
            <text:p text:style-name="P8"><text:span text:style-name="T88">утворене способом основоскладання, </text:span><text:span text:style-name="T88">похідне від слів:</text:span><text:span text:style-name="T106"> </text:span><text:span text:style-name="T61">життя</text:span><text:span text:style-name="T106"> і </text:span><text:span text:style-name="T61">сме</text:span><text:span text:style-name="T13"></text:span><text:span text:style-name="T61">рть</text:span></text:p>
          </table:table-cell>
          <table:covered-table-cell/>
          <table:covered-table-cell/>
          <table:table-cell table:style-name="Dictionary.G127" table:number-columns-spanned="3" office:value-type="string">
            <text:p text:style-name="P3">Сховати ся од долі – не судилось.</text:p>
            <text:p text:style-name="P3">Ударив грім – і зразу шкереберть</text:p>
            <text:p text:style-name="P3">пішло життя. І ость ти – все, що снилось,</text:p>
            <text:p text:style-name="P19"><text:span text:style-name="T72">як смертеіснування й </text:span><text:span text:style-name="T79">життєсмерть</text:span><text:span text:style-name="T72">. </text:span><text:span text:style-name="T86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3" office:value-type="string">
            <text:p text:style-name="P59"><text:span text:style-name="T58">житт</text:span><text:span text:style-name="T58">я</text:span><text:span text:style-name="T13"></text:span></text:p>
            <text:p text:style-name="P45"><text:span text:style-name="T49">-я, </text:span><text:span text:style-name="T54">с.</text:span></text:p>
            <text:p text:style-name="P33">1) Вища форма існування матерії, найхарактернішими рисами якої є обмін речовин, самооновлення, самовідтворення. || Існування всього живого; <text:span text:style-name="T71">прот.</text:span> смерть.</text:p>
            <text:p text:style-name="P33">2) Стан живого організму в стадії розвитку, зросту.</text:p>
            <text:p text:style-name="P33">3) Період існування кого-небудь; вік. || Все пережите, зроблене людиною за час її існування; біографія.</text:p>
            <text:p text:style-name="P33">4) Спосіб існування кого-небудь. <text:span text:style-name="T84">(С, 369)</text:span></text:p>
          </table:table-cell>
          <table:covered-table-cell/>
          <table:covered-table-cell/>
          <table:table-cell table:style-name="Dictionary.E128" table:number-columns-spanned="5" office:value-type="string">
            <text:p text:style-name="P56">смерть</text:p>
            <text:p text:style-name="P46"><text:span text:style-name="T49">-і, </text:span><text:span text:style-name="T54">ж.</text:span></text:p>
            <text:p text:style-name="P34">1) Припинення життєдіяльності організму і загибель його; припинення біологічного обміну речовин в організмі або його частині.<text:span text:style-name="T71">Фізіологічна смерть</text:span>.</text:p>
            <text:p text:style-name="P46"><text:span text:style-name="T50">2) Припинення існування людини, тварини; </text:span><text:span text:style-name="T55">прот.</text:span><text:span text:style-name="T50"> життя; кончина, скін. || Те саме, що Смертна кара (</text:span><text:span text:style-name="T55">див.</text:span><text:span text:style-name="T50"> смертний). || </text:span><text:span text:style-name="T55">кому</text:span><text:span text:style-name="T50">. Уживається як заклик до помсти, відплати. || Персоніфікація кончини – людський скелет, звичайно з косою. || </text:span><text:span text:style-name="T55">перен.</text:span><text:span text:style-name="T50"> Загибель, припинення існування чого-небудь. || </text:span><text:span text:style-name="T55">перен.</text:span><text:span text:style-name="T50"> Занепад чого-небудь.</text:span><text:span text:style-name="T51"> </text:span><text:soft-page-break/><text:span text:style-name="T52">(С, 134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5</text:p>
          </table:table-cell>
          <table:table-cell table:style-name="Dictionary.B129" table:number-columns-spanned="2" office:value-type="string">
            <text:p text:style-name="P9">Життєтóки</text:p>
            <text:p text:style-name="P8">-ів, <text:span text:style-name="T72">ім., мн., інд.-авт.</text:span></text:p>
          </table:table-cell>
          <table:covered-table-cell/>
          <table:table-cell table:style-name="Dictionary.D129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життя</text:span><text:span text:style-name="T106"> і </text:span><text:span text:style-name="T61">тóки</text:span></text:p>
          </table:table-cell>
          <table:covered-table-cell/>
          <table:covered-table-cell/>
          <table:table-cell table:style-name="Dictionary.G129" table:number-columns-spanned="3" office:value-type="string">
            <text:p text:style-name="P3">Нарешті збір, нарешті збір померлих днів і років,</text:p>
            <text:p text:style-name="P19"><text:span text:style-name="T72">мов ґрати чорних спроневір і ярих </text:span><text:span text:style-name="T79">життєтоків</text:span><text:span text:style-name="T72">… </text:span><text:span text:style-name="T86">(П‑2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3" office:value-type="string">
            <text:p text:style-name="P8"><text:span text:style-name="T61">життя</text:span><text:span text:style-name="T106"> (див 63)</text:span></text:p>
          </table:table-cell>
          <table:covered-table-cell/>
          <table:covered-table-cell/>
          <table:table-cell table:style-name="Dictionary.E130" table:number-columns-spanned="5" office:value-type="string">
            <text:p text:style-name="P57">тік</text:p>
            <text:p text:style-name="P46"><text:span text:style-name="T49">то</text:span><text:span text:style-name="T48"></text:span><text:span text:style-name="T49">ку, </text:span><text:span text:style-name="T54">ч.</text:span></text:p>
            <text:p text:style-name="P34">1) Розчищене місце, спеціально підготовлений майданчик надворі або в приміщенні для молотьби, очищення і просушування зерна.</text:p>
            <text:p text:style-name="P34">2) Скирти, стіжки, ожереди і т. ін., що стоять на такому місці.<text:span text:style-name="T100"> </text:span><text:span text:style-name="T101">(С, 145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6</text:p>
          </table:table-cell>
          <table:table-cell table:style-name="Dictionary.B131" table:number-columns-spanned="2" office:value-type="string">
            <text:p text:style-name="P9">За-світи</text:p>
            <text:p text:style-name="P8">-ів, <text:span text:style-name="T72">ім., мн. інд.-авт.</text:span></text:p>
          </table:table-cell>
          <table:covered-table-cell/>
          <table:table-cell table:style-name="Dictionary.D131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за</text:span><text:span text:style-name="T106"> і </text:span><text:span text:style-name="T61">світи</text:span></text:p>
          </table:table-cell>
          <table:covered-table-cell/>
          <table:covered-table-cell/>
          <table:table-cell table:style-name="Dictionary.G131" table:number-columns-spanned="3" office:value-type="string">
            <text:p text:style-name="P3">І не держу надії в бозі,</text:p>
            <text:p text:style-name="P19"><text:span text:style-name="T72">коли пірвався в </text:span><text:span text:style-name="T79">за-світи</text:span><text:span text:style-name="T72">. </text:span><text:span text:style-name="T86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3" office:value-type="string">
            <text:p text:style-name="P54">за</text:p>
            <text:p text:style-name="P45"><text:span text:style-name="T45">I </text:span><text:span text:style-name="T54">прийм.</text:span><text:span text:style-name="T49">, </text:span><text:span text:style-name="T54">з род.</text:span><text:span text:style-name="T49">, </text:span><text:span text:style-name="T54">знах.</text:span><text:span text:style-name="T49"> </text:span><text:span text:style-name="T54">і оруд.</text:span><text:span text:style-name="T49"> </text:span><text:span text:style-name="T54">відмінками</text:span><text:span text:style-name="T49">. Сполучення з </text:span><text:span text:style-name="T54">прийм.</text:span><text:span text:style-name="T49"> за виражають: Просторові відношення:</text:span></text:p>
            <text:p text:style-name="P40"><text:span text:style-name="T26">1) </text:span><text:span text:style-name="T38">із знах.</text:span><text:span text:style-name="T26"> </text:span><text:span text:style-name="T38">і оруд. в.</text:span><text:span text:style-name="T26"> Вказує на предмет, місце і т. ін.: а) за межі яких спрямовані дія, рух (</text:span><text:span text:style-name="T38">знах. в.</text:span><text:span text:style-name="T26">); б) позад, по той бік яких хто-, що-небудь знаходиться, міститься, перебуває або щось відбувається (</text:span><text:span text:style-name="T38">оруд. в.</text:span><text:span text:style-name="T26">). || У </text:span><text:span text:style-name="T38">сполуч.</text:span><text:span text:style-name="T26"> зі </text:span><text:span text:style-name="T38">сл.</text:span><text:span text:style-name="T26"> сідати (сидіти, сісти), </text:span><text:soft-page-break/><text:span text:style-name="T26">стояти (стати) і т. ін. вказує на предмет, біля якого хто-небудь розташовується, щоб виконати певну дію, або хтось знаходиться, виконуючи що-небудь. </text:span><text:span text:style-name="T29">(С, 373)</text:span></text:p>
          </table:table-cell>
          <table:covered-table-cell/>
          <table:covered-table-cell/>
          <table:table-cell table:style-name="Dictionary.E132" table:number-columns-spanned="5" office:value-type="string">
            <text:p text:style-name="P56">світ</text:p>
            <text:p text:style-name="P46"><text:span text:style-name="T45">II </text:span><text:span text:style-name="T49">-у </text:span><text:span text:style-name="T54">і заст.</text:span><text:span text:style-name="T49"> -а, </text:span><text:span text:style-name="T54">ч.</text:span></text:p>
            <text:p text:style-name="P34">1) Сукупність усіх форм матерії як єдине ціле; всесвіт. <text:span text:style-name="T71">Геоцентрична система світу</text:span>.<text:span text:style-name="T100"> </text:span><text:span text:style-name="T101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7</text:p>
          </table:table-cell>
          <table:table-cell table:style-name="Dictionary.B133" table:number-columns-spanned="2" office:value-type="string">
            <text:p text:style-name="P9">Зимносхíд</text:p>
            <text:p text:style-name="P8">-у, <text:span text:style-name="T72">ім., ч., інд.-авт.</text:span></text:p>
          </table:table-cell>
          <table:covered-table-cell/>
          <table:table-cell table:style-name="Dictionary.D133" table:number-columns-spanned="3" office:value-type="string">
            <text:p text:style-name="P8"><text:span text:style-name="T88">утворене способом основоскладання і нульсуфіксальним, похідне від слів:</text:span><text:span text:style-name="T106"> </text:span><text:span text:style-name="T61">зи</text:span><text:span text:style-name="T13"></text:span><text:span text:style-name="T61">мно</text:span><text:span text:style-name="T106"> і </text:span><text:span text:style-name="T61">схо</text:span><text:span text:style-name="T13"></text:span><text:span text:style-name="T61">дити</text:span></text:p>
          </table:table-cell>
          <table:covered-table-cell/>
          <table:covered-table-cell/>
          <table:table-cell table:style-name="Dictionary.G133" table:number-columns-spanned="3" office:value-type="string">
            <text:p text:style-name="P3">Довкруги - </text:p>
            <text:p text:style-name="P19"><text:span text:style-name="T72">лише вітри з шпаркого </text:span><text:span text:style-name="T79">зимносходу</text:span><text:span text:style-name="T72">. </text:span><text:span text:style-name="T86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3" office:value-type="string">
            <text:p text:style-name="P59"><text:span text:style-name="T58">з</text:span><text:span text:style-name="T58">и</text:span><text:span text:style-name="T13"></text:span><text:span text:style-name="T58">мно</text:span></text:p>
            <text:p text:style-name="P45"><text:span text:style-name="T45">I </text:span><text:span text:style-name="T54">розм.</text:span></text:p>
            <text:p text:style-name="P33">1) Присл. до зимний <text:span text:style-name="T84">(С, 459)</text:span></text:p>
          </table:table-cell>
          <table:covered-table-cell/>
          <table:covered-table-cell/>
          <table:table-cell table:style-name="Dictionary.E134" table:number-columns-spanned="5" office:value-type="string">
            <text:p text:style-name="P56">схо<text:span text:style-name="T16"></text:span>дити</text:p>
            <text:p text:style-name="P46"><text:span text:style-name="T45">I </text:span><text:span text:style-name="T49">схо</text:span><text:span text:style-name="T4"></text:span><text:span text:style-name="T49">дити</text:span></text:p>
            <text:p text:style-name="P34"><text:span text:style-name="T71">і рідше </text:span>зіходити, -джу, -диш, <text:span text:style-name="T71">недок.</text:span>, зійти, зійду, зійдеш, <text:span text:style-name="T71">док.</text:span></text:p>
            <text:p text:style-name="P39"><text:span text:style-name="T26">3) </text:span><text:span text:style-name="T38">перен.</text:span><text:span text:style-name="T26"> Наближатися, поширюючись, ніби опускаючись (про вечір, сутінки і т. ін.). || </text:span><text:span text:style-name="T38">на кого </text:span><text:span text:style-name="T26">– </text:span><text:span text:style-name="T38">що</text:span><text:span text:style-name="T26">, </text:span><text:span text:style-name="T38">розм.</text:span><text:span text:style-name="T26"> </text:span><text:span text:style-name="T38">кому до чого</text:span><text:span text:style-name="T26">, </text:span><text:span text:style-name="T38">книжн.</text:span><text:span text:style-name="T26">Охоплювати кого-небудь, оволодівати кимсь (про почуття, стан і т. ін.).</text:span><text:span text:style-name="T27"> </text:span><text:span text:style-name="T28">(С, 14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8</text:p>
          </table:table-cell>
          <table:table-cell table:style-name="Dictionary.B135" table:number-columns-spanned="2" office:value-type="string">
            <text:p text:style-name="P9">Знеголоснíл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35" table:number-columns-spanned="3" office:value-type="string">
            <text:p text:style-name="P8"><text:span text:style-name="T88">утворене суфіксальним способом, похідне від слова</text:span><text:span text:style-name="T106"> </text:span><text:span text:style-name="T61">знеголосніти </text:span><text:span text:style-name="T67">— позбавитися голосу</text:span></text:p>
          </table:table-cell>
          <table:covered-table-cell/>
          <table:covered-table-cell/>
          <table:table-cell table:style-name="Dictionary.G135" table:number-columns-spanned="3" office:value-type="string">
            <text:p text:style-name="P3">…це кождочасне поривання в смерть ,</text:p>
            <text:p text:style-name="P3">щоб з неї виринати в знавіснілий</text:p>
            <text:p text:style-name="P19"><text:span text:style-name="T72">хрипкий чи геть </text:span><text:span text:style-name="T79">знеголоснілий</text:span><text:span text:style-name="T72"> крик. </text:span><text:span text:style-name="T86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8" office:value-type="string">
            <text:p text:style-name="P19"><text:span text:style-name="T61">Знеголосніти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69</text:p>
          </table:table-cell>
          <table:table-cell table:style-name="Dictionary.B137" table:number-columns-spanned="2" office:value-type="string">
            <text:p text:style-name="P9">Золотокíнва</text:p>
            <text:p text:style-name="P8"><text:soft-page-break/>-и, <text:span text:style-name="T72">ім., ж., інд.-авт.</text:span></text:p>
          </table:table-cell>
          <table:covered-table-cell/>
          <table:table-cell table:style-name="Dictionary.D137" table:number-columns-spanned="3" office:value-type="string">
            <text:p text:style-name="P8"><text:span text:style-name="T88">утворене способом </text:span><text:soft-page-break/><text:span text:style-name="T88">основоскладання, похідне від слів:</text:span><text:span text:style-name="T106"> </text:span><text:span text:style-name="T61">золотий</text:span><text:span text:style-name="T106"> і </text:span><text:span text:style-name="T61">кíнва</text:span></text:p>
          </table:table-cell>
          <table:covered-table-cell/>
          <table:covered-table-cell/>
          <table:table-cell table:style-name="Dictionary.G137" table:number-columns-spanned="3" office:value-type="string">
            <text:p text:style-name="P19"><text:span text:style-name="T79">Золотокінва</text:span><text:span text:style-name="T72"> – пади-но,</text:span></text:p>
            <text:p text:style-name="P19"><text:soft-page-break/><text:span text:style-name="T72">спади з лиця в глиб-синь-серця. </text:span><text:span text:style-name="T86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3" office:value-type="string">
            <text:p text:style-name="P59"><text:span text:style-name="T58">золот</text:span><text:span text:style-name="T58">и</text:span><text:span text:style-name="T13"></text:span><text:span text:style-name="T58">й</text:span></text:p>
            <text:p text:style-name="P33">-а, -е.</text:p>
            <text:p text:style-name="P33">4) Який своїм кольором нагадує золото; блискучо-жовтий, оранжевий.<text:span text:style-name="T71">Золота осінь</text:span>. <text:span text:style-name="T71">Золота рибка</text:span>.</text:p>
            <text:p text:style-name="P33">5) <text:span text:style-name="T71">перен.</text:span> Дуже цінний, вартий поваги (про людину, її характер і т. ін.). <text:span text:style-name="T71">Золоте серце</text:span>. <text:span text:style-name="T71">Золоті руки</text:span>.</text:p>
            <text:p text:style-name="P33">6) <text:span text:style-name="T71">перен.</text:span> Який дає людям радість, щастя; прекрасний, щасливий.<text:span text:style-name="T71">Золоте дитинство</text:span>.</text:p>
            <text:p text:style-name="P40"><text:span text:style-name="T26">7) </text:span><text:span text:style-name="T38">перен.</text:span><text:span text:style-name="T26"> Дорогий, любий (у </text:span><text:span text:style-name="T38">пестл.</text:span><text:span text:style-name="T26"> звертанні до кого-небудь). </text:span><text:span text:style-name="T29">(С, 475)</text:span></text:p>
          </table:table-cell>
          <table:covered-table-cell/>
          <table:covered-table-cell/>
          <table:table-cell table:style-name="Dictionary.E138" table:number-columns-spanned="5" office:value-type="string">
            <text:p text:style-name="P58"><text:span text:style-name="T60">кінва</text:span><text:span text:style-name="T17"></text:span></text:p>
            <text:p text:style-name="P46"><text:span text:style-name="T45">II </text:span><text:span text:style-name="T49">кінва</text:span><text:span text:style-name="T46"></text:span></text:p>
            <text:p text:style-name="P34">-и, <text:span text:style-name="T71">ж.</text:span>, <text:span text:style-name="T71">розм.</text:span></text:p>
            <text:p text:style-name="P10"><text:span text:style-name="T43">Збірн. до </text:span><text:a xlink:type="simple" xlink:href="http://www.lingvo.ua/uk/Translate/uk-uk/кінь"><text:span text:style-name="T99">кінь</text:span></text:a><text:span text:style-name="T43">.</text:span><text:span text:style-name="T42"> </text:span><text:span text:style-name="T41">(С, 54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0</text:p>
          </table:table-cell>
          <table:table-cell table:style-name="Dictionary.B139" table:number-columns-spanned="2" office:value-type="string">
            <text:p text:style-name="P8"><text:span text:style-name="T59">З-</text:span><text:span text:style-name="T12">понадсвíтній</text:span></text:p>
            <text:p text:style-name="P8">-я, -є, <text:span text:style-name="T73">прикм., </text:span><text:span text:style-name="T72">інд.-авт.</text:span></text:p>
          </table:table-cell>
          <table:covered-table-cell/>
          <table:table-cell table:style-name="Dictionary.D139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з</text:span><text:span text:style-name="T67">-</text:span><text:span text:style-name="T61">понад</text:span><text:span text:style-name="T106"> і </text:span><text:span text:style-name="T61">світ</text:span></text:p>
          </table:table-cell>
          <table:covered-table-cell/>
          <table:covered-table-cell/>
          <table:table-cell table:style-name="Dictionary.G139" table:number-columns-spanned="3" office:value-type="string">
            <text:p text:style-name="P3">…аж сіла зірка на дроту й щебече</text:p>
            <text:p text:style-name="P19"><text:span text:style-name="T72">і сяє горлом – </text:span><text:span text:style-name="T79">з-понадсвітній</text:span><text:span text:style-name="T72"> спів. </text:span><text:span text:style-name="T86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3" office:value-type="string">
            <text:p text:style-name="P59"><text:span text:style-name="T58">з-п</text:span><text:span text:style-name="T58">о</text:span><text:span text:style-name="T13"></text:span><text:span text:style-name="T58">над</text:span></text:p>
            <text:p text:style-name="P45"><text:span text:style-name="T54">прийм.</text:span><text:span text:style-name="T49">, </text:span><text:span text:style-name="T54">з род. в.</text:span></text:p>
            <text:p text:style-name="P40"><text:span text:style-name="T26">Вказує на предмет, через верхній край якого спрямовано дію, рух. || Вказує на предмет, місце, у безпосередній близькості від якого починається якась </text:span><text:soft-page-break/><text:span text:style-name="T26">дія. </text:span><text:span text:style-name="T29">(С, 478)</text:span></text:p>
          </table:table-cell>
          <table:covered-table-cell/>
          <table:covered-table-cell/>
          <table:table-cell table:style-name="Dictionary.E140" table:number-columns-spanned="5" office:value-type="string">
            <text:p text:style-name="P19"><text:span text:style-name="T60">світ</text:span><text:span text:style-name="T65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1</text:p>
          </table:table-cell>
          <table:table-cell table:style-name="Dictionary.B141" table:number-columns-spanned="2" office:value-type="string">
            <text:p text:style-name="P9">Іспередлíт</text:p>
            <text:p text:style-name="P4">присл., інд.-авт.</text:p>
          </table:table-cell>
          <table:covered-table-cell/>
          <table:table-cell table:style-name="Dictionary.D141" table:number-columns-spanned="3" office:value-type="string">
            <text:p text:style-name="P8"><text:span text:style-name="T87">утворене способом основоскладання, </text:span><text:span text:style-name="T87">похідне від слів:</text:span> <text:span text:style-name="T60">спе</text:span><text:span text:style-name="T61"></text:span><text:span text:style-name="T60">ред</text:span> і <text:span text:style-name="T60">літ</text:span>.</text:p>
          </table:table-cell>
          <table:covered-table-cell/>
          <table:covered-table-cell/>
          <table:table-cell table:style-name="Dictionary.G141" table:number-columns-spanned="3" office:value-type="string">
            <text:p text:style-name="P3">Ось твоя подоба</text:p>
            <text:p text:style-name="P19"><text:span text:style-name="T72">подвижництво людське – </text:span><text:span text:style-name="T79">іспередліт</text:span><text:span text:style-name="T72">. </text:span><text:span text:style-name="T86">(П‑2, 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3" office:value-type="string">
            <text:p text:style-name="P59"><text:span text:style-name="T62">сп</text:span><text:span text:style-name="T62">е</text:span><text:span text:style-name="T13"></text:span><text:span text:style-name="T62">реду</text:span></text:p>
            <text:p text:style-name="P45"><text:span text:style-name="T49">3) </text:span><text:span text:style-name="T54">присл.</text:span><text:span text:style-name="T49">, </text:span><text:span text:style-name="T54">рідко</text:span><text:span text:style-name="T49">. Раніше, в минулому; перед цим.</text:span></text:p>
            <text:p text:style-name="P44"><text:span text:style-name="T20">4) </text:span><text:span text:style-name="T37">прийм.</text:span><text:span text:style-name="T20">, </text:span><text:span text:style-name="T37">з род. в.</text:span><text:span text:style-name="T20"> Уживається для означення місця перед ким-, чим-небудь; на передньому боці чогось. </text:span><text:span text:style-name="T40">(С, 1361-1364)</text:span></text:p>
          </table:table-cell>
          <table:covered-table-cell/>
          <table:covered-table-cell/>
          <table:table-cell table:style-name="Dictionary.E142" table:number-columns-spanned="5" office:value-type="string">
            <text:p text:style-name="P58"><text:span text:style-name="T58">літ</text:span><text:span text:style-name="T58">а</text:span><text:span text:style-name="T13"></text:span></text:p>
            <text:p text:style-name="P46"><text:span text:style-name="T49">літ, </text:span><text:span text:style-name="T54">мн.</text:span></text:p>
            <text:p text:style-name="P34">1) Період часу в кілька років; роки.<text:span text:style-name="T100"> </text:span><text:span text:style-name="T101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2</text:p>
          </table:table-cell>
          <table:table-cell table:style-name="Dictionary.B143" table:number-columns-spanned="2" office:value-type="string">
            <text:p text:style-name="P9">Крайóкрай</text:p>
            <text:p text:style-name="P8">крайóкраю, <text:span text:style-name="T72">ім., ч., інд.-авт.</text:span></text:p>
          </table:table-cell>
          <table:covered-table-cell/>
          <table:table-cell table:style-name="Dictionary.D143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край</text:span><text:span text:style-name="T106"> і </text:span><text:span text:style-name="T61">край</text:span></text:p>
          </table:table-cell>
          <table:covered-table-cell/>
          <table:covered-table-cell/>
          <table:table-cell table:style-name="Dictionary.G143" table:number-columns-spanned="3" office:value-type="string">
            <text:p text:style-name="P19"><text:span text:style-name="T72">З </text:span><text:span text:style-name="T79">крайокраю</text:span><text:span text:style-name="T72">, з цієї високості,</text:span></text:p>
            <text:p text:style-name="P19"><text:span text:style-name="T72">пади, згорнувши крила, до долин… </text:span><text:span text:style-name="T86">(П‑1, 40);</text:span></text:p>
            <text:p text:style-name="P19"><text:span text:style-name="T72">Єси ти за </text:span><text:span text:style-name="T79">крайокраєм</text:span><text:span text:style-name="T72">, чаїшся</text:span></text:p>
            <text:p text:style-name="P19"><text:span text:style-name="T72">од мого неоговтаного погляду… </text:span><text:span text:style-name="T86">(П‑1, 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8" office:value-type="string">
            <text:p text:style-name="P56">край</text:p>
            <text:p text:style-name="P46"><text:span text:style-name="T45">I </text:span><text:span text:style-name="T49">-ю, </text:span><text:span text:style-name="T54">ч.</text:span></text:p>
            <text:p text:style-name="P46"><text:span text:style-name="T50">1) Лінія, що обмежує поверхню чого-небудь, а також те, що прилягає до цієї лінії; кінець (</text:span><text:span text:style-name="T55">див.</text:span><text:span text:style-name="T50"> кінець 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34"><text:span text:style-name="T58">II </text:span><text:span text:style-name="T71">прийм.</text:span> <text:span text:style-name="T71">з род. в.</text:span></text:p>
            <text:p text:style-name="P34">Указує на місцезнаходження предмета поблизу іншого; біля, коло.<text:span text:style-name="T100"> </text:span><text:span text:style-name="T101">(С, 58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3</text:p>
          </table:table-cell>
          <table:table-cell table:style-name="Dictionary.B145" table:number-columns-spanned="2" office:value-type="string">
            <text:p text:style-name="P9">Крайсебé</text:p>
            <text:p text:style-name="P8"><text:soft-page-break/><text:span text:style-name="T73">присл., </text:span><text:span text:style-name="T72">інд.-авт.</text:span></text:p>
          </table:table-cell>
          <table:covered-table-cell/>
          <table:table-cell table:style-name="Dictionary.D145" table:number-columns-spanned="3" office:value-type="string">
            <text:p text:style-name="P8"><text:span text:style-name="T88">утворене способом </text:span><text:soft-page-break/><text:span text:style-name="T88">зрощення, похідне від слів:</text:span><text:span text:style-name="T106"> </text:span><text:span text:style-name="T61">край</text:span><text:span text:style-name="T106"> і </text:span><text:span text:style-name="T61">себé</text:span></text:p>
          </table:table-cell>
          <table:covered-table-cell/>
          <table:covered-table-cell/>
          <table:table-cell table:style-name="Dictionary.G145" table:number-columns-spanned="3" office:value-type="string">
            <text:p text:style-name="P3">І не зайти за дальні далечі.</text:p>
            <text:p text:style-name="P19"><text:soft-page-break/><text:span text:style-name="T72">І за </text:span><text:span text:style-name="T79">крайсебе</text:span><text:span text:style-name="T72"> не зайти. </text:span><text:span text:style-name="T86">(П‑1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3" office:value-type="string">
            <text:p text:style-name="P8"><text:span text:style-name="T61">край </text:span><text:span text:style-name="T70">(див. 73)</text:span></text:p>
          </table:table-cell>
          <table:covered-table-cell/>
          <table:covered-table-cell/>
          <table:table-cell table:style-name="Dictionary.E146" table:number-columns-spanned="5" office:value-type="string">
            <text:p text:style-name="P58"><text:span text:style-name="T58">себ</text:span><text:span text:style-name="T58">е</text:span><text:span text:style-name="T13"></text:span></text:p>
            <text:p text:style-name="P46"><text:span text:style-name="T54">наз. в.</text:span><text:span text:style-name="T49"> </text:span><text:span text:style-name="T54">нема</text:span><text:span text:style-name="T49">, </text:span><text:span text:style-name="T54">одн.</text:span><text:span text:style-name="T49"> </text:span><text:span text:style-name="T54">і мн.</text:span><text:span text:style-name="T49">, </text:span><text:span text:style-name="T54">займ.</text:span><text:span text:style-name="T49"> </text:span><text:span text:style-name="T54">зворотний</text:span><text:span text:style-name="T49">.</text:span></text:p>
            <text:p text:style-name="P34">Вказує на спрямованість дії на самого виконавця дії, заміняючи за змістом особові займенники.<text:span text:style-name="T100"> </text:span><text:span text:style-name="T101">(С, 130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4</text:p>
          </table:table-cell>
          <table:table-cell table:style-name="Dictionary.B147" table:number-columns-spanned="2" office:value-type="string">
            <text:p text:style-name="P9">Крайчáс</text:p>
            <text:p text:style-name="P8"><text:span text:style-name="T73">присл., </text:span><text:span text:style-name="T72">інд.-авт.</text:span></text:p>
          </table:table-cell>
          <table:covered-table-cell/>
          <table:table-cell table:style-name="Dictionary.D147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край</text:span><text:span text:style-name="T106"> і </text:span><text:span text:style-name="T61">час</text:span></text:p>
          </table:table-cell>
          <table:covered-table-cell/>
          <table:covered-table-cell/>
          <table:table-cell table:style-name="Dictionary.G147" table:number-columns-spanned="3" office:value-type="string">
            <text:p text:style-name="P3">Що б то нам</text:p>
            <text:p text:style-name="P3">посовгнути – ці межигони часу,</text:p>
            <text:p text:style-name="P3">марудні межигони живоття,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19"><text:span text:style-name="T72">І хочеться сягнути за </text:span><text:span text:style-name="T79">крайчасу</text:span><text:span text:style-name="T72">,</text:span></text:p>
            <text:p text:style-name="P19"><text:span text:style-name="T72">за прапервні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3" office:value-type="string">
            <text:p text:style-name="P8"><text:span text:style-name="T61">край </text:span><text:span text:style-name="T70">(див. 73)</text:span></text:p>
          </table:table-cell>
          <table:covered-table-cell/>
          <table:covered-table-cell/>
          <table:table-cell table:style-name="Dictionary.E148" table:number-columns-spanned="5" office:value-type="string">
            <text:p text:style-name="P56">час</text:p>
            <text:p text:style-name="P46"><text:span text:style-name="T49">-у, </text:span><text:span text:style-name="T54">ч.</text:span></text:p>
            <text:p text:style-name="P39"><text:span text:style-name="T26">1) </text:span><text:span text:style-name="T38">філос.</text:span><text:span text:style-name="T26"> Одна з основних об'єктивних форм існування матерії, яка виявляється в тривалості буття.</text:span><text:span text:style-name="T27"> </text:span><text:span text:style-name="T28">(С, 159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5</text:p>
          </table:table-cell>
          <table:table-cell table:style-name="Dictionary.B149" table:number-columns-spanned="2" office:value-type="string">
            <text:p text:style-name="P9">Криволéт</text:p>
            <text:p text:style-name="P8">-у, <text:span text:style-name="T72">ім., ч., інд.-авт.</text:span></text:p>
          </table:table-cell>
          <table:covered-table-cell/>
          <table:table-cell table:style-name="Dictionary.D149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кривий</text:span><text:span text:style-name="T106"> і </text:span><text:span text:style-name="T61">лет</text:span></text:p>
          </table:table-cell>
          <table:covered-table-cell/>
          <table:covered-table-cell/>
          <table:table-cell table:style-name="Dictionary.G149" table:number-columns-spanned="3" office:value-type="string">
            <text:p text:style-name="P3">…ця колотнеча</text:p>
            <text:p text:style-name="P19"><text:span text:style-name="T72">надій і спроневіри, </text:span><text:span text:style-name="T79">криволет</text:span></text:p>
            <text:p text:style-name="P3">лякливих ауспіцій, що в безгуччі</text:p>
            <text:p text:style-name="P3">шершаваими крильми прошерхотять </text:p>
            <text:p text:style-name="P19"><text:soft-page-break/><text:span text:style-name="T72">і всядуться на голові… </text:span><text:span text:style-name="T86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3" office:value-type="string">
            <text:p text:style-name="P59"><text:span text:style-name="T58">крив</text:span><text:span text:style-name="T58">и</text:span><text:span text:style-name="T13"></text:span><text:span text:style-name="T58">й</text:span></text:p>
            <text:p text:style-name="P33">-а, -е.</text:p>
            <text:p text:style-name="P45"><text:span text:style-name="T50">6) </text:span><text:span text:style-name="T55">перен.</text:span><text:span text:style-name="T50">, </text:span><text:span text:style-name="T55">розм.</text:span><text:span text:style-name="T50"> Те саме, що хибний; неправильний (у 2 </text:span><text:span text:style-name="T55">знач.</text:span><text:span text:style-name="T50">), помилковий.</text:span><text:span text:style-name="T49"> </text:span><text:span text:style-name="T53">(С, 585)</text:span></text:p>
          </table:table-cell>
          <table:covered-table-cell/>
          <table:covered-table-cell/>
          <table:table-cell table:style-name="Dictionary.E150" table:number-columns-spanned="5" office:value-type="string">
            <text:p text:style-name="P56">лет</text:p>
            <text:p text:style-name="P46"><text:span text:style-name="T49">-у, </text:span><text:span text:style-name="T54">ч.</text:span><text:span text:style-name="T49">, </text:span><text:span text:style-name="T54">поет.</text:span></text:p>
            <text:p text:style-name="P46"><text:span text:style-name="T50">Дія за знач. літати і летіти; літ (</text:span><text:span text:style-name="T55">див.</text:span><text:span text:style-name="T50"> літ I). </text:span><text:span text:style-name="T55">Зриватися в лет</text:span><text:span text:style-name="T50">.</text:span><text:span text:style-name="T51"> </text:span><text:span text:style-name="T52">(С, 6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6</text:p>
          </table:table-cell>
          <table:table-cell table:style-name="Dictionary.B151" table:number-columns-spanned="2" office:value-type="string">
            <text:p text:style-name="P9">Крик-зелó</text:p>
            <text:p text:style-name="P8"><text:span text:style-name="T1">-</text:span>á, <text:span text:style-name="T72">ім., ч., інд.-авт.</text:span></text:p>
          </table:table-cell>
          <table:covered-table-cell/>
          <table:table-cell table:style-name="Dictionary.D151" table:number-columns-spanned="3" office:value-type="string">
            <text:p text:style-name="P7"><text:span text:style-name="T94">утворене способом </text:span><text:span text:style-name="T94">словоскладання, похідне від слів:</text:span><text:span text:style-name="T106"> </text:span><text:span text:style-name="T61">крик</text:span><text:span text:style-name="T106"> і </text:span><text:span text:style-name="T61">зелó</text:span></text:p>
          </table:table-cell>
          <table:covered-table-cell/>
          <table:covered-table-cell/>
          <table:table-cell table:style-name="Dictionary.G151" table:number-columns-spanned="3" office:value-type="string">
            <text:p text:style-name="P3">Обміліла</text:p>
            <text:p text:style-name="P3">криниця. А верба пустила</text:p>
            <text:p text:style-name="P19"><text:span text:style-name="T72">гарячі брості – в </text:span><text:span text:style-name="T79">крик-зело.</text:span><text:span text:style-name="T72"> </text:span><text:span text:style-name="T86">(П‑1, 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3" office:value-type="string">
            <text:p text:style-name="P59">крик</text:p>
            <text:p text:style-name="P45"><text:span text:style-name="T45">I -у, </text:span><text:span text:style-name="T56">ч.</text:span></text:p>
            <text:p text:style-name="P33">1) Сильний різкий звук голосу; зойк. || Вигук (у 1 <text:span text:style-name="T71">знач.</text:span>), вигуки. || Поклик. || Гамір, галас. || Ґвалт, лемент. || Про різкі звуки тварин, птахів.</text:p>
            <text:p text:style-name="P33"><text:span text:style-name="T58">II </text:span>-у, <text:span text:style-name="T71">ч.</text:span></text:p>
            <text:p text:style-name="P33">Річка, що пересихає, або тимчасовий водоток в Австралії. <text:span text:style-name="T84">(С, 586)</text:span></text:p>
          </table:table-cell>
          <table:covered-table-cell/>
          <table:covered-table-cell/>
          <table:table-cell table:style-name="Dictionary.E152" table:number-columns-spanned="5" office:value-type="string">
            <text:p text:style-name="P58"><text:span text:style-name="T58">зел</text:span><text:span text:style-name="T58">о</text:span><text:span text:style-name="T13"></text:span></text:p>
            <text:p text:style-name="P46"><text:span text:style-name="T45">I </text:span><text:span text:style-name="T49">-а, </text:span><text:span text:style-name="T54">с.</text:span><text:span text:style-name="T49">, </text:span><text:span text:style-name="T54">заст.</text:span><text:span text:style-name="T49">, </text:span><text:span text:style-name="T54">поет.</text:span></text:p>
            <text:p text:style-name="P39"><text:span text:style-name="T26">Зелень (у 1 </text:span><text:span text:style-name="T38">знач.</text:span><text:span text:style-name="T26">).</text:span><text:span text:style-name="T27"> </text:span><text:span text:style-name="T28">(С, 4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7</text:p>
          </table:table-cell>
          <table:table-cell table:style-name="Dictionary.B153" table:number-columns-spanned="2" office:value-type="string">
            <text:p text:style-name="P9">Крилатолéзо</text:p>
            <text:p text:style-name="P8"><text:span text:style-name="T73">присл., </text:span><text:span text:style-name="T72">інд.-авт.</text:span></text:p>
          </table:table-cell>
          <table:covered-table-cell/>
          <table:table-cell table:style-name="Dictionary.D15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крилáтий</text:span><text:span text:style-name="T106"> і </text:span><text:span text:style-name="T61">лéзо</text:span></text:p>
          </table:table-cell>
          <table:covered-table-cell/>
          <table:covered-table-cell/>
          <table:table-cell table:style-name="Dictionary.G153" table:number-columns-spanned="3" office:value-type="string">
            <text:p text:style-name="P3">Криваво рветься з нього вороння</text:p>
            <text:p text:style-name="P19"><text:span text:style-name="T72">майбутнього. Летить </text:span><text:span text:style-name="T79">крилатолезо</text:span></text:p>
            <text:p text:style-name="P19"><text:span text:style-name="T72">понад проваллям яру… </text:span><text:span text:style-name="T86">(П‑1, 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3" office:value-type="string">
            <text:p text:style-name="P59"><text:span text:style-name="T58">крил</text:span><text:span text:style-name="T58">а</text:span><text:span text:style-name="T13"></text:span><text:span text:style-name="T58">тий</text:span></text:p>
            <text:p text:style-name="P33">-а, -е.</text:p>
            <text:p text:style-name="P40"><text:soft-page-break/><text:span text:style-name="T26">1) Який має крила (у 1, 3, 4 </text:span><text:span text:style-name="T38">знач.</text:span><text:span text:style-name="T26">). || </text:span><text:span text:style-name="T38">перен.</text:span><text:span text:style-name="T26"> Який надихає, підносить. </text:span><text:span text:style-name="T38">Крилаті ідеї</text:span><text:span text:style-name="T26">. </text:span><text:span text:style-name="T29">(С, 586)</text:span></text:p>
          </table:table-cell>
          <table:covered-table-cell/>
          <table:covered-table-cell/>
          <table:table-cell table:style-name="Dictionary.E154" table:number-columns-spanned="5" office:value-type="string">
            <text:p text:style-name="P58"><text:span text:style-name="T58">л</text:span><text:span text:style-name="T58">е</text:span><text:span text:style-name="T13"></text:span><text:span text:style-name="T58">зо</text:span></text:p>
            <text:p text:style-name="P46"><text:span text:style-name="T49">-а, </text:span><text:span text:style-name="T54">с.</text:span></text:p>
            <text:p text:style-name="P39"><text:soft-page-break/><text:span text:style-name="T26">Гостра частина знаряддя, яким ріжуть, колють або рубають. || Уся різальна частина такого знаряддя. </text:span><text:span text:style-name="T38">Лезо бритви</text:span><text:span text:style-name="T26">.</text:span><text:span text:style-name="T27"> </text:span><text:span text:style-name="T28">(С, 6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8</text:p>
          </table:table-cell>
          <table:table-cell table:style-name="Dictionary.B155" table:number-columns-spanned="2" office:value-type="string">
            <text:p text:style-name="P9">Крихкокриця</text:p>
            <text:p text:style-name="P8">-і, <text:span text:style-name="T72">ім., ж., інд.-авт.</text:span></text:p>
          </table:table-cell>
          <table:covered-table-cell/>
          <table:table-cell table:style-name="Dictionary.D155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крихкий</text:span><text:span text:style-name="T106"> і </text:span><text:span text:style-name="T61">криця</text:span></text:p>
          </table:table-cell>
          <table:covered-table-cell/>
          <table:covered-table-cell/>
          <table:table-cell table:style-name="Dictionary.G155" table:number-columns-spanned="3" office:value-type="string">
            <text:p text:style-name="P19"><text:span text:style-name="T72">І ти щербата доле </text:span><text:span text:style-name="T79">крихкокрице</text:span><text:span text:style-name="T72">,</text:span></text:p>
            <text:p text:style-name="P3">давно вже сонце перед нас зайшло,</text:p>
            <text:p text:style-name="P3">бо нашу путь пісками замело,</text:p>
            <text:p text:style-name="P19"><text:span text:style-name="T72">хто ж нам воздасть за битий шлях, сторице. </text:span><text:span text:style-name="T86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3" office:value-type="string">
            <text:p text:style-name="P59"><text:span text:style-name="T58">крихк</text:span><text:span text:style-name="T58">и</text:span><text:span text:style-name="T13"></text:span><text:span text:style-name="T58">й</text:span></text:p>
            <text:p text:style-name="P33">-а, -е.</text:p>
            <text:p text:style-name="P33">1) Який легко кришиться, розсипається. || Який не відзначається міцністю; трухлявий (про дерево тощо). <text:span text:style-name="T71">Крихкий метал</text:span>.</text:p>
            <text:p text:style-name="P45"><text:span text:style-name="T50">2) </text:span><text:span text:style-name="T55">перен.</text:span><text:span text:style-name="T50"> Те саме, що крихкотілий; тендітний.</text:span><text:span text:style-name="T49"> </text:span><text:span text:style-name="T53">(С, 588)</text:span></text:p>
          </table:table-cell>
          <table:covered-table-cell/>
          <table:covered-table-cell/>
          <table:table-cell table:style-name="Dictionary.E156" table:number-columns-spanned="5" office:value-type="string">
            <text:p text:style-name="P58"><text:span text:style-name="T58">кр</text:span><text:span text:style-name="T58">и</text:span><text:span text:style-name="T13"></text:span><text:span text:style-name="T58">ця</text:span></text:p>
            <text:p text:style-name="P46"><text:span text:style-name="T49">-і, </text:span><text:span text:style-name="T54">ж.</text:span></text:p>
            <text:p text:style-name="P33">1) Те саме, що сталь. || Виріб із сталі.</text:p>
            <text:p text:style-name="P46"><text:span text:style-name="T50">3) </text:span><text:span text:style-name="T55">розм.</text:span><text:span text:style-name="T50">, </text:span><text:span text:style-name="T55">рідко</text:span><text:span text:style-name="T50">. Те саме, що кресало.</text:span><text:span text:style-name="T51"> </text:span><text:span text:style-name="T52">(С, 58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79</text:p>
          </table:table-cell>
          <table:table-cell table:style-name="Dictionary.B157" table:number-columns-spanned="2" office:value-type="string">
            <text:p text:style-name="P9">Марничити</text:p>
            <text:p text:style-name="P8">-чу, -чиш, <text:span text:style-name="T73">дієсл., недо</text:span><text:span text:style-name="T72">к., перех., інд.-авт.</text:span></text:p>
          </table:table-cell>
          <table:covered-table-cell/>
          <table:table-cell table:style-name="Dictionary.D157" table:number-columns-spanned="3" office:value-type="string">
            <text:p text:style-name="P8"><text:span text:style-name="T88">утворене суфіксальним способом, похідне від слова</text:span><text:span text:style-name="T66"> </text:span><text:span text:style-name="T60">марний</text:span></text:p>
          </table:table-cell>
          <table:covered-table-cell/>
          <table:covered-table-cell/>
          <table:table-cell table:style-name="Dictionary.G157" table:number-columns-spanned="3" office:value-type="string">
            <text:p text:style-name="P3">І двері на замку,</text:p>
            <text:p text:style-name="P3">ні душечки – довкола,</text:p>
            <text:p text:style-name="P3">лиш зозулі – ку-ку! - </text:p>
            <text:p text:style-name="P19"><text:span text:style-name="T79">марничать</text:span><text:span text:style-name="T72"> і спроквола. </text:span><text:span text:style-name="T86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8" office:value-type="string">
            <text:p text:style-name="P57">марний</text:p>
            <text:p text:style-name="P46"><text:span text:style-name="T45">II </text:span><text:span text:style-name="T49">ма</text:span><text:span text:style-name="T47"></text:span><text:span text:style-name="T49">рни</text:span><text:span text:style-name="T47"></text:span><text:span text:style-name="T49">й</text:span></text:p>
            <text:p text:style-name="P34">марна, марне, <text:span text:style-name="T71">розм.</text:span></text:p>
            <text:p text:style-name="P34"><text:soft-page-break/>Худий, мізерний, блідий.<text:span text:style-name="T100"> </text:span><text:span text:style-name="T101">(С, 64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0</text:p>
          </table:table-cell>
          <table:table-cell table:style-name="Dictionary.B159" table:number-columns-spanned="2" office:value-type="string">
            <text:p text:style-name="P9">Межигóни</text:p>
            <text:p text:style-name="P8">-ів, <text:span text:style-name="T72">ім., мн., інд.-авт.</text:span></text:p>
          </table:table-cell>
          <table:covered-table-cell/>
          <table:table-cell table:style-name="Dictionary.D159" table:number-columns-spanned="3" office:value-type="string">
            <text:p text:style-name="P32">утворене способом основоскладання, похідне від слів: <text:span text:style-name="T60">мéжи</text:span> і <text:span text:style-name="T60">гін</text:span></text:p>
          </table:table-cell>
          <table:covered-table-cell/>
          <table:covered-table-cell/>
          <table:table-cell table:style-name="Dictionary.G159" table:number-columns-spanned="3" office:value-type="string">
            <text:p text:style-name="P3">Що б то нам</text:p>
            <text:p text:style-name="P19"><text:span text:style-name="T72">посовгнути – ці </text:span><text:span text:style-name="T79">межигони</text:span><text:span text:style-name="T72"> часу,</text:span></text:p>
            <text:p text:style-name="P19"><text:span text:style-name="T72">марудні </text:span><text:span text:style-name="T79">межигони</text:span><text:span text:style-name="T72"> живоття,</text:span>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3">І хочеться сягнути за крайчасу,</text:p>
            <text:p text:style-name="P19"><text:span text:style-name="T72">за прапервні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3" office:value-type="string">
            <text:p text:style-name="P55">Між (ме<text:span text:style-name="T1"></text:span>жи)</text:p>
            <text:p text:style-name="P45"><text:span text:style-name="T49">межи, меж, </text:span><text:span text:style-name="T54">прийм.</text:span><text:span text:style-name="T49"> Уживається із </text:span><text:span text:style-name="T54">род.</text:span><text:span text:style-name="T49">, </text:span><text:span text:style-name="T54">знах.</text:span><text:span text:style-name="T49"> і </text:span><text:span text:style-name="T54">оруд.</text:span><text:span text:style-name="T49"> відмінками. Сполучення з між, межи, меж виражають: Просторові відношення:</text:span></text:p>
            <text:p text:style-name="P40"><text:span text:style-name="T26">1) </text:span><text:span text:style-name="T38">з оруд.</text:span><text:span text:style-name="T26">, </text:span><text:span text:style-name="T38">рідше з род. в.</text:span><text:span text:style-name="T26"> Уживається на означення просторового розташування предмета чи вияву дії посередині чого-небудь. </text:span><text:span text:style-name="T29">(С, 670)</text:span></text:p>
          </table:table-cell>
          <table:covered-table-cell/>
          <table:covered-table-cell/>
          <table:table-cell table:style-name="Dictionary.E160" table:number-columns-spanned="5" office:value-type="string">
            <text:p text:style-name="P19"><text:span text:style-name="T60">гін </text:span><text:span text:style-name="T65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1</text:p>
          </table:table-cell>
          <table:table-cell table:style-name="Dictionary.B161" table:number-columns-spanned="2" office:value-type="string">
            <text:p text:style-name="P9">Межисвíтній</text:p>
            <text:p text:style-name="P8">-я, -є, <text:span text:style-name="T73">прикм., </text:span><text:span text:style-name="T72">інд.-авт.</text:span></text:p>
          </table:table-cell>
          <table:covered-table-cell/>
          <table:table-cell table:style-name="Dictionary.D161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92"> </text:span><text:span text:style-name="T96">ме</text:span><text:span text:style-name="T97"></text:span><text:span text:style-name="T96">жи</text:span><text:span text:style-name="T91"> і </text:span><text:span text:style-name="T96">світ</text:span></text:p>
          </table:table-cell>
          <table:covered-table-cell/>
          <table:covered-table-cell/>
          <table:table-cell table:style-name="Dictionary.G161" table:number-columns-spanned="3" office:value-type="string">
            <text:p text:style-name="P3">Ці сосни, вбрані в синій-синій іній,</text:p>
            <text:p text:style-name="P3">на взгір’я збіглі і завмерлі, мерехтом -</text:p>
            <text:p text:style-name="P19"><text:span text:style-name="T72">чи то цвинтарним ачи </text:span><text:span text:style-name="T79">межисвітнім</text:span><text:span text:style-name="T72"> -</text:span></text:p>
            <text:p text:style-name="P19"><text:span text:style-name="T72">мені відкрили візерунки душ… </text:span><text:span text:style-name="T86">(П‑1, 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3" office:value-type="string">
            <text:p text:style-name="P59"><text:span text:style-name="T60">межи</text:span> <text:span text:style-name="T65">(див. 81)</text:span></text:p>
          </table:table-cell>
          <table:covered-table-cell/>
          <table:covered-table-cell/>
          <table:table-cell table:style-name="Dictionary.E162" table:number-columns-spanned="5" office:value-type="string">
            <text:p text:style-name="P28"><text:span text:style-name="T84">світ </text:span><text:span text:style-name="T65">(див. 67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82</text:p>
          </table:table-cell>
          <table:table-cell table:style-name="Dictionary.B163" table:number-columns-spanned="2" office:value-type="string">
            <text:p text:style-name="P9">Мертвокрил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63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мéртвий</text:span><text:span text:style-name="T106"> і </text:span><text:span text:style-name="T61">крилó</text:span></text:p>
          </table:table-cell>
          <table:covered-table-cell/>
          <table:covered-table-cell/>
          <table:table-cell table:style-name="Dictionary.G163" table:number-columns-spanned="3" office:value-type="string">
            <text:p text:style-name="P19"><text:span text:style-name="T72">А </text:span><text:span text:style-name="T79">мертвокрилі</text:span><text:span text:style-name="T72"> стугонять стимфали,</text:span></text:p>
            <text:p text:style-name="P3">напевну провіщаючи біду,</text:p>
            <text:p text:style-name="P3">що ослонила біле опахало</text:p>
            <text:p text:style-name="P19"><text:span text:style-name="T72">і по моєму нишпорить сліду. </text:span><text:span text:style-name="T86">(П‑2, 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3" office:value-type="string">
            <text:p text:style-name="P59"><text:span text:style-name="T58">м</text:span><text:span text:style-name="T58">е</text:span><text:span text:style-name="T13"></text:span><text:span text:style-name="T58">ртвий</text:span></text:p>
            <text:p text:style-name="P33">-а, -е.</text:p>
            <text:p text:style-name="P33">1) Такий, у якому припинилося життя; померлий; <text:span text:style-name="T71">прот.</text:span> живий. || <text:span text:style-name="T71">у знач.</text:span> <text:span text:style-name="T71">ім.</text:span> мертвий, -вого, <text:span text:style-name="T71">ч.</text:span>; мертва, -вої, <text:span text:style-name="T71">ж.</text:span> Мрець. || Про частини тіла мерця. || Засохлий, завмерлий, сухий (про рослинність). || <text:span text:style-name="T71">перен.</text:span>Надзвичайно схвильований, знесилений, стомлений (про людину).</text:p>
            <text:p text:style-name="P40"><text:span text:style-name="T26">3) </text:span><text:span text:style-name="T38">перен.</text:span><text:span text:style-name="T26"> 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 </text:span><text:span text:style-name="T29">(С, 661)</text:span></text:p>
          </table:table-cell>
          <table:covered-table-cell/>
          <table:covered-table-cell/>
          <table:table-cell table:style-name="Dictionary.E164" table:number-columns-spanned="5" office:value-type="string">
            <text:p text:style-name="P58"><text:span text:style-name="T58">крил</text:span><text:span text:style-name="T58">о</text:span><text:span text:style-name="T13"></text:span></text:p>
            <text:p text:style-name="P46"><text:span text:style-name="T49">-а, </text:span><text:span text:style-name="T54">с.</text:span></text:p>
            <text:p text:style-name="P34">1) Літальний орган птахів, комах та деяких ссавців (напр., кажанів).<text:span text:style-name="T100"> </text:span><text:span text:style-name="T101">(С, 58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3</text:p>
          </table:table-cell>
          <table:table-cell table:style-name="Dictionary.B165" table:number-columns-spanned="2" office:value-type="string">
            <text:p text:style-name="P9">Молодощáстя</text:p>
            <text:p text:style-name="P8">-я, <text:span text:style-name="T72">ім., с., інд.-авт.</text:span></text:p>
          </table:table-cell>
          <table:covered-table-cell/>
          <table:table-cell table:style-name="Dictionary.D165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молодий</text:span><text:span text:style-name="T106"> і </text:span><text:span text:style-name="T61">щáстя</text:span></text:p>
          </table:table-cell>
          <table:covered-table-cell/>
          <table:covered-table-cell/>
          <table:table-cell table:style-name="Dictionary.G165" table:number-columns-spanned="3" office:value-type="string">
            <text:p text:style-name="P3">Ти десь живеш на призабутім березі</text:p>
            <text:p text:style-name="P3">моїх змілілих пам’ятей. Блукаєш</text:p>
            <text:p text:style-name="P19"><text:span text:style-name="T72">пустелею моїх </text:span><text:span text:style-name="T79">молодощасть</text:span><text:span text:style-name="T72">,</text:span></text:p>
            <text:p text:style-name="P19"><text:soft-page-break/><text:span text:style-name="T72">як біла тінь суворої скорботи. </text:span><text:span text:style-name="T86">(П‑1, 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3" office:value-type="string">
            <text:p text:style-name="P8"><text:span text:style-name="T61">молодий </text:span><text:span text:style-name="T70">(див. 23)</text:span></text:p>
          </table:table-cell>
          <table:covered-table-cell/>
          <table:covered-table-cell/>
          <table:table-cell table:style-name="Dictionary.E166" table:number-columns-spanned="5" office:value-type="string">
            <text:p text:style-name="P58"><text:span text:style-name="T58">щ</text:span><text:span text:style-name="T58">а</text:span><text:span text:style-name="T13"></text:span><text:span text:style-name="T58">стя</text:span></text:p>
            <text:p text:style-name="P46"><text:span text:style-name="T49">-я, </text:span><text:span text:style-name="T54">с.</text:span></text:p>
            <text:p text:style-name="P34">1) 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text:span text:style-name="T100"> </text:span><text:span text:style-name="T101">(С, 163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4</text:p>
          </table:table-cell>
          <table:table-cell table:style-name="Dictionary.B167" table:number-columns-spanned="2" office:value-type="string">
            <text:p text:style-name="P9">НÁдвищ</text:p>
            <text:p text:style-name="P8">-і, <text:span text:style-name="T72">ім., ж., інд.-авт.</text:span></text:p>
          </table:table-cell>
          <table:covered-table-cell/>
          <table:table-cell table:style-name="Dictionary.D167" table:number-columns-spanned="3" office:value-type="string">
            <text:p text:style-name="P8"><text:span text:style-name="T88">утворене суфіксально-префіксальним способом, похідне від слів:</text:span><text:span text:style-name="T106"> </text:span><text:span text:style-name="T61">над</text:span><text:span text:style-name="T106"> і </text:span><text:span text:style-name="T61">вищий</text:span></text:p>
          </table:table-cell>
          <table:covered-table-cell/>
          <table:covered-table-cell/>
          <table:table-cell table:style-name="Dictionary.G167" table:number-columns-spanned="3" office:value-type="string">
            <text:p text:style-name="P19"><text:span text:style-name="T72">У небо, у </text:span><text:span text:style-name="T79">надвищ</text:span><text:span text:style-name="T72">, за хмари за чорні</text:span></text:p>
            <text:p text:style-name="P19"><text:span text:style-name="T72">до сонця, Ікаре, спрямовуй свій лет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3" office:value-type="string">
            <text:p text:style-name="P54">над</text:p>
            <text:p text:style-name="P45"><text:span text:style-name="T54">рідко </text:span><text:span text:style-name="T49">наді, надо, </text:span><text:span text:style-name="T54">прийм.</text:span><text:span text:style-name="T49">, </text:span><text:span text:style-name="T54">з оруд.</text:span><text:span text:style-name="T49"> </text:span><text:span text:style-name="T54">і знах. в.</text:span><text:span text:style-name="T49"> Сполучення з над виражають: Просторові відношення:</text:span></text:p>
            <text:p text:style-name="P33">1) <text:span text:style-name="T71">з оруд. в.</text:span> Уживається для позначення предметів, осіб, вище яких відбувається дія. || Уживається для <text:soft-page-break/>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33">2) <text:span text:style-name="T71">із знах. в.</text:span> Уживається для позначення місця, куди спрямована дія. Об'єктні відношення:</text:p>
            <text:p text:style-name="P40"><text:span text:style-name="T26">5) </text:span><text:span text:style-name="T38">із знах.</text:span><text:span text:style-name="T26">, </text:span><text:span text:style-name="T38">рідко з оруд. в.</text:span><text:span text:style-name="T26"> 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 </text:span><text:span text:style-name="T38">Над усе</text:span><text:span text:style-name="T26">. </text:span><text:span text:style-name="T29">(С, 709)</text:span></text:p>
          </table:table-cell>
          <table:covered-table-cell/>
          <table:covered-table-cell/>
          <table:table-cell table:style-name="Dictionary.E168" table:number-columns-spanned="5" office:value-type="string">
            <text:p text:style-name="P58"><text:span text:style-name="T58">в</text:span><text:span text:style-name="T58">и</text:span><text:span text:style-name="T13"></text:span><text:span text:style-name="T58">щий</text:span></text:p>
            <text:p text:style-name="P34">-а, -е.</text:p>
            <text:p text:style-name="P33">1) Вищ. ст. до високий. <text:span text:style-name="T84">(С, 16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5</text:p>
          </table:table-cell>
          <table:table-cell table:style-name="Dictionary.B169" table:number-columns-spanned="2" office:value-type="string">
            <text:p text:style-name="P9">Наднéбо</text:p>
            <text:p text:style-name="P8">-а, <text:span text:style-name="T72">ім., с., інд.-авт.</text:span></text:p>
          </table:table-cell>
          <table:covered-table-cell/>
          <table:table-cell table:style-name="Dictionary.D169" table:number-columns-spanned="3" office:value-type="string">
            <text:p text:style-name="P8"><text:span text:style-name="T88">утворене префіксальним способом, похідне від слова</text:span><text:span text:style-name="T106"> </text:span><text:span text:style-name="T61">над</text:span><text:span text:style-name="T106"> і </text:span><text:span text:style-name="T61">нéбо</text:span></text:p>
          </table:table-cell>
          <table:covered-table-cell/>
          <table:covered-table-cell/>
          <table:table-cell table:style-name="Dictionary.G169" table:number-columns-spanned="3" office:value-type="string">
            <text:p text:style-name="P3">Були мої моління всує - </text:p>
            <text:p text:style-name="P3">Бог не почув і не простив,</text:p>
            <text:p text:style-name="P3">і вже її душа прямує</text:p>
            <text:p text:style-name="P19"><text:span text:style-name="T72">в </text:span><text:span text:style-name="T79">наднеба</text:span><text:span text:style-name="T72"> синь. </text:span><text:span text:style-name="T86">(П‑2, 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3" office:value-type="string">
            <text:p text:style-name="P8"><text:span text:style-name="T61">над </text:span><text:span text:style-name="T70">(див. 84)</text:span></text:p>
          </table:table-cell>
          <table:covered-table-cell/>
          <table:covered-table-cell/>
          <table:table-cell table:style-name="Dictionary.E170" table:number-columns-spanned="5" office:value-type="string">
            <text:p text:style-name="P56">небо</text:p>
            <text:p text:style-name="P46"><text:span text:style-name="T45">I </text:span><text:span text:style-name="T49">не</text:span><text:span text:style-name="T46"></text:span><text:span text:style-name="T49">бо</text:span></text:p>
            <text:p text:style-name="P34">-а, <text:span text:style-name="T71">с.</text:span></text:p>
            <text:p text:style-name="P34">1) Видимий над поверхнею землі повітряний простір у формі шатра.</text:p>
            <text:p text:style-name="P34">2) За релігійними уявленнями – місцеперебування Бога, ангелів, <text:soft-page-break/>святих; потойбічний світ, рай.<text:span text:style-name="T100"> </text:span><text:span text:style-name="T101">(С, 74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6</text:p>
          </table:table-cell>
          <table:table-cell table:style-name="Dictionary.B171" table:number-columns-spanned="2" office:value-type="string">
            <text:p text:style-name="P9">НадÓкруж</text:p>
            <text:p text:style-name="P4">незм., присл., інд.-авт.</text:p>
          </table:table-cell>
          <table:covered-table-cell/>
          <table:table-cell table:style-name="Dictionary.D171" table:number-columns-spanned="3" office:value-type="string">
            <text:p text:style-name="P8"><text:span text:style-name="T87">утворене префіксальним способом, похідне від слова</text:span><text:span text:style-name="T92"> </text:span><text:span text:style-name="T96">о</text:span><text:span text:style-name="T97"></text:span><text:span text:style-name="T96">круга</text:span></text:p>
          </table:table-cell>
          <table:covered-table-cell/>
          <table:covered-table-cell/>
          <table:table-cell table:style-name="Dictionary.G171" table:number-columns-spanned="3" office:value-type="string">
            <text:p text:style-name="P19"><text:span text:style-name="T72">А </text:span><text:span text:style-name="T79">надокруж</text:span><text:span text:style-name="T72"> – майстри заплічні</text:span></text:p>
            <text:p text:style-name="P19"><text:span text:style-name="T72">стежок – ганебних і величних. </text:span><text:span text:style-name="T86">(П‑2, 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3" office:value-type="string">
            <text:p text:style-name="P8"><text:span text:style-name="T61">над </text:span><text:span text:style-name="T70">(див. 84)</text:span></text:p>
          </table:table-cell>
          <table:covered-table-cell/>
          <table:covered-table-cell/>
          <table:table-cell table:style-name="Dictionary.E172" table:number-columns-spanned="5" office:value-type="string">
            <text:p text:style-name="P58"><text:span text:style-name="T58">окр</text:span><text:span text:style-name="T58">у</text:span><text:span text:style-name="T13"></text:span><text:span text:style-name="T58">га</text:span></text:p>
            <text:p text:style-name="P46"><text:span text:style-name="T49">-и, </text:span><text:span text:style-name="T54">ж.</text:span></text:p>
            <text:p text:style-name="P34">1) Навколишня місцевість.<text:span text:style-name="T100"> </text:span><text:span text:style-name="T101">(С, 83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7</text:p>
          </table:table-cell>
          <table:table-cell table:style-name="Dictionary.B173" table:number-columns-spanned="2" office:value-type="string">
            <text:p text:style-name="P9">Надторóси</text:p>
            <text:p text:style-name="P8">-ів, <text:span text:style-name="T72">ім., мн., інд.-авт.</text:span></text:p>
          </table:table-cell>
          <table:covered-table-cell/>
          <table:table-cell table:style-name="Dictionary.D173" table:number-columns-spanned="3" office:value-type="string">
            <text:p text:style-name="P8"><text:span text:style-name="T88">утворене префіксальним способом, похідне від слів:</text:span> <text:span text:style-name="T60">над</text:span> і <text:span text:style-name="T59">торóси</text:span></text:p>
          </table:table-cell>
          <table:covered-table-cell/>
          <table:covered-table-cell/>
          <table:table-cell table:style-name="Dictionary.G173" table:number-columns-spanned="3" office:value-type="string">
            <text:p text:style-name="P3">…оце світіння полохких світань</text:p>
            <text:p text:style-name="P3">світів жертовних, що мене запалює</text:p>
            <text:p text:style-name="P3">всенепогасним і ламким, як крига,</text:p>
            <text:p text:style-name="P19"><text:span text:style-name="T72">огнем співучих </text:span><text:span text:style-name="T79">надторосів</text:span><text:span text:style-name="T72"> – криг. </text:span><text:span text:style-name="T86">(П‑1, 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3" office:value-type="string">
            <text:p text:style-name="P8"><text:span text:style-name="T61">над </text:span><text:span text:style-name="T70">(див. 84)</text:span></text:p>
          </table:table-cell>
          <table:covered-table-cell/>
          <table:covered-table-cell/>
          <table:table-cell table:style-name="Dictionary.E174" table:number-columns-spanned="5" office:value-type="string">
            <text:p text:style-name="P58"><text:span text:style-name="T58">тор</text:span><text:span text:style-name="T58">о</text:span><text:span text:style-name="T13"></text:span><text:span text:style-name="T58">с</text:span></text:p>
            <text:p text:style-name="P46"><text:span text:style-name="T49">-а, </text:span><text:span text:style-name="T54">ч.</text:span></text:p>
            <text:p text:style-name="P34">Нагромадження уламків криги на замерзлих морях і річках, що утворюється внаслідок стискання льоду.<text:span text:style-name="T100"> </text:span><text:span text:style-name="T101">(С, 1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8</text:p>
          </table:table-cell>
          <table:table-cell table:style-name="Dictionary.B175" table:number-columns-spanned="2" office:value-type="string">
            <text:p text:style-name="P9">Нáкрик</text:p>
            <text:p text:style-name="P8">-у, <text:span text:style-name="T72">ім., ч., інд.-авт.</text:span></text:p>
          </table:table-cell>
          <table:covered-table-cell/>
          <table:table-cell table:style-name="Dictionary.D175" table:number-columns-spanned="3" office:value-type="string">
            <text:p text:style-name="P8"><text:span text:style-name="T88">утворене префіксальним способом, похідне від слова</text:span><text:span text:style-name="T106"> </text:span><text:span text:style-name="T61">крик</text:span></text:p>
          </table:table-cell>
          <table:covered-table-cell/>
          <table:covered-table-cell/>
          <table:table-cell table:style-name="Dictionary.G175" table:number-columns-spanned="3" office:value-type="string">
            <text:p text:style-name="P3">Отой прощальний змах тонкоголосий</text:p>
            <text:p text:style-name="P19"><text:span text:style-name="T72">тремтливої руки, той голий </text:span><text:span text:style-name="T79">накрик</text:span><text:span text:style-name="T72"> - </text:span></text:p>
            <text:p text:style-name="P3">пункти рами – щербати й яр, той пагорб - </text:p>
            <text:p text:style-name="P19"><text:span text:style-name="T72">яким зигзагом путь тобі </text:span><text:soft-page-break/><text:span text:style-name="T72">значив? </text:span><text:span text:style-name="T86">(П‑1, 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8" office:value-type="string">
            <text:p text:style-name="P19"><text:span text:style-name="T61">крик </text:span><text:span text:style-name="T70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89</text:p>
          </table:table-cell>
          <table:table-cell table:style-name="Dictionary.B177" table:number-columns-spanned="2" office:value-type="string">
            <text:p text:style-name="P9">Нáмерзи</text:p>
            <text:p text:style-name="P8">-ів, <text:span text:style-name="T72">ім., мн., інд.-авт.</text:span></text:p>
          </table:table-cell>
          <table:covered-table-cell/>
          <table:table-cell table:style-name="Dictionary.D177" table:number-columns-spanned="3" office:value-type="string">
            <text:p text:style-name="P8"><text:span text:style-name="T88">утворене нульсуфіксальним способом, похідне від слова</text:span><text:span text:style-name="T106"> </text:span><text:span text:style-name="T61">намерза</text:span><text:span text:style-name="T97"></text:span><text:span text:style-name="T61">ти</text:span></text:p>
          </table:table-cell>
          <table:covered-table-cell/>
          <table:covered-table-cell/>
          <table:table-cell table:style-name="Dictionary.G177" table:number-columns-spanned="3" office:value-type="string">
            <text:p text:style-name="P3">О скрипки тьмавий гуд – мов скапує живиця,</text:p>
            <text:p text:style-name="P19"><text:span text:style-name="T72">зникають </text:span><text:span text:style-name="T79">намерзи</text:span><text:span text:style-name="T72"> і вже хмеліє гін</text:span></text:p>
            <text:p text:style-name="P19"><text:span text:style-name="T72">дзвінкого дерева… </text:span><text:span text:style-name="T86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8" office:value-type="string">
            <text:p text:style-name="P58"><text:span text:style-name="T58">намерз</text:span><text:span text:style-name="T58">а</text:span><text:span text:style-name="T13"></text:span><text:span text:style-name="T58">ти</text:span></text:p>
            <text:p text:style-name="P46"><text:span text:style-name="T49">-ає, </text:span><text:span text:style-name="T54">недок.</text:span><text:span text:style-name="T49">, намерзнути </text:span><text:span text:style-name="T54">і </text:span><text:span text:style-name="T49">намерзти, -зне; </text:span><text:span text:style-name="T54">мин. ч.</text:span><text:span text:style-name="T49"> намерз, -ла, -ло; </text:span><text:span text:style-name="T54">док.</text:span></text:p>
            <text:p text:style-name="P34">1) Замерзаючи, вкривати поверхню чого-небудь або нагромаджуватися на чому-небудь (про лід, сніг і т. ін.). || Покриватися льодом.<text:span text:style-name="T100"> </text:span><text:span text:style-name="T101">(С, 72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0</text:p>
          </table:table-cell>
          <table:table-cell table:style-name="Dictionary.B179" table:number-columns-spanned="2" office:value-type="string">
            <text:p text:style-name="P9">Напівбажáння</text:p>
            <text:p text:style-name="P8">-я, <text:span text:style-name="T72">ім., с., інд.-авт.</text:span></text:p>
          </table:table-cell>
          <table:covered-table-cell/>
          <table:table-cell table:style-name="Dictionary.D179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напíв</text:span><text:span text:style-name="T106"> і </text:span><text:span text:style-name="T61">бажáння</text:span></text:p>
          </table:table-cell>
          <table:covered-table-cell/>
          <table:covered-table-cell/>
          <table:table-cell table:style-name="Dictionary.G179" table:number-columns-spanned="3" office:value-type="string">
            <text:p text:style-name="P3">Напівступою,</text:p>
            <text:p text:style-name="P3">як над собою винесений крок</text:p>
            <text:p text:style-name="P19"><text:span text:style-name="T72">задумався і скляк. </text:span><text:span text:style-name="T79">Напівбажання</text:span><text:span text:style-name="T72">,</text:span></text:p>
            <text:p text:style-name="P19"><text:span text:style-name="T72">на півваганні втяте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3" office:value-type="string">
            <text:p text:style-name="P59"><text:span text:style-name="T58">Наполов</text:span><text:span text:style-name="T58">и</text:span><text:span text:style-name="T13"></text:span><text:span text:style-name="T58">ну (напі</text:span><text:span text:style-name="T63"></text:span><text:span text:style-name="T58">в)</text:span></text:p>
            <text:p text:style-name="P38">присл.</text:p>
            <text:p text:style-name="P33">1) У розмірі чи обсязі, що охоплює половину кого-, чого-небудь.</text:p>
            <text:p text:style-name="P33">2) Пополам з чим-небудь; з домішкою, з ознакою, з елементами чогось.</text:p>
            <text:p text:style-name="P33">3) Частково, не зовсім, не повністю або значною мірою. <text:span text:style-name="T84">(С, )</text:span></text:p>
          </table:table-cell>
          <table:covered-table-cell/>
          <table:covered-table-cell/>
          <table:table-cell table:style-name="Dictionary.E180" table:number-columns-spanned="5" office:value-type="string">
            <text:p text:style-name="P58"><text:span text:style-name="T58">баж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4">1) Прагнення, потяг до здійснення чого-небудь; хотіння.<text:span text:style-name="T100"> </text:span><text:span text:style-name="T101">(С, 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1</text:p>
          </table:table-cell>
          <table:table-cell table:style-name="Dictionary.B181" table:number-columns-spanned="2" office:value-type="string">
            <text:p text:style-name="P9">Напівступá</text:p>
            <text:p text:style-name="P8">-и, <text:span text:style-name="T72">ім., </text:span><text:span text:style-name="T73">ж., інд.-авт.</text:span></text:p>
          </table:table-cell>
          <table:covered-table-cell/>
          <table:table-cell table:style-name="Dictionary.D181" table:number-columns-spanned="3" office:value-type="string">
            <text:p text:style-name="P8"><text:span text:style-name="T86">утворене префіксальним способом, похідне від слів:</text:span><text:span text:style-name="T106"> </text:span><text:span text:style-name="T61">напíв</text:span><text:span text:style-name="T106"> і </text:span><text:soft-page-break/><text:span text:style-name="T61">ступа</text:span><text:span text:style-name="T97"></text:span></text:p>
          </table:table-cell>
          <table:covered-table-cell/>
          <table:covered-table-cell/>
          <table:table-cell table:style-name="Dictionary.G181" table:number-columns-spanned="3" office:value-type="string">
            <text:p text:style-name="P19"><text:span text:style-name="T79">Напівступою</text:span><text:span text:style-name="T72">,</text:span></text:p>
            <text:p text:style-name="P3">як над собою винесений крок</text:p>
            <text:p text:style-name="P3">задумався і скляк. Напівбажання,</text:p>
            <text:p text:style-name="P19"><text:soft-page-break/><text:span text:style-name="T72">на півваганні втяте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3" office:value-type="string">
            <text:p text:style-name="P59"><text:span text:style-name="T58">напів </text:span>(див. 91)</text:p>
          </table:table-cell>
          <table:covered-table-cell/>
          <table:covered-table-cell/>
          <table:table-cell table:style-name="Dictionary.E182" table:number-columns-spanned="5" office:value-type="string">
            <text:p text:style-name="P56">ступа<text:span text:style-name="T102"></text:span></text:p>
            <text:p text:style-name="P46"><text:span text:style-name="T45">II </text:span><text:span text:style-name="T49">ступа</text:span><text:span text:style-name="T48"></text:span></text:p>
            <text:p text:style-name="P34">-и, <text:span text:style-name="T71">ж.</text:span>, <text:span text:style-name="T71">перев.</text:span> <text:span text:style-name="T71">з означ.</text:span></text:p>
            <text:p text:style-name="P34">Манера ходити, ступати; хода. || Рух ногою вперед, убік або назад; крок. || Звуки від таких рухів. || Про спокійну, тиху ходу коня; найповільніший алюр.<text:span text:style-name="T100"> </text:span><text:span text:style-name="T101">(С, 14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2</text:p>
          </table:table-cell>
          <table:table-cell table:style-name="Dictionary.B183" table:number-columns-spanned="2" office:value-type="string">
            <text:p text:style-name="P9">Нáхлюпи</text:p>
            <text:p text:style-name="P8">-ів, <text:span text:style-name="T72">ім., мн., інд.-авт.</text:span></text:p>
          </table:table-cell>
          <table:covered-table-cell/>
          <table:table-cell table:style-name="Dictionary.D183" table:number-columns-spanned="3" office:value-type="string">
            <text:p text:style-name="P8"><text:span text:style-name="T88">утворене префіксальним і нульсуфіксальним способом, похідне від слова</text:span><text:span text:style-name="T106"> </text:span><text:span text:style-name="T61">хлюпати</text:span></text:p>
          </table:table-cell>
          <table:covered-table-cell/>
          <table:covered-table-cell/>
          <table:table-cell table:style-name="Dictionary.G183" table:number-columns-spanned="3" office:value-type="string">
            <text:p text:style-name="P19"><text:span text:style-name="T72">Покірні вітру, </text:span><text:span text:style-name="T79">нахлюпи</text:span><text:span text:style-name="T72"> щедрот</text:span></text:p>
            <text:p text:style-name="P3">з убогого жебрацького бенкету,</text:p>
            <text:p text:style-name="P3">відвирувавши, котяться у Лету,</text:p>
            <text:p text:style-name="P19"><text:span text:style-name="T72">в таночок взявши кревних і заброд.</text:span><text:span text:style-name="T86">(П‑1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8" office:value-type="string">
            <text:p text:style-name="P58"><text:span text:style-name="T58">хл</text:span><text:span text:style-name="T58">ю</text:span><text:span text:style-name="T13"></text:span><text:span text:style-name="T58">пати</text:span></text:p>
            <text:p text:style-name="P46"><text:span text:style-name="T49">-аю, -аєш, </text:span><text:span text:style-name="T54">недок.</text:span></text:p>
            <text:p text:style-name="P34">1) <text:span text:style-name="T71">неперех.</text:span> 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9"><text:span text:style-name="T26">2) </text:span><text:span text:style-name="T38">перех.</text:span><text:span text:style-name="T26"> </text:span><text:span text:style-name="T38">і неперех.</text:span><text:span text:style-name="T26"> Рвучкими рухами лити, бризкати водою або іншою рідиною на кого-, що-небудь. || Розливатися, виливатися, розпліскуватися. || Утворювати звуки, що нагадують хлипання.</text:span><text:span text:style-name="T38">Хлюпати носом</text:span><text:span text:style-name="T26">.</text:span><text:span text:style-name="T27"> </text:span><text:span text:style-name="T28">(С, 15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3</text:p>
          </table:table-cell>
          <table:table-cell table:style-name="Dictionary.B185" table:number-columns-spanned="2" office:value-type="string">
            <text:p text:style-name="P9">Обакрáй</text:p>
            <text:p text:style-name="P8">-ю, <text:span text:style-name="T72">ім., ч., інд.-авт.</text:span></text:p>
          </table:table-cell>
          <table:covered-table-cell/>
          <table:table-cell table:style-name="Dictionary.D185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óба</text:span><text:span text:style-name="T106"> і </text:span><text:span text:style-name="T61">край</text:span></text:p>
          </table:table-cell>
          <table:covered-table-cell/>
          <table:covered-table-cell/>
          <table:table-cell table:style-name="Dictionary.G185" table:number-columns-spanned="3" office:value-type="string">
            <text:p text:style-name="P3">З ціложиттєвого ждання</text:p>
            <text:p text:style-name="P3">Ти смерть на кілька літ відтрутив,</text:p>
            <text:p text:style-name="P3">аби почути пахощ рути</text:p>
            <text:p text:style-name="P3"><text:soft-page-break/>і в неї впасти навмання - </text:p>
            <text:p text:style-name="P19"><text:span text:style-name="T72">з усіх розлук – на </text:span><text:span text:style-name="T79">обакрай</text:span></text:p>
            <text:p text:style-name="P19"><text:span text:style-name="T72">Вітчизни – і яви, і мрії. </text:span><text:span text:style-name="T86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3" office:value-type="string">
            <text:p text:style-name="P59"><text:span text:style-name="T58">Об</text:span><text:span text:style-name="T58">и</text:span><text:span text:style-name="T13"></text:span><text:span text:style-name="T58">два (</text:span><text:span text:style-name="T61">óба</text:span><text:span text:style-name="T58">)</text:span></text:p>
            <text:p text:style-name="P45"><text:span text:style-name="T49">обох, </text:span><text:span text:style-name="T54">ч.</text:span><text:span text:style-name="T49"> </text:span><text:span text:style-name="T54">і с.</text:span><text:span text:style-name="T49">, обидві, обох, </text:span><text:span text:style-name="T54">ж.</text:span><text:span text:style-name="T49">, </text:span><text:span text:style-name="T54">числ.</text:span><text:span text:style-name="T49">, </text:span><text:span text:style-name="T54">збірн.</text:span></text:p>
            <text:p text:style-name="P40"><text:span text:style-name="T26">Означає кожний із двох названих або відомих предметів; один і другий; і той, і другий. </text:span><text:span text:style-name="T38">В обидва кінці</text:span><text:span text:style-name="T26">. </text:span><text:span text:style-name="T29">(С, 804)</text:span></text:p>
          </table:table-cell>
          <table:covered-table-cell/>
          <table:covered-table-cell/>
          <table:table-cell table:style-name="Dictionary.E186" table:number-columns-spanned="5" office:value-type="string">
            <text:p text:style-name="P19"><text:span text:style-name="T61">край </text:span><text:span text:style-name="T70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4</text:p>
          </table:table-cell>
          <table:table-cell table:style-name="Dictionary.B187" table:number-columns-spanned="2" office:value-type="string">
            <text:p text:style-name="P9">Обоюдожáл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187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92"> </text:span><text:span text:style-name="T96">обою</text:span><text:span text:style-name="T97"></text:span><text:span text:style-name="T96">до</text:span><text:span text:style-name="T92"> і </text:span><text:span text:style-name="T96">жалі</text:span><text:span text:style-name="T97"></text:span><text:span text:style-name="T96">ти</text:span></text:p>
          </table:table-cell>
          <table:covered-table-cell/>
          <table:covered-table-cell/>
          <table:table-cell table:style-name="Dictionary.G187" table:number-columns-spanned="3" office:value-type="string">
            <text:p text:style-name="P3">Та мури, мов із мертвих всталі,</text:p>
            <text:p text:style-name="P3">похмуро мовили: чекай,</text:p>
            <text:p text:style-name="P3">ще обрадіє із печалі</text:p>
            <text:p text:style-name="P19"><text:span text:style-name="T72">твій </text:span><text:span text:style-name="T79">обоюдожалий</text:span><text:span text:style-name="T72"> край. </text:span><text:span text:style-name="T86">(П‑1, 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3" office:value-type="string">
            <text:p text:style-name="P8"><text:span text:style-name="T96">Обою</text:span><text:span text:style-name="T97"></text:span><text:span text:style-name="T96">до </text:span><text:span text:style-name="T91">(не подано у словнику)</text:span></text:p>
          </table:table-cell>
          <table:covered-table-cell/>
          <table:covered-table-cell/>
          <table:table-cell table:style-name="Dictionary.E188" table:number-columns-spanned="5" office:value-type="string">
            <text:p text:style-name="P58"><text:span text:style-name="T58">жал</text:span><text:span text:style-name="T58">і</text:span><text:span text:style-name="T13"></text:span><text:span text:style-name="T58">ти</text:span></text:p>
            <text:p text:style-name="P46"><text:span text:style-name="T49">-ію, -ієш, </text:span><text:span text:style-name="T54">недок.</text:span></text:p>
            <text:p text:style-name="P34">1) <text:span text:style-name="T71">перех.</text:span> <text:span text:style-name="T71">і без додатка</text:span>. Відчувати жалість, співчуття до кого-небудь.</text:p>
            <text:p text:style-name="P34">2) <text:span text:style-name="T71">неперех.</text:span> Нарікати на що-небудь, уболівати за чимось, за щось; шкодувати, жалкувати.</text:p>
            <text:p text:style-name="P39"><text:span text:style-name="T26">3) </text:span><text:span text:style-name="T38">перех.</text:span><text:span text:style-name="T26"> Берегти, оберігати кого-, що-небудь. || Неохоче витрачати що-небудь; шкодувати, жалкувати.</text:span><text:span text:style-name="T27"> </text:span><text:span text:style-name="T28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5</text:p>
          </table:table-cell>
          <table:table-cell table:style-name="Dictionary.B189" table:number-columns-spanned="2" office:value-type="string">
            <text:p text:style-name="P9">ОвÓгнений</text:p>
            <text:p text:style-name="P8">-а, -е, <text:span text:style-name="T73">дієпр., інд.-авт.</text:span></text:p>
          </table:table-cell>
          <table:covered-table-cell/>
          <table:table-cell table:style-name="Dictionary.D189" table:number-columns-spanned="3" office:value-type="string">
            <text:p text:style-name="P8"><text:span text:style-name="T87">утворене суфіксально-префіксальним </text:span><text:soft-page-break/><text:span text:style-name="T87">способом, похідне від </text:span><text:span text:style-name="T88">в</text:span><text:span text:style-name="T106">ід неіснуючого дієслова </text:span><text:span text:style-name="T61">овогнити</text:span></text:p>
          </table:table-cell>
          <table:covered-table-cell/>
          <table:covered-table-cell/>
          <table:table-cell table:style-name="Dictionary.G189" table:number-columns-spanned="3" office:value-type="string">
            <text:p text:style-name="P3">Та за тобою небо запалало,</text:p>
            <text:p text:style-name="P19"><text:span text:style-name="T79">овогнене</text:span><text:span text:style-name="T72"> грозою стожалів. </text:span><text:span text:style-name="T86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8" office:value-type="string">
            <text:p text:style-name="P19"><text:span text:style-name="T61">Овогнити </text:span><text:span text:style-name="T67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6</text:p>
          </table:table-cell>
          <table:table-cell table:style-name="Dictionary.B191" table:number-columns-spanned="2" office:value-type="string">
            <text:p text:style-name="P9">Огрáння</text:p>
            <text:p text:style-name="P4">ім., с., інд.-авт.</text:p>
          </table:table-cell>
          <table:covered-table-cell/>
          <table:table-cell table:style-name="Dictionary.D191" table:number-columns-spanned="3" office:value-type="string">
            <text:p text:style-name="P8"><text:span text:style-name="T88">утворене суфіксальним способом, похідне від слова</text:span><text:span text:style-name="T92"> </text:span><text:span text:style-name="T60">огрáнювати</text:span></text:p>
          </table:table-cell>
          <table:covered-table-cell/>
          <table:covered-table-cell/>
          <table:table-cell table:style-name="Dictionary.G191" table:number-columns-spanned="3" office:value-type="string">
            <text:p text:style-name="P3">У зашморзі бід</text:p>
            <text:p text:style-name="P3">аж зайшовся кривий од волання борлак,</text:p>
            <text:p text:style-name="P19"><text:span text:style-name="T72">аж </text:span><text:span text:style-name="T79">огранням</text:span><text:span text:style-name="T72"> дзеркал заросилася кров! </text:span><text:span text:style-name="T86">(П‑1, 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8" office:value-type="string">
            <text:p text:style-name="P58"><text:span text:style-name="T58">Огран</text:span><text:span text:style-name="T58">о</text:span><text:span text:style-name="T13"></text:span><text:span text:style-name="T58">вувати (</text:span><text:span text:style-name="T60">огрáнювати</text:span><text:span text:style-name="T58">)</text:span></text:p>
            <text:p text:style-name="P46"><text:span text:style-name="T49">-ую, -уєш, </text:span><text:span text:style-name="T54">недок.</text:span><text:span text:style-name="T49">, огранувати, -ую, -уєш, </text:span><text:span text:style-name="T54">док.</text:span><text:span text:style-name="T49">, </text:span><text:span text:style-name="T54">перех.</text:span><text:span text:style-name="T49">, </text:span><text:span text:style-name="T54">спец.</text:span></text:p>
            <text:p text:style-name="P39"><text:span text:style-name="T26">Шліфуючи поверхню чого-небудь, робити на ній грані.</text:span><text:span text:style-name="T27"> </text:span><text:span text:style-name="T28">(С, 82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7</text:p>
          </table:table-cell>
          <table:table-cell table:style-name="Dictionary.B193" table:number-columns-spanned="2" office:value-type="string">
            <text:p text:style-name="P9">Озлíння</text:p>
            <text:p text:style-name="P8">-я, <text:span text:style-name="T72">ім., ж., інд.-авт.</text:span></text:p>
          </table:table-cell>
          <table:covered-table-cell/>
          <table:table-cell table:style-name="Dictionary.D193" table:number-columns-spanned="3" office:value-type="string">
            <text:p text:style-name="P21"><text:span text:style-name="T65">утворене </text:span><text:span text:style-name="T65">суфіксальним способом, похідне від слова</text:span> <text:span text:style-name="T60">озлитися</text:span></text:p>
          </table:table-cell>
          <table:covered-table-cell/>
          <table:covered-table-cell/>
          <table:table-cell table:style-name="Dictionary.G193" table:number-columns-spanned="3" office:value-type="string">
            <text:p text:style-name="P19"><text:span text:style-name="T72">А шал який! Яке </text:span><text:span text:style-name="T79">озління</text:span><text:span text:style-name="T72">!</text:span></text:p>
            <text:p text:style-name="P19"><text:span text:style-name="T72">О білий світе-блекота. </text:span><text:span text:style-name="T86">(П‑1, 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8" office:value-type="string">
            <text:p text:style-name="P58"><text:span text:style-name="T58">озл</text:span><text:span text:style-name="T58">и</text:span><text:span text:style-name="T13"></text:span><text:span text:style-name="T58">тися</text:span></text:p>
            <text:p text:style-name="P46"><text:span text:style-name="T49">-люся, -лишся, </text:span><text:span text:style-name="T54">док.</text:span></text:p>
            <text:p text:style-name="P34">Стати розлюченим, роздратованим; розізлитися, розгніватися. || Стати злим, злостивим.<text:span text:style-name="T100"> </text:span><text:span text:style-name="T101">(С, 834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98</text:p>
          </table:table-cell>
          <table:table-cell table:style-name="Dictionary.B195" table:number-columns-spanned="2" office:value-type="string">
            <text:p text:style-name="P9">Ошрóття</text:p>
            <text:p text:style-name="P8">-я, <text:span text:style-name="T72">ім., збірн., інд.-авт.</text:span></text:p>
          </table:table-cell>
          <table:covered-table-cell/>
          <table:table-cell table:style-name="Dictionary.D195" table:number-columns-spanned="3" office:value-type="string">
            <text:p text:style-name="P8"><text:span text:style-name="T88">утворене суфіксально-префіксальним способом, похідне від слова</text:span> <text:span text:style-name="T60">шріт</text:span></text:p>
          </table:table-cell>
          <table:covered-table-cell/>
          <table:covered-table-cell/>
          <table:table-cell table:style-name="Dictionary.G195" table:number-columns-spanned="3" office:value-type="string">
            <text:p text:style-name="P3">І тінь біжить – поверхи давніх днів.</text:p>
            <text:p text:style-name="P19"><text:span text:style-name="T72">І заволока – на </text:span><text:span text:style-name="T79">ошроття</text:span><text:span text:style-name="T72"> часу. </text:span><text:span text:style-name="T86">(П‑1, 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8" office:value-type="string">
            <text:p text:style-name="P56">шріт</text:p>
            <text:p text:style-name="P46"><text:span text:style-name="T49">шроту, </text:span><text:span text:style-name="T54">ч.</text:span></text:p>
            <text:p text:style-name="P34">1) Дрібні свинцеві кульки для стрільби з мисливської рушниці; дріб.<text:span text:style-name="T100"> </text:span><text:span text:style-name="T101">(С, 163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99</text:p>
          </table:table-cell>
          <table:table-cell table:style-name="Dictionary.B197" table:number-columns-spanned="2" office:value-type="string">
            <text:p text:style-name="P9">Пáверх</text:p>
            <text:p text:style-name="P8">-у, <text:span text:style-name="T72">ім., ч., інд.-авт.</text:span></text:p>
          </table:table-cell>
          <table:covered-table-cell/>
          <table:table-cell table:style-name="Dictionary.D197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а</text:span><text:span text:style-name="T106">... (“подібний”) і </text:span><text:span text:style-name="T61">верх</text:span></text:p>
          </table:table-cell>
          <table:covered-table-cell/>
          <table:covered-table-cell/>
          <table:table-cell table:style-name="Dictionary.G197" table:number-columns-spanned="3" office:value-type="string">
            <text:p text:style-name="P19"><text:span text:style-name="T72">Тут </text:span><text:span text:style-name="T79">паверх</text:span><text:span text:style-name="T72">, паниз, пажиття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2">тобі здадуться з понадгірних веж. </text:span><text:span text:style-name="T86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3" office:value-type="string">
            <text:p text:style-name="P8"><text:span text:style-name="T24">Па</text:span><text:span text:style-name="T30">... </text:span><text:span text:style-name="T31">(не подано у словнику)</text:span></text:p>
          </table:table-cell>
          <table:covered-table-cell/>
          <table:covered-table-cell/>
          <table:table-cell table:style-name="Dictionary.E198" table:number-columns-spanned="5" office:value-type="string">
            <text:p text:style-name="P56">верх</text:p>
            <text:p text:style-name="P46"><text:span text:style-name="T49">-у, </text:span><text:span text:style-name="T54">ч.</text:span></text:p>
            <text:p text:style-name="P34">1) Верхня, найвища частина чого-небудь; вершина. || Поверхня землі, якої-небудь рідини і т. ін.<text:span text:style-name="T100"> </text:span><text:span text:style-name="T101">(С, 12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0</text:p>
          </table:table-cell>
          <table:table-cell table:style-name="Dictionary.B199" table:number-columns-spanned="2" office:value-type="string">
            <text:p text:style-name="P9">Пажиття</text:p>
            <text:p text:style-name="P8">-я, <text:span text:style-name="T72">ім., с., інд.-авт.</text:span></text:p>
          </table:table-cell>
          <table:covered-table-cell/>
          <table:table-cell table:style-name="Dictionary.D199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а</text:span><text:span text:style-name="T106">... (“подібний”) і </text:span><text:span text:style-name="T61">життя</text:span></text:p>
          </table:table-cell>
          <table:covered-table-cell/>
          <table:covered-table-cell/>
          <table:table-cell table:style-name="Dictionary.G199" table:number-columns-spanned="3" office:value-type="string">
            <text:p text:style-name="P19"><text:span text:style-name="T72">Тут паверх, паниз, </text:span><text:span text:style-name="T79">пажиття</text:span><text:span text:style-name="T72">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2">тобі здадуться з понадгірних веж. </text:span><text:span text:style-name="T86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8" office:value-type="string">
            <text:p text:style-name="P19"><text:span text:style-name="T61">життя </text:span><text:span text:style-name="T70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1</text:p>
          </table:table-cell>
          <table:table-cell table:style-name="Dictionary.B201" table:number-columns-spanned="2" office:value-type="string">
            <text:p text:style-name="P9">Пáниз</text:p>
            <text:p text:style-name="P8">-у, <text:span text:style-name="T72">ім., ч., інд.-авт.</text:span></text:p>
          </table:table-cell>
          <table:covered-table-cell/>
          <table:table-cell table:style-name="Dictionary.D201" table:number-columns-spanned="3" office:value-type="string">
            <text:p text:style-name="P8"><text:span text:style-name="T88">утворене префіксальним </text:span><text:span text:style-name="T88">способом, похідне від слів:</text:span><text:span text:style-name="T106"> </text:span><text:span text:style-name="T61">па</text:span><text:span text:style-name="T106">... (“подібний”) і </text:span><text:span text:style-name="T61">низ</text:span></text:p>
          </table:table-cell>
          <table:covered-table-cell/>
          <table:covered-table-cell/>
          <table:table-cell table:style-name="Dictionary.G201" table:number-columns-spanned="3" office:value-type="string">
            <text:p text:style-name="P19"><text:span text:style-name="T72">Тут паверх, </text:span><text:span text:style-name="T79">паниз</text:span><text:span text:style-name="T72">, пажиття і паскін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2">тобі здадуться з понадгірних веж. </text:span><text:span text:style-name="T86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8" office:value-type="string">
            <text:p text:style-name="P56">низ</text:p>
            <text:p text:style-name="P46"><text:span text:style-name="T49">-у, </text:span><text:span text:style-name="T54">ч.</text:span></text:p>
            <text:p text:style-name="P46"><text:span text:style-name="T50">1) Нижня частина предмета. || </text:span><text:span text:style-name="T55">рідко</text:span><text:span text:style-name="T50">. Те саме, що виворіт.</text:span><text:span text:style-name="T51"> </text:span><text:span text:style-name="T52">(С, 78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2</text:p>
          </table:table-cell>
          <table:table-cell table:style-name="Dictionary.B203" table:number-columns-spanned="2" office:value-type="string">
            <text:p text:style-name="P9">Парура</text:p>
            <text:p text:style-name="P8"><text:soft-page-break/>-и, <text:span text:style-name="T72">ім., ж., інд.-авт.</text:span></text:p>
          </table:table-cell>
          <table:covered-table-cell/>
          <table:table-cell table:style-name="Dictionary.D203" table:number-columns-spanned="3" office:value-type="string">
            <text:p text:style-name="P8"><text:span text:style-name="T88">утворене </text:span><text:soft-page-break/><text:span text:style-name="T88">префіксальним способом, похідне від слів:</text:span><text:span text:style-name="T106"> </text:span><text:span text:style-name="T61">па</text:span><text:span text:style-name="T106">... (“подібний”) і </text:span><text:span text:style-name="T61">рýра</text:span></text:p>
          </table:table-cell>
          <table:covered-table-cell/>
          <table:covered-table-cell/>
          <table:table-cell table:style-name="Dictionary.G203" table:number-columns-spanned="3" office:value-type="string">
            <text:p text:style-name="P3">Те безмежжя сил,</text:p>
            <text:p text:style-name="P3"><text:soft-page-break/>розбурханих од молодого болю,</text:p>
            <text:p text:style-name="P19"><text:span text:style-name="T72">ті </text:span><text:span text:style-name="T79">парури</text:span><text:span text:style-name="T72"> зусиль…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8" office:value-type="string">
            <text:p text:style-name="P58"><text:span text:style-name="T58">р</text:span><text:span text:style-name="T58">у</text:span><text:span text:style-name="T13"></text:span><text:span text:style-name="T58">ра</text:span></text:p>
            <text:p text:style-name="P46"><text:span text:style-name="T49">-и, </text:span><text:span text:style-name="T54">ж.</text:span></text:p>
            <text:p text:style-name="P10"><text:span text:style-name="T43">1) </text:span><text:span text:style-name="T44">зах.</text:span><text:span text:style-name="T43"> Те саме, що </text:span><text:a xlink:type="simple" xlink:href="http://www.lingvo.ua/uk/Translate/uk-uk/труба"><text:span text:style-name="T99">труба</text:span></text:a><text:span text:style-name="T43">.</text:span><text:span text:style-name="T42"> </text:span><text:span text:style-name="T41">(С, 1279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3</text:p>
          </table:table-cell>
          <table:table-cell table:style-name="Dictionary.B205" table:number-columns-spanned="2" office:value-type="string">
            <text:p text:style-name="P9">Пáскін</text:p>
            <text:p text:style-name="P8">пáскону, <text:span text:style-name="T72">ім., ч., інд.-авт.</text:span></text:p>
          </table:table-cell>
          <table:covered-table-cell/>
          <table:table-cell table:style-name="Dictionary.D205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а</text:span><text:span text:style-name="T106">... (“подібний”) і </text:span><text:span text:style-name="T61">скін</text:span></text:p>
          </table:table-cell>
          <table:covered-table-cell/>
          <table:covered-table-cell/>
          <table:table-cell table:style-name="Dictionary.G205" table:number-columns-spanned="3" office:value-type="string">
            <text:p text:style-name="P19"><text:span text:style-name="T72">Тут паверх, паниз, пажиття і </text:span><text:span text:style-name="T79">паскін</text:span><text:span text:style-name="T72">,</text:span></text:p>
            <text:p text:style-name="P3">переступай лискуче лезо меж,</text:p>
            <text:p text:style-name="P3">і рідні лиця за порожні маски</text:p>
            <text:p text:style-name="P19"><text:span text:style-name="T72">тобі здадуться з понадгірних веж. </text:span><text:span text:style-name="T86">(П‑1, 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8" office:value-type="string">
            <text:p text:style-name="P56">скін</text:p>
            <text:p text:style-name="P46"><text:span text:style-name="T49">скону, </text:span><text:span text:style-name="T54">ч.</text:span><text:span text:style-name="T49">, </text:span><text:span text:style-name="T54">уроч.</text:span></text:p>
            <text:p text:style-name="P33">Те саме, що смерть. || Кінець, межа. <text:span text:style-name="T84">(С, 133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4</text:p>
          </table:table-cell>
          <table:table-cell table:style-name="Dictionary.B207" table:number-columns-spanned="2" office:value-type="string">
            <text:p text:style-name="P9">Пекельнозóр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207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пекельний </text:span><text:span text:style-name="T106">і </text:span><text:span text:style-name="T61">зір</text:span></text:p>
          </table:table-cell>
          <table:covered-table-cell/>
          <table:covered-table-cell/>
          <table:table-cell table:style-name="Dictionary.G207" table:number-columns-spanned="3" office:value-type="string">
            <text:p text:style-name="P19"><text:span text:style-name="T72">Мигоче, мов відьмак, паркан </text:span><text:span text:style-name="T79">пекельнозорий</text:span><text:span text:style-name="T72">,</text:span></text:p>
            <text:p text:style-name="P19"><text:span text:style-name="T72">за голосом покори душа рушає вспак. </text:span><text:span text:style-name="T86">(П‑2, 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3" office:value-type="string">
            <text:p text:style-name="P8"><text:span text:style-name="T61">пекельний </text:span><text:span text:style-name="T67">(див. 37)</text:span></text:p>
          </table:table-cell>
          <table:covered-table-cell/>
          <table:covered-table-cell/>
          <table:table-cell table:style-name="Dictionary.E208" table:number-columns-spanned="5" office:value-type="string">
            <text:p text:style-name="P56">зір</text:p>
            <text:p text:style-name="P46"><text:span text:style-name="T49">зору, </text:span><text:span text:style-name="T54">ч.</text:span></text:p>
            <text:p text:style-name="P34">1) Одне з п'яти почуттів, органом якого є око. || Здатність бачити.</text:p>
            <text:p text:style-name="P34">2) Спрямованість очей на кого-, що-небудь; погляд.</text:p>
            <text:p text:style-name="P33"><text:soft-page-break/>3) Те саме, що очі. <text:span text:style-name="T84">(С, 46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5</text:p>
          </table:table-cell>
          <table:table-cell table:style-name="Dictionary.B209" table:number-columns-spanned="2" office:value-type="string">
            <text:p text:style-name="P9">Піввагáння</text:p>
            <text:p text:style-name="P8">-я, <text:span text:style-name="T72">ім., с., інд.-авт.</text:span></text:p>
          </table:table-cell>
          <table:covered-table-cell/>
          <table:table-cell table:style-name="Dictionary.D209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ів</text:span><text:span text:style-name="T106"> і </text:span><text:span text:style-name="T61">вагáння</text:span></text:p>
          </table:table-cell>
          <table:covered-table-cell/>
          <table:covered-table-cell/>
          <table:table-cell table:style-name="Dictionary.G209" table:number-columns-spanned="3" office:value-type="string">
            <text:p text:style-name="P3">Напівступою,</text:p>
            <text:p text:style-name="P3">як над собою винесений крок</text:p>
            <text:p text:style-name="P3">задумався і скляк. Напівбажання,</text:p>
            <text:p text:style-name="P19"><text:span text:style-name="T72">на </text:span><text:span text:style-name="T79">півваганні</text:span><text:span text:style-name="T72"> втяте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3" office:value-type="string">
            <text:p text:style-name="P59"><text:span text:style-name="T58">Полов</text:span><text:span text:style-name="T58">и</text:span><text:span text:style-name="T13"></text:span><text:span text:style-name="T58">на </text:span><text:span text:style-name="T85">(пів)</text:span></text:p>
            <text:p text:style-name="P45"><text:span text:style-name="T49">-и, </text:span><text:span text:style-name="T54">ж.</text:span></text:p>
            <text:p text:style-name="P33">1) Одна з двох рівних частин чого-небудь. || Складова частина парного предмета. || Якась частина або певна кількість чого-небудь.</text:p>
            <text:p text:style-name="P33">2) Середина якої-небудь віддалі, якогось проміжку часу і т. ін. || Момент часу, який відповідає середині даної години. <text:span text:style-name="T84">(С, 1036)</text:span></text:p>
          </table:table-cell>
          <table:covered-table-cell/>
          <table:covered-table-cell/>
          <table:table-cell table:style-name="Dictionary.E210" table:number-columns-spanned="5" office:value-type="string">
            <text:p text:style-name="P58"><text:span text:style-name="T58">ваг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1) Дія за знач. вагатися.</text:p>
            <text:p text:style-name="P34">2) Неспроможність відразу вирішити щось; роздумування.</text:p>
            <text:p text:style-name="P34">3) Непослідовність у поглядах, хитання.<text:span text:style-name="T100"> </text:span><text:span text:style-name="T101">(С, 1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6</text:p>
          </table:table-cell>
          <table:table-cell table:style-name="Dictionary.B211" table:number-columns-spanned="2" office:value-type="string">
            <text:p text:style-name="P9">Півдуші</text:p>
            <text:p text:style-name="P8">півдýш, <text:span text:style-name="T72">ім., мн., інд.-авт.</text:span></text:p>
          </table:table-cell>
          <table:covered-table-cell/>
          <table:table-cell table:style-name="Dictionary.D211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ів</text:span><text:span text:style-name="T106"> і </text:span><text:span text:style-name="T61">душі</text:span></text:p>
          </table:table-cell>
          <table:covered-table-cell/>
          <table:covered-table-cell/>
          <table:table-cell table:style-name="Dictionary.G211" table:number-columns-spanned="3" office:value-type="string">
            <text:p text:style-name="P3">О царство півсерць, півнадій, півпричалів,</text:p>
            <text:p text:style-name="P19"><text:span text:style-name="T72">півзамірів царство, півзмаг і </text:span><text:span text:style-name="T79">півдуш</text:span><text:span text:style-name="T72">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3" office:value-type="string">
            <text:p text:style-name="P8"><text:span text:style-name="T61">пів </text:span><text:span text:style-name="T70">(див. 106)</text:span></text:p>
          </table:table-cell>
          <table:covered-table-cell/>
          <table:covered-table-cell/>
          <table:table-cell table:style-name="Dictionary.E212" table:number-columns-spanned="5" office:value-type="string">
            <text:p text:style-name="P19"><text:span text:style-name="T61">душі </text:span><text:span text:style-name="T67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7</text:p>
          </table:table-cell>
          <table:table-cell table:style-name="Dictionary.B213" table:number-columns-spanned="2" office:value-type="string">
            <text:p text:style-name="P9">Півзáміри</text:p>
            <text:p text:style-name="P8">-ів, <text:span text:style-name="T72">ім., мн., інд.-авт.</text:span></text:p>
          </table:table-cell>
          <table:covered-table-cell/>
          <table:table-cell table:style-name="Dictionary.D213" table:number-columns-spanned="3" office:value-type="string">
            <text:p text:style-name="P8"><text:span text:style-name="T88">утворене </text:span><text:span text:style-name="T88">префіксальним способом, похідне від слів:</text:span><text:span text:style-name="T106"> </text:span><text:span text:style-name="T61">пів</text:span><text:span text:style-name="T106"> і </text:span><text:span text:style-name="T61">зáміри</text:span></text:p>
          </table:table-cell>
          <table:covered-table-cell/>
          <table:covered-table-cell/>
          <table:table-cell table:style-name="Dictionary.G213" table:number-columns-spanned="3" office:value-type="string">
            <text:p text:style-name="P3">О царство півсерць, півнадій, півпричалів,</text:p>
            <text:p text:style-name="P19"><text:span text:style-name="T79">півзамірів</text:span><text:span text:style-name="T72"> царство, півзмаг і півдуш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3" office:value-type="string">
            <text:p text:style-name="P8"><text:span text:style-name="T61">пів </text:span><text:span text:style-name="T70">(див. 106)</text:span></text:p>
          </table:table-cell>
          <table:covered-table-cell/>
          <table:covered-table-cell/>
          <table:table-cell table:style-name="Dictionary.E214" table:number-columns-spanned="5" office:value-type="string">
            <text:p text:style-name="P56">замір</text:p>
            <text:p text:style-name="P46"><text:span text:style-name="T45">I </text:span><text:span text:style-name="T49">з`амір</text:span></text:p>
            <text:p text:style-name="P34"><text:soft-page-break/>-у, <text:span text:style-name="T71">ч.</text:span></text:p>
            <text:p text:style-name="P39"><text:span text:style-name="T26">Задум, бажання зробити щось; намір. || </text:span><text:span text:style-name="T38">перев.</text:span><text:span text:style-name="T26"> </text:span><text:span text:style-name="T38">мн.</text:span><text:span text:style-name="T26"> Таємні, підступні плани, спрямовані проти кого-, чого-небудь.</text:span><text:span text:style-name="T27"> </text:span><text:span text:style-name="T28">(С, 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8</text:p>
          </table:table-cell>
          <table:table-cell table:style-name="Dictionary.B215" table:number-columns-spanned="2" office:value-type="string">
            <text:p text:style-name="P9">Півзмáги</text:p>
            <text:p text:style-name="P4">ім., мн., інд.-авт.</text:p>
          </table:table-cell>
          <table:covered-table-cell/>
          <table:table-cell table:style-name="Dictionary.D215" table:number-columns-spanned="3" office:value-type="string">
            <text:p text:style-name="P8"><text:span text:style-name="T93">утворене префіксальним і нульсуфіксальним способом, похідне від слів:</text:span><text:span text:style-name="T103"> </text:span><text:span text:style-name="T64">пів</text:span><text:span text:style-name="T103"> і </text:span><text:span text:style-name="T64">змагáння</text:span></text:p>
          </table:table-cell>
          <table:covered-table-cell/>
          <table:covered-table-cell/>
          <table:table-cell table:style-name="Dictionary.G215" table:number-columns-spanned="3" office:value-type="string">
            <text:p text:style-name="P3">О царство півсерць, півнадій, півпричалів,</text:p>
            <text:p text:style-name="P19"><text:span text:style-name="T72">півзамірів царство, </text:span><text:span text:style-name="T79">півзмаг</text:span><text:span text:style-name="T72"> і півдуш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3" office:value-type="string">
            <text:p text:style-name="P8"><text:span text:style-name="T61">пів </text:span><text:span text:style-name="T70">(див. 106)</text:span></text:p>
          </table:table-cell>
          <table:covered-table-cell/>
          <table:covered-table-cell/>
          <table:table-cell table:style-name="Dictionary.E216" table:number-columns-spanned="5" office:value-type="string">
            <text:p text:style-name="P58"><text:span text:style-name="T58">змаг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9"><text:span text:style-name="T26">1) Намагання перевершити, перемогти когось у чому-небудь, домагаючись кращих, ніж у когось, результатів, показників.</text:span></text:p>
            <text:p text:style-name="P39"><text:span text:style-name="T26">3) </text:span><text:span text:style-name="T38">перен.</text:span><text:span text:style-name="T26"> Сутичка, боротьба двох протилежних або ворожих сил.</text:span><text:span text:style-name="T27"> </text:span><text:span text:style-name="T28">(С, 4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09</text:p>
          </table:table-cell>
          <table:table-cell table:style-name="Dictionary.B217" table:number-columns-spanned="2" office:value-type="string">
            <text:p text:style-name="P9">Півнадíї</text:p>
            <text:p text:style-name="P8">півнадíй, <text:span text:style-name="T72">ім., мн., інд.-авт.</text:span></text:p>
          </table:table-cell>
          <table:covered-table-cell/>
          <table:table-cell table:style-name="Dictionary.D217" table:number-columns-spanned="3" office:value-type="string">
            <text:p text:style-name="P8"><text:span text:style-name="T88">утворене префіксальним способом, похідне </text:span><text:span text:style-name="T88">від слів:</text:span><text:span text:style-name="T106"> </text:span><text:span text:style-name="T61">пів</text:span><text:span text:style-name="T106"> і </text:span><text:span text:style-name="T61">надíї</text:span></text:p>
          </table:table-cell>
          <table:covered-table-cell/>
          <table:covered-table-cell/>
          <table:table-cell table:style-name="Dictionary.G217" table:number-columns-spanned="3" office:value-type="string">
            <text:p text:style-name="P19"><text:span text:style-name="T72">О царство півсерць, </text:span><text:span text:style-name="T79">півнадій</text:span><text:span text:style-name="T72">, півпричалів,</text:span></text:p>
            <text:p text:style-name="P19"><text:span text:style-name="T72">півзамірів царство, півзмаг і півдуш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3" office:value-type="string">
            <text:p text:style-name="P8"><text:span text:style-name="T61">пів (</text:span><text:span text:style-name="T70">див. 106)</text:span></text:p>
          </table:table-cell>
          <table:covered-table-cell/>
          <table:covered-table-cell/>
          <table:table-cell table:style-name="Dictionary.E218" table:number-columns-spanned="5" office:value-type="string">
            <text:p text:style-name="P58"><text:span text:style-name="T58">над</text:span><text:span text:style-name="T58">і</text:span><text:span text:style-name="T13"></text:span><text:span text:style-name="T58">я</text:span></text:p>
            <text:p text:style-name="P46"><text:span text:style-name="T49">-ї, </text:span><text:span text:style-name="T54">ж.</text:span></text:p>
            <text:p text:style-name="P34">1) Впевненість у можливості <text:soft-page-break/>здійснення чогось бажаного, потрібного, приємного; сподівання.<text:span text:style-name="T100"> </text:span><text:span text:style-name="T101">(С, 7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0</text:p>
          </table:table-cell>
          <table:table-cell table:style-name="Dictionary.B219" table:number-columns-spanned="2" office:value-type="string">
            <text:p text:style-name="P9">Півнебéс</text:p>
            <text:p text:style-name="P8">півнебéс, <text:span text:style-name="T72">ім., мн., інд.-авт.</text:span></text:p>
          </table:table-cell>
          <table:covered-table-cell/>
          <table:table-cell table:style-name="Dictionary.D219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ів</text:span><text:span text:style-name="T106"> і </text:span><text:span text:style-name="T61">небесá</text:span></text:p>
          </table:table-cell>
          <table:covered-table-cell/>
          <table:covered-table-cell/>
          <table:table-cell table:style-name="Dictionary.G219" table:number-columns-spanned="3" office:value-type="string">
            <text:p text:style-name="P3">І з тих затятих здвоєних ночей</text:p>
            <text:p text:style-name="P19"><text:span text:style-name="T72">на </text:span><text:span text:style-name="T79">півнебес</text:span><text:span text:style-name="T72"> зажевріло б іржання</text:span></text:p>
            <text:p text:style-name="P19"><text:span text:style-name="T72">чи сиваша чи привиду. </text:span><text:span text:style-name="T86">(П‑1, 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3" office:value-type="string">
            <text:p text:style-name="P8"><text:span text:style-name="T61">пів </text:span><text:span text:style-name="T70">(див. 106)</text:span></text:p>
          </table:table-cell>
          <table:covered-table-cell/>
          <table:covered-table-cell/>
          <table:table-cell table:style-name="Dictionary.E220" table:number-columns-spanned="5" office:value-type="string">
            <text:p text:style-name="P19"><text:span text:style-name="T61">небесá </text:span><text:span text:style-name="T67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1</text:p>
          </table:table-cell>
          <table:table-cell table:style-name="Dictionary.B221" table:number-columns-spanned="2" office:value-type="string">
            <text:p text:style-name="P9">Півпричáли</text:p>
            <text:p text:style-name="P8">-ів, <text:span text:style-name="T72">ім., мн., інд.-авт.</text:span></text:p>
          </table:table-cell>
          <table:covered-table-cell/>
          <table:table-cell table:style-name="Dictionary.D221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ів</text:span><text:span text:style-name="T106"> і </text:span><text:span text:style-name="T61">причáли</text:span></text:p>
          </table:table-cell>
          <table:covered-table-cell/>
          <table:covered-table-cell/>
          <table:table-cell table:style-name="Dictionary.G221" table:number-columns-spanned="3" office:value-type="string">
            <text:p text:style-name="P19"><text:span text:style-name="T72">О царство півсерць, півнадій, </text:span><text:span text:style-name="T79">півпричалів</text:span><text:span text:style-name="T72">,</text:span></text:p>
            <text:p text:style-name="P19"><text:span text:style-name="T72">півзамірів царство, півзмаг і півдуш!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3" office:value-type="string">
            <text:p text:style-name="P8"><text:span text:style-name="T61">пів </text:span><text:span text:style-name="T70">(див. 106)</text:span></text:p>
          </table:table-cell>
          <table:covered-table-cell/>
          <table:covered-table-cell/>
          <table:table-cell table:style-name="Dictionary.E222" table:number-columns-spanned="5" office:value-type="string">
            <text:p text:style-name="P58"><text:span text:style-name="T58">прич</text:span><text:span text:style-name="T58">а</text:span><text:span text:style-name="T13"></text:span><text:span text:style-name="T58">л</text:span></text:p>
            <text:p text:style-name="P46"><text:span text:style-name="T49">-у, </text:span><text:span text:style-name="T54">ч.</text:span></text:p>
            <text:p text:style-name="P39"><text:span text:style-name="T26">2) </text:span><text:span text:style-name="T38">перен.</text:span><text:span text:style-name="T26"> Пристановище для кого-, чого-небудь; притулок.</text:span><text:span text:style-name="T27"> </text:span><text:span text:style-name="T28">(С, 113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2</text:p>
          </table:table-cell>
          <table:table-cell table:style-name="Dictionary.B223" table:number-columns-spanned="2" office:value-type="string">
            <text:p text:style-name="P9">Повногóрля</text:p>
            <text:p text:style-name="P8">-я, <text:span text:style-name="T72">ім., с., інд.-авт.</text:span></text:p>
          </table:table-cell>
          <table:covered-table-cell/>
          <table:table-cell table:style-name="Dictionary.D223" table:number-columns-spanned="3" office:value-type="string">
            <text:p text:style-name="P8"><text:span text:style-name="T88">Утворене способом основоскладання і нульсуфіксальним, похідне від слів:</text:span><text:span text:style-name="T106"> </text:span><text:span text:style-name="T61">пóвний</text:span><text:span text:style-name="T106"> і </text:span><text:span text:style-name="T61">гóрло</text:span></text:p>
          </table:table-cell>
          <table:covered-table-cell/>
          <table:covered-table-cell/>
          <table:table-cell table:style-name="Dictionary.G223" table:number-columns-spanned="3" office:value-type="string">
            <text:p text:style-name="P19"><text:span text:style-name="T72">До гори, до рік, до </text:span><text:span text:style-name="T79">повногорля</text:span><text:span text:style-name="T72">,</text:span></text:p>
            <text:p text:style-name="P3">повногруддям зобов’яж мене.</text:p>
            <text:p text:style-name="P3">Кожним днем боліти, кожним днем</text:p>
            <text:p text:style-name="P19"><text:span text:style-name="T72">виповняти серце власним горем. </text:span><text:span text:style-name="T86">(П‑2, 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3" office:value-type="string">
            <text:p text:style-name="P59"><text:span text:style-name="T58">п</text:span><text:span text:style-name="T58">о</text:span><text:span text:style-name="T13"></text:span><text:span text:style-name="T58">вний</text:span></text:p>
            <text:p text:style-name="P33">повен, -вна, -вне.</text:p>
            <text:p text:style-name="P33">1) У якому немає вільного місця, заповнений до краю. || У якому є, <text:soft-page-break/>міститься, вміщується порівняно багато кого-, чого-небудь. || У<text:span text:style-name="T71">сполуч.</text:span> з деякими <text:span text:style-name="T71">ім.</text:span> 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 <text:span text:style-name="T71">у знач.ім.</text:span> по<text:span text:style-name="T13"></text:span>вна, -ної, <text:span text:style-name="T71">ж.</text:span>, <text:span text:style-name="T71">розм.</text:span> Наповнена по вінця чарка.</text:p>
            <text:p text:style-name="P40"><text:span text:style-name="T26">2) </text:span><text:span text:style-name="T38">перен.</text:span><text:span text:style-name="T26"> 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 </text:span><text:span text:style-name="T38">Повне життя</text:span><text:span text:style-name="T26">. </text:span><text:span text:style-name="T29">(С, 1000)</text:span></text:p>
          </table:table-cell>
          <table:covered-table-cell/>
          <table:covered-table-cell/>
          <table:table-cell table:style-name="Dictionary.E224" table:number-columns-spanned="5" office:value-type="string">
            <text:p text:style-name="P58"><text:span text:style-name="T58">г</text:span><text:span text:style-name="T58">о</text:span><text:span text:style-name="T13"></text:span><text:span text:style-name="T58">рло</text:span></text:p>
            <text:p text:style-name="P46"><text:span text:style-name="T49">-а, </text:span><text:span text:style-name="T54">с.</text:span></text:p>
            <text:p text:style-name="P34">1) Передня частина шиї, всередині якої знаходиться початок стравоходу і <text:soft-page-break/>дихальних шляхів. || Хрящовий канал, який є початком стравоходу і дихальних шляхів.</text:p>
            <text:p text:style-name="P34">2) Верхня звужена частина посуду.</text:p>
            <text:p text:style-name="P34">3) Протока між внутрішнім і окраїнним морями або при впадінні річки в озеро чи море.<text:span text:style-name="T100"> </text:span><text:span text:style-name="T101">(С, 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3</text:p>
          </table:table-cell>
          <table:table-cell table:style-name="Dictionary.B225" table:number-columns-spanned="2" office:value-type="string">
            <text:p text:style-name="P9">Позапрóстір</text:p>
            <text:p text:style-name="P8">-стору, <text:span text:style-name="T72">ім., ч., інд.-авт.</text:span></text:p>
          </table:table-cell>
          <table:covered-table-cell/>
          <table:table-cell table:style-name="Dictionary.D225" table:number-columns-spanned="3" office:value-type="string">
            <text:p text:style-name="P8"><text:span text:style-name="T88">утворене </text:span><text:span text:style-name="T88">префіксальним способом, похідне від слів:</text:span><text:span text:style-name="T106"> </text:span><text:span text:style-name="T61">пóза</text:span><text:span text:style-name="T106"> і </text:span><text:span text:style-name="T61">прóстір</text:span></text:p>
          </table:table-cell>
          <table:covered-table-cell/>
          <table:covered-table-cell/>
          <table:table-cell table:style-name="Dictionary.G225" table:number-columns-spanned="3" office:value-type="string">
            <text:p text:style-name="P19"><text:span text:style-name="T72">Як вікна в </text:span><text:span text:style-name="T79">позапростір</text:span><text:span text:style-name="T72">, </text:span><text:span text:style-name="T72">позачас,</text:span></text:p>
            <text:p text:style-name="P3">за мури німоти і всепокори,</text:p>
            <text:p text:style-name="P3">так світяться свічада, світлом хорі,</text:p>
            <text:p text:style-name="P3">і пильно задивляються крізь нас</text:p>
            <text:p text:style-name="P19"><text:span text:style-name="T72">у сяйва… </text:span><text:span text:style-name="T86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3" office:value-type="string">
            <text:p text:style-name="P59"><text:span text:style-name="T58">п</text:span><text:span text:style-name="T58">о</text:span><text:span text:style-name="T13"></text:span><text:span text:style-name="T58">за</text:span></text:p>
            <text:p text:style-name="P45"><text:span text:style-name="T45">II </text:span><text:span text:style-name="T54">прийм.</text:span><text:span text:style-name="T49">, </text:span><text:span text:style-name="T54">із знах.</text:span><text:span text:style-name="T49"> </text:span><text:span text:style-name="T54">і оруд. в.</text:span></text:p>
            <text:p text:style-name="P40"><text:soft-page-break/><text:span text:style-name="T26">4) </text:span><text:span text:style-name="T38">з оруд. в.</text:span><text:span text:style-name="T26"> Указує на існування, наявність кого-, чого-небудь або перебування когось за межами того, що названо іменником (займенником). </text:span><text:span text:style-name="T29">(С, 1017)</text:span></text:p>
          </table:table-cell>
          <table:covered-table-cell/>
          <table:covered-table-cell/>
          <table:table-cell table:style-name="Dictionary.E226" table:number-columns-spanned="5" office:value-type="string">
            <text:p text:style-name="P58"><text:span text:style-name="T58">пр</text:span><text:span text:style-name="T58">о</text:span><text:span text:style-name="T13"></text:span><text:span text:style-name="T58">стір</text:span></text:p>
            <text:p text:style-name="P46"><text:span text:style-name="T49">простору, </text:span><text:span text:style-name="T54">ч.</text:span></text:p>
            <text:p text:style-name="P34">1) <text:span text:style-name="T71">тільки одн.</text:span>, <text:span text:style-name="T71">філос.</text:span> Одна з основних <text:soft-page-break/>об'єктивних форм існування матерії, яка характеризується протяжністю та обсягом.</text:p>
            <text:p text:style-name="P39"><text:span text:style-name="T26">4) </text:span><text:span text:style-name="T38">перен.</text:span><text:span text:style-name="T26"> Відсутність яких-небудь обмежень, перешкод у чомусь; воля.</text:span><text:span text:style-name="T27"> </text:span><text:span text:style-name="T28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4</text:p>
          </table:table-cell>
          <table:table-cell table:style-name="Dictionary.B227" table:number-columns-spanned="2" office:value-type="string">
            <text:p text:style-name="P9">Позачáс</text:p>
            <text:p text:style-name="P8">-у, <text:span text:style-name="T72">ім., ч., інд.-авт.</text:span></text:p>
          </table:table-cell>
          <table:covered-table-cell/>
          <table:table-cell table:style-name="Dictionary.D227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óза</text:span><text:span text:style-name="T106"> і </text:span><text:span text:style-name="T61">час</text:span></text:p>
          </table:table-cell>
          <table:covered-table-cell/>
          <table:covered-table-cell/>
          <table:table-cell table:style-name="Dictionary.G227" table:number-columns-spanned="3" office:value-type="string">
            <text:p text:style-name="P19"><text:span text:style-name="T72">Як вікна в позапростір, </text:span><text:span text:style-name="T79">позачас</text:span><text:span text:style-name="T72">,</text:span></text:p>
            <text:p text:style-name="P3">за мури німоти і всепокори,</text:p>
            <text:p text:style-name="P3">так світяться свічада, світлом хорі,</text:p>
            <text:p text:style-name="P3">і пильно задивляються крізь нас</text:p>
            <text:p text:style-name="P19"><text:span text:style-name="T72">у сяйва… </text:span><text:span text:style-name="T86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3" office:value-type="string">
            <text:p text:style-name="P8"><text:span text:style-name="T61">пóза </text:span><text:span text:style-name="T67">(див. 114)</text:span></text:p>
          </table:table-cell>
          <table:covered-table-cell/>
          <table:covered-table-cell/>
          <table:table-cell table:style-name="Dictionary.E228" table:number-columns-spanned="5" office:value-type="string">
            <text:p text:style-name="P19"><text:span text:style-name="T61">час </text:span><text:span text:style-name="T67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5</text:p>
          </table:table-cell>
          <table:table-cell table:style-name="Dictionary.B229" table:number-columns-spanned="2" office:value-type="string">
            <text:p text:style-name="P9">Порожньосéрд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229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порóжній</text:span><text:span text:style-name="T106"> і </text:span><text:span text:style-name="T61">сéрце</text:span></text:p>
          </table:table-cell>
          <table:covered-table-cell/>
          <table:covered-table-cell/>
          <table:table-cell table:style-name="Dictionary.G229" table:number-columns-spanned="3" office:value-type="string">
            <text:p text:style-name="P19"><text:span text:style-name="T79">Порожньосердий</text:span><text:span text:style-name="T72"> вибільшився світ,</text:span></text:p>
            <text:p text:style-name="P19"><text:span text:style-name="T72">мов простору запрагло німування… </text:span><text:span text:style-name="T86">(П‑2, 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3" office:value-type="string">
            <text:p text:style-name="P59"><text:span text:style-name="T58">пор</text:span><text:span text:style-name="T58">о</text:span><text:span text:style-name="T13"></text:span><text:span text:style-name="T58">жній</text:span></text:p>
            <text:p text:style-name="P33">-я, -є.</text:p>
            <text:p text:style-name="P40"><text:span text:style-name="T26">3) </text:span><text:span text:style-name="T38">у сполуч.</text:span><text:span text:style-name="T26"> </text:span><text:span text:style-name="T38">зі сл.</text:span><text:span text:style-name="T26"> життя, світ </text:span><text:span text:style-name="T38">і т. ін.</text:span><text:span text:style-name="T26">, </text:span><text:span text:style-name="T38">перен.</text:span><text:span text:style-name="T26"> Ні для кого не корисний; марний. || Позбавлений змісту, убогий змістом; беззмістовний, пустий. || Який не відповідає об'єктивній дійсності. </text:span><text:span text:style-name="T29">(С, 1067-1068)</text:span></text:p>
          </table:table-cell>
          <table:covered-table-cell/>
          <table:covered-table-cell/>
          <table:table-cell table:style-name="Dictionary.E230" table:number-columns-spanned="5" office:value-type="string">
            <text:p text:style-name="P19"><text:span text:style-name="T61">сéрце </text:span><text:span text:style-name="T67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6</text:p>
          </table:table-cell>
          <table:table-cell table:style-name="Dictionary.B231" table:number-columns-spanned="2" office:value-type="string">
            <text:p text:style-name="P9">Потаймир</text:p>
            <text:p text:style-name="P8"><text:soft-page-break/>-у, <text:span text:style-name="T72">ім., ч., інд.-авт.</text:span></text:p>
          </table:table-cell>
          <table:covered-table-cell/>
          <table:table-cell table:style-name="Dictionary.D231" table:number-columns-spanned="3" office:value-type="string">
            <text:p text:style-name="P21"><text:span text:style-name="T65">Утворене способом </text:span><text:soft-page-break/><text:span text:style-name="T65">зрощення або абревіатурним, похідне від слів:</text:span> <text:span text:style-name="T60">потаємний</text:span> і <text:span text:style-name="T60">мир</text:span> (можливо, <text:span text:style-name="T60">потай</text:span> — скорочення від <text:span text:style-name="T60">потаємний</text:span>)</text:p>
          </table:table-cell>
          <table:covered-table-cell/>
          <table:covered-table-cell/>
          <table:table-cell table:style-name="Dictionary.G231" table:number-columns-spanned="3" office:value-type="string">
            <text:p text:style-name="P19"><text:span text:style-name="T72">І десь там гасне </text:span><text:span text:style-name="T79">потаймир</text:span><text:span text:style-name="T72">,</text:span></text:p>
            <text:p text:style-name="P3"><text:soft-page-break/>а між торосами крижин</text:p>
            <text:p text:style-name="P19"><text:span text:style-name="T72">я сам-один і – враг-вражин… </text:span><text:span text:style-name="T86">(П‑2, 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3" office:value-type="string">
            <text:p text:style-name="P59"><text:span text:style-name="T58">п</text:span><text:span text:style-name="T58">о</text:span><text:span text:style-name="T13"></text:span><text:span text:style-name="T58">тай</text:span></text:p>
            <text:p text:style-name="P45"><text:span text:style-name="T54">присл.</text:span><text:span text:style-name="T49">, </text:span><text:span text:style-name="T54">від кого</text:span><text:span text:style-name="T49">, </text:span><text:span text:style-name="T54">заст.</text:span><text:span text:style-name="T49">, </text:span><text:span text:style-name="T54">рідко кого і без додатка</text:span><text:span text:style-name="T49">.</text:span></text:p>
            <text:p text:style-name="P33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 <text:span text:style-name="T84">(С, 1087)</text:span></text:p>
          </table:table-cell>
          <table:covered-table-cell/>
          <table:covered-table-cell/>
          <table:table-cell table:style-name="Dictionary.E232" table:number-columns-spanned="5" office:value-type="string">
            <text:p text:style-name="P56">мир</text:p>
            <text:p text:style-name="P46"><text:span text:style-name="T45">II </text:span><text:span text:style-name="T49">-у, </text:span><text:span text:style-name="T54">ч.</text:span></text:p>
            <text:p text:style-name="P39"><text:span text:style-name="T26">1) </text:span><text:span text:style-name="T38">заст.</text:span><text:span text:style-name="T26"> Земля з усім, що на ній існує; світ.</text:span><text:span text:style-name="T27"> </text:span><text:span text:style-name="T28">(С, 6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7</text:p>
          </table:table-cell>
          <table:table-cell table:style-name="Dictionary.B233" table:number-columns-spanned="2" office:value-type="string">
            <text:p text:style-name="P9">Пралітá</text:p>
            <text:p text:style-name="P8">пралíт, <text:span text:style-name="T72">ім., мн., інд.-авт.</text:span></text:p>
          </table:table-cell>
          <table:covered-table-cell/>
          <table:table-cell table:style-name="Dictionary.D233" table:number-columns-spanned="3" office:value-type="string">
            <text:p text:style-name="P8"><text:span text:style-name="T88">утворене префіксальним способом, похідне від слів:</text:span><text:span text:style-name="T106"> </text:span><text:span text:style-name="T61">пра</text:span><text:span text:style-name="T106">... і </text:span><text:span text:style-name="T61">літá</text:span></text:p>
          </table:table-cell>
          <table:covered-table-cell/>
          <table:covered-table-cell/>
          <table:table-cell table:style-name="Dictionary.G233" table:number-columns-spanned="3" office:value-type="string">
            <text:p text:style-name="P3">Забудься. Стань. І зачекай мене</text:p>
            <text:p text:style-name="P3">на самоті в такому велелюдді,</text:p>
            <text:p text:style-name="P3">де спогади стовбичать, наче судді,</text:p>
            <text:p text:style-name="P19"><text:span text:style-name="T72">і пам’ять чвалом </text:span><text:span text:style-name="T79">праліта</text:span><text:span text:style-name="T72"> жене. </text:span><text:span text:style-name="T86">(П‑2, 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3" office:value-type="string">
            <text:p text:style-name="P59"><text:span text:style-name="T58">д</text:span><text:span text:style-name="T58">а</text:span><text:span text:style-name="T13"></text:span><text:span text:style-name="T58">вній (пра...)</text:span></text:p>
            <text:p text:style-name="P33">-я, -є.</text:p>
            <text:p text:style-name="P33"><text:soft-page-break/>1) Який давно минув; колишній. || Який застарів.</text:p>
            <text:p text:style-name="P33">2) Який існує вже багато часу; старий. || Здавна добре відомий; стародавній. <text:span text:style-name="T84">(С, 271)</text:span></text:p>
          </table:table-cell>
          <table:covered-table-cell/>
          <table:covered-table-cell/>
          <table:table-cell table:style-name="Dictionary.E234" table:number-columns-spanned="5" office:value-type="string">
            <text:p text:style-name="P19"><text:span text:style-name="T61">літá </text:span><text:span text:style-name="T67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8</text:p>
          </table:table-cell>
          <table:table-cell table:style-name="Dictionary.B235" table:number-columns-spanned="2" office:value-type="string">
            <text:p text:style-name="P9">Прáпервні</text:p>
            <text:p text:style-name="P8">-ів, <text:span text:style-name="T72">ім., мн., інд.-авт.</text:span></text:p>
          </table:table-cell>
          <table:covered-table-cell/>
          <table:table-cell table:style-name="Dictionary.D235" table:number-columns-spanned="3" office:value-type="string">
            <text:p text:style-name="P8"><text:span text:style-name="T88">утворене префіксальним </text:span><text:span text:style-name="T88">способом, похідне від слів:</text:span><text:span text:style-name="T106"> </text:span><text:span text:style-name="T61">пра</text:span><text:span text:style-name="T106">... і </text:span><text:span text:style-name="T60">пéрвень</text:span></text:p>
          </table:table-cell>
          <table:covered-table-cell/>
          <table:covered-table-cell/>
          <table:table-cell table:style-name="Dictionary.G235" table:number-columns-spanned="3" office:value-type="string">
            <text:p text:style-name="P3">Що б то нам</text:p>
            <text:p text:style-name="P3">посовгнути – ці межигони часу,</text:p>
            <text:p text:style-name="P3">марудні межигони живоття,</text:p>
            <text:p text:style-name="P3">коли змарнілі постаті снаги,</text:p>
            <text:p text:style-name="P3">ці бурі пристрастей попопелілих,</text:p>
            <text:p text:style-name="P3">раптово окошилися на нас.</text:p>
            <text:p text:style-name="P3">І хочеться сягнути за крайчасу,</text:p>
            <text:p text:style-name="P19"><text:span text:style-name="T72">за </text:span><text:span text:style-name="T79">прапервні</text:span><text:span text:style-name="T72">. </text:span><text:span text:style-name="T86">(П‑1, 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3" office:value-type="string">
            <text:p text:style-name="P8"><text:span text:style-name="T61">пра</text:span><text:span text:style-name="T106">.. </text:span><text:span text:style-name="T67">(див. 118)</text:span></text:p>
          </table:table-cell>
          <table:covered-table-cell/>
          <table:covered-table-cell/>
          <table:table-cell table:style-name="Dictionary.E236" table:number-columns-spanned="5" office:value-type="string">
            <text:p text:style-name="P19"><text:span text:style-name="T60">Пéрвень </text:span><text:span text:style-name="T66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19</text:p>
          </table:table-cell>
          <table:table-cell table:style-name="Dictionary.B237" table:number-columns-spanned="2" office:value-type="string">
            <text:p text:style-name="P9">Призáходи</text:p>
            <text:p text:style-name="P8">-ів, <text:span text:style-name="T72">ім., мн., інд.-авт.</text:span></text:p>
          </table:table-cell>
          <table:covered-table-cell/>
          <table:table-cell table:style-name="Dictionary.D237" table:number-columns-spanned="3" office:value-type="string">
            <text:p text:style-name="P59"><text:span text:style-name="T32">утворене префіксальним способом, похідне від слів:</text:span><text:span text:style-name="T26"> </text:span><text:span text:style-name="T23">при</text:span><text:span text:style-name="T26"> і </text:span><text:span text:style-name="T23">за</text:span><text:span text:style-name="T25"></text:span><text:span text:style-name="T23">хід</text:span></text:p>
          </table:table-cell>
          <table:covered-table-cell/>
          <table:covered-table-cell/>
          <table:table-cell table:style-name="Dictionary.G237" table:number-columns-spanned="3" office:value-type="string">
            <text:p text:style-name="P3">Прижухлий клониться пирій</text:p>
            <text:p text:style-name="P19"><text:span text:style-name="T73">на </text:span><text:span text:style-name="T80">призаходи</text:span><text:span text:style-name="T73"> дня</text:span><text:span text:style-name="T72">. </text:span><text:span text:style-name="T86">(П‑2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3" office:value-type="string">
            <text:p text:style-name="P54">при</text:p>
            <text:p text:style-name="P45"><text:span text:style-name="T54">прийм.</text:span><text:span text:style-name="T49">, </text:span><text:span text:style-name="T54">з місц. в.</text:span><text:span text:style-name="T49"> Сполучення з </text:span><text:span text:style-name="T54">прийм.</text:span><text:span text:style-name="T49"> при виражають: Просторові відношення:</text:span></text:p>
            <text:p text:style-name="P40"><text:span text:style-name="T26">5) 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відбувається інша дія чи триває стан; </text:span><text:soft-page-break/><text:span text:style-name="T26">г) моменту дії, пов'язаного з її початком або кінцем. </text:span><text:span text:style-name="T38">Сказати при кінці</text:span><text:span text:style-name="T26">. </text:span><text:span text:style-name="T29">(С, 1108)</text:span></text:p>
          </table:table-cell>
          <table:covered-table-cell/>
          <table:covered-table-cell/>
          <table:table-cell table:style-name="Dictionary.E238" table:number-columns-spanned="5" office:value-type="string">
            <text:p text:style-name="P58"><text:span text:style-name="T58">з</text:span><text:span text:style-name="T58">а</text:span><text:span text:style-name="T13"></text:span><text:span text:style-name="T58">х</text:span><text:span text:style-name="T58">і</text:span><text:span text:style-name="T13"></text:span><text:span text:style-name="T58">д</text:span></text:p>
            <text:p text:style-name="P46"><text:span text:style-name="T49">захо</text:span><text:span text:style-name="T4"></text:span><text:span text:style-name="T49">ду, </text:span><text:span text:style-name="T54">ч.</text:span></text:p>
            <text:p text:style-name="P34">2) Час, коли заходить сонце.<text:span text:style-name="T100"> </text:span><text:span text:style-name="T101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0</text:p>
          </table:table-cell>
          <table:table-cell table:style-name="Dictionary.B239" table:number-columns-spanned="2" office:value-type="string">
            <text:p text:style-name="P9">Притінь</text:p>
            <text:p text:style-name="P8">-і, <text:span text:style-name="T72">ім., ж., інд.-авт.</text:span></text:p>
          </table:table-cell>
          <table:covered-table-cell/>
          <table:table-cell table:style-name="Dictionary.D239" table:number-columns-spanned="3" office:value-type="string">
            <text:p text:style-name="P59"><text:span text:style-name="T32">утворене префіксальним способом, похідне від слів:</text:span><text:span text:style-name="T26"> </text:span><text:span text:style-name="T23">при</text:span><text:span text:style-name="T26"> і </text:span><text:span text:style-name="T23">тінь</text:span></text:p>
          </table:table-cell>
          <table:covered-table-cell/>
          <table:covered-table-cell/>
          <table:table-cell table:style-name="Dictionary.G239" table:number-columns-spanned="3" office:value-type="string">
            <text:p text:style-name="P19"><text:span text:style-name="T72">Ти тінь. Ти </text:span><text:span text:style-name="T79">притінь</text:span><text:span text:style-name="T72">. Смерк і довгий гуд</text:span></text:p>
            <text:p text:style-name="P19"><text:span text:style-name="T72">і зелень бань… </text:span><text:span text:style-name="T86">(П‑1, 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3" office:value-type="string">
            <text:p text:style-name="P13">при <text:span text:style-name="T66">(див. 120)</text:span></text:p>
          </table:table-cell>
          <table:covered-table-cell/>
          <table:covered-table-cell/>
          <table:table-cell table:style-name="Dictionary.E240" table:number-columns-spanned="5" office:value-type="string">
            <text:p text:style-name="P56">тінь</text:p>
            <text:p text:style-name="P46"><text:span text:style-name="T49">-і, </text:span><text:span text:style-name="T54">ж.</text:span></text:p>
            <text:p text:style-name="P34">1) 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 <text:span text:style-name="T71">кого</text:span>, <text:span text:style-name="T71">чия</text:span>, <text:span text:style-name="T71">перен.</text:span> Про того, хто ніколи не покидає іншого, завжди буває з ним разом.</text:p>
            <text:p text:style-name="P42"><text:span text:style-name="T21">6) </text:span><text:span text:style-name="T37">перен.</text:span><text:span text:style-name="T21"> Ледве вловимий слід, найменша ознака чого-небудь, натяк на наявність чогось.</text:span><text:span text:style-name="T33"> </text:span><text:span text:style-name="T34">(С, 14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1</text:p>
          </table:table-cell>
          <table:table-cell table:style-name="Dictionary.B241" table:number-columns-spanned="2" office:value-type="string">
            <text:p text:style-name="P9">Прóростень</text:p>
            <text:p text:style-name="P8">-стня, <text:span text:style-name="T72">ім., ч., інд.-авт.</text:span></text:p>
          </table:table-cell>
          <table:covered-table-cell/>
          <table:table-cell table:style-name="Dictionary.D241" table:number-columns-spanned="3" office:value-type="string">
            <text:p text:style-name="P8"><text:span text:style-name="T88">утворене суфіксальним способом, похідне від слова</text:span><text:span text:style-name="T92"> </text:span><text:span text:style-name="T60">проростáти</text:span></text:p>
          </table:table-cell>
          <table:covered-table-cell/>
          <table:covered-table-cell/>
          <table:table-cell table:style-name="Dictionary.G241" table:number-columns-spanned="3" office:value-type="string">
            <text:p text:style-name="P19"><text:span text:style-name="T72">І </text:span><text:span text:style-name="T79">проростень</text:span><text:span text:style-name="T72">, і бугила,</text:span></text:p>
            <text:p text:style-name="P3">і жалом жалощів тріпоче</text:p>
            <text:p text:style-name="P3">доба і не пустити хоче</text:p>
            <text:p text:style-name="P19"><text:span text:style-name="T72">стежина, терням поросла. </text:span><text:span text:style-name="T86">(П‑2, 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8" office:value-type="string">
            <text:p text:style-name="P58"><text:span text:style-name="T58">пророст</text:span><text:span text:style-name="T58">а</text:span><text:span text:style-name="T13"></text:span><text:span text:style-name="T58">ти</text:span></text:p>
            <text:p text:style-name="P46"><text:span text:style-name="T49">-ає, </text:span><text:span text:style-name="T54">недок.</text:span><text:span text:style-name="T49">, прорости, -те, </text:span><text:span text:style-name="T54">док.</text:span></text:p>
            <text:p text:style-name="P39"><text:soft-page-break/><text:span text:style-name="T26">3) </text:span><text:span text:style-name="T38">неперех.</text:span><text:span text:style-name="T26"> Покриватися рослинністю (про якусь територію, місцевість); заростати. || Ставати місцем, основою для росту, появи чого-небудь.</text:span><text:span text:style-name="T27"> </text:span><text:span text:style-name="T28">(С, 116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2</text:p>
          </table:table-cell>
          <table:table-cell table:style-name="Dictionary.B243" table:number-columns-spanned="2" office:value-type="string">
            <text:p text:style-name="P8"><text:span text:style-name="T12">Протипотíк (</text:span><text:span text:style-name="T59">протипотóки</text:span><text:span text:style-name="T12">)</text:span></text:p>
            <text:p text:style-name="P8">-тóку, <text:span text:style-name="T72">ім., ч., інд.-авт.</text:span></text:p>
          </table:table-cell>
          <table:covered-table-cell/>
          <table:table-cell table:style-name="Dictionary.D243" table:number-columns-spanned="3" office:value-type="string">
            <text:p text:style-name="P8"><text:span text:style-name="T88">утворене префіксальним способом, похідне </text:span><text:span text:style-name="T88">від слів:</text:span><text:span text:style-name="T106"> </text:span><text:span text:style-name="T61">прóти</text:span><text:span text:style-name="T106">... і </text:span><text:span text:style-name="T61">потíк</text:span></text:p>
          </table:table-cell>
          <table:covered-table-cell/>
          <table:covered-table-cell/>
          <table:table-cell table:style-name="Dictionary.G243" table:number-columns-spanned="3" office:value-type="string">
            <text:p text:style-name="P19"><text:span text:style-name="T72">Розбратані </text:span><text:span text:style-name="T79">протипотоки</text:span></text:p>
            <text:p text:style-name="P3">’дне одного наздоганяють,</text:p>
            <text:p text:style-name="P3">годують себе проминанням</text:p>
            <text:p text:style-name="P19"><text:span text:style-name="T72">заказаних долею стріч. </text:span><text:span text:style-name="T86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3" office:value-type="string">
            <text:p text:style-name="P59"><text:span text:style-name="T58">пр</text:span><text:span text:style-name="T58">о</text:span><text:span text:style-name="T13"></text:span><text:span text:style-name="T58">ти</text:span></text:p>
            <text:p text:style-name="P48"><text:span text:style-name="T45">II </text:span><text:span text:style-name="T54">присл.</text:span></text:p>
            <text:p text:style-name="P51"><text:span text:style-name="T26">Не на підтримку, не на користь кого-, чого-небудь. || </text:span><text:span text:style-name="T38">у знач.</text:span><text:span text:style-name="T26"> </text:span><text:span text:style-name="T38">присудк. сл.</text:span><text:span text:style-name="T26"> || </text:span><text:span text:style-name="T38">у знач.</text:span><text:span text:style-name="T26"> </text:span><text:span text:style-name="T38">ім.</text:span><text:span text:style-name="T26">, </text:span><text:span text:style-name="T38">розм.</text:span><text:span text:style-name="T26"> Те, що є негативним чинником стосовно до чогось, заперечення чогось. </text:span><text:span text:style-name="T29">(С, 1173)</text:span></text:p>
          </table:table-cell>
          <table:covered-table-cell/>
          <table:covered-table-cell/>
          <table:table-cell table:style-name="Dictionary.E244" table:number-columns-spanned="5" office:value-type="string">
            <text:p text:style-name="P58"><text:span text:style-name="T58">пот</text:span><text:span text:style-name="T58">і</text:span><text:span text:style-name="T13"></text:span><text:span text:style-name="T58">к</text:span></text:p>
            <text:p text:style-name="P46"><text:span text:style-name="T49">-току, </text:span><text:span text:style-name="T54">ч.</text:span></text:p>
            <text:p text:style-name="P34">1) Річка (<text:span text:style-name="T71">перев.</text:span> невелика), струмок із стрімкою течією. || Маса води, що стрімко тече. || Маса якої-небудь рідини, що швидко тече, виливається звідкись. || <text:span text:style-name="T71">чого</text:span>, <text:span text:style-name="T71">який</text:span>. Маса (повітря, світла, звуків і т. ін.), що поширюється звідкись, спрямовується кудись. || Фізична величина, що характеризує цей рух. <text:span text:style-name="T71">Магнітний потік</text:span>.</text:p>
            <text:p text:style-name="P39"><text:span text:style-name="T26">2) </text:span><text:span text:style-name="T38">кого</text:span><text:span text:style-name="T26">, </text:span><text:span text:style-name="T38">чого</text:span><text:span text:style-name="T26">, </text:span><text:span text:style-name="T38">який</text:span><text:span text:style-name="T26">, </text:span><text:span text:style-name="T38">перен.</text:span><text:span text:style-name="T26"> Велика кількість, маса кого-, чого-небудь, що рухається в одному напрямі. || Безперервний рух, надходження великої кількості чого-небудь.</text:span><text:span text:style-name="T27"> </text:span><text:span text:style-name="T28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3</text:p>
          </table:table-cell>
          <table:table-cell table:style-name="Dictionary.B245" table:number-columns-spanned="2" office:value-type="string">
            <text:p text:style-name="P9">Пружноголóс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245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прýжний</text:span><text:span text:style-name="T106"> і </text:span><text:soft-page-break/><text:span text:style-name="T61">гóлос</text:span></text:p>
          </table:table-cell>
          <table:covered-table-cell/>
          <table:covered-table-cell/>
          <table:table-cell table:style-name="Dictionary.G245" table:number-columns-spanned="3" office:value-type="string">
            <text:p text:style-name="P3">…янгольський мосянжний хор</text:p>
            <text:p text:style-name="P3">гучить на присілки і села</text:p>
            <text:p text:style-name="P3">і проста пісенька весела</text:p>
            <text:p text:style-name="P19"><text:span text:style-name="T79">пружноголосий</text:span><text:span text:style-name="T72"> барвить хор. </text:span><text:soft-page-break/><text:span text:style-name="T86">(П‑2, 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3" office:value-type="string">
            <text:p text:style-name="P59"><text:span text:style-name="T58">пр</text:span><text:span text:style-name="T58">у</text:span><text:span text:style-name="T13"></text:span><text:span text:style-name="T58">жн</text:span><text:span text:style-name="T58">и</text:span><text:span text:style-name="T13"></text:span><text:span text:style-name="T58">й</text:span></text:p>
            <text:p text:style-name="P33">пружна, пружне.</text:p>
            <text:p text:style-name="P40"><text:span text:style-name="T26">3) </text:span><text:span text:style-name="T38">перен.</text:span><text:span text:style-name="T26"> Тугий, міцний (про тіло, м'язи і т. ін.). || З тугим, гнучким тілом, міцними м'язами. </text:span><text:span text:style-name="T29">(С, 1182)</text:span></text:p>
          </table:table-cell>
          <table:covered-table-cell/>
          <table:covered-table-cell/>
          <table:table-cell table:style-name="Dictionary.E246" table:number-columns-spanned="5" office:value-type="string">
            <text:p text:style-name="P58"><text:span text:style-name="T58">г</text:span><text:span text:style-name="T58">о</text:span><text:span text:style-name="T13"></text:span><text:span text:style-name="T58">лос</text:span></text:p>
            <text:p text:style-name="P46"><text:span text:style-name="T49">-у, </text:span><text:span text:style-name="T54">ч.</text:span></text:p>
            <text:p text:style-name="P34">3) Звучання голосових зв'язок як матеріал вокального мистецтва.<text:span text:style-name="T100"> </text:span><text:span text:style-name="T101">(С, 2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4</text:p>
          </table:table-cell>
          <table:table-cell table:style-name="Dictionary.B247" table:number-columns-spanned="2" office:value-type="string">
            <text:p text:style-name="P9">Пург-сніги</text:p>
            <text:p text:style-name="P8">-ів, <text:span text:style-name="T72">ім., мн., інд.-авт.</text:span></text:p>
          </table:table-cell>
          <table:covered-table-cell/>
          <table:table-cell table:style-name="Dictionary.D247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пургá</text:span><text:span text:style-name="T106"> і </text:span><text:span text:style-name="T61">сніги</text:span></text:p>
          </table:table-cell>
          <table:covered-table-cell/>
          <table:covered-table-cell/>
          <table:table-cell table:style-name="Dictionary.G247" table:number-columns-spanned="3" office:value-type="string">
            <text:p text:style-name="P19"><text:span text:style-name="T72">Лиш модрини</text:span><text:span text:style-name="T74"> </text:span><text:span text:style-name="T72">гудуть, гудуть мо-</text:span></text:p>
            <text:p text:style-name="P3">дрини,</text:p>
            <text:p text:style-name="P3">а вітри лекалами хуг</text:p>
            <text:p text:style-name="P3">піють,</text:p>
            <text:p text:style-name="P3">що заблуклий в сопках пестун</text:p>
            <text:p text:style-name="P3">скоро</text:p>
            <text:p text:style-name="P19"><text:span text:style-name="T72">без ведмедиці в </text:span><text:span text:style-name="T79">пург-снігах</text:span></text:p>
            <text:p text:style-name="P19"><text:span text:style-name="T72">згине. </text:span><text:span text:style-name="T86">(П‑2, 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3" office:value-type="string">
            <text:p text:style-name="P59"><text:span text:style-name="T58">пург</text:span><text:span text:style-name="T58">а</text:span><text:span text:style-name="T13"></text:span></text:p>
            <text:p text:style-name="P45"><text:span text:style-name="T49">-и, </text:span><text:span text:style-name="T54">ж.</text:span></text:p>
            <text:p text:style-name="P33">1) Сильний вітер зі снігом; завірюха, хуртовина. <text:span text:style-name="T84">(С, 1189)</text:span></text:p>
          </table:table-cell>
          <table:covered-table-cell/>
          <table:covered-table-cell/>
          <table:table-cell table:style-name="Dictionary.E248" table:number-columns-spanned="5" office:value-type="string">
            <text:p text:style-name="P56">сніг</text:p>
            <text:p text:style-name="P46"><text:span text:style-name="T49">-у, </text:span><text:span text:style-name="T54">ч.</text:span></text:p>
            <text:p text:style-name="P34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text:span text:style-name="T100"> </text:span><text:span text:style-name="T101">(С, 135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5</text:p>
          </table:table-cell>
          <table:table-cell table:style-name="Dictionary.B249" table:number-columns-spanned="2" office:value-type="string">
            <text:p text:style-name="P9">Рáдощі-жалí</text:p>
            <text:p text:style-name="P8">рáдоще-жалíв, <text:span text:style-name="T72">ім., мн., інд.-авт.</text:span></text:p>
          </table:table-cell>
          <table:covered-table-cell/>
          <table:table-cell table:style-name="Dictionary.D249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рáдощі</text:span><text:span text:style-name="T106"> і </text:span><text:span text:style-name="T61">жалі</text:span></text:p>
          </table:table-cell>
          <table:covered-table-cell/>
          <table:covered-table-cell/>
          <table:table-cell table:style-name="Dictionary.G249" table:number-columns-spanned="3" office:value-type="string">
            <text:p text:style-name="P3">…де розкошує маячня</text:p>
            <text:p text:style-name="P3">моїх далеких недобутих марень</text:p>
            <text:p text:style-name="P19"><text:span text:style-name="T72">в калейдоскопі </text:span><text:span text:style-name="T79">радоще-жалів</text:span><text:span text:style-name="T72">… </text:span><text:span text:style-name="T86">(П‑1, 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3" office:value-type="string">
            <text:p text:style-name="P59"><text:span text:style-name="T58">Р</text:span><text:span text:style-name="T58">а</text:span><text:span text:style-name="T13"></text:span><text:span text:style-name="T58">дість (</text:span><text:span text:style-name="T61">рáдощі</text:span><text:span text:style-name="T58">)</text:span></text:p>
            <text:p text:style-name="P45"><text:soft-page-break/><text:span text:style-name="T49">-дості, </text:span><text:span text:style-name="T54">ж.</text:span></text:p>
            <text:p text:style-name="P33">1) Почуття задоволення, втіха, приємність. <text:span text:style-name="T84">(С, 1199)</text:span></text:p>
          </table:table-cell>
          <table:covered-table-cell/>
          <table:covered-table-cell/>
          <table:table-cell table:style-name="Dictionary.E250" table:number-columns-spanned="5" office:value-type="string">
            <text:p text:style-name="P56">жаль</text:p>
            <text:p text:style-name="P46"><text:soft-page-break/><text:span text:style-name="T45">I </text:span><text:span text:style-name="T49">жалю, </text:span><text:span text:style-name="T54">ч.</text:span></text:p>
            <text:p text:style-name="P34">1) Важкий настрій, що викликається якоюсь невдачею, горем і т. ін.; сум, печаль, скорбота.<text:span text:style-name="T100"> </text:span><text:span text:style-name="T101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6</text:p>
          </table:table-cell>
          <table:table-cell table:style-name="Dictionary.B251" table:number-columns-spanned="2" office:value-type="string">
            <text:p text:style-name="P9">РозбрÁтаний</text:p>
            <text:p text:style-name="P8">-а, -е, <text:span text:style-name="T73">дієпр. пас. мин. ч., інд.-авт.</text:span></text:p>
          </table:table-cell>
          <table:covered-table-cell/>
          <table:table-cell table:style-name="Dictionary.D251" table:number-columns-spanned="3" office:value-type="string">
            <text:p text:style-name="P8"><text:span text:style-name="T88">утворене суфіксальним способом, похідне від слова </text:span><text:span text:style-name="T60">розбратáти</text:span></text:p>
          </table:table-cell>
          <table:covered-table-cell/>
          <table:covered-table-cell/>
          <table:table-cell table:style-name="Dictionary.G251" table:number-columns-spanned="3" office:value-type="string">
            <text:p text:style-name="P19"><text:span text:style-name="T79">Розбратані</text:span><text:span text:style-name="T72"> </text:span><text:span text:style-name="T76">протипотоки</text:span></text:p>
            <text:p text:style-name="P3">’дне одного наздоганяють,</text:p>
            <text:p text:style-name="P3">годують себе проминанням</text:p>
            <text:p text:style-name="P19"><text:span text:style-name="T72">заказаних долею стріч. </text:span><text:span text:style-name="T86">(П‑1, 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8" office:value-type="string">
            <text:p text:style-name="P58"><text:span text:style-name="T58">розбрат</text:span><text:span text:style-name="T58">а</text:span><text:span text:style-name="T13"></text:span><text:span text:style-name="T58">ти</text:span></text:p>
            <text:p text:style-name="P46"><text:span text:style-name="T49">-аю, -аєш, </text:span><text:span text:style-name="T54">док.</text:span><text:span text:style-name="T49">, </text:span><text:span text:style-name="T54">розм.</text:span></text:p>
            <text:p text:style-name="P34">Перервати, припинити дружбу, посварити кого-небудь з кимсь.<text:span text:style-name="T100"> </text:span><text:span text:style-name="T101">(С, 123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7</text:p>
          </table:table-cell>
          <table:table-cell table:style-name="Dictionary.B253" table:number-columns-spanned="2" office:value-type="string">
            <text:p text:style-name="P9">Розпелюстити</text:p>
            <text:p text:style-name="P8">-щу, -щиш, дієсл., <text:span text:style-name="T72">док., перех., інд.-авт.</text:span></text:p>
          </table:table-cell>
          <table:covered-table-cell/>
          <table:table-cell table:style-name="Dictionary.D253" table:number-columns-spanned="3" office:value-type="string">
            <text:p text:style-name="P8"><text:span text:style-name="T88">утворене суфіксально-префіксальним способом, похідне від слова</text:span><text:span text:style-name="T106"> </text:span><text:span text:style-name="T61">пелюстки</text:span></text:p>
          </table:table-cell>
          <table:covered-table-cell/>
          <table:covered-table-cell/>
          <table:table-cell table:style-name="Dictionary.G253" table:number-columns-spanned="3" office:value-type="string">
            <text:p text:style-name="P3">Треба щедро – серцем одним, устами</text:p>
            <text:p text:style-name="P19"><text:span text:style-name="T72">ледь розпуклими – </text:span><text:span text:style-name="T79">розпелюстити</text:span><text:span text:style-name="T72"> втіхи гін,</text:span></text:p>
            <text:p text:style-name="P19"><text:span text:style-name="T72">всевідради! Сонце бо йде – за нами. </text:span><text:span text:style-name="T86">(П‑1, 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8" office:value-type="string">
            <text:p text:style-name="P58"><text:span text:style-name="T58">пел</text:span><text:span text:style-name="T58">ю</text:span><text:span text:style-name="T13"></text:span><text:span text:style-name="T58">стка</text:span></text:p>
            <text:p text:style-name="P46"><text:span text:style-name="T49">-и, </text:span><text:span text:style-name="T54">ж.</text:span></text:p>
            <text:p text:style-name="P34">1) Окремий листок із віночка квітки.<text:span text:style-name="T100"> </text:span><text:span text:style-name="T101">(С, 89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8</text:p>
          </table:table-cell>
          <table:table-cell table:style-name="Dictionary.B255" table:number-columns-spanned="2" office:value-type="string">
            <text:p text:style-name="P9">Рясночóл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255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рясний </text:span><text:span text:style-name="T106">і </text:span><text:span text:style-name="T61">чолó</text:span></text:p>
          </table:table-cell>
          <table:covered-table-cell/>
          <table:covered-table-cell/>
          <table:table-cell table:style-name="Dictionary.G255" table:number-columns-spanned="3" office:value-type="string">
            <text:p text:style-name="P3">Я, певне, яблуня була,</text:p>
            <text:p text:style-name="P3">паморочила світ довкола,</text:p>
            <text:p text:style-name="P19"><text:span text:style-name="T72">в рясному цвіті </text:span><text:span text:style-name="T79">рясночола</text:span></text:p>
            <text:p text:style-name="P19"><text:span text:style-name="T72">тужила, ніжилась, жила. </text:span><text:span text:style-name="T86">(П‑2, 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3" office:value-type="string">
            <text:p text:style-name="P59"><text:span text:style-name="T58">рясн</text:span><text:span text:style-name="T58">и</text:span><text:span text:style-name="T13"></text:span><text:span text:style-name="T58">й</text:span></text:p>
            <text:p text:style-name="P33">-а, -е.</text:p>
            <text:p text:style-name="P33"><text:soft-page-break/>2) Багатий, високий (про урожай). || <text:span text:style-name="T71">перен.</text:span> Плідний на що-небудь, чимсь.</text:p>
            <text:p text:style-name="P40"><text:span text:style-name="T26">5) </text:span><text:span text:style-name="T38">розм.</text:span><text:span text:style-name="T26"> Дуже яскравий, кольористий (про розцвітку чого-небудь). </text:span><text:span text:style-name="T29">(С, 1281)</text:span></text:p>
          </table:table-cell>
          <table:covered-table-cell/>
          <table:covered-table-cell/>
          <table:table-cell table:style-name="Dictionary.E256" table:number-columns-spanned="5" office:value-type="string">
            <text:p text:style-name="P58"><text:span text:style-name="T58">чол</text:span><text:span text:style-name="T58">о</text:span><text:span text:style-name="T13"></text:span></text:p>
            <text:p text:style-name="P46"><text:span text:style-name="T49">-а, </text:span><text:span text:style-name="T54">с.</text:span></text:p>
            <text:p text:style-name="P39"><text:soft-page-break/><text:span text:style-name="T26">1) Верхня надочна частина обличчя людини; лоб. || </text:span><text:span text:style-name="T38">перен.</text:span><text:span text:style-name="T26"> Вершина гори, дерева і т. ін., верхівка чого-небудь.</text:span><text:span text:style-name="T27"> </text:span><text:span text:style-name="T28">(С, 160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29</text:p>
          </table:table-cell>
          <table:table-cell table:style-name="Dictionary.B257" table:number-columns-spanned="2" office:value-type="string">
            <text:p text:style-name="P9">Самовивищення</text:p>
            <text:p text:style-name="P8">-я, <text:span text:style-name="T72">ім., с., інд.-авт.</text:span></text:p>
          </table:table-cell>
          <table:covered-table-cell/>
          <table:table-cell table:style-name="Dictionary.D25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вивищення</text:span></text:p>
          </table:table-cell>
          <table:covered-table-cell/>
          <table:covered-table-cell/>
          <table:table-cell table:style-name="Dictionary.G257" table:number-columns-spanned="3" office:value-type="string">
            <text:p text:style-name="P3">Оце, життя, твої дороги</text:p>
            <text:p text:style-name="P19"><text:span text:style-name="T79">самовивищень</text:span><text:span text:style-name="T72">, як наруг. </text:span><text:span text:style-name="T86">(П‑2, 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3" office:value-type="string">
            <text:p text:style-name="P54">сам</text:p>
            <text:p text:style-name="P45"><text:span text:style-name="T54">рідше </text:span><text:span text:style-name="T49">самий, сама, само </text:span><text:span text:style-name="T54">і </text:span><text:span text:style-name="T49">саме; </text:span><text:span text:style-name="T54">мн.</text:span><text:span text:style-name="T49"> сами </text:span><text:span text:style-name="T54">і </text:span><text:span text:style-name="T49">самі; </text:span><text:span text:style-name="T54">займ.</text:span><text:span text:style-name="T49"> </text:span><text:span text:style-name="T54">означ.</text:span></text:p>
            <text:p text:style-name="P40"><text:span text:style-name="T26">1) Уживається з </text:span><text:span text:style-name="T38">ім.</text:span><text:span text:style-name="T26"> чи </text:span><text:span text:style-name="T38">особ.</text:span><text:span text:style-name="T26"> </text:span><text:span text:style-name="T38">займ.</text:span><text:span text:style-name="T26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 </text:span><text:span text:style-name="T38">знач.</text:span><text:span text:style-name="T26"> 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 </text:span><text:span text:style-name="T38">ім.</text:span><text:span text:style-name="T26"> чи </text:span><text:span text:style-name="T38">особ.</text:span><text:span text:style-name="T26"> </text:span><text:span text:style-name="T38">займ.</text:span><text:span text:style-name="T26"> || Уживається на позначення відокремлення особи чи предмета від інших осіб або предметів </text:span><text:soft-page-break/><text:span text:style-name="T26">(</text:span><text:span text:style-name="T38">перев.</text:span><text:span text:style-name="T26"> зі </text:span><text:span text:style-name="T38">спол.</text:span><text:span text:style-name="T26"> "а"). </text:span><text:span text:style-name="T29">(С, 1286)</text:span></text:p>
          </table:table-cell>
          <table:covered-table-cell/>
          <table:covered-table-cell/>
          <table:table-cell table:style-name="Dictionary.E258" table:number-columns-spanned="5" office:value-type="string">
            <text:p text:style-name="P58"><text:span text:style-name="T58">в</text:span><text:span text:style-name="T58">и</text:span><text:span text:style-name="T13"></text:span><text:span text:style-name="T58">вищення</text:span></text:p>
            <text:p text:style-name="P46"><text:span text:style-name="T49">-я, </text:span><text:span text:style-name="T54">с.</text:span></text:p>
            <text:p text:style-name="P46"><text:span text:style-name="T50">Дія за знач. вивищувати, вивищуватися, ви</text:span><text:span text:style-name="T5"></text:span><text:span text:style-name="T50">вищити і ви</text:span><text:span text:style-name="T5"></text:span><text:span text:style-name="T50">вищитися.</text:span><text:span text:style-name="T51"> </text:span><text:span text:style-name="T52">(С, 12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0</text:p>
          </table:table-cell>
          <table:table-cell table:style-name="Dictionary.B259" table:number-columns-spanned="2" office:value-type="string">
            <text:p text:style-name="P9">Самовóля</text:p>
            <text:p text:style-name="P8">-і, <text:span text:style-name="T72">ім., ж., інд.-авт.</text:span></text:p>
          </table:table-cell>
          <table:covered-table-cell/>
          <table:table-cell table:style-name="Dictionary.D259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вóля</text:span></text:p>
          </table:table-cell>
          <table:covered-table-cell/>
          <table:covered-table-cell/>
          <table:table-cell table:style-name="Dictionary.G259" table:number-columns-spanned="3" office:value-type="string">
            <text:p text:style-name="P19"><text:span text:style-name="T72">Червона барка в чорноводді</text:span><text:span text:style-name="T74"> </text:span><text:span text:style-name="T72">доль</text:span></text:p>
            <text:p text:style-name="P3">загубиться. І фенікс довгоногий</text:p>
            <text:p text:style-name="P3">перенесе тебе в ясні чертоги</text:p>
            <text:p text:style-name="P19"><text:span text:style-name="T72">від </text:span><text:span text:style-name="T79">самоволь</text:span><text:span text:style-name="T72">, покори і сваволь. </text:span><text:span text:style-name="T86">(П‑1, 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60" table:number-columns-spanned="5" office:value-type="string">
            <text:p text:style-name="P58"><text:span text:style-name="T58">в</text:span><text:span text:style-name="T58">о</text:span><text:span text:style-name="T13"></text:span><text:span text:style-name="T58">ля</text:span></text:p>
            <text:p text:style-name="P46"><text:span text:style-name="T49">-і, </text:span><text:span text:style-name="T54">ж.</text:span></text:p>
            <text:p text:style-name="P39"><text:span text:style-name="T26">5) Свобода, незалежність; </text:span><text:span text:style-name="T38">прот.</text:span><text:span text:style-name="T26"> неволя, рабство. || Перебування не під арештом, не в клітці, не на ланцюгу і т. ін.</text:span><text:span text:style-name="T27"> </text:span><text:span text:style-name="T28">(С, 20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1</text:p>
          </table:table-cell>
          <table:table-cell table:style-name="Dictionary.B261" table:number-columns-spanned="2" office:value-type="string">
            <text:p text:style-name="P9">Самовоскресíння</text:p>
            <text:p text:style-name="P8">-я, <text:span text:style-name="T72">ім., с., інд.-авт.</text:span></text:p>
          </table:table-cell>
          <table:covered-table-cell/>
          <table:table-cell table:style-name="Dictionary.D261" table:number-columns-spanned="3" office:value-type="string">
            <text:p text:style-name="P8"><text:span text:style-name="T88">утворене способом </text:span><text:span text:style-name="T88">основословоскладання, похідне від слів:</text:span><text:span text:style-name="T106"> </text:span><text:span text:style-name="T61">сáмо</text:span><text:span text:style-name="T106">... і </text:span><text:span text:style-name="T61">воскресíння</text:span></text:p>
          </table:table-cell>
          <table:covered-table-cell/>
          <table:covered-table-cell/>
          <table:table-cell table:style-name="Dictionary.G261" table:number-columns-spanned="3" office:value-type="string">
            <text:p text:style-name="P19"><text:span text:style-name="T72">…перейде крізь страстотерпця </text:span><text:span text:style-name="T72">тіні</text:span></text:p>
            <text:p text:style-name="P3">пророк, свого цураючись лиця,</text:p>
            <text:p text:style-name="P3">в передчуванні віщого кінця</text:p>
            <text:p text:style-name="P19"><text:span text:style-name="T72">самоофіри й </text:span><text:span text:style-name="T79">самовоскресіння</text:span><text:span text:style-name="T72">. </text:span><text:span text:style-name="T86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62" table:number-columns-spanned="5" office:value-type="string">
            <text:p text:style-name="P58"><text:span text:style-name="T58">воскрес</text:span><text:span text:style-name="T58">і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Дія і стан за знач. воскреснути <text:span text:style-name="T84">(С, 2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2</text:p>
          </table:table-cell>
          <table:table-cell table:style-name="Dictionary.B263" table:number-columns-spanned="2" office:value-type="string">
            <text:p text:style-name="P9">Самовтéча</text:p>
            <text:p text:style-name="P8">-і, <text:span text:style-name="T72">ім., ж., інд.-авт.</text:span></text:p>
          </table:table-cell>
          <table:covered-table-cell/>
          <table:table-cell table:style-name="Dictionary.D26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втéча</text:span></text:p>
          </table:table-cell>
          <table:covered-table-cell/>
          <table:covered-table-cell/>
          <table:table-cell table:style-name="Dictionary.G263" table:number-columns-spanned="3" office:value-type="string">
            <text:p text:style-name="P3">Доброму і злому</text:p>
            <text:p text:style-name="P3">кажи межу і позначи шляхи</text:p>
            <text:p text:style-name="P19"><text:span text:style-name="T72">для </text:span><text:span text:style-name="T79">самовтечі</text:span><text:span text:style-name="T72">. </text:span><text:span text:style-name="T86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64" table:number-columns-spanned="5" office:value-type="string">
            <text:p text:style-name="P19"><text:span text:style-name="T61">втéча </text:span><text:span text:style-name="T67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3</text:p>
          </table:table-cell>
          <table:table-cell table:style-name="Dictionary.B265" table:number-columns-spanned="2" office:value-type="string">
            <text:p text:style-name="P9">Самодóкíр</text:p>
            <text:p text:style-name="P8"><text:soft-page-break/>самодóкóру, <text:span text:style-name="T72">ім., ч., інд.-авт.</text:span></text:p>
          </table:table-cell>
          <table:covered-table-cell/>
          <table:table-cell table:style-name="Dictionary.D265" table:number-columns-spanned="3" office:value-type="string">
            <text:p text:style-name="P8"><text:span text:style-name="T88">утворене способом </text:span><text:soft-page-break/><text:span text:style-name="T88">основословоскладання, похідне від слів:</text:span><text:span text:style-name="T106"> </text:span><text:span text:style-name="T61">сáмо</text:span><text:span text:style-name="T106">... і </text:span><text:span text:style-name="T61">дóкíр</text:span></text:p>
          </table:table-cell>
          <table:covered-table-cell/>
          <table:covered-table-cell/>
          <table:table-cell table:style-name="Dictionary.G265" table:number-columns-spanned="3" office:value-type="string">
            <text:p text:style-name="P3">Не вір – ні долі, ні собі не вір,</text:p>
            <text:p text:style-name="P19"><text:soft-page-break/><text:span text:style-name="T72">а спроневіра і </text:span><text:span text:style-name="T79">самодокір</text:span></text:p>
            <text:p text:style-name="P3">і змерзлий крик, що грудкою у горлі</text:p>
            <text:p text:style-name="P3">засів мов кляп – то все неначе дріт</text:p>
            <text:p text:style-name="P19"><text:span text:style-name="T72">колючий. </text:span><text:span text:style-name="T86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66" table:number-columns-spanned="5" office:value-type="string">
            <text:p text:style-name="P58"><text:span text:style-name="T58">д</text:span><text:span text:style-name="T58">о</text:span><text:span text:style-name="T13"></text:span><text:span text:style-name="T58">к</text:span><text:span text:style-name="T58">і</text:span><text:span text:style-name="T13"></text:span><text:span text:style-name="T58">р</text:span></text:p>
            <text:p text:style-name="P46"><text:span text:style-name="T49">до</text:span><text:span text:style-name="T4"></text:span><text:span text:style-name="T49">ко</text:span><text:span text:style-name="T4"></text:span><text:span text:style-name="T49">ру, </text:span><text:span text:style-name="T54">ч.</text:span></text:p>
            <text:p text:style-name="P34">Висловлене кому-небудь або передане в інший спосіб звинувачення в чомусь, незадоволення чимось і т. ін.<text:span text:style-name="T100"> </text:span><text:span text:style-name="T101">(С, 3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4</text:p>
          </table:table-cell>
          <table:table-cell table:style-name="Dictionary.B267" table:number-columns-spanned="2" office:value-type="string">
            <text:p text:style-name="P9">Самодосáда</text:p>
            <text:p text:style-name="P8">-и, <text:span text:style-name="T72">ім., ж., інд.-авт.</text:span></text:p>
          </table:table-cell>
          <table:covered-table-cell/>
          <table:table-cell table:style-name="Dictionary.D26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досáда</text:span></text:p>
          </table:table-cell>
          <table:covered-table-cell/>
          <table:covered-table-cell/>
          <table:table-cell table:style-name="Dictionary.G267" table:number-columns-spanned="3" office:value-type="string">
            <text:p text:style-name="P3">…в мить крутого самопочезання</text:p>
            <text:p text:style-name="P3">він надто пильно стежив шлях утрат, - </text:p>
            <text:p text:style-name="P3">лиш так його спотворило дерзання</text:p>
            <text:p text:style-name="P3">тим виразом вибачливих жалів,</text:p>
            <text:p text:style-name="P19"><text:span text:style-name="T79">самодосад</text:span><text:span text:style-name="T72">… </text:span><text:span text:style-name="T86">(П‑1, 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68" table:number-columns-spanned="5" office:value-type="string">
            <text:p text:style-name="P58"><text:span text:style-name="T58">дос</text:span><text:span text:style-name="T58">а</text:span><text:span text:style-name="T13"></text:span><text:span text:style-name="T58">да</text:span></text:p>
            <text:p text:style-name="P46"><text:span text:style-name="T49">-и, </text:span><text:span text:style-name="T54">ж.</text:span></text:p>
            <text:p text:style-name="P34">1) Почуття невдоволення, гіркоти, викликане чим-небудь.<text:span text:style-name="T100"> </text:span><text:span text:style-name="T101">(С, 32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5</text:p>
          </table:table-cell>
          <table:table-cell table:style-name="Dictionary.B269" table:number-columns-spanned="2" office:value-type="string">
            <text:p text:style-name="P9">Самодохóдження</text:p>
            <text:p text:style-name="P8">-я, <text:span text:style-name="T72">ім., с., інд.-авт.</text:span></text:p>
          </table:table-cell>
          <table:covered-table-cell/>
          <table:table-cell table:style-name="Dictionary.D269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дохóдження</text:span></text:p>
          </table:table-cell>
          <table:covered-table-cell/>
          <table:covered-table-cell/>
          <table:table-cell table:style-name="Dictionary.G269" table:number-columns-spanned="3" office:value-type="string">
            <text:p text:style-name="P3">Там крила птаства рясно миготіли,</text:p>
            <text:p text:style-name="P3">мережилася зелень дивновзором,</text:p>
            <text:p text:style-name="P19"><text:span text:style-name="T72">а душу вже поймав </text:span><text:soft-page-break/><text:span text:style-name="T79">самодоходжень</text:span></text:p>
            <text:p text:style-name="P19"><text:span text:style-name="T72">зухвалий холод і зухвалий жах. </text:span><text:span text:style-name="T86">(П‑2, 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70" table:number-columns-spanned="5" office:value-type="string">
            <text:p text:style-name="P58"><text:span text:style-name="T58">дох</text:span><text:span text:style-name="T58">о</text:span><text:span text:style-name="T13"></text:span><text:span text:style-name="T58">дження</text:span></text:p>
            <text:p text:style-name="P46"><text:span text:style-name="T49">-я, </text:span><text:span text:style-name="T54">с.</text:span></text:p>
            <text:p text:style-name="P33">Дія за знач. доходити. <text:span text:style-name="T84">(С, 32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6</text:p>
          </table:table-cell>
          <table:table-cell table:style-name="Dictionary.B271" table:number-columns-spanned="2" office:value-type="string">
            <text:p text:style-name="P9">Самозаборóна</text:p>
            <text:p text:style-name="P8">-и, <text:span text:style-name="T72">ім., ж., інд.-авт.</text:span></text:p>
          </table:table-cell>
          <table:covered-table-cell/>
          <table:table-cell table:style-name="Dictionary.D271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заборóна</text:span></text:p>
          </table:table-cell>
          <table:covered-table-cell/>
          <table:covered-table-cell/>
          <table:table-cell table:style-name="Dictionary.G271" table:number-columns-spanned="3" office:value-type="string">
            <text:p text:style-name="P3">Нам ряд утрачено. Раптових спроб</text:p>
            <text:p text:style-name="P3">назубрені шпилі – ото єдине,</text:p>
            <text:p text:style-name="P19"><text:span text:style-name="T72">що вирвалося з </text:span><text:span text:style-name="T79">самозаборон</text:span><text:span text:style-name="T72">,</text:span></text:p>
            <text:p text:style-name="P19"><text:span text:style-name="T72">які дарують небеса щедротні… </text:span><text:span text:style-name="T86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72" table:number-columns-spanned="5" office:value-type="string">
            <text:p text:style-name="P58"><text:span text:style-name="T58">забор</text:span><text:span text:style-name="T58">о</text:span><text:span text:style-name="T13"></text:span><text:span text:style-name="T58">на</text:span></text:p>
            <text:p text:style-name="P46"><text:span text:style-name="T49">-и, </text:span><text:span text:style-name="T54">ж.</text:span></text:p>
            <text:p text:style-name="P34">1) Наказ не робити чого-небудь.<text:span text:style-name="T100"> </text:span><text:span text:style-name="T101">(С, 3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7</text:p>
          </table:table-cell>
          <table:table-cell table:style-name="Dictionary.B273" table:number-columns-spanned="2" office:value-type="string">
            <text:p text:style-name="P9">Самонаближення</text:p>
            <text:p text:style-name="P8">-я, <text:span text:style-name="T72">ім., с., інд.-авт.</text:span></text:p>
          </table:table-cell>
          <table:covered-table-cell/>
          <table:table-cell table:style-name="Dictionary.D273" table:number-columns-spanned="3" office:value-type="string">
            <text:p text:style-name="P8"><text:span text:style-name="T88">утворене способом </text:span><text:span text:style-name="T88">основословоскладання, похідне від слів:</text:span><text:span text:style-name="T106"> </text:span><text:span text:style-name="T61">сáмо</text:span><text:span text:style-name="T106">... і </text:span><text:span text:style-name="T61">наближення</text:span></text:p>
          </table:table-cell>
          <table:covered-table-cell/>
          <table:covered-table-cell/>
          <table:table-cell table:style-name="Dictionary.G273" table:number-columns-spanned="3" office:value-type="string">
            <text:p text:style-name="P3">…весь той чар</text:p>
            <text:p text:style-name="P19"><text:span text:style-name="T79">самонаближень</text:span><text:span text:style-name="T72">, упізнань і врочень,</text:span></text:p>
            <text:p text:style-name="P3">що визріли у невіді душевній</text:p>
            <text:p text:style-name="P3">і стежать стежать стежать зизим оком,</text:p>
            <text:p text:style-name="P19"><text:span text:style-name="T72">ачи я втраплю на свою стежу… </text:span><text:span text:style-name="T86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74" table:number-columns-spanned="5" office:value-type="string">
            <text:p text:style-name="P58"><text:span text:style-name="T58">набл</text:span><text:span text:style-name="T58">и</text:span><text:span text:style-name="T13"></text:span><text:span text:style-name="T58">ження</text:span></text:p>
            <text:p text:style-name="P46"><text:span text:style-name="T49">-я, </text:span><text:span text:style-name="T54">с.</text:span></text:p>
            <text:p text:style-name="P33">Дія за знач. наблизити, наближати і наблизитися, наближатися. <text:span text:style-name="T84">(С, 701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38</text:p>
          </table:table-cell>
          <table:table-cell table:style-name="Dictionary.B275" table:number-columns-spanned="2" office:value-type="string">
            <text:p text:style-name="P9">Самонарікáння</text:p>
            <text:p text:style-name="P8">-я, <text:span text:style-name="T72">ім., с., інд.-авт.</text:span></text:p>
          </table:table-cell>
          <table:covered-table-cell/>
          <table:table-cell table:style-name="Dictionary.D275" table:number-columns-spanned="3" office:value-type="string">
            <text:p text:style-name="P8"><text:span text:style-name="T88">утворене способом основословосклада</text:span><text:span text:style-name="T88">ння, похідне від слів:</text:span><text:span text:style-name="T106"> </text:span><text:span text:style-name="T61">сáмо</text:span><text:span text:style-name="T106">... і </text:span><text:span text:style-name="T61">нарікáння</text:span></text:p>
          </table:table-cell>
          <table:covered-table-cell/>
          <table:covered-table-cell/>
          <table:table-cell table:style-name="Dictionary.G275" table:number-columns-spanned="3" office:value-type="string">
            <text:p text:style-name="P19"><text:span text:style-name="T72">Ні, не впадай у біль – до </text:span><text:span text:style-name="T79">самонаріканняи</text:span><text:span text:style-name="T72">.</text:span></text:p>
            <text:p text:style-name="P19"><text:span text:style-name="T72">О, не впадай у біль – його, як меч, піднось. </text:span><text:span text:style-name="T86">(П‑2, 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76" table:number-columns-spanned="5" office:value-type="string">
            <text:p text:style-name="P58"><text:span text:style-name="T58">нарік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Дія за знач. нарікати. <text:span text:style-name="T84">(С, 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39</text:p>
          </table:table-cell>
          <table:table-cell table:style-name="Dictionary.B277" table:number-columns-spanned="2" office:value-type="string">
            <text:p text:style-name="P9">Самонарóдження</text:p>
            <text:p text:style-name="P8">-я, <text:span text:style-name="T72">ім., с., інд.-авт.</text:span></text:p>
          </table:table-cell>
          <table:covered-table-cell/>
          <table:table-cell table:style-name="Dictionary.D27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нарóдження</text:span></text:p>
          </table:table-cell>
          <table:covered-table-cell/>
          <table:covered-table-cell/>
          <table:table-cell table:style-name="Dictionary.G277" table:number-columns-spanned="3" office:value-type="string">
            <text:p text:style-name="P19"><text:span text:style-name="T72">Оце </text:span><text:span text:style-name="T79">самонародження</text:span><text:span text:style-name="T72"> твоє</text:span></text:p>
            <text:p text:style-name="P3">то голос смерті: пристарайся, брате,</text:p>
            <text:p text:style-name="P3">бо вже заходить час твій вирушати,</text:p>
            <text:p text:style-name="P19"><text:span text:style-name="T72">пора і дописати житіє. </text:span><text:span text:style-name="T86">(П‑2, 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78" table:number-columns-spanned="5" office:value-type="string">
            <text:p text:style-name="P58"><text:span text:style-name="T58">нар</text:span><text:span text:style-name="T58">о</text:span><text:span text:style-name="T13"></text:span><text:span text:style-name="T58">дження</text:span></text:p>
            <text:p text:style-name="P46"><text:span text:style-name="T49">-я, </text:span><text:span text:style-name="T54">с.</text:span></text:p>
            <text:p text:style-name="P33">1) Дія за знач. народити, народжувати і народитися, народжуватися. || Час появи на світ. <text:span text:style-name="T84">(С, 73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0</text:p>
          </table:table-cell>
          <table:table-cell table:style-name="Dictionary.B279" table:number-columns-spanned="2" office:value-type="string">
            <text:p text:style-name="P9">Самонаростáти</text:p>
            <text:p text:style-name="P4">-áю, -áєш, дієсл., недок., перех., інд.-авт.</text:p>
          </table:table-cell>
          <table:covered-table-cell/>
          <table:table-cell table:style-name="Dictionary.D279" table:number-columns-spanned="3" office:value-type="string">
            <text:p text:style-name="P8">Утворене способом основословоскладання, похідне від слів: сáмо... і наростáти</text:p>
          </table:table-cell>
          <table:covered-table-cell/>
          <table:covered-table-cell/>
          <table:table-cell table:style-name="Dictionary.G279" table:number-columns-spanned="3" office:value-type="string">
            <text:p text:style-name="P3">Неначе дзвін – поезія. Гуде</text:p>
            <text:p text:style-name="P19"><text:span text:style-name="T72">і </text:span><text:span text:style-name="T79">самонаростає</text:span><text:span text:style-name="T72"> аж до повні… </text:span><text:span text:style-name="T86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80" table:number-columns-spanned="5" office:value-type="string">
            <text:p text:style-name="P58"><text:span text:style-name="T58">нарост</text:span><text:span text:style-name="T58">а</text:span><text:span text:style-name="T13"></text:span><text:span text:style-name="T58">ти</text:span></text:p>
            <text:p text:style-name="P46"><text:span text:style-name="T49">-ає, </text:span><text:span text:style-name="T54">недок.</text:span><text:span text:style-name="T49">, нарости, -те; </text:span><text:span text:style-name="T54">мин. ч.</text:span><text:span text:style-name="T49"> наріс, наросла, наросло; </text:span><text:span text:style-name="T54">док.</text:span></text:p>
            <text:p text:style-name="P39"><text:soft-page-break/><text:span text:style-name="T26">3) </text:span><text:span text:style-name="T38">перен.</text:span><text:span text:style-name="T26"> Збільшувати свій об'єм, свою кількість, силу вияву і т. ін.</text:span><text:span text:style-name="T27"> </text:span><text:span text:style-name="T28">(С, 733-73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1</text:p>
          </table:table-cell>
          <table:table-cell table:style-name="Dictionary.B281" table:number-columns-spanned="2" office:value-type="string">
            <text:p text:style-name="P9">Самоофíра</text:p>
            <text:p text:style-name="P8">-и, <text:span text:style-name="T72">ім., ж., інд.-авт.</text:span></text:p>
          </table:table-cell>
          <table:covered-table-cell/>
          <table:table-cell table:style-name="Dictionary.D281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59">офíра</text:span></text:p>
          </table:table-cell>
          <table:covered-table-cell/>
          <table:covered-table-cell/>
          <table:table-cell table:style-name="Dictionary.G281" table:number-columns-spanned="3" office:value-type="string">
            <text:p text:style-name="P3">…перейде крізь страстотерпця тіні</text:p>
            <text:p text:style-name="P3">пророк, свого цураючись лиця,</text:p>
            <text:p text:style-name="P3">в передчуванні віщого кінця</text:p>
            <text:p text:style-name="P19"><text:span text:style-name="T79">самоофіри</text:span><text:span text:style-name="T72"> й самовоскресіння. </text:span><text:span text:style-name="T86">(П‑2, 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82" table:number-columns-spanned="5" office:value-type="string">
            <text:p text:style-name="P58"><text:span text:style-name="T22">ж</text:span><text:span text:style-name="T22">е</text:span><text:span text:style-name="T3"></text:span><text:span text:style-name="T22">ртва (оф</text:span><text:span text:style-name="T22">і</text:span><text:span text:style-name="T3"></text:span><text:span text:style-name="T22">ра)</text:span></text:p>
            <text:p text:style-name="P46"><text:span text:style-name="T49">-и, </text:span><text:span text:style-name="T54">ж.</text:span></text:p>
            <text:p text:style-name="P34">1) За релігійними обрядами деяких народів – предмет або жива істота, яких приносили в дар богам.<text:span text:style-name="T100"> </text:span><text:span text:style-name="T101">(С, 36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2</text:p>
          </table:table-cell>
          <table:table-cell table:style-name="Dictionary.B283" table:number-columns-spanned="2" office:value-type="string">
            <text:p text:style-name="P9">Самопалáння</text:p>
            <text:p text:style-name="P8">-я, <text:span text:style-name="T72">ім., с., інд.-авт.</text:span></text:p>
          </table:table-cell>
          <table:covered-table-cell/>
          <table:table-cell table:style-name="Dictionary.D28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палáння</text:span></text:p>
          </table:table-cell>
          <table:covered-table-cell/>
          <table:covered-table-cell/>
          <table:table-cell table:style-name="Dictionary.G283" table:number-columns-spanned="3" office:value-type="string">
            <text:p text:style-name="P3">О як нестерпно хочеться подовжень</text:p>
            <text:p text:style-name="P19"><text:span text:style-name="T72">і невигасного </text:span><text:span text:style-name="T79">самопалання</text:span><text:span text:style-name="T72">! </text:span><text:span text:style-name="T86">(П‑2, 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84" table:number-columns-spanned="5" office:value-type="string">
            <text:p text:style-name="P58"><text:span text:style-name="T58">пал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Дія за знач. палати. <text:span text:style-name="T84">(С, 8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3</text:p>
          </table:table-cell>
          <table:table-cell table:style-name="Dictionary.B285" table:number-columns-spanned="2" office:value-type="string">
            <text:p text:style-name="P9">Самопереростáння</text:p>
            <text:p text:style-name="P4">-я, ім., с., інд.-авт.</text:p>
          </table:table-cell>
          <table:covered-table-cell/>
          <table:table-cell table:style-name="Dictionary.D285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переростáння</text:span></text:p>
          </table:table-cell>
          <table:covered-table-cell/>
          <table:covered-table-cell/>
          <table:table-cell table:style-name="Dictionary.G285" table:number-columns-spanned="3" office:value-type="string">
            <text:p text:style-name="P3">Отак: живи – і скній, живи – і скній,</text:p>
            <text:p text:style-name="P19"><text:span text:style-name="T72">і як дійдеш </text:span><text:span text:style-name="T83">самопереростання</text:span><text:span text:style-name="T72">,</text:span></text:p>
            <text:p text:style-name="P3">і як збагнеш: ти власна жертва й кат,</text:p>
            <text:p text:style-name="P3">тоді збагнеш і смерть, як <text:soft-page-break/>припадання</text:p>
            <text:p text:style-name="P19"><text:span text:style-name="T72">до обрію, як утрату всіх утрат. </text:span><text:span text:style-name="T86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86" table:number-columns-spanned="5" office:value-type="string">
            <text:p text:style-name="P58"><text:span text:style-name="T58">перерост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Дія за знач. переростати, перерости. <text:span text:style-name="T84">(С, 9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4</text:p>
          </table:table-cell>
          <table:table-cell table:style-name="Dictionary.B287" table:number-columns-spanned="2" office:value-type="string">
            <text:p text:style-name="P9">Самопідтвéрджувати</text:p>
            <text:p text:style-name="P8">-ую, уєш, дієсл., <text:span text:style-name="T72">недок., перех., інд.-авт.</text:span></text:p>
          </table:table-cell>
          <table:covered-table-cell/>
          <table:table-cell table:style-name="Dictionary.D28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підтвéрджувати</text:span></text:p>
          </table:table-cell>
          <table:covered-table-cell/>
          <table:covered-table-cell/>
          <table:table-cell table:style-name="Dictionary.G287" table:number-columns-spanned="3" office:value-type="string">
            <text:p text:style-name="P3">Ще, слава Богу, тьмяний стовбур совісті</text:p>
            <text:p text:style-name="P3">признатись може весь до незбагненного,</text:p>
            <text:p text:style-name="P19"><text:span text:style-name="T72">котре </text:span><text:span text:style-name="T79">самопідтверджує</text:span><text:span text:style-name="T72"> її</text:span></text:p>
            <text:p text:style-name="P19"><text:span text:style-name="T72">і втаємничує… </text:span><text:span text:style-name="T86">(П‑2, 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88" table:number-columns-spanned="5" office:value-type="string">
            <text:p text:style-name="P58"><text:span text:style-name="T58">підтв</text:span><text:span text:style-name="T58">е</text:span><text:span text:style-name="T13"></text:span><text:span text:style-name="T58">рджувати</text:span></text:p>
            <text:p text:style-name="P46"><text:span text:style-name="T49">-ую, -уєш, </text:span><text:span text:style-name="T54">недок.</text:span><text:span text:style-name="T49">, підтвердити, -джу, -диш, </text:span><text:span text:style-name="T54">док.</text:span><text:span text:style-name="T49">, </text:span><text:span text:style-name="T54">перех.</text:span><text:span text:style-name="T49"> </text:span><text:span text:style-name="T54">і без додатка</text:span><text:span text:style-name="T49">.</text:span></text:p>
            <text:p text:style-name="P34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text:span text:style-name="T100"> </text:span><text:span text:style-name="T101">(С, 9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5</text:p>
          </table:table-cell>
          <table:table-cell table:style-name="Dictionary.B289" table:number-columns-spanned="2" office:value-type="string">
            <text:p text:style-name="P9">Самопогиба</text:p>
            <text:p text:style-name="P8">-и, <text:span text:style-name="T72">ім., ж., інд.-авт.</text:span></text:p>
          </table:table-cell>
          <table:covered-table-cell/>
          <table:table-cell table:style-name="Dictionary.D289" table:number-columns-spanned="3" office:value-type="string">
            <text:p text:style-name="P23"><text:span text:style-name="T105">утворене способом </text:span><text:span text:style-name="T105">основословоскладання, похідне від слів:</text:span><text:span text:style-name="T106"> </text:span><text:span text:style-name="T61">сáмо</text:span><text:span text:style-name="T106">... і </text:span><text:span text:style-name="T61">погиба</text:span></text:p>
          </table:table-cell>
          <table:covered-table-cell/>
          <table:covered-table-cell/>
          <table:table-cell table:style-name="Dictionary.G289" table:number-columns-spanned="3" office:value-type="string">
            <text:p text:style-name="P3">Господи, Господи, о осторонь</text:p>
            <text:p text:style-name="P3">душі гулкі, що, заслухані в тугу,</text:p>
            <text:p text:style-name="P3">немочі власної люблять наругу,</text:p>
            <text:p text:style-name="P19"><text:span text:style-name="T80">самопогиби</text:span><text:span text:style-name="T73"> високий огонь</text:span><text:span text:style-name="T72">. </text:span><text:span text:style-name="T86">(П‑2, 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90" table:number-columns-spanned="5" office:value-type="string">
            <text:p text:style-name="P58"><text:span text:style-name="T58">Пог</text:span><text:span text:style-name="T58">и</text:span><text:span text:style-name="T13"></text:span><text:span text:style-name="T58">бель (поги</text:span><text:span text:style-name="T63"></text:span><text:span text:style-name="T58">ба)</text:span></text:p>
            <text:p text:style-name="P46"><text:span text:style-name="T54">і рідко </text:span><text:span text:style-name="T49">погибіль, -і, </text:span><text:span text:style-name="T54">ж.</text:span></text:p>
            <text:p text:style-name="P39"><text:span text:style-name="T26">Передчасна, насильницька смерть; гибель. || Руйнування, занепад, знищення чого-небудь. || </text:span><text:span text:style-name="T38">перен.</text:span><text:span text:style-name="T26"> Кінець існування чого-небудь; зникнення. </text:span><text:span text:style-name="T38">Згинати в три погибелі</text:span><text:span text:style-name="T26">.</text:span><text:span text:style-name="T27"> </text:span><text:span text:style-name="T28">(С, 100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6</text:p>
          </table:table-cell>
          <table:table-cell table:style-name="Dictionary.B291" table:number-columns-spanned="2" office:value-type="string">
            <text:p text:style-name="P9">Самоподóвжений</text:p>
            <text:p text:style-name="P8"><text:span text:style-name="T72">-а, -е, </text:span><text:span text:style-name="T73">прикм., </text:span><text:span text:style-name="T73">інд.-авт.</text:span></text:p>
          </table:table-cell>
          <table:covered-table-cell/>
          <table:table-cell table:style-name="Dictionary.D291" table:number-columns-spanned="3" office:value-type="string">
            <text:p text:style-name="P21">утворене способом основословоскладання, похідне від слів: <text:span text:style-name="T60">сáмо</text:span>... і <text:span text:style-name="T60">подóвжений</text:span></text:p>
          </table:table-cell>
          <table:covered-table-cell/>
          <table:covered-table-cell/>
          <table:table-cell table:style-name="Dictionary.G291" table:number-columns-spanned="3" office:value-type="string">
            <text:p text:style-name="P3">Хто б збагнув</text:p>
            <text:p text:style-name="P3">оці дороги – без кінця і краю</text:p>
            <text:p text:style-name="P19"><text:span text:style-name="T79">самоподовжені</text:span><text:span text:style-name="T72">? </text:span><text:span text:style-name="T86">(П‑2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92" table:number-columns-spanned="5" office:value-type="string">
            <text:p text:style-name="P58"><text:span text:style-name="T58">под</text:span><text:span text:style-name="T58">о</text:span><text:span text:style-name="T13"></text:span><text:span text:style-name="T58">вжений</text:span></text:p>
            <text:p text:style-name="P34">-а, -е.</text:p>
            <text:p text:style-name="P46"><text:span text:style-name="T50">1) Дієприкм. пас. мин. ч. до подовжити. || подо</text:span><text:span text:style-name="T5"></text:span><text:span text:style-name="T50">вжено, </text:span><text:span text:style-name="T55">безос.</text:span><text:span text:style-name="T50"> </text:span><text:span text:style-name="T55">присудк. сл.</text:span><text:span text:style-name="T51"> </text:span><text:span text:style-name="T52">(С, 100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7</text:p>
          </table:table-cell>
          <table:table-cell table:style-name="Dictionary.B293" table:number-columns-spanned="2" office:value-type="string">
            <text:p text:style-name="P9">Самопоминáння</text:p>
            <text:p text:style-name="P8">-я, <text:span text:style-name="T72">ім., с., інд.-авт.</text:span></text:p>
          </table:table-cell>
          <table:covered-table-cell/>
          <table:table-cell table:style-name="Dictionary.D29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поминáння</text:span></text:p>
          </table:table-cell>
          <table:covered-table-cell/>
          <table:covered-table-cell/>
          <table:table-cell table:style-name="Dictionary.G293" table:number-columns-spanned="3" office:value-type="string">
            <text:p text:style-name="P3">Ти загубився в горі – не знайтись</text:p>
            <text:p text:style-name="P3">у чорноводді змовклого волання,</text:p>
            <text:p text:style-name="P19"><text:span text:style-name="T73">в ропі чекань і </text:span><text:span text:style-name="T80">самопоминання</text:span></text:p>
            <text:p text:style-name="P19"><text:span text:style-name="T73">і гуку, що доносить благовість</text:span><text:span text:style-name="T72">. </text:span><text:span text:style-name="T86">(П‑2, 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94" table:number-columns-spanned="5" office:value-type="string">
            <text:p text:style-name="P58"><text:span text:style-name="T58">помин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1) Дія за знач. поминати <text:span text:style-name="T84">(С, 104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8</text:p>
          </table:table-cell>
          <table:table-cell table:style-name="Dictionary.B295" table:number-columns-spanned="2" office:value-type="string">
            <text:p text:style-name="P8"><text:span text:style-name="T12">Самопоста</text:span><text:span text:style-name="T13"></text:span><text:span text:style-name="T12">ння</text:span></text:p>
            <text:p text:style-name="P8">-я, <text:span text:style-name="T72">ім., с., інд.-авт.</text:span></text:p>
          </table:table-cell>
          <table:covered-table-cell/>
          <table:table-cell table:style-name="Dictionary.D295" table:number-columns-spanned="3" office:value-type="string">
            <text:p text:style-name="P8"><text:span text:style-name="T88">утворене способом основословосклада</text:span><text:soft-page-break/><text:span text:style-name="T88">ння, похідне від слів:</text:span><text:span text:style-name="T106"> </text:span><text:span text:style-name="T61">сáмо</text:span><text:span text:style-name="T106">... і </text:span><text:span text:style-name="T61">постання </text:span><text:span text:style-name="T91">(від </text:span><text:span text:style-name="T96">постава</text:span><text:span text:style-name="T97"></text:span><text:span text:style-name="T96">ти</text:span><text:span text:style-name="T91">)</text:span></text:p>
          </table:table-cell>
          <table:covered-table-cell/>
          <table:covered-table-cell/>
          <table:table-cell table:style-name="Dictionary.G295" table:number-columns-spanned="3" office:value-type="string">
            <text:p text:style-name="P3">По ліву руку – древній, аж до ер</text:p>
            <text:p text:style-name="P19"><text:span text:style-name="T79">самопостання</text:span><text:span text:style-name="T72">, гоном </text:span><text:soft-page-break/><text:span text:style-name="T72">безберегим,</text:span></text:p>
            <text:p text:style-name="P3">щовбом смертельним, що наліг на серце</text:p>
            <text:p text:style-name="P3">і наслухає втомлене буття - </text:p>
            <text:p text:style-name="P3">той древній світ – і радісний і тужний - </text:p>
            <text:p text:style-name="P19"><text:span text:style-name="T72">непам’яті. </text:span><text:span text:style-name="T86">(П‑2, 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covered-table-cell/>
          <table:table-cell table:style-name="Dictionary.F296" table:number-columns-spanned="4" office:value-type="string">
            <text:p text:style-name="P58"><text:span text:style-name="T58">постав</text:span><text:span text:style-name="T58">а</text:span><text:span text:style-name="T13"></text:span><text:span text:style-name="T58">ти</text:span></text:p>
            <text:p text:style-name="P46"><text:span text:style-name="T45">I </text:span><text:span text:style-name="T49">-ає</text:span><text:span text:style-name="T4"></text:span><text:span text:style-name="T49">, </text:span><text:span text:style-name="T54">недок.</text:span><text:span text:style-name="T49">, поста</text:span><text:span text:style-name="T4"></text:span><text:span text:style-name="T49">ти, -а</text:span><text:span text:style-name="T4"></text:span><text:span text:style-name="T49">не, </text:span><text:span text:style-name="T54">док.</text:span></text:p>
            <text:p text:style-name="P34">2) 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text:span text:style-name="T100"> </text:span><text:span text:style-name="T101">(С, 108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49</text:p>
          </table:table-cell>
          <table:table-cell table:style-name="Dictionary.B297" table:number-columns-spanned="2" office:value-type="string">
            <text:p text:style-name="P9">Самопроминáння</text:p>
            <text:p text:style-name="P8">-я, <text:span text:style-name="T72">ім., с., інд.-авт.</text:span></text:p>
          </table:table-cell>
          <table:covered-table-cell/>
          <table:table-cell table:style-name="Dictionary.D29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проминáння</text:span></text:p>
          </table:table-cell>
          <table:covered-table-cell/>
          <table:covered-table-cell/>
          <table:table-cell table:style-name="Dictionary.G297" table:number-columns-spanned="3" office:value-type="string">
            <text:p text:style-name="P19"><text:span text:style-name="T72">В дорозі довгих </text:span><text:span text:style-name="T79">самопроминань</text:span></text:p>
            <text:p text:style-name="P3">під знадою земного притягання</text:p>
            <text:p text:style-name="P19"><text:span text:style-name="T72">проносяться від ранку до смеркання. </text:span><text:span text:style-name="T86">(П‑1, 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298" table:number-columns-spanned="5" office:value-type="string">
            <text:p text:style-name="P58"><text:span text:style-name="T58">промин</text:span><text:span text:style-name="T58">а</text:span><text:span text:style-name="T13"></text:span><text:span text:style-name="T58">ння</text:span></text:p>
            <text:p text:style-name="P46"><text:span text:style-name="T45">I </text:span><text:span text:style-name="T49">-я, </text:span><text:span text:style-name="T54">с.</text:span></text:p>
            <text:p text:style-name="P33">Дія за знач. проминати <text:span text:style-name="T84">(С, 11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0</text:p>
          </table:table-cell>
          <table:table-cell table:style-name="Dictionary.B299" table:number-columns-spanned="2" office:value-type="string">
            <text:p text:style-name="P8"><text:span text:style-name="T12">Самопротистоя</text:span><text:span text:style-name="T13"></text:span><text:span text:style-name="T12">ння</text:span></text:p>
            <text:p text:style-name="P8"><text:span text:style-name="T1">-</text:span>я, <text:span text:style-name="T72">ім., с., інд.-авт.</text:span></text:p>
          </table:table-cell>
          <table:covered-table-cell/>
          <table:table-cell table:style-name="Dictionary.D299" table:number-columns-spanned="3" office:value-type="string">
            <text:p text:style-name="P8"><text:span text:style-name="T88">утворене способом основословоскладан</text:span><text:span text:style-name="T88">ня, похідне від слів:</text:span><text:span text:style-name="T106"> </text:span><text:span text:style-name="T61">сáмо</text:span><text:span text:style-name="T106">... і </text:span><text:soft-page-break/><text:span text:style-name="T61">протистояння</text:span></text:p>
          </table:table-cell>
          <table:covered-table-cell/>
          <table:covered-table-cell/>
          <table:table-cell table:style-name="Dictionary.G299" table:number-columns-spanned="3" office:value-type="string">
            <text:p text:style-name="P3">О вирвись, залишивши вирву</text:p>
            <text:p text:style-name="P3">у грудях, і роздмухай грань</text:p>
            <text:p text:style-name="P19"><text:span text:style-name="T72">моїх </text:span><text:span text:style-name="T79">самопротистоянь</text:span></text:p>
            <text:p text:style-name="P19"><text:span text:style-name="T72">і дай напитися з потиру. </text:span><text:span text:style-name="T86">(П‑2, </text:span><text:soft-page-break/><text:span text:style-name="T86">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300" table:number-columns-spanned="5" office:value-type="string">
            <text:p text:style-name="P58"><text:span text:style-name="T58">протисто</text:span><text:span text:style-name="T58">я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1) Дія за знач. протистояти. <text:span text:style-name="T84">(С, 11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1</text:p>
          </table:table-cell>
          <table:table-cell table:style-name="Dictionary.B301" table:number-columns-spanned="2" office:value-type="string">
            <text:p text:style-name="P9">Самострíл</text:p>
            <text:p text:style-name="P8">-у, <text:span text:style-name="T72">ім., ч., інд.-авт.</text:span></text:p>
          </table:table-cell>
          <table:covered-table-cell/>
          <table:table-cell table:style-name="Dictionary.D301" table:number-columns-spanned="3" office:value-type="string">
            <text:p text:style-name="P8"><text:span text:style-name="T88">утворене способом основословосклада</text:span><text:span text:style-name="T88">ння, похідне від слів:</text:span><text:span text:style-name="T92"> </text:span><text:span text:style-name="T61">сáмо</text:span><text:span text:style-name="T106">... і </text:span><text:span text:style-name="T61">стріл</text:span></text:p>
          </table:table-cell>
          <table:covered-table-cell/>
          <table:covered-table-cell/>
          <table:table-cell table:style-name="Dictionary.G301" table:number-columns-spanned="3" office:value-type="string">
            <text:p text:style-name="P3">Як рура, кругла вулиця,</text:p>
            <text:p text:style-name="P3">гулка од гуду бджіл,</text:p>
            <text:p text:style-name="P3">маленький хлопчик щулиться,</text:p>
            <text:p text:style-name="P19"><text:span text:style-name="T72">бо ж сонце – </text:span><text:span text:style-name="T79">самостріл</text:span><text:span text:style-name="T72">. </text:span><text:span text:style-name="T86">(П‑2, 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302" table:number-columns-spanned="5" office:value-type="string">
            <text:p text:style-name="P58"><text:span text:style-name="T58">П</text:span><text:span text:style-name="T58">о</text:span><text:span text:style-name="T13"></text:span><text:span text:style-name="T58">стріл (стріл)</text:span></text:p>
            <text:p text:style-name="P46"><text:span text:style-name="T49">-у, </text:span><text:span text:style-name="T54">ч.</text:span></text:p>
            <text:p text:style-name="P34">1) 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text:span text:style-name="T100"> </text:span><text:span text:style-name="T101">(С, 108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2</text:p>
          </table:table-cell>
          <table:table-cell table:style-name="Dictionary.B303" table:number-columns-spanned="2" office:value-type="string">
            <text:p text:style-name="P9">Самострумувáння</text:p>
            <text:p text:style-name="P8">-я, <text:span text:style-name="T72">ім., с., інд.-авт.</text:span></text:p>
          </table:table-cell>
          <table:covered-table-cell/>
          <table:table-cell table:style-name="Dictionary.D30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струмувáння</text:span></text:p>
          </table:table-cell>
          <table:covered-table-cell/>
          <table:covered-table-cell/>
          <table:table-cell table:style-name="Dictionary.G303" table:number-columns-spanned="3" office:value-type="string">
            <text:p text:style-name="P3">…аби в останньому пориві,</text:p>
            <text:p text:style-name="P19"><text:span text:style-name="T72">у плині </text:span><text:span text:style-name="T79">самострумувань</text:span></text:p>
            <text:p text:style-name="P3">ураз зайти за власну грань,</text:p>
            <text:p text:style-name="P19"><text:span text:style-name="T72">пірнути в смертні переливи. </text:span><text:span text:style-name="T86">(П‑1, 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304" table:number-columns-spanned="5" office:value-type="string">
            <text:p text:style-name="P58"><text:span text:style-name="T58">струмув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46"><text:span text:style-name="T50">Дія за знач. струмувати. </text:span><text:span text:style-name="T55">Струмування повітря.</text:span><text:span text:style-name="T51"> </text:span><text:span text:style-name="T52">(С, 14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3</text:p>
          </table:table-cell>
          <table:table-cell table:style-name="Dictionary.B305" table:number-columns-spanned="2" office:value-type="string">
            <text:p text:style-name="P9">Самотинний</text:p>
            <text:p text:style-name="P8"><text:soft-page-break/>-а, -е, <text:span text:style-name="T73">прикм., </text:span><text:span text:style-name="T72">інд.-авт.</text:span></text:p>
          </table:table-cell>
          <table:covered-table-cell/>
          <table:table-cell table:style-name="Dictionary.D305" table:number-columns-spanned="3" office:value-type="string">
            <text:p text:style-name="P21"><text:span text:style-name="T65">утворене </text:span><text:soft-page-break/><text:span text:style-name="T65">суфіксальним способом, похідне </text:span><text:span text:style-name="T65">від слова</text:span> <text:span text:style-name="T60">самотина</text:span></text:p>
          </table:table-cell>
          <table:covered-table-cell/>
          <table:covered-table-cell/>
          <table:table-cell table:style-name="Dictionary.G305" table:number-columns-spanned="3" office:value-type="string">
            <text:p text:style-name="P19"><text:span text:style-name="T72">Спиваєш тугу </text:span><text:span text:style-name="T79">самотинну</text:span></text:p>
            <text:p text:style-name="P3"><text:soft-page-break/>і душу, мов малу дитину,</text:p>
            <text:p text:style-name="P19"><text:span text:style-name="T72">до рання присипляєш: спи. </text:span><text:span text:style-name="T86">(П‑2, 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8" office:value-type="string">
            <text:p text:style-name="P58"><text:span text:style-name="T58">Самота</text:span><text:span text:style-name="T13"></text:span><text:span text:style-name="T58"> (</text:span><text:span text:style-name="T82">самоти</text:span><text:span text:style-name="T81"></text:span><text:span text:style-name="T82">на</text:span><text:span text:style-name="T81"></text:span><text:span text:style-name="T58">)</text:span></text:p>
            <text:p text:style-name="P46"><text:span text:style-name="T49">-и, </text:span><text:span text:style-name="T54">ж.</text:span></text:p>
            <text:p text:style-name="P33">1) Стан за знач. самітний, самотній; самотність. || Гостре відчуття відокремленості, ізольованості від кого-, чого-небудь. <text:span text:style-name="T84">(С, 129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4</text:p>
          </table:table-cell>
          <table:table-cell table:style-name="Dictionary.B307" table:number-columns-spanned="2" office:value-type="string">
            <text:p text:style-name="P9">Самоуникáння</text:p>
            <text:p text:style-name="P8">-я, <text:span text:style-name="T72">ім., с., інд.-авт.</text:span></text:p>
          </table:table-cell>
          <table:covered-table-cell/>
          <table:table-cell table:style-name="Dictionary.D30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áмо</text:span><text:span text:style-name="T106">... і </text:span><text:span text:style-name="T61">уникáння</text:span></text:p>
          </table:table-cell>
          <table:covered-table-cell/>
          <table:covered-table-cell/>
          <table:table-cell table:style-name="Dictionary.G307" table:number-columns-spanned="3" office:value-type="string">
            <text:p text:style-name="P19"><text:span text:style-name="T72">Коли спромога </text:span><text:span text:style-name="T79">самоуникань</text:span></text:p>
            <text:p text:style-name="P3">при узголів’ї спалахом прозріння</text:p>
            <text:p text:style-name="P3">відкриється тобі, як благостиня</text:p>
            <text:p text:style-name="P19"><text:span text:style-name="T72">прощень, опрощень, прощ і прощавань. </text:span><text:span text:style-name="T86">(П‑1, 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3" office:value-type="string">
            <text:p text:style-name="P8"><text:span text:style-name="T61">сáмо... </text:span><text:span text:style-name="T70">(див. 130)</text:span></text:p>
          </table:table-cell>
          <table:covered-table-cell/>
          <table:covered-table-cell/>
          <table:table-cell table:style-name="Dictionary.E308" table:number-columns-spanned="5" office:value-type="string">
            <text:p text:style-name="P58"><text:span text:style-name="T58">уник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Дія за знач. уникати. <text:span text:style-name="T84">(С, 150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5</text:p>
          </table:table-cell>
          <table:table-cell table:style-name="Dictionary.B309" table:number-columns-spanned="2" office:value-type="string">
            <text:p text:style-name="P8"><text:span text:style-name="T12">Світи-галаї</text:span><text:span text:style-name="T13"></text:span></text:p>
            <text:p text:style-name="P8">світі<text:span text:style-name="T61"></text:span>в-галаї<text:span text:style-name="T61"></text:span>в, <text:span text:style-name="T72">ім., мн., інд.-авт.</text:span></text:p>
          </table:table-cell>
          <table:covered-table-cell/>
          <table:table-cell table:style-name="Dictionary.D309" table:number-columns-spanned="3" office:value-type="string">
            <text:p text:style-name="P21">утворене способом словоскладання, похідне від слів: <text:span text:style-name="T60">світ</text:span> і <text:span text:style-name="T60">галай </text:span><text:span text:style-name="T66">(від </text:span><text:span text:style-name="T60">галасвіта</text:span><text:span text:style-name="T66">)</text:span></text:p>
          </table:table-cell>
          <table:covered-table-cell/>
          <table:covered-table-cell/>
          <table:table-cell table:style-name="Dictionary.G309" table:number-columns-spanned="3" office:value-type="string">
            <text:p text:style-name="P19"><text:span text:style-name="T72">На тебе чатують </text:span><text:span text:style-name="T79">світи–галаї</text:span><text:span text:style-name="T72">.</text:span></text:p>
            <text:p text:style-name="P19"><text:span text:style-name="T72">Прощальний – як подим пожарищ – той спогад. </text:span><text:span text:style-name="T86">(П‑1, 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3" office:value-type="string">
            <text:p text:style-name="P8"><text:span text:style-name="T61">світ </text:span><text:span text:style-name="T70">(див. 67)</text:span></text:p>
          </table:table-cell>
          <table:covered-table-cell/>
          <table:covered-table-cell/>
          <table:table-cell table:style-name="Dictionary.E310" table:number-columns-spanned="5" office:value-type="string">
            <text:p text:style-name="P58"><text:span text:style-name="T58">гал</text:span><text:span text:style-name="T58">а</text:span><text:span text:style-name="T13"></text:span><text:span text:style-name="T58">світа</text:span></text:p>
            <text:p text:style-name="P46"><text:span text:style-name="T54">присл.</text:span><text:span text:style-name="T49">, </text:span><text:span text:style-name="T54">діал.</text:span></text:p>
            <text:p text:style-name="P34">Невідомо куди; кудись.<text:span text:style-name="T100"> </text:span><text:span text:style-name="T101">(С, 21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6</text:p>
          </table:table-cell>
          <table:table-cell table:style-name="Dictionary.B311" table:number-columns-spanned="2" office:value-type="string">
            <text:p text:style-name="P9">Себекрáй</text:p>
            <text:p text:style-name="P8">-ю, <text:span text:style-name="T72">ім., ч., інд.-авт.</text:span></text:p>
          </table:table-cell>
          <table:covered-table-cell/>
          <table:table-cell table:style-name="Dictionary.D311" table:number-columns-spanned="3" office:value-type="string">
            <text:p text:style-name="P8"><text:span text:style-name="T88">утворене способом зрощення, похідне </text:span><text:span text:style-name="T88">від слів:</text:span><text:span text:style-name="T106"> </text:span><text:span text:style-name="T61">себé</text:span><text:span text:style-name="T106"> і </text:span><text:span text:style-name="T61">край</text:span></text:p>
          </table:table-cell>
          <table:covered-table-cell/>
          <table:covered-table-cell/>
          <table:table-cell table:style-name="Dictionary.G311" table:number-columns-spanned="3" office:value-type="string">
            <text:p text:style-name="P3">І все то – зá: дарунок сили</text:p>
            <text:p text:style-name="P19"><text:span text:style-name="T72">за </text:span><text:span text:style-name="T79">себекраєм</text:span><text:span text:style-name="T72">: на, візьми,</text:span></text:p>
            <text:p text:style-name="P3">аби дороги доль гуділи</text:p>
            <text:p text:style-name="P19"><text:span text:style-name="T72">всіма серцями і грудьми. </text:span><text:span text:style-name="T86">(П‑1, </text:span><text:soft-page-break/><text:span text:style-name="T86">100);</text:span></text:p>
            <text:p text:style-name="P19"><text:span text:style-name="T72">оця утеча геть за </text:span><text:span text:style-name="T79">себекрай</text:span><text:span text:style-name="T72"> - </text:span></text:p>
            <text:p text:style-name="P19"><text:span text:style-name="T72">то ніби виснений в дитинстві син… </text:span><text:span text:style-name="T86">(П‑1, 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3" office:value-type="string">
            <text:p text:style-name="P8"><text:span text:style-name="T61">себé </text:span><text:span text:style-name="T70">(див. 74)</text:span></text:p>
          </table:table-cell>
          <table:covered-table-cell/>
          <table:covered-table-cell/>
          <table:table-cell table:style-name="Dictionary.E312" table:number-columns-spanned="5" office:value-type="string">
            <text:p text:style-name="P19"><text:span text:style-name="T61">край </text:span><text:span text:style-name="T67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7</text:p>
          </table:table-cell>
          <table:table-cell table:style-name="Dictionary.B313" table:number-columns-spanned="2" office:value-type="string">
            <text:p text:style-name="P9">Семигóри</text:p>
            <text:p text:style-name="P8">-гíр, <text:span text:style-name="T72">ім., мн., інд.-авт.</text:span></text:p>
          </table:table-cell>
          <table:covered-table-cell/>
          <table:table-cell table:style-name="Dictionary.D313" table:number-columns-spanned="3" office:value-type="string">
            <text:p text:style-name="P8"><text:span text:style-name="T88">утворене способом основоскладання, похідне від слів:</text:span><text:span text:style-name="T106"> </text:span><text:span text:style-name="T61">сім</text:span><text:span text:style-name="T106"> і </text:span><text:span text:style-name="T61">гóри</text:span></text:p>
          </table:table-cell>
          <table:covered-table-cell/>
          <table:covered-table-cell/>
          <table:table-cell table:style-name="Dictionary.G313" table:number-columns-spanned="3" office:value-type="string">
            <text:p text:style-name="P3">І що кигиче в мертвій цій пустелі?</text:p>
            <text:p text:style-name="P3">Киги-киги – мов чайка з-над Дніпра.</text:p>
            <text:p text:style-name="P19"><text:span text:style-name="T73">О </text:span><text:span text:style-name="T80">семигори</text:span><text:span text:style-name="T73"> горя, цвинтар велій,</text:span></text:p>
            <text:p text:style-name="P19"><text:span text:style-name="T73">і я тут згину, як прийде пора? </text:span><text:span text:style-name="T86">(П‑1, 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3" office:value-type="string">
            <text:p text:style-name="P54">сім</text:p>
            <text:p text:style-name="P45"><text:span text:style-name="T45">I </text:span><text:span text:style-name="T49">семи </text:span><text:span text:style-name="T54">і </text:span><text:span text:style-name="T49">сімох, </text:span><text:span text:style-name="T54">числ.</text:span><text:span text:style-name="T49"> </text:span><text:span text:style-name="T54">кільк.</text:span></text:p>
            <text:p text:style-name="P40"><text:span text:style-name="T26">Назва числа і цифри 7. || </text:span><text:span text:style-name="T38">чого</text:span><text:span text:style-name="T26">. Кількість із 7 одиниць. </text:span><text:span text:style-name="T29">(С, 1323)</text:span></text:p>
          </table:table-cell>
          <table:covered-table-cell/>
          <table:covered-table-cell/>
          <table:table-cell table:style-name="Dictionary.E314" table:number-columns-spanned="5" office:value-type="string">
            <text:p text:style-name="P58"><text:span text:style-name="T58">гор</text:span><text:span text:style-name="T58">а</text:span><text:span text:style-name="T13"></text:span></text:p>
            <text:p text:style-name="P46"><text:span text:style-name="T49">-и, </text:span><text:span text:style-name="T54">ж.</text:span></text:p>
            <text:p text:style-name="P34">1) Значне підвищення над навколишньою місцевістю або серед інших підвищень. || <text:span text:style-name="T71">тільки мн.</text:span> Гориста місцевість, країна.</text:p>
            <text:p text:style-name="P39"><text:span text:style-name="T26">2) </text:span><text:span text:style-name="T38">чого</text:span><text:span text:style-name="T26">. Велика кількість чого-небудь складеного в купу; багато чогось.</text:span><text:span text:style-name="T27"> </text:span><text:span text:style-name="T28">(С, 2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8</text:p>
          </table:table-cell>
          <table:table-cell table:style-name="Dictionary.B315" table:number-columns-spanned="2" office:value-type="string">
            <text:p text:style-name="P9">Серцеóк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15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сéрце</text:span><text:span text:style-name="T106"> і </text:span><text:span text:style-name="T61">óко</text:span></text:p>
          </table:table-cell>
          <table:covered-table-cell/>
          <table:covered-table-cell/>
          <table:table-cell table:style-name="Dictionary.G315" table:number-columns-spanned="3" office:value-type="string">
            <text:p text:style-name="P19"><text:span text:style-name="T73">Сто плах перейди, </text:span><text:span text:style-name="T80">серцеокий</text:span><text:span text:style-name="T73">,</text:span></text:p>
            <text:p text:style-name="P19"><text:span text:style-name="T73">сто плах, сто багать, сто голгоф… </text:span><text:span text:style-name="T86">(П‑1, 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3" office:value-type="string">
            <text:p text:style-name="P8"><text:span text:style-name="T61">сéрце </text:span><text:span text:style-name="T67">(див. 56)</text:span></text:p>
          </table:table-cell>
          <table:covered-table-cell/>
          <table:covered-table-cell/>
          <table:table-cell table:style-name="Dictionary.E316" table:number-columns-spanned="5" office:value-type="string">
            <text:p text:style-name="P19"><text:span text:style-name="T61">óко </text:span><text:span text:style-name="T67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59</text:p>
          </table:table-cell>
          <table:table-cell table:style-name="Dictionary.B317" table:number-columns-spanned="2" office:value-type="string">
            <text:p text:style-name="P9">Словотéча</text:p>
            <text:p text:style-name="P8">-і, <text:span text:style-name="T72">ім., ж., інд.-авт.</text:span></text:p>
          </table:table-cell>
          <table:covered-table-cell/>
          <table:table-cell table:style-name="Dictionary.D317" table:number-columns-spanned="3" office:value-type="string">
            <text:p text:style-name="P8"><text:span text:style-name="T88">утворене способом основоскладання і </text:span><text:soft-page-break/><text:span text:style-name="T88">нульсуфіксальним, похідне від слів:</text:span><text:span text:style-name="T106"> </text:span><text:span text:style-name="T61">слóво</text:span><text:span text:style-name="T106"> і </text:span><text:span text:style-name="T61">текти</text:span></text:p>
          </table:table-cell>
          <table:covered-table-cell/>
          <table:covered-table-cell/>
          <table:table-cell table:style-name="Dictionary.G317" table:number-columns-spanned="3" office:value-type="string">
            <text:p text:style-name="P19"><text:span text:style-name="T73">Слова, слова, слова – задосить </text:span><text:span text:style-name="T80">словотечі</text:span><text:span text:style-name="T73">,</text:span></text:p>
            <text:p text:style-name="P19"><text:soft-page-break/><text:span text:style-name="T73">німують бо предтечі, доба гряде нова. </text:span><text:span text:style-name="T86">(П‑2, 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3" office:value-type="string">
            <text:p text:style-name="P59"><text:span text:style-name="T58">сл</text:span><text:span text:style-name="T58">о</text:span><text:span text:style-name="T13"></text:span><text:span text:style-name="T58">во</text:span></text:p>
            <text:p text:style-name="P45"><text:span text:style-name="T49">-а, </text:span><text:span text:style-name="T54">с.</text:span></text:p>
            <text:p text:style-name="P33">1) 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40"><text:span text:style-name="T26">4) Обіцянка виконати що-небудь. || Згода на шлюб. </text:span><text:span text:style-name="T38">Дотримати [свого] слова</text:span><text:span text:style-name="T26">. </text:span><text:span text:style-name="T29">(С, 1344-1345)</text:span></text:p>
          </table:table-cell>
          <table:covered-table-cell/>
          <table:covered-table-cell/>
          <table:table-cell table:style-name="Dictionary.E318" table:number-columns-spanned="5" office:value-type="string">
            <text:p text:style-name="P58"><text:span text:style-name="T58">тект</text:span><text:span text:style-name="T58">и</text:span><text:span text:style-name="T13"></text:span></text:p>
            <text:p text:style-name="P46"><text:span text:style-name="T49">тече; </text:span><text:span text:style-name="T54">мин. ч.</text:span><text:span text:style-name="T49"> тік, текла, текло; </text:span><text:span text:style-name="T54">наказ. сп.</text:span><text:span text:style-name="T49"> течи; </text:span><text:span text:style-name="T54">недок.</text:span></text:p>
            <text:p text:style-name="P39"><text:span text:style-name="T26">2) Струменіти, литися (про рідину). || </text:span><text:span text:style-name="T38">безос.</text:span><text:span text:style-name="T26"> || </text:span><text:span text:style-name="T38">перен.</text:span><text:span text:style-name="T26"> Поширюватися в повітрі (про світло, запах тощо). || </text:span><text:span text:style-name="T38">перен.</text:span><text:span text:style-name="T26"> Звучати плавно, рівно та безперервно (про звуки, слова тощо). || </text:span><text:span text:style-name="T38">перен.</text:span><text:span text:style-name="T26"> Виникати в певній послідовності, іти одна за одною (про думки). || </text:span><text:span text:style-name="T38">перен.</text:span><text:span text:style-name="T26"> Відбуватися (про розмову, бесіду). || </text:span><text:span text:style-name="T38">перен.</text:span><text:span text:style-name="T26"> Хвилеподібно спадати (про волосся).</text:span><text:span text:style-name="T27"> </text:span><text:span text:style-name="T28">(С, 14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0</text:p>
          </table:table-cell>
          <table:table-cell table:style-name="Dictionary.B319" table:number-columns-spanned="2" office:value-type="string">
            <text:p text:style-name="P9">Смертеіснувáння</text:p>
            <text:p text:style-name="P8">-я, <text:span text:style-name="T72">ім., с., інд.-авт.</text:span></text:p>
          </table:table-cell>
          <table:covered-table-cell/>
          <table:table-cell table:style-name="Dictionary.D319" table:number-columns-spanned="3" office:value-type="string">
            <text:p text:style-name="P8"><text:span text:style-name="T88">утворене способом основословосклада</text:span><text:span text:style-name="T88">ння, похідне від слів:</text:span><text:span text:style-name="T106"> </text:span><text:span text:style-name="T61">смерть</text:span><text:span text:style-name="T106"> і </text:span><text:span text:style-name="T61">існувáння</text:span></text:p>
          </table:table-cell>
          <table:covered-table-cell/>
          <table:covered-table-cell/>
          <table:table-cell table:style-name="Dictionary.G319" table:number-columns-spanned="3" office:value-type="string">
            <text:p text:style-name="P3">Сховатися од долі – не судилось.</text:p>
            <text:p text:style-name="P3">Ударив грім – і зразу шкереберть</text:p>
            <text:p text:style-name="P3">пішло життя. І ость ти – все, що снилось,</text:p>
            <text:p text:style-name="P19"><text:span text:style-name="T73">як </text:span><text:span text:style-name="T80">смертеіснування</text:span><text:span text:style-name="T73"> й життєсмерть. </text:span><text:span text:style-name="T86">(П‑1, 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3" office:value-type="string">
            <text:p text:style-name="P8"><text:span text:style-name="T61">смерть </text:span><text:span text:style-name="T67">(див. 65)</text:span></text:p>
          </table:table-cell>
          <table:covered-table-cell/>
          <table:covered-table-cell/>
          <table:table-cell table:style-name="Dictionary.E320" table:number-columns-spanned="5" office:value-type="string">
            <text:p text:style-name="P58"><text:span text:style-name="T58">існув</text:span><text:span text:style-name="T58">а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4">1) <text:span text:style-name="T71">тільки одн.</text:span> Буття; наявність кого-, <text:soft-page-break/>чого-небудь у дійсності.</text:p>
            <text:p text:style-name="P34">2) Життя, спосіб життя.<text:span text:style-name="T100"> </text:span><text:span text:style-name="T101">(С, 50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1</text:p>
          </table:table-cell>
          <table:table-cell table:style-name="Dictionary.B321" table:number-columns-spanned="2" office:value-type="string">
            <text:p text:style-name="P9">Снíння</text:p>
            <text:p text:style-name="P8">-нь, <text:span text:style-name="T72">ім., мн., інд.-авт.</text:span></text:p>
          </table:table-cell>
          <table:covered-table-cell/>
          <table:table-cell table:style-name="Dictionary.D321" table:number-columns-spanned="3" office:value-type="string">
            <text:p text:style-name="P8"><text:span text:style-name="T88">утворене суфіксальним способом, похідне від слова</text:span> <text:span text:style-name="T60">сон</text:span></text:p>
          </table:table-cell>
          <table:covered-table-cell/>
          <table:covered-table-cell/>
          <table:table-cell table:style-name="Dictionary.G321" table:number-columns-spanned="3" office:value-type="string">
            <text:p text:style-name="P3">Немов рубін у чорнім адамашку,</text:p>
            <text:p text:style-name="P3">обачно критий білим німуванням,</text:p>
            <text:p text:style-name="P19"><text:span text:style-name="T73">так </text:span><text:span text:style-name="T80">снінь</text:span><text:span text:style-name="T73"> моїх озерце шарлатове</text:span></text:p>
            <text:p text:style-name="P19"><text:span text:style-name="T73">лямує обережок начувань… </text:span><text:span text:style-name="T86">(П‑1, 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8" office:value-type="string">
            <text:p text:style-name="P56">сон</text:p>
            <text:p text:style-name="P46"><text:span text:style-name="T45">I </text:span><text:span text:style-name="T49">сну, </text:span><text:span text:style-name="T54">ч.</text:span></text:p>
            <text:p text:style-name="P46"><text:span text:style-name="T50">1) 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 спання. || Те саме, що сплячка 1). || </text:span><text:span text:style-name="T55">спец.</text:span><text:span text:style-name="T50"> 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9"><text:span text:style-name="T26">2) Те, що сниться; сновидіння. || </text:span><text:span text:style-name="T38">перен.</text:span><text:span text:style-name="T26"> Те, про що мріє людина; мрія. || </text:span><text:span text:style-name="T38">перен.</text:span><text:span text:style-name="T26"> Те, що сприймається як нереальне, примарне, оманливе;</text:span><text:span text:style-name="T38">прот.</text:span><text:span text:style-name="T26"> дійсність.</text:span><text:span text:style-name="T27"> </text:span><text:span text:style-name="T28">(С, 135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2</text:p>
          </table:table-cell>
          <table:table-cell table:style-name="Dictionary.B323" table:number-columns-spanned="2" office:value-type="string">
            <text:p text:style-name="P9">Солодкомолóка</text:p>
            <text:p text:style-name="P8">-е, <text:span text:style-name="T73">прикм., </text:span><text:span text:style-name="T72">інд.-авт.</text:span></text:p>
          </table:table-cell>
          <table:covered-table-cell/>
          <table:table-cell table:style-name="Dictionary.D323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солóдкий</text:span><text:span text:style-name="T106"> і </text:span><text:span text:style-name="T61">молокó</text:span></text:p>
          </table:table-cell>
          <table:covered-table-cell/>
          <table:covered-table-cell/>
          <table:table-cell table:style-name="Dictionary.G323" table:number-columns-spanned="3" office:value-type="string">
            <text:p text:style-name="P3">Ти десь за край світу, як птаха моя білогруда,</text:p>
            <text:p text:style-name="P19"><text:span text:style-name="T80">солодкомолока</text:span><text:span text:style-name="T73">, два ока - мигдалі сумні. </text:span><text:span text:style-name="T86">(П‑2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3" office:value-type="string">
            <text:p text:style-name="P59"><text:span text:style-name="T58">сол</text:span><text:span text:style-name="T58">о</text:span><text:span text:style-name="T13"></text:span><text:span text:style-name="T58">дкий</text:span></text:p>
            <text:p text:style-name="P33">-а, -е.</text:p>
            <text:p text:style-name="P33"><text:soft-page-break/>1) Який має приємний смак, <text:span text:style-name="T71">власт.</text:span> цукрові, медові і т. ін.; <text:span text:style-name="T71">прот.</text:span>гіркий, кислий, солоний. || Пригот. із цукром, медом, варенням і т. ін. (про їжу, питво). || <text:span text:style-name="T71">у знач.</text:span> <text:span text:style-name="T71">ім.</text:span> солодке, -кого, <text:span text:style-name="T71">с.</text:span> Їжа, яка має приємний смак, <text:span text:style-name="T71">власт.</text:span> цукрові, медові тощо, або пригот. із цукром, медом, варенням і т. ін. || <text:span text:style-name="T71">у знач.</text:span> <text:span text:style-name="T71">ім.</text:span> солодке, -кого, <text:span text:style-name="T71">с.</text:span> 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 <text:span text:style-name="T71">Солодкий перець</text:span>.</text:p>
            <text:p text:style-name="P40"><text:span text:style-name="T26">4) </text:span><text:span text:style-name="T38">перен.</text:span><text:span text:style-name="T26"> Який дає відчуття приємності або виражає задоволення, радість, насолоду (про думки, почуття, стан людини). </text:span><text:span text:style-name="T29">(С, 1355)</text:span></text:p>
          </table:table-cell>
          <table:covered-table-cell/>
          <table:covered-table-cell/>
          <table:table-cell table:style-name="Dictionary.E324" table:number-columns-spanned="5" office:value-type="string">
            <text:p text:style-name="P58"><text:span text:style-name="T58">молок</text:span><text:span text:style-name="T58">о</text:span><text:span text:style-name="T13"></text:span></text:p>
            <text:p text:style-name="P46"><text:span text:style-name="T49">-а, </text:span><text:span text:style-name="T54">с.</text:span></text:p>
            <text:p text:style-name="P34"><text:soft-page-break/>2) Рідина, одержувана від деяких сільськогосподарських тварин як продукт харчування. || Коров'яче молоко як їжа.<text:span text:style-name="T100"> </text:span><text:span text:style-name="T101">(С, 6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3</text:p>
          </table:table-cell>
          <table:table-cell table:style-name="Dictionary.B325" table:number-columns-spanned="2" office:value-type="string">
            <text:p text:style-name="P9">Сон-комишí</text:p>
            <text:p text:style-name="P8">-ів, <text:span text:style-name="T72">ім., мн., інд.-авт.</text:span></text:p>
          </table:table-cell>
          <table:covered-table-cell/>
          <table:table-cell table:style-name="Dictionary.D325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сон</text:span><text:span text:style-name="T106"> і </text:span><text:span text:style-name="T61">комиш</text:span></text:p>
          </table:table-cell>
          <table:covered-table-cell/>
          <table:covered-table-cell/>
          <table:table-cell table:style-name="Dictionary.G325" table:number-columns-spanned="3" office:value-type="string">
            <text:p text:style-name="P3">І в серця на споді, в осерді душі</text:p>
            <text:p text:style-name="P19"><text:span text:style-name="T73">ішли нашорошені </text:span><text:span text:style-name="T80">сон-комиші</text:span><text:span text:style-name="T73">. </text:span><text:span text:style-name="T86">(П‑2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3" office:value-type="string">
            <text:p text:style-name="P13">сон <text:span text:style-name="T66">(див. 162)</text:span></text:p>
          </table:table-cell>
          <table:covered-table-cell/>
          <table:covered-table-cell/>
          <table:table-cell table:style-name="Dictionary.E326" table:number-columns-spanned="5" office:value-type="string">
            <text:p text:style-name="P58"><text:span text:style-name="T58">ком</text:span><text:span text:style-name="T58">и</text:span><text:span text:style-name="T13"></text:span><text:span text:style-name="T58">ш</text:span></text:p>
            <text:p text:style-name="P46"><text:span text:style-name="T49">-у, </text:span><text:span text:style-name="T54">ч.</text:span></text:p>
            <text:p text:style-name="P34">1) Висока водяна чи болотяна багаторічна рослина родини осокових.<text:span text:style-name="T100"> </text:span><text:soft-page-break/><text:span text:style-name="T101">(С, 5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4</text:p>
          </table:table-cell>
          <table:table-cell table:style-name="Dictionary.B327" table:number-columns-spanned="2" office:value-type="string">
            <text:p text:style-name="P9">Сонцелéт</text:p>
            <text:p text:style-name="P8">-у, <text:span text:style-name="T72">ім., ч., інд.-авт.</text:span></text:p>
          </table:table-cell>
          <table:covered-table-cell/>
          <table:table-cell table:style-name="Dictionary.D32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óнце </text:span><text:span text:style-name="T106">і </text:span><text:span text:style-name="T61">лет</text:span></text:p>
          </table:table-cell>
          <table:covered-table-cell/>
          <table:covered-table-cell/>
          <table:table-cell table:style-name="Dictionary.G327" table:number-columns-spanned="3" office:value-type="string">
            <text:p text:style-name="P3">Зворохобилися айстри</text:p>
            <text:p text:style-name="P19"><text:span text:style-name="T73">приосіннім </text:span><text:span text:style-name="T80">сонцелетом</text:span><text:span text:style-name="T73">,</text:span></text:p>
            <text:p text:style-name="P3">проминальною порою</text:p>
            <text:p text:style-name="P19"><text:span text:style-name="T73">падолистом деручким. </text:span><text:span text:style-name="T86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3" office:value-type="string">
            <text:p text:style-name="P59"><text:span text:style-name="T58">с</text:span><text:span text:style-name="T58">о</text:span><text:span text:style-name="T13"></text:span><text:span text:style-name="T58">нце</text:span></text:p>
            <text:p text:style-name="P45"><text:span text:style-name="T49">-я, </text:span><text:span text:style-name="T54">с.</text:span></text:p>
            <text:p text:style-name="P33">1) Центральне небесне світило Сонячної системи, що має форму гігантської розжареної кулі, яка випромінює світло й тепло. <text:span text:style-name="T84">(С, 1357)</text:span></text:p>
          </table:table-cell>
          <table:covered-table-cell/>
          <table:covered-table-cell/>
          <table:table-cell table:style-name="Dictionary.E328" table:number-columns-spanned="5" office:value-type="string">
            <text:p text:style-name="P14">лет <text:span text:style-name="T66">(див. 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5</text:p>
          </table:table-cell>
          <table:table-cell table:style-name="Dictionary.B329" table:number-columns-spanned="2" office:value-type="string">
            <text:p text:style-name="P9">Сонцепруг</text:p>
            <text:p text:style-name="P8">-а, <text:span text:style-name="T72">ім., ч., інд.-авт.</text:span></text:p>
          </table:table-cell>
          <table:covered-table-cell/>
          <table:table-cell table:style-name="Dictionary.D329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óнце</text:span><text:span text:style-name="T106"> і </text:span><text:span text:style-name="T61">пруг</text:span></text:p>
          </table:table-cell>
          <table:covered-table-cell/>
          <table:covered-table-cell/>
          <table:table-cell table:style-name="Dictionary.G329" table:number-columns-spanned="3" office:value-type="string">
            <text:p text:style-name="P19"><text:span text:style-name="T73">Як боляче ряхкоче </text:span><text:span text:style-name="T80">сонцепруг</text:span><text:span text:style-name="T73">!</text:span></text:p>
            <text:p text:style-name="P19"><text:span text:style-name="T73">Як – далина! </text:span><text:span text:style-name="T86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3" office:value-type="string">
            <text:p text:style-name="P8"><text:span text:style-name="T61">сóнце </text:span><text:span text:style-name="T67">(див. 165)</text:span></text:p>
          </table:table-cell>
          <table:covered-table-cell/>
          <table:covered-table-cell/>
          <table:table-cell table:style-name="Dictionary.E330" table:number-columns-spanned="5" office:value-type="string">
            <text:p text:style-name="P56">пруг</text:p>
            <text:p text:style-name="P46"><text:span text:style-name="T49">-а, </text:span><text:span text:style-name="T54">ч.</text:span><text:span text:style-name="T49">, </text:span><text:span text:style-name="T54">розм.</text:span></text:p>
            <text:p text:style-name="P39"><text:span text:style-name="T26">1) Край чого-небудь. || Поздовжній вузький край, бік якогось предмета; ребро. </text:span><text:span text:style-name="T38">Пруг дошки</text:span><text:span text:style-name="T26">. || Ребро гранчастого предмета. || Верхній край (обріз) якої-небудь посудини (</text:span><text:span text:style-name="T38">перев.</text:span><text:span text:style-name="T26"> круглої форми); вінця. </text:span><text:span text:style-name="T38">Пруг відра</text:span><text:span text:style-name="T26">.</text:span><text:span text:style-name="T27"> </text:span><text:span text:style-name="T28">(С, 11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6</text:p>
          </table:table-cell>
          <table:table-cell table:style-name="Dictionary.B331" table:number-columns-spanned="2" office:value-type="string">
            <text:p text:style-name="P9">Спах</text:p>
            <text:p text:style-name="P8">-у, <text:span text:style-name="T72">ім., ч., інд.-авт.</text:span></text:p>
          </table:table-cell>
          <table:covered-table-cell/>
          <table:table-cell table:style-name="Dictionary.D331" table:number-columns-spanned="3" office:value-type="string">
            <text:p text:style-name="P8"><text:span text:style-name="T88">утворене нульсуфіксальним способом, похідне від слова</text:span><text:span text:style-name="T92"> </text:span><text:soft-page-break/><text:span text:style-name="T60">спалáхувати </text:span><text:span text:style-name="T66">(від </text:span><text:span text:style-name="T60">спахáти)</text:span></text:p>
          </table:table-cell>
          <table:covered-table-cell/>
          <table:covered-table-cell/>
          <table:table-cell table:style-name="Dictionary.G331" table:number-columns-spanned="3" office:value-type="string">
            <text:p text:style-name="P3">По голубих лугах, мов голуб,</text:p>
            <text:p text:style-name="P19"><text:span text:style-name="T73">кошлатих сонць шугає </text:span><text:span text:style-name="T80">спах</text:span><text:span text:style-name="T73">. </text:span><text:span text:style-name="T86">(П‑1, 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8" office:value-type="string">
            <text:p text:style-name="P58"><text:span text:style-name="T58">спал</text:span><text:span text:style-name="T58">а</text:span><text:span text:style-name="T13"></text:span><text:span text:style-name="T58">хувати (</text:span><text:span text:style-name="T60">спахáти</text:span><text:span text:style-name="T58">)</text:span></text:p>
            <text:p text:style-name="P46"><text:span text:style-name="T49">-ую, -уєш, </text:span><text:span text:style-name="T54">недок.</text:span><text:span text:style-name="T49">, спалахнути, -ну, -неш, </text:span><text:span text:style-name="T54">док.</text:span></text:p>
            <text:p text:style-name="P46"><text:span text:style-name="T50">1) </text:span><text:span text:style-name="T55">тільки </text:span><text:span text:style-name="T50">3 </text:span><text:span text:style-name="T55">ос.</text:span><text:span text:style-name="T50">, </text:span><text:span text:style-name="T55">чим і без додатка</text:span><text:span text:style-name="T50">.Раптово і швидко загорятися яскравим полум'ям; займатися (</text:span><text:span text:style-name="T55">див.</text:span><text:span text:style-name="T50"> займатися II). || </text:span><text:span text:style-name="T55">безос.</text:span><text:span text:style-name="T50"> || </text:span><text:span text:style-name="T55">також у сполуч.</text:span><text:span text:style-name="T50"> </text:span><text:span text:style-name="T55">зі сл.</text:span><text:span text:style-name="T50"> вогонь, полум'я, пожежа, іскра і т. ін. || </text:span><text:span text:style-name="T55">тільки недок.</text:span><text:span text:style-name="T50">При млявому або нерівному горінні час від часу розгорятися сильніше; займатися (</text:span><text:span text:style-name="T55">див.</text:span><text:span text:style-name="T50"> займатися II) на мить.</text:span><text:span text:style-name="T51"> </text:span><text:span text:style-name="T52">(С, 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7</text:p>
          </table:table-cell>
          <table:table-cell table:style-name="Dictionary.B333" table:number-columns-spanned="2" office:value-type="string">
            <text:p text:style-name="P9">Спередвікíв</text:p>
            <text:p text:style-name="P8"><text:span text:style-name="T72">незм., </text:span><text:span text:style-name="T73">присл., </text:span><text:span text:style-name="T72">інд.-авт.</text:span></text:p>
          </table:table-cell>
          <table:covered-table-cell/>
          <table:table-cell table:style-name="Dictionary.D333" table:number-columns-spanned="3" office:value-type="string">
            <text:p text:style-name="P8"><text:span text:style-name="T88">утворене способом зрощення, похідне від слів:</text:span><text:span text:style-name="T92"> </text:span><text:span text:style-name="T59">спе</text:span><text:span text:style-name="T61"></text:span><text:span text:style-name="T59">ред </text:span><text:span text:style-name="T66">і </text:span><text:span text:style-name="T59">вікі</text:span><text:span text:style-name="T61"></text:span><text:span text:style-name="T59">в</text:span></text:p>
          </table:table-cell>
          <table:covered-table-cell/>
          <table:covered-table-cell/>
          <table:table-cell table:style-name="Dictionary.G333" table:number-columns-spanned="3" office:value-type="string">
            <text:p text:style-name="P3">Ви вбивці, ви ненатлі нелюди</text:p>
            <text:p text:style-name="P19"><text:span text:style-name="T80">спередвіків</text:span><text:span text:style-name="T73">,</text:span></text:p>
            <text:p text:style-name="P3">а ми припізнені аеди,</text:p>
            <text:p text:style-name="P19"><text:span text:style-name="T73">наш злочин – спів. </text:span><text:span text:style-name="T86">(П‑2, 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3" office:value-type="string">
            <text:p text:style-name="P13"><text:span text:style-name="T104">сперед </text:span><text:span text:style-name="T65">(див. 72)</text:span></text:p>
          </table:table-cell>
          <table:covered-table-cell/>
          <table:covered-table-cell/>
          <table:table-cell table:style-name="Dictionary.E334" table:number-columns-spanned="5" office:value-type="string">
            <text:p text:style-name="P14">вік <text:span text:style-name="T66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8</text:p>
          </table:table-cell>
          <table:table-cell table:style-name="Dictionary.B335" table:number-columns-spanned="2" office:value-type="string">
            <text:p text:style-name="P9">Спередодня</text:p>
            <text:p text:style-name="P8"><text:span text:style-name="T72">незм., </text:span><text:span text:style-name="T73">присл.,</text:span><text:span text:style-name="T92"> </text:span><text:span text:style-name="T72">інд.-авт.</text:span></text:p>
          </table:table-cell>
          <table:covered-table-cell/>
          <table:table-cell table:style-name="Dictionary.D335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спéред</text:span><text:span text:style-name="T106"> і </text:span><text:span text:style-name="T61">день</text:span></text:p>
          </table:table-cell>
          <table:covered-table-cell/>
          <table:covered-table-cell/>
          <table:table-cell table:style-name="Dictionary.G335" table:number-columns-spanned="3" office:value-type="string">
            <text:p text:style-name="P19"><text:span text:style-name="T73">Було ж: </text:span><text:span text:style-name="T80">спередодня</text:span></text:p>
            <text:p text:style-name="P3">так довго трембітало,</text:p>
            <text:p text:style-name="P3">за тим світати стало - </text:p>
            <text:p text:style-name="P19"><text:span text:style-name="T73">прожогом, навмання. </text:span><text:span text:style-name="T86">(П‑1, 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3" office:value-type="string">
            <text:p text:style-name="P13"><text:span text:style-name="T104">сперед </text:span><text:span text:style-name="T65">(див. 72)</text:span></text:p>
          </table:table-cell>
          <table:covered-table-cell/>
          <table:covered-table-cell/>
          <table:table-cell table:style-name="Dictionary.E336" table:number-columns-spanned="5" office:value-type="string">
            <text:p text:style-name="P14"><text:span text:style-name="T106">день </text:span><text:span text:style-name="T67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69</text:p>
          </table:table-cell>
          <table:table-cell table:style-name="Dictionary.B337" table:number-columns-spanned="2" office:value-type="string">
            <text:p text:style-name="P9">Ставітри</text:p>
            <text:p text:style-name="P8">-íв, <text:span text:style-name="T72">ім., мн., інд.-авт.</text:span></text:p>
          </table:table-cell>
          <table:covered-table-cell/>
          <table:table-cell table:style-name="Dictionary.D337" table:number-columns-spanned="3" office:value-type="string">
            <text:p text:style-name="P31">утворене способом основословоскладання, похідне від слів: сто і вітри</text:p>
          </table:table-cell>
          <table:covered-table-cell/>
          <table:covered-table-cell/>
          <table:table-cell table:style-name="Dictionary.G337" table:number-columns-spanned="3" office:value-type="string">
            <text:p text:style-name="P19"><text:span text:style-name="T73">На цих шалених </text:span><text:span text:style-name="T80">ставітрах</text:span><text:span text:style-name="T73">,</text:span></text:p>
            <text:p text:style-name="P3">де ні коня, ані дороги,</text:p>
            <text:p text:style-name="P3">звіряй свій крок за знаком Бога - </text:p>
            <text:p text:style-name="P19"><text:span text:style-name="T73">і попри смерть і попри жах. </text:span><text:span text:style-name="T86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3" office:value-type="string">
            <text:p text:style-name="P54">сто</text:p>
            <text:p text:style-name="P45"><text:span text:style-name="T45">I </text:span><text:span text:style-name="T49">ста, </text:span><text:span text:style-name="T54">числ.</text:span><text:span text:style-name="T49"> </text:span><text:span text:style-name="T54">кільк.</text:span></text:p>
            <text:p text:style-name="P33">1) Назва числа 100 і його цифрового позначення. || <text:span text:style-name="T71">чого</text:span>. Кількість із 100 одиниць.</text:p>
            <text:p text:style-name="P40"><text:soft-page-break/><text:span text:style-name="T26">2) </text:span><text:span text:style-name="T38">розм.</text:span><text:span text:style-name="T26"> Багато, невизначено велика кількість кого-, чого-небудь. </text:span><text:span text:style-name="T29">(С, 1394)</text:span></text:p>
          </table:table-cell>
          <table:covered-table-cell/>
          <table:covered-table-cell/>
          <table:table-cell table:style-name="Dictionary.E338" table:number-columns-spanned="5" office:value-type="string">
            <text:p text:style-name="P58"><text:span text:style-name="T58">в</text:span><text:span text:style-name="T58">і</text:span><text:span text:style-name="T13"></text:span><text:span text:style-name="T58">тер</text:span></text:p>
            <text:p text:style-name="P46"><text:span text:style-name="T49">-тру, </text:span><text:span text:style-name="T54">ч.</text:span></text:p>
            <text:p text:style-name="P34">1) Рух потоку атмосферного повітря в горизонтальному напрямі.<text:span text:style-name="T100"> </text:span><text:span text:style-name="T101">(С, 1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0</text:p>
          </table:table-cell>
          <table:table-cell table:style-name="Dictionary.B339" table:number-columns-spanned="2" office:value-type="string">
            <text:p text:style-name="P9">Стасвіти</text:p>
            <text:p text:style-name="P8">-ів, <text:span text:style-name="T72">ім., мн., інд.-авт.</text:span></text:p>
          </table:table-cell>
          <table:covered-table-cell/>
          <table:table-cell table:style-name="Dictionary.D339" table:number-columns-spanned="3" office:value-type="string">
            <text:p text:style-name="P8"><text:span text:style-name="T88">утворене способом </text:span><text:span text:style-name="T88">основословоскладання, похідне від слів:</text:span><text:span text:style-name="T106"> </text:span><text:span text:style-name="T61">сто</text:span><text:span text:style-name="T106"> і </text:span><text:span text:style-name="T61">світи</text:span></text:p>
          </table:table-cell>
          <table:covered-table-cell/>
          <table:covered-table-cell/>
          <table:table-cell table:style-name="Dictionary.G339" table:number-columns-spanned="3" office:value-type="string">
            <text:p text:style-name="P19"><text:span text:style-name="T73">О те моє відьомське вариво, та </text:span><text:span text:style-name="T73">колотнеча </text:span><text:span text:style-name="T80">стасвітів</text:span><text:span text:style-name="T73">,</text:span></text:p>
            <text:p text:style-name="P3">о те чадне жагуче марево вгорнуло горло і до брів</text:p>
            <text:p text:style-name="P19"><text:span text:style-name="T73">сягнуло… </text:span><text:span text:style-name="T86">(П‑2, 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40" table:number-columns-spanned="5" office:value-type="string">
            <text:p text:style-name="P19"><text:span text:style-name="T61">світи </text:span><text:span text:style-name="T67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1</text:p>
          </table:table-cell>
          <table:table-cell table:style-name="Dictionary.B341" table:number-columns-spanned="2" office:value-type="string">
            <text:p text:style-name="P9">Стобагáття</text:p>
            <text:p text:style-name="P23">-я, <text:span text:style-name="T72">ім., с., інд.-авт.</text:span></text:p>
          </table:table-cell>
          <table:covered-table-cell/>
          <table:table-cell table:style-name="Dictionary.D341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багáття</text:span></text:p>
          </table:table-cell>
          <table:covered-table-cell/>
          <table:covered-table-cell/>
          <table:table-cell table:style-name="Dictionary.G341" table:number-columns-spanned="3" office:value-type="string">
            <text:p text:style-name="P3">Я – незалежний, серце бо студене</text:p>
            <text:p text:style-name="P19"><text:span text:style-name="T73">згубило давній жар на </text:span><text:span text:style-name="T80">стобагатті</text:span><text:span text:style-name="T73"> мук. </text:span><text:span text:style-name="T86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3" office:value-type="string">
            <text:p text:style-name="P7">сто (див. 170)</text:p>
          </table:table-cell>
          <table:covered-table-cell/>
          <table:covered-table-cell/>
          <table:table-cell table:style-name="Dictionary.E342" table:number-columns-spanned="5" office:value-type="string">
            <text:p text:style-name="P58"><text:span text:style-name="T58">баг</text:span><text:span text:style-name="T58">а</text:span><text:span text:style-name="T13"></text:span><text:span text:style-name="T58">ття</text:span></text:p>
            <text:p text:style-name="P46"><text:span text:style-name="T49">-я, </text:span><text:span text:style-name="T54">с.</text:span></text:p>
            <text:p text:style-name="P34">1) Купа дров, хмизу, ломаччя і т. ін., що горить; вогнище.<text:span text:style-name="T100"> </text:span><text:span text:style-name="T101">(С,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2</text:p>
          </table:table-cell>
          <table:table-cell table:style-name="Dictionary.B343" table:number-columns-spanned="2" office:value-type="string">
            <text:p text:style-name="P9">Стогóри</text:p>
            <text:p text:style-name="P8">стогíр, <text:span text:style-name="T72">ім., мн., інд.-авт.</text:span></text:p>
          </table:table-cell>
          <table:covered-table-cell/>
          <table:table-cell table:style-name="Dictionary.D34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гóри</text:span></text:p>
          </table:table-cell>
          <table:covered-table-cell/>
          <table:covered-table-cell/>
          <table:table-cell table:style-name="Dictionary.G343" table:number-columns-spanned="3" office:value-type="string">
            <text:p text:style-name="P3">Я вийду в ніч, я позирну туди,</text:p>
            <text:p text:style-name="P19"><text:span text:style-name="T73">де захід за </text:span><text:span text:style-name="T80">стогорами</text:span><text:span text:style-name="T73"> палає. </text:span><text:span text:style-name="T86">(П‑2, 13);</text:span></text:p>
            <text:p text:style-name="P19"><text:span text:style-name="T73">Там, за кандзюбою </text:span><text:span text:style-name="T80">стогір</text:span><text:span text:style-name="T73">,</text:span></text:p>
            <text:p text:style-name="P3">за кайданами стриму</text:p>
            <text:p text:style-name="P3">збігає вік – наперекір</text:p>
            <text:p text:style-name="P19"><text:span text:style-name="T73">огню притомі диму. </text:span><text:span text:style-name="T86">(П‑2, 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44" table:number-columns-spanned="5" office:value-type="string">
            <text:p text:style-name="P19"><text:span text:style-name="T61">гóри </text:span><text:span text:style-name="T67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3</text:p>
          </table:table-cell>
          <table:table-cell table:style-name="Dictionary.B345" table:number-columns-spanned="2" office:value-type="string">
            <text:p text:style-name="P9">Стодум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45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106"> </text:span><text:span text:style-name="T61">сто</text:span><text:span text:style-name="T106"> і </text:span><text:span text:style-name="T61">дýмати</text:span></text:p>
          </table:table-cell>
          <table:covered-table-cell/>
          <table:covered-table-cell/>
          <table:table-cell table:style-name="Dictionary.G345" table:number-columns-spanned="3" office:value-type="string">
            <text:p text:style-name="P19"><text:span text:style-name="T73">Як чорногуз при березі, </text:span><text:span text:style-name="T80">стодумний</text:span></text:p>
            <text:p text:style-name="P19"><text:span text:style-name="T73">став Пан-Господь і молиться…</text:span><text:span text:style-name="T86">(П‑2, 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46" table:number-columns-spanned="5" office:value-type="string">
            <text:p text:style-name="P58"><text:span text:style-name="T58">д</text:span><text:span text:style-name="T58">у</text:span><text:span text:style-name="T13"></text:span><text:span text:style-name="T58">мати</text:span></text:p>
            <text:p text:style-name="P46"><text:span text:style-name="T49">-аю, -аєш, </text:span><text:span text:style-name="T54">недок.</text:span></text:p>
            <text:p text:style-name="P39"><text:span text:style-name="T26">1) </text:span><text:span text:style-name="T38">без додатка</text:span><text:span text:style-name="T26">. Розмірковувати над чим-небудь; мислити.</text:span><text:span text:style-name="T27"> </text:span><text:span text:style-name="T28">(С, 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4</text:p>
          </table:table-cell>
          <table:table-cell table:style-name="Dictionary.B347" table:number-columns-spanned="2" office:value-type="string">
            <text:p text:style-name="P9">Стожалí</text:p>
            <text:p text:style-name="P8">-íв, <text:span text:style-name="T72">ім., мн., інд.-авт.</text:span></text:p>
          </table:table-cell>
          <table:covered-table-cell/>
          <table:table-cell table:style-name="Dictionary.D34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жалí</text:span></text:p>
          </table:table-cell>
          <table:covered-table-cell/>
          <table:covered-table-cell/>
          <table:table-cell table:style-name="Dictionary.G347" table:number-columns-spanned="3" office:value-type="string">
            <text:p text:style-name="P3">Та за тобою небо запалало,</text:p>
            <text:p text:style-name="P19"><text:span text:style-name="T73">овогнене грозою </text:span><text:span text:style-name="T80">стожалів</text:span><text:span text:style-name="T73">. </text:span><text:span text:style-name="T86">(П‑2, 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48" table:number-columns-spanned="5" office:value-type="string">
            <text:p text:style-name="P19"><text:span text:style-name="T61">жалí </text:span><text:span text:style-name="T67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5</text:p>
          </table:table-cell>
          <table:table-cell table:style-name="Dictionary.B349" table:number-columns-spanned="2" office:value-type="string">
            <text:p text:style-name="P9">Стожáло</text:p>
            <text:p text:style-name="P4">присл., інд.-авт.</text:p>
          </table:table-cell>
          <table:covered-table-cell/>
          <table:table-cell table:style-name="Dictionary.D349" table:number-columns-spanned="3" office:value-type="string">
            <text:p text:style-name="P8"><text:span text:style-name="T87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жáло</text:span></text:p>
          </table:table-cell>
          <table:covered-table-cell/>
          <table:covered-table-cell/>
          <table:table-cell table:style-name="Dictionary.G349" table:number-columns-spanned="3" office:value-type="string">
            <text:p text:style-name="P3">Тота сльоза тебе іспопелить,</text:p>
            <text:p text:style-name="P19"><text:span text:style-name="T73">і лютий зойк завруниться </text:span><text:span text:style-name="T80">стожало</text:span></text:p>
            <text:p text:style-name="P19"><text:span text:style-name="T73">ланами й луками. </text:span><text:span text:style-name="T86">(П‑1, 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50" table:number-columns-spanned="5" office:value-type="string">
            <text:p text:style-name="P58"><text:span text:style-name="T58">ж</text:span><text:span text:style-name="T58">а</text:span><text:span text:style-name="T13"></text:span><text:span text:style-name="T58">л</text:span><text:span text:style-name="T58">о</text:span><text:span text:style-name="T13"></text:span></text:p>
            <text:p text:style-name="P46"><text:span text:style-name="T49">жа</text:span><text:span text:style-name="T4"></text:span><text:span text:style-name="T49">ла, </text:span><text:span text:style-name="T54">с.</text:span></text:p>
            <text:p text:style-name="P34">1) Гостра частина органа захисту або нападу деяких комах, якою вони жалять.</text:p>
            <text:p text:style-name="P34">2) Хоботок деяких комах (комара, овода і т. ін.), яким вони колють і всмоктують кров.</text:p>
            <text:p text:style-name="P34">3) Роздвоєний на кінчику язик змії, яким вона, як помилково вважається, жалить.</text:p>
            <text:p text:style-name="P34">4) <text:span text:style-name="T71">чого</text:span>, <text:span text:style-name="T71">перен.</text:span> Про щось дошкульне, різке.</text:p>
            <text:p text:style-name="P34">5) Гострий кінець інструмента, зброї і <text:soft-page-break/>т. ін., який коле, ріже тощо; лезо.<text:span text:style-name="T100"> </text:span><text:span text:style-name="T101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6</text:p>
          </table:table-cell>
          <table:table-cell table:style-name="Dictionary.B351" table:number-columns-spanned="2" office:value-type="string">
            <text:p text:style-name="P9">Стожáль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51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жáльний</text:span></text:p>
          </table:table-cell>
          <table:covered-table-cell/>
          <table:covered-table-cell/>
          <table:table-cell table:style-name="Dictionary.G351" table:number-columns-spanned="3" office:value-type="string">
            <text:p text:style-name="P3">Куріє руїна. Кривавим стікає потоком,</text:p>
            <text:p text:style-name="P19"><text:span text:style-name="T73">і сонце татарське – </text:span><text:span text:style-name="T80">стожальне</text:span><text:span text:style-name="T73"> – разить наповал. </text:span><text:span text:style-name="T86">(П‑1, 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52" table:number-columns-spanned="5" office:value-type="string">
            <text:p text:style-name="P58"><text:span text:style-name="T58">ж</text:span><text:span text:style-name="T58">а</text:span><text:span text:style-name="T13"></text:span><text:span text:style-name="T58">льний</text:span></text:p>
            <text:p text:style-name="P46"><text:span text:style-name="T49">-а, -е, </text:span><text:span text:style-name="T54">рідко</text:span><text:span text:style-name="T49">.</text:span></text:p>
            <text:p text:style-name="P34">1) Який виражає тугу, печаль, смуток; жалібний, сумний.</text:p>
            <text:p text:style-name="P34">2) Який навіває смуток, журбу; журливий, сумовитий.<text:span text:style-name="T100"> </text:span><text:span text:style-name="T101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7</text:p>
          </table:table-cell>
          <table:table-cell table:style-name="Dictionary.B353" table:number-columns-spanned="2" office:value-type="string">
            <text:p text:style-name="P9">Стожáр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53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106"> </text:span><text:span text:style-name="T61">сто</text:span><text:span text:style-name="T106"> і </text:span><text:span text:style-name="T61">жáрити</text:span></text:p>
          </table:table-cell>
          <table:covered-table-cell/>
          <table:covered-table-cell/>
          <table:table-cell table:style-name="Dictionary.G353" table:number-columns-spanned="3" office:value-type="string">
            <text:p text:style-name="P3">Сяде сонце на сопку, скаженіє бичарня,</text:p>
            <text:p text:style-name="P19"><text:span text:style-name="T73">заховайся в коробку там, де сонце </text:span><text:span text:style-name="T80">стожарне</text:span><text:span text:style-name="T73">… </text:span><text:span text:style-name="T86">(П‑2, 166-167);</text:span></text:p>
            <text:p text:style-name="P3">Паду в траву – на цей цвинтарний</text:p>
            <text:p text:style-name="P3">кульбабин зойк, кульбабин пух,</text:p>
            <text:p text:style-name="P19"><text:span text:style-name="T73">на розсип рос і на </text:span><text:span text:style-name="T80">стожарний</text:span></text:p>
            <text:p text:style-name="P19"><text:span text:style-name="T73">пожежний виквіт довгих скрух. </text:span><text:span text:style-name="T86">(П‑2, 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54" table:number-columns-spanned="5" office:value-type="string">
            <text:p text:style-name="P58"><text:span text:style-name="T58">ж</text:span><text:span text:style-name="T58">а</text:span><text:span text:style-name="T13"></text:span><text:span text:style-name="T58">рити</text:span></text:p>
            <text:p text:style-name="P46"><text:span text:style-name="T49">-рю, -риш, </text:span><text:span text:style-name="T54">недок.</text:span></text:p>
            <text:p text:style-name="P34">1) <text:span text:style-name="T71">перех.</text:span> Готувати їжу з жиром на вогні, на жару без використання води; <text:soft-page-break/>смажити. || <text:span text:style-name="T71">розм.</text:span> Підпікати кого-, що-небудь на вогні, на жару.</text:p>
            <text:p text:style-name="P39"><text:span text:style-name="T26">2) </text:span><text:span text:style-name="T38">неперех.</text:span><text:span text:style-name="T26">, </text:span><text:span text:style-name="T38">розм.</text:span><text:span text:style-name="T26"> Сильно гріти, пригрівати; пекти, палити (про сонце).</text:span><text:span text:style-name="T27"> </text:span><text:span text:style-name="T28">(С, 3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8</text:p>
          </table:table-cell>
          <table:table-cell table:style-name="Dictionary.B355" table:number-columns-spanned="2" office:value-type="string">
            <text:p text:style-name="P9">Стожурбá</text:p>
            <text:p text:style-name="P8">-и, <text:span text:style-name="T72">ім., ж., інд.-авт.</text:span></text:p>
          </table:table-cell>
          <table:covered-table-cell/>
          <table:table-cell table:style-name="Dictionary.D355" table:number-columns-spanned="3" office:value-type="string">
            <text:p text:style-name="P21"><text:span text:style-name="T65">утворене способом основословоскладання, похідне від слів:</text:span> <text:span text:style-name="T60">сто</text:span> і <text:span text:style-name="T60">журбá</text:span></text:p>
          </table:table-cell>
          <table:covered-table-cell/>
          <table:covered-table-cell/>
          <table:table-cell table:style-name="Dictionary.G355" table:number-columns-spanned="3" office:value-type="string">
            <text:p text:style-name="P3">Пропадіть, аеродроми,</text:p>
            <text:p text:style-name="P19"><text:span text:style-name="T73">спопеліться в </text:span><text:span text:style-name="T80">стожурбі</text:span><text:span text:style-name="T73">. </text:span><text:span text:style-name="T86">(П‑1, 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56" table:number-columns-spanned="5" office:value-type="string">
            <text:p text:style-name="P58"><text:span text:style-name="T58">журб</text:span><text:span text:style-name="T58">а</text:span><text:span text:style-name="T13"></text:span></text:p>
            <text:p text:style-name="P46"><text:span text:style-name="T49">-и, </text:span><text:span text:style-name="T54">ж.</text:span></text:p>
            <text:p text:style-name="P34">1) Невеселий настрій, тяжкі почуття; печаль, смуток.<text:span text:style-name="T100"> </text:span><text:span text:style-name="T101">(С, 37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79</text:p>
          </table:table-cell>
          <table:table-cell table:style-name="Dictionary.B357" table:number-columns-spanned="2" office:value-type="string">
            <text:p text:style-name="P9">Стозлотопелюстки</text:p>
            <text:p text:style-name="P8">-ів, <text:span text:style-name="T72">ім., мн., інд.-авт.</text:span></text:p>
          </table:table-cell>
          <table:covered-table-cell/>
          <table:table-cell table:style-name="Dictionary.D35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, золотий</text:span><text:span text:style-name="T106"> і </text:span><text:span text:style-name="T61">пелюстки</text:span></text:p>
          </table:table-cell>
          <table:covered-table-cell/>
          <table:covered-table-cell/>
          <table:table-cell table:style-name="Dictionary.G357" table:number-columns-spanned="3" office:value-type="string">
            <text:p text:style-name="P3">Як сонях сонце п’є</text:p>
            <text:p text:style-name="P19"><text:span text:style-name="T80">стозлотопелюстками</text:span><text:span text:style-name="T73">,</text:span></text:p>
            <text:p text:style-name="P3">де хата постає - </text:p>
            <text:p text:style-name="P19"><text:span text:style-name="T73">ковчегом над роками. </text:span><text:span text:style-name="T86">(П‑2, 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2" office:value-type="string">
            <text:p text:style-name="P8"><text:span text:style-name="T61">сто </text:span><text:span text:style-name="T70">(див. 170)</text:span></text:p>
          </table:table-cell>
          <table:covered-table-cell/>
          <table:table-cell table:style-name="Dictionary.D358" table:number-columns-spanned="4" office:value-type="string">
            <text:p text:style-name="P8"><text:span text:style-name="T61">золотий </text:span><text:span text:style-name="T67">(див. 70)</text:span></text:p>
          </table:table-cell>
          <table:covered-table-cell/>
          <table:covered-table-cell/>
          <table:covered-table-cell/>
          <table:table-cell table:style-name="Dictionary.H358" table:number-columns-spanned="2" office:value-type="string">
            <text:p text:style-name="P19"><text:span text:style-name="T61">пелюстки </text:span><text:span text:style-name="T67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180</text:p>
          </table:table-cell>
          <table:table-cell table:style-name="Dictionary.B359" table:number-columns-spanned="2" office:value-type="string">
            <text:p text:style-name="P9">Стозмíй</text:p>
            <text:p text:style-name="P8">-я, <text:span text:style-name="T72">ім., ч., інд.-авт.</text:span></text:p>
          </table:table-cell>
          <table:covered-table-cell/>
          <table:table-cell table:style-name="Dictionary.D359" table:number-columns-spanned="3" office:value-type="string">
            <text:p text:style-name="P8"><text:span text:style-name="T88">утворене способом </text:span><text:span text:style-name="T88">основословоскладання, похідне від слів:</text:span><text:span text:style-name="T106"> </text:span><text:span text:style-name="T61">сто</text:span><text:span text:style-name="T106"> і </text:span><text:span text:style-name="T61">змій</text:span></text:p>
          </table:table-cell>
          <table:covered-table-cell/>
          <table:covered-table-cell/>
          <table:table-cell table:style-name="Dictionary.G359" table:number-columns-spanned="3" office:value-type="string">
            <text:p text:style-name="P3">Коли докучили ці втеки - </text:p>
            <text:p text:style-name="P3">в лет, до вогненної пащеки.</text:p>
            <text:p text:style-name="P19"><text:span text:style-name="T73">Як він ощирився, </text:span><text:span text:style-name="T80">стозмій</text:span><text:span text:style-name="T73">! </text:span><text:span text:style-name="T86">(П‑1, 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60" table:number-columns-spanned="5" office:value-type="string">
            <text:p text:style-name="P56">змій</text:p>
            <text:p text:style-name="P46"><text:span text:style-name="T49">-я, </text:span><text:span text:style-name="T54">ч.</text:span></text:p>
            <text:p text:style-name="P34">2) Казкова істота з крилами і зміїним тулубом, наділена незвичайною силою; дракон.<text:span text:style-name="T100"> </text:span><text:span text:style-name="T101">(С, 46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81</text:p>
          </table:table-cell>
          <table:table-cell table:style-name="Dictionary.B361" table:number-columns-spanned="2" office:value-type="string">
            <text:p text:style-name="P9">Стозóр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61" table:number-columns-spanned="3" office:value-type="string">
            <text:p text:style-name="P8"><text:span text:style-name="T88">утворене складнофлективним способом, похідне від слів:</text:span><text:span text:style-name="T106"> </text:span><text:span text:style-name="T61">сто</text:span><text:span text:style-name="T106"> і </text:span><text:span text:style-name="T61">зір</text:span></text:p>
          </table:table-cell>
          <table:covered-table-cell/>
          <table:covered-table-cell/>
          <table:table-cell table:style-name="Dictionary.G361" table:number-columns-spanned="3" office:value-type="string">
            <text:p text:style-name="P3">Тільки сіль, і вода, і житняк,</text:p>
            <text:p text:style-name="P19"><text:span text:style-name="T73">і світанок, і ніч, і </text:span><text:span text:style-name="T80">стозора</text:span></text:p>
            <text:p text:style-name="P3">небезпека, і сонна і хора</text:p>
            <text:p text:style-name="P19"><text:span text:style-name="T73">ця душа – вирушає успак! </text:span><text:span text:style-name="T86">(П‑1, 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62" table:number-columns-spanned="5" office:value-type="string">
            <text:p text:style-name="P14">зір <text:span text:style-name="T66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2</text:p>
          </table:table-cell>
          <table:table-cell table:style-name="Dictionary.B363" table:number-columns-spanned="2" office:value-type="string">
            <text:p text:style-name="P9">Стокóло</text:p>
            <text:p text:style-name="P8">-а, <text:span text:style-name="T72">ім., с., інд.-авт.</text:span></text:p>
          </table:table-cell>
          <table:covered-table-cell/>
          <table:table-cell table:style-name="Dictionary.D36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кóло</text:span></text:p>
          </table:table-cell>
          <table:covered-table-cell/>
          <table:covered-table-cell/>
          <table:table-cell table:style-name="Dictionary.G363" table:number-columns-spanned="3" office:value-type="string">
            <text:p text:style-name="P3">Червоний біль од нагая</text:p>
            <text:p text:style-name="P19"><text:span text:style-name="T73">в очах розходиться </text:span><text:span text:style-name="T80">стоколом</text:span><text:span text:style-name="T73">,</text:span></text:p>
            <text:p text:style-name="P3">а світ несеться покотьолом,</text:p>
            <text:p text:style-name="P19"><text:span text:style-name="T73">за світом – настрибом – змія… </text:span><text:span text:style-name="T86">(П‑2, 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64" table:number-columns-spanned="5" office:value-type="string">
            <text:p text:style-name="P58"><text:span text:style-name="T58">к</text:span><text:span text:style-name="T58">о</text:span><text:span text:style-name="T13"></text:span><text:span text:style-name="T58">ло</text:span></text:p>
            <text:p text:style-name="P46"><text:span text:style-name="T45">I </text:span><text:span text:style-name="T49">-а, </text:span><text:span text:style-name="T54">с.</text:span></text:p>
            <text:p text:style-name="P34">1) Замкнена крива, всі точки якої однаково віддалені від центра.</text:p>
            <text:p text:style-name="P39"><text:span text:style-name="T26">4) </text:span><text:span text:style-name="T38">у знач.</text:span><text:span text:style-name="T26"> </text:span><text:span text:style-name="T38">присл.</text:span><text:span text:style-name="T26"> колом. Утворюючи таку криву.</text:span><text:span text:style-name="T27"> </text:span><text:span text:style-name="T28">(С, 55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3</text:p>
          </table:table-cell>
          <table:table-cell table:style-name="Dictionary.B365" table:number-columns-spanned="2" office:value-type="string">
            <text:p text:style-name="P9">Стокрик</text:p>
            <text:p text:style-name="P8">-у, <text:span text:style-name="T72">ім., ч., інд.-авт.</text:span></text:p>
          </table:table-cell>
          <table:covered-table-cell/>
          <table:table-cell table:style-name="Dictionary.D365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крик</text:span></text:p>
          </table:table-cell>
          <table:covered-table-cell/>
          <table:covered-table-cell/>
          <table:table-cell table:style-name="Dictionary.G365" table:number-columns-spanned="3" office:value-type="string">
            <text:p text:style-name="P3">…бо в горлі застуда, у грудях пітьма</text:p>
            <text:p text:style-name="P19"><text:span text:style-name="T73">і світ оступає </text:span><text:span text:style-name="T80">стокрик</text:span><text:span text:style-name="T73"> – Колима. </text:span><text:span text:style-name="T86">(П‑1, 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66" table:number-columns-spanned="5" office:value-type="string">
            <text:p text:style-name="P19"><text:span text:style-name="T60">крик </text:span><text:span text:style-name="T65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4</text:p>
          </table:table-cell>
          <table:table-cell table:style-name="Dictionary.B367" table:number-columns-spanned="2" office:value-type="string">
            <text:p text:style-name="P9">Стомежá</text:p>
            <text:p text:style-name="P8">-і<text:span text:style-name="T61"></text:span>, <text:span text:style-name="T72">ім., ж., інд.-авт.</text:span></text:p>
          </table:table-cell>
          <table:covered-table-cell/>
          <table:table-cell table:style-name="Dictionary.D367" table:number-columns-spanned="3" office:value-type="string">
            <text:p text:style-name="P21">утворене способом основословоскладання, похідне від слів: <text:span text:style-name="T60">сто</text:span> і <text:span text:style-name="T60">межá</text:span></text:p>
          </table:table-cell>
          <table:covered-table-cell/>
          <table:covered-table-cell/>
          <table:table-cell table:style-name="Dictionary.G367" table:number-columns-spanned="3" office:value-type="string">
            <text:p text:style-name="P19"><text:span text:style-name="T73">Полон у полоні, межі </text:span><text:span text:style-name="T80">стомежа</text:span><text:span text:style-name="T73">,</text:span></text:p>
            <text:p text:style-name="P3">ти вся – за горбами-горбами</text:p>
            <text:p text:style-name="P3">натхнення і хорого серця ґанджа - </text:p>
            <text:p text:style-name="P19"><text:span text:style-name="T73">з синами, хрунями, рабами. </text:span><text:span text:style-name="T86">(П‑1, 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68" table:number-columns-spanned="5" office:value-type="string">
            <text:p text:style-name="P19"><text:span text:style-name="T61">межá </text:span><text:span text:style-name="T70">(див. 22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185</text:p>
          </table:table-cell>
          <table:table-cell table:style-name="Dictionary.B369" table:number-columns-spanned="2" office:value-type="string">
            <text:p text:style-name="P9">Сто-морóзи</text:p>
            <text:p text:style-name="P8">-ів, <text:span text:style-name="T72">ім., мн., інд.-авт.</text:span></text:p>
          </table:table-cell>
          <table:covered-table-cell/>
          <table:table-cell table:style-name="Dictionary.D369" table:number-columns-spanned="3" office:value-type="string">
            <text:p text:style-name="P8"><text:span text:style-name="T88">утворене способом словоскладання, похідне від слів:</text:span><text:span text:style-name="T106"> </text:span><text:span text:style-name="T61">сто</text:span><text:span text:style-name="T106"> і </text:span><text:span text:style-name="T61">морóзи</text:span></text:p>
          </table:table-cell>
          <table:covered-table-cell/>
          <table:covered-table-cell/>
          <table:table-cell table:style-name="Dictionary.G369" table:number-columns-spanned="3" office:value-type="string">
            <text:p text:style-name="P3">Так стій і стій і стій і стій,</text:p>
            <text:p text:style-name="P19"><text:span text:style-name="T73">дубій на </text:span><text:span text:style-name="T80">сто-морозах</text:span><text:span text:style-name="T73">,</text:span></text:p>
            <text:p text:style-name="P3">о будь ти проклят, часе мій,</text:p>
            <text:p text:style-name="P19"><text:span text:style-name="T73">в усіх своїх погрозах. </text:span><text:span text:style-name="T86">(П‑2, 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70" table:number-columns-spanned="5" office:value-type="string">
            <text:p text:style-name="P58"><text:span text:style-name="T58">мор</text:span><text:span text:style-name="T58">о</text:span><text:span text:style-name="T13"></text:span><text:span text:style-name="T58">з</text:span></text:p>
            <text:p text:style-name="P46"><text:span text:style-name="T49">-у, </text:span><text:span text:style-name="T54">ч.</text:span></text:p>
            <text:p text:style-name="P39"><text:span text:style-name="T26">Холод, коли температура повітря спадає нижче нуля. || Температура повітря нижче нуля. || Місце, де є такий холод. || </text:span><text:span text:style-name="T38">перев.</text:span><text:span text:style-name="T26"> </text:span><text:span text:style-name="T38">мн.</text:span><text:span text:style-name="T26"> Холодна зимова погода; холоди.</text:span><text:span text:style-name="T27"> </text:span><text:span text:style-name="T28">(С, 69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6</text:p>
          </table:table-cell>
          <table:table-cell table:style-name="Dictionary.B371" table:number-columns-spanned="2" office:value-type="string">
            <text:p text:style-name="P9">Стонастóрче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71" table:number-columns-spanned="3" office:value-type="string">
            <text:p text:style-name="P8"><text:span text:style-name="T88">утворене способом основословоскладан</text:span><text:span text:style-name="T88">ня, похідне від </text:span><text:span text:style-name="T88">слів:</text:span><text:span text:style-name="T106"> </text:span><text:span text:style-name="T61">сто</text:span><text:span text:style-name="T106"> і </text:span><text:span text:style-name="T61">настóрчений</text:span></text:p>
          </table:table-cell>
          <table:covered-table-cell/>
          <table:covered-table-cell/>
          <table:table-cell table:style-name="Dictionary.G371" table:number-columns-spanned="3" office:value-type="string">
            <text:p text:style-name="P3">Кружеляє понад ними</text:p>
            <text:p text:style-name="P3">вечір, крила розкриливши,</text:p>
            <text:p text:style-name="P3">впав на горлицю із неба</text:p>
            <text:p text:style-name="P19"><text:span text:style-name="T80">стонасторчений</text:span><text:span text:style-name="T73"> коршак. </text:span><text:span text:style-name="T86">(П‑1, 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72" table:number-columns-spanned="5" office:value-type="string">
            <text:p text:style-name="P19"><text:span text:style-name="T61">настóрчений </text:span><text:span text:style-name="T67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7</text:p>
          </table:table-cell>
          <table:table-cell table:style-name="Dictionary.B373" table:number-columns-spanned="2" office:value-type="string">
            <text:p text:style-name="P9">Стопровáлля</text:p>
            <text:p text:style-name="P8">-я, <text:span text:style-name="T72">ім., с., інд.-авт.</text:span></text:p>
          </table:table-cell>
          <table:covered-table-cell/>
          <table:table-cell table:style-name="Dictionary.D373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провáлля</text:span></text:p>
          </table:table-cell>
          <table:covered-table-cell/>
          <table:covered-table-cell/>
          <table:table-cell table:style-name="Dictionary.G373" table:number-columns-spanned="3" office:value-type="string">
            <text:p text:style-name="P3">Якась лежить на нас печаль.</text:p>
            <text:p text:style-name="P3">І чим ми Бога прогнівили,</text:p>
            <text:p text:style-name="P3">Іване-брате? Скільки сили</text:p>
            <text:p text:style-name="P19"><text:span text:style-name="T73">втелющили до </text:span><text:span text:style-name="T80">стопроваль</text:span><text:span text:style-name="T73">. </text:span><text:span text:style-name="T86">(П‑2, 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74" table:number-columns-spanned="5" office:value-type="string">
            <text:p text:style-name="P58"><text:span text:style-name="T58">пров</text:span><text:span text:style-name="T58">а</text:span><text:span text:style-name="T13"></text:span><text:span text:style-name="T58">лля</text:span></text:p>
            <text:p text:style-name="P46"><text:span text:style-name="T49">-я, </text:span><text:span text:style-name="T54">с.</text:span></text:p>
            <text:p text:style-name="P39"><text:span text:style-name="T26">1) Глибока яма, яр, западина, розколина на земній поверхні. || </text:span><text:span text:style-name="T38">чого</text:span><text:span text:style-name="T26">. Безмежний простір, безмірна глибина. || Проміжок, незаповнений простір між </text:span><text:soft-page-break/><text:span text:style-name="T26">чим-небудь. || </text:span><text:span text:style-name="T38">перен.</text:span><text:span text:style-name="T26"> Про глибоке розходження, незгоду між ким-небудь.</text:span><text:span text:style-name="T27"> </text:span><text:span text:style-name="T28">(С, 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8</text:p>
          </table:table-cell>
          <table:table-cell table:style-name="Dictionary.B375" table:number-columns-spanned="2" office:value-type="string">
            <text:p text:style-name="P9">Стопровáль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75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провáльний</text:span></text:p>
          </table:table-cell>
          <table:covered-table-cell/>
          <table:covered-table-cell/>
          <table:table-cell table:style-name="Dictionary.G375" table:number-columns-spanned="3" office:value-type="string">
            <text:p text:style-name="P3">Око ока ми,</text:p>
            <text:p text:style-name="P3">не навчені подосі видивляти</text:p>
            <text:p text:style-name="P3">довкіл і не обрушувати горя</text:p>
            <text:p text:style-name="P19"><text:span text:style-name="T73">сухі тороси в </text:span><text:span text:style-name="T80">стопровальний</text:span><text:span text:style-name="T73"> діл. </text:span><text:span text:style-name="T86">(П‑2, 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76" table:number-columns-spanned="5" office:value-type="string">
            <text:p text:style-name="P58"><text:span text:style-name="T58">пров</text:span><text:span text:style-name="T58">а</text:span><text:span text:style-name="T13"></text:span><text:span text:style-name="T58">льний</text:span></text:p>
            <text:p text:style-name="P34">-а, -е.</text:p>
            <text:p text:style-name="P39"><text:span text:style-name="T26">Стос. до провалу (у 2 </text:span><text:span text:style-name="T38">знач.</text:span><text:span text:style-name="T26">); утворений унаслідок провалу (в ґрунті).</text:span><text:span text:style-name="T27"> </text:span><text:span text:style-name="T28">(С, 114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89</text:p>
          </table:table-cell>
          <table:table-cell table:style-name="Dictionary.B377" table:number-columns-spanned="2" office:value-type="string">
            <text:p text:style-name="P9">Сторíки</text:p>
            <text:p text:style-name="P8">сторíк, <text:span text:style-name="T72">ім., мн., інд.-авт.</text:span></text:p>
          </table:table-cell>
          <table:covered-table-cell/>
          <table:table-cell table:style-name="Dictionary.D377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ріки</text:span></text:p>
          </table:table-cell>
          <table:covered-table-cell/>
          <table:covered-table-cell/>
          <table:table-cell table:style-name="Dictionary.G377" table:number-columns-spanned="3" office:value-type="string">
            <text:p text:style-name="P3">Хай край святиться. За горою</text:p>
            <text:p text:style-name="P19"><text:span text:style-name="T80">сторіки</text:span><text:span text:style-name="T73"> чорної ропи. </text:span><text:span text:style-name="T86">(П‑2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78" table:number-columns-spanned="5" office:value-type="string">
            <text:p text:style-name="P58"><text:span text:style-name="T58">рік</text:span><text:span text:style-name="T58">а</text:span><text:span text:style-name="T13"></text:span></text:p>
            <text:p text:style-name="P46"><text:span text:style-name="T49">-и</text:span><text:span text:style-name="T4"></text:span><text:span text:style-name="T49">, </text:span><text:span text:style-name="T54">ж.</text:span></text:p>
            <text:p text:style-name="P34">1) Водний потік, що живиться із джерела або стоком атмосферних опадів і тече по видовжених зниженнях рельєфу від верхів'я до гирла. || <text:span text:style-name="T71">чого</text:span>, <text:span text:style-name="T71">у сполуч.</text:span> <text:span text:style-name="T71">з ім.</text:span> <text:span text:style-name="T71">у род. в.</text:span> Уживається для образного позначення процесу, розвитку чого-небудь.</text:p>
            <text:p text:style-name="P39"><text:span text:style-name="T26">2) </text:span><text:span text:style-name="T38">чого</text:span><text:span text:style-name="T26">, </text:span><text:span text:style-name="T38">перен.</text:span><text:span text:style-name="T26"> Велика кількість чого-небудь такого, що тече, сиплеться і т. ін. || </text:span><text:span text:style-name="T38">кого</text:span><text:span text:style-name="T26">, </text:span><text:span text:style-name="T38">чого</text:span><text:span text:style-name="T26">, </text:span><text:span text:style-name="T38">яка</text:span><text:span text:style-name="T26">. Безперервний </text:span><text:soft-page-break/><text:span text:style-name="T26">великий потік, маса кого-, чого-небудь, що рухається.</text:span><text:span text:style-name="T27"> </text:span><text:span text:style-name="T28">(С, 122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0</text:p>
          </table:table-cell>
          <table:table-cell table:style-name="Dictionary.B379" table:number-columns-spanned="2" office:value-type="string">
            <text:p text:style-name="P9">Сторозтриклят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79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розтриклятий</text:span></text:p>
          </table:table-cell>
          <table:covered-table-cell/>
          <table:covered-table-cell/>
          <table:table-cell table:style-name="Dictionary.G379" table:number-columns-spanned="3" office:value-type="string">
            <text:p text:style-name="P3">Аби лиш подолати гнів,</text:p>
            <text:p text:style-name="P19"><text:span text:style-name="T80">сторозтриклятий</text:span><text:span text:style-name="T73"> гнів здолати,</text:span></text:p>
            <text:p text:style-name="P3">я б поіменно міг назвати</text:p>
            <text:p text:style-name="P19"><text:span text:style-name="T73">усіх братів, усіх катів. </text:span><text:span text:style-name="T86">(П‑1, 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80" table:number-columns-spanned="5" office:value-type="string">
            <text:p text:style-name="P58"><text:span text:style-name="T58">розпрокл</text:span><text:span text:style-name="T58">я</text:span><text:span text:style-name="T13"></text:span><text:span text:style-name="T58">тий</text:span></text:p>
            <text:p text:style-name="P46"><text:span text:style-name="T49">-а, -е, </text:span><text:span text:style-name="T54">розм.</text:span></text:p>
            <text:p text:style-name="P34">Якого клянуть, проклинають; огидний, ненависний.<text:span text:style-name="T100"> </text:span><text:span text:style-name="T101">(С, 1259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1</text:p>
          </table:table-cell>
          <table:table-cell table:style-name="Dictionary.B381" table:number-columns-spanned="2" office:value-type="string">
            <text:p text:style-name="P9">Стосиній</text:p>
            <text:p text:style-name="P8">-я, -є, <text:span text:style-name="T73">прикм., </text:span><text:span text:style-name="T72">інд.-авт.</text:span></text:p>
          </table:table-cell>
          <table:covered-table-cell/>
          <table:table-cell table:style-name="Dictionary.D381" table:number-columns-spanned="3" office:value-type="string">
            <text:p text:style-name="P8"><text:span text:style-name="T88">утворене способом основословоскладання, похідне від слів:</text:span><text:span text:style-name="T106"> </text:span><text:span text:style-name="T61">сто</text:span><text:span text:style-name="T106"> і </text:span><text:span text:style-name="T61">синій</text:span></text:p>
          </table:table-cell>
          <table:covered-table-cell/>
          <table:covered-table-cell/>
          <table:table-cell table:style-name="Dictionary.G381" table:number-columns-spanned="3" office:value-type="string">
            <text:p text:style-name="P19"><text:span text:style-name="T73">Червоним вином заливає мій погляд </text:span><text:span text:style-name="T80">стосиній</text:span><text:span text:style-name="T73">,</text:span></text:p>
            <text:p text:style-name="P3">спустошені губи залито червоним вином,</text:p>
            <text:p text:style-name="P3">і видиться берег – далекий – у радісній піні,</text:p>
            <text:p text:style-name="P19"><text:span text:style-name="T73">і спокій приносить, і спокій обіцяний – бром. </text:span><text:span text:style-name="T86">(П‑2, 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3" office:value-type="string">
            <text:p text:style-name="P8"><text:span text:style-name="T61">сто </text:span><text:span text:style-name="T70">(див. 170)</text:span></text:p>
          </table:table-cell>
          <table:covered-table-cell/>
          <table:covered-table-cell/>
          <table:table-cell table:style-name="Dictionary.E382" table:number-columns-spanned="5" office:value-type="string">
            <text:p text:style-name="P58"><text:span text:style-name="T58">с</text:span><text:span text:style-name="T58">и</text:span><text:span text:style-name="T13"></text:span><text:span text:style-name="T58">ній</text:span></text:p>
            <text:p text:style-name="P34">-я, -є.</text:p>
            <text:p text:style-name="P39"><text:span text:style-name="T26">1) Який має забарвлення одного з основних кольорів спектра – середній між голубим і фіолетовим. || Який цвіте квітками такого кольору. || Зробл. із квіток такого кольору. || Який кольором наближається до синього; який має відтінок синього кольору. || Уживається </text:span><text:soft-page-break/><text:span text:style-name="T26">як постійний епітет до деяких назв.</text:span><text:span text:style-name="T27"> </text:span><text:span text:style-name="T28">(С, 131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2</text:p>
          </table:table-cell>
          <table:table-cell table:style-name="Dictionary.B383" table:number-columns-spanned="2" office:value-type="string">
            <text:p text:style-name="P9">Схриплокрóн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83" table:number-columns-spanned="3" office:value-type="string">
            <text:p text:style-name="P8"><text:span text:style-name="T88">утворене складносуфіксальним способом, похідне від слів:</text:span><text:span text:style-name="T106"> </text:span><text:span text:style-name="T61">схриплий</text:span><text:span text:style-name="T106"> і </text:span><text:span text:style-name="T61">крóна</text:span></text:p>
          </table:table-cell>
          <table:covered-table-cell/>
          <table:covered-table-cell/>
          <table:table-cell table:style-name="Dictionary.G383" table:number-columns-spanned="3" office:value-type="string">
            <text:p text:style-name="P3">Пожухле листя опадає з віт,</text:p>
            <text:p text:style-name="P19"><text:span text:style-name="T73">голосить голий стовбур </text:span><text:span text:style-name="T80">схриплокронний</text:span><text:span text:style-name="T73">. </text:span><text:span text:style-name="T86">(П‑1, 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3" office:value-type="string">
            <text:p text:style-name="P59"><text:span text:style-name="T58">схр</text:span><text:span text:style-name="T58">и</text:span><text:span text:style-name="T13"></text:span><text:span text:style-name="T58">плий</text:span></text:p>
            <text:p text:style-name="P45"><text:span text:style-name="T49">-а, -е, </text:span><text:span text:style-name="T54">розм.</text:span></text:p>
            <text:p text:style-name="P33">1) Дієприкм. акт. мин. ч. до схрипнути.</text:p>
            <text:p text:style-name="P40"><text:span text:style-name="T26">2) </text:span><text:span text:style-name="T38">у знач.</text:span><text:span text:style-name="T26"> </text:span><text:span text:style-name="T38">прикм.</text:span><text:span text:style-name="T26"> Який звучить хрипло, з хрипотою; хрипкий. </text:span><text:span text:style-name="T29">(С, 1422)</text:span></text:p>
          </table:table-cell>
          <table:covered-table-cell/>
          <table:covered-table-cell/>
          <table:table-cell table:style-name="Dictionary.E384" table:number-columns-spanned="5" office:value-type="string">
            <text:p text:style-name="P19"><text:span text:style-name="T61">крóна </text:span><text:span text:style-name="T67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3</text:p>
          </table:table-cell>
          <table:table-cell table:style-name="Dictionary.B385" table:number-columns-spanned="2" office:value-type="string">
            <text:p text:style-name="P9">Тамбíк</text:p>
            <text:p text:style-name="P8">-бóку, <text:span text:style-name="T72">ім., ч., інд.-авт.</text:span></text:p>
          </table:table-cell>
          <table:covered-table-cell/>
          <table:table-cell table:style-name="Dictionary.D385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там</text:span><text:span text:style-name="T106"> і </text:span><text:span text:style-name="T61">бік</text:span><text:span text:style-name="T106">. На тому боці</text:span></text:p>
          </table:table-cell>
          <table:covered-table-cell/>
          <table:covered-table-cell/>
          <table:table-cell table:style-name="Dictionary.G385" table:number-columns-spanned="3" office:value-type="string">
            <text:p text:style-name="P3">А товщею, в кризі, в імлі,</text:p>
            <text:p text:style-name="P19"><text:span text:style-name="T73">за </text:span><text:span text:style-name="T80">тамбоком</text:span><text:span text:style-name="T73">,</text:span></text:p>
            <text:p text:style-name="P3">сяє срібне серце землі</text:p>
            <text:p text:style-name="P19"><text:span text:style-name="T73">скорбним оком. </text:span><text:span text:style-name="T86">(П‑1, 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3" office:value-type="string">
            <text:p text:style-name="P54">там</text:p>
            <text:p text:style-name="P45"><text:span text:style-name="T49">1) </text:span><text:span text:style-name="T54">присл.</text:span><text:span text:style-name="T49"> Указує на місце більш віддалене порівняно з іншим, ближчим; у тому місці, у тих місцях; </text:span><text:span text:style-name="T54">прот.</text:span><text:span text:style-name="T49"> тут. || Уживається в поєднанні з </text:span><text:span text:style-name="T54">пит.</text:span><text:span text:style-name="T49"> </text:span><text:span text:style-name="T54">займ.</text:span><text:span text:style-name="T49"> хто, що. || Вживається у функції співвідносного слова в головному реченні, якому в підрядному реченні відповідають сполучні </text:span><text:span text:style-name="T54">сл.</text:span><text:span text:style-name="T49"> де, куди. || Уживаючись на початку повторюваних речень або </text:span><text:soft-page-break/><text:span text:style-name="T49">перед однорідними членами речення, означає: в одному місці ..., в іншому місці .... || Уживається в </text:span><text:span text:style-name="T54">знач.вказ.</text:span><text:span text:style-name="T49"> </text:span><text:span text:style-name="T54">сл.</text:span><text:span text:style-name="T49">, що замінює відповідний йому член попереднього речення, </text:span><text:span text:style-name="T54">перев.</text:span><text:span text:style-name="T49"> обставину місця. </text:span><text:span text:style-name="T53">(С, 1429)</text:span></text:p>
          </table:table-cell>
          <table:covered-table-cell/>
          <table:covered-table-cell/>
          <table:table-cell table:style-name="Dictionary.E386" table:number-columns-spanned="5" office:value-type="string">
            <text:p text:style-name="P56">бік</text:p>
            <text:p text:style-name="P46"><text:span text:style-name="T49">боку, </text:span><text:span text:style-name="T54">ч.</text:span></text:p>
            <text:p text:style-name="P34">4) Напрямок або місцевість, що лежить у цьому напрямку.<text:span text:style-name="T100"> </text:span><text:span text:style-name="T101">(С, 8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4</text:p>
          </table:table-cell>
          <table:table-cell table:style-name="Dictionary.B387" table:number-columns-spanned="2" office:value-type="string">
            <text:p text:style-name="P9">Тихоплин</text:p>
            <text:p text:style-name="P8">-у, <text:span text:style-name="T72">ім., ч., інд.-авт.</text:span></text:p>
          </table:table-cell>
          <table:covered-table-cell/>
          <table:table-cell table:style-name="Dictionary.D387" table:number-columns-spanned="3" office:value-type="string">
            <text:p text:style-name="P8"><text:span text:style-name="T88">утворене нульсуфіксальним способом, похідне від слова</text:span><text:span text:style-name="T92"> </text:span><text:span text:style-name="T60">тихоплинний</text:span></text:p>
          </table:table-cell>
          <table:covered-table-cell/>
          <table:covered-table-cell/>
          <table:table-cell table:style-name="Dictionary.G387" table:number-columns-spanned="3" office:value-type="string">
            <text:p text:style-name="P3">Земного болю брилу – підбився я на силу</text:p>
            <text:p text:style-name="P3">разком сліпучих днин. Ти знаєш чий ти син?</text:p>
            <text:p text:style-name="P3">Атож, запевне знаю. А душу проминаю - </text:p>
            <text:p text:style-name="P19"><text:span text:style-name="T73">і власну в </text:span><text:span text:style-name="T80">тихоплин</text:span><text:span text:style-name="T73">. </text:span><text:span text:style-name="T86">(П‑2, 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8" office:value-type="string">
            <text:p text:style-name="P58"><text:span text:style-name="T58">тихопл</text:span><text:span text:style-name="T58">и</text:span><text:span text:style-name="T13"></text:span><text:span text:style-name="T58">нний</text:span></text:p>
            <text:p text:style-name="P46"><text:span text:style-name="T49">-а, -е, </text:span><text:span text:style-name="T54">поет.</text:span></text:p>
            <text:p text:style-name="P39"><text:span text:style-name="T26">Який тихо плине. </text:span><text:span text:style-name="T38">Тихоплинна річка</text:span><text:span text:style-name="T26">. </text:span><text:span text:style-name="T38">Тихоплинні розмови</text:span><text:span text:style-name="T26">.</text:span><text:span text:style-name="T27"> </text:span><text:span text:style-name="T28">(С, 145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5</text:p>
          </table:table-cell>
          <table:table-cell table:style-name="Dictionary.B389" table:number-columns-spanned="2" office:value-type="string">
            <text:p text:style-name="P9">Тойящобáтько</text:p>
            <text:p text:style-name="P8">-а, <text:span text:style-name="T72">ім., ч., інд.-авт.</text:span></text:p>
          </table:table-cell>
          <table:covered-table-cell/>
          <table:table-cell table:style-name="Dictionary.D389" table:number-columns-spanned="3" office:value-type="string">
            <text:p text:style-name="P8"><text:span text:style-name="T88">утворене способом зрощення, похідне </text:span><text:span text:style-name="T88">від слів:</text:span><text:span text:style-name="T106"> </text:span><text:span text:style-name="T61">той, я, що</text:span><text:span text:style-name="T106"> і </text:span><text:span text:style-name="T61">бáтько</text:span></text:p>
          </table:table-cell>
          <table:covered-table-cell/>
          <table:covered-table-cell/>
          <table:table-cell table:style-name="Dictionary.G389" table:number-columns-spanned="3" office:value-type="string">
            <text:p text:style-name="P3">Я тіло нагострив на чаї та акридах,</text:p>
            <text:p text:style-name="P3">а душу – пошукай. І не питай.</text:p>
            <text:p text:style-name="P3">Тойящосин не чує вже мене.</text:p>
            <text:p text:style-name="P19"><text:span text:style-name="T80">Тойящобатько</text:span><text:span text:style-name="T73"> вже не чую сина. </text:span><text:span text:style-name="T86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office:value-type="string">
            <text:p text:style-name="P54">той</text:p>
            <text:p text:style-name="P45"><text:span text:style-name="T45">I </text:span><text:span text:style-name="T49">того, </text:span><text:span text:style-name="T54">ч.</text:span><text:span text:style-name="T49">, та, тієї, </text:span><text:span text:style-name="T54">рідко </text:span><text:span text:style-name="T49">тої, </text:span><text:span text:style-name="T54">заст.</text:span><text:span text:style-name="T49"> тії, </text:span><text:span text:style-name="T54">ж.</text:span><text:span text:style-name="T49">, те, того, </text:span><text:span text:style-name="T54">с.</text:span><text:span text:style-name="T49">; </text:span><text:span text:style-name="T54">мн.</text:span><text:span text:style-name="T49"> ті, тих; </text:span><text:span text:style-name="T54">займ.</text:span></text:p>
            <text:p text:style-name="P40"><text:span text:style-name="T26">4) </text:span><text:span text:style-name="T38">вказ.</text:span><text:span text:style-name="T26"> </text:span><text:soft-page-break/><text:span text:style-name="T26">Уживається для вказівки на один предмет, одну особу і т. ін. із двох або кількох подібних, з ряду однорідних, коли їх перелічують або зіставляють. || </text:span><text:span text:style-name="T38">у знач.</text:span><text:span text:style-name="T26"> </text:span><text:span text:style-name="T38">ім.</text:span><text:span text:style-name="T26"> той, того, </text:span><text:span text:style-name="T38">ч.</text:span><text:span text:style-name="T26">; та, тієї, </text:span><text:span text:style-name="T38">ж.</text:span><text:span text:style-name="T26">; те, того, </text:span><text:span text:style-name="T38">с.</text:span><text:span text:style-name="T26">; ті, тих, </text:span><text:span text:style-name="T38">мн.</text:span><text:span text:style-name="T26"> Узагальнено вказує на предмет, особу, явище (без попередньої згадки про них) при переліченні або зіставленні в якійсь площині. || </text:span><text:span text:style-name="T38">у знач.</text:span><text:span text:style-name="T26"> </text:span><text:span text:style-name="T38">ім.</text:span><text:span text:style-name="T26"> те, того, </text:span><text:span text:style-name="T38">с.</text:span><text:span text:style-name="T26"> У </text:span><text:span text:style-name="T38">сполуч.</text:span><text:span text:style-name="T26"> зі </text:span><text:span text:style-name="T38">сл.</text:span><text:span text:style-name="T26"> все вказує на перелічувані предмети, виконуючи функцію узагальнюючого </text:span><text:soft-page-break/><text:span text:style-name="T26">слова. </text:span><text:span text:style-name="T29">(С, 1458)</text:span></text:p>
          </table:table-cell>
          <table:table-cell table:style-name="Dictionary.C390" table:number-columns-spanned="2" office:value-type="string">
            <text:p text:style-name="P54">я</text:p>
            <text:p text:style-name="P45"><text:span text:style-name="T45">II </text:span><text:span text:style-name="T49">мене, </text:span><text:span text:style-name="T54">займ.</text:span><text:span text:style-name="T49"> </text:span><text:span text:style-name="T54">особ.</text:span><text:span text:style-name="T49"> 1 </text:span><text:span text:style-name="T54">ос.</text:span><text:span text:style-name="T49"> </text:span><text:span text:style-name="T54">одн.</text:span></text:p>
            <text:p text:style-name="P33">1) Уживається мовцем для називання самого <text:soft-page-break/>себе.</text:p>
            <text:p text:style-name="P40"><text:span text:style-name="T26">2) </text:span><text:span text:style-name="T38">у знач.</text:span><text:span text:style-name="T26"> </text:span><text:span text:style-name="T38">ім.</text:span><text:span text:style-name="T26">, </text:span><text:span text:style-name="T38">невідм.</text:span><text:span text:style-name="T26">, </text:span><text:span text:style-name="T38">с.</text:span><text:span text:style-name="T26"> Уживається для позначення усвідомлюваної людиною власної сутності, себе в навколишньому світі. || </text:span><text:span text:style-name="T38">філос.</text:span><text:span text:style-name="T26">Уживається для визначення суб'єкта. </text:span><text:span text:style-name="T29">(С, 1645)</text:span></text:p>
          </table:table-cell>
          <table:covered-table-cell/>
          <table:table-cell table:style-name="Dictionary.E390" table:number-columns-spanned="4" office:value-type="string">
            <text:p text:style-name="P54">що</text:p>
            <text:p text:style-name="P36">II</text:p>
            <text:p text:style-name="P40"><text:span text:style-name="T26">1) </text:span><text:span text:style-name="T38">з'ясувальний</text:span><text:span text:style-name="T26">. Уживається для зв'язку підрядного додаткового з </text:span><text:soft-page-break/><text:span text:style-name="T26">присудком або іншим членом головного речення. </text:span><text:span text:style-name="T29">(С, 1640)</text:span></text:p>
          </table:table-cell>
          <table:covered-table-cell/>
          <table:covered-table-cell/>
          <table:covered-table-cell/>
          <table:table-cell table:style-name="Dictionary.I390" office:value-type="string">
            <text:p text:style-name="P58"><text:span text:style-name="T58">б</text:span><text:span text:style-name="T58">а</text:span><text:span text:style-name="T13"></text:span><text:span text:style-name="T58">тько</text:span></text:p>
            <text:p text:style-name="P46"><text:span text:style-name="T49">-а, </text:span><text:span text:style-name="T54">ч.</text:span></text:p>
            <text:p text:style-name="P34">1) Чоловік стосовно до своїх дітей.<text:span text:style-name="T100"> </text:span><text:span text:style-name="T101">(С, 64)</text:span></text:p>
          </table:table-cell>
        </table:table-row>
        <table:table-row>
          <table:table-cell table:style-name="Dictionary.A3" table:number-rows-spanned="2" office:value-type="string">
            <text:p text:style-name="P11">196</text:p>
          </table:table-cell>
          <table:table-cell table:style-name="Dictionary.B391" table:number-columns-spanned="2" office:value-type="string">
            <text:p text:style-name="P9">Тойящосин</text:p>
            <text:p text:style-name="P8">-а, <text:span text:style-name="T72">ім., ч., інд.-авт.</text:span></text:p>
          </table:table-cell>
          <table:covered-table-cell/>
          <table:table-cell table:style-name="Dictionary.D391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той, я, що</text:span><text:span text:style-name="T106"> і </text:span><text:span text:style-name="T61">син</text:span></text:p>
          </table:table-cell>
          <table:covered-table-cell/>
          <table:covered-table-cell/>
          <table:table-cell table:style-name="Dictionary.G391" table:number-columns-spanned="3" office:value-type="string">
            <text:p text:style-name="P3">Я тіло нагострив на чаї та акридах,</text:p>
            <text:p text:style-name="P3">а душу – пошукай. І не питай.</text:p>
            <text:p text:style-name="P19"><text:span text:style-name="T80">Тойящосин</text:span><text:span text:style-name="T73"> не чує вже мене.</text:span></text:p>
            <text:p text:style-name="P19"><text:span text:style-name="T73">Тойящобатько вже не чую сина. </text:span><text:span text:style-name="T86">(П‑2, 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p text:style-name="P8"><text:span text:style-name="T61">той </text:span><text:span text:style-name="T67">(див. 196)</text:span></text:p>
          </table:table-cell>
          <table:table-cell table:style-name="Dictionary.C392" table:number-columns-spanned="2" office:value-type="string">
            <text:p text:style-name="P8"><text:span text:style-name="T61">я </text:span><text:span text:style-name="T67">(див. 196)</text:span></text:p>
          </table:table-cell>
          <table:covered-table-cell/>
          <table:table-cell table:style-name="Dictionary.E392" table:number-columns-spanned="4" office:value-type="string">
            <text:p text:style-name="P8"><text:span text:style-name="T61">що </text:span><text:span text:style-name="T67">(див. 196)</text:span></text:p>
          </table:table-cell>
          <table:covered-table-cell/>
          <table:covered-table-cell/>
          <table:covered-table-cell/>
          <table:table-cell table:style-name="Dictionary.I392" office:value-type="string">
            <text:p text:style-name="P56">син</text:p>
            <text:p text:style-name="P46"><text:span text:style-name="T49">-а, </text:span><text:span text:style-name="T54">ч.</text:span></text:p>
            <text:p text:style-name="P39"><text:span text:style-name="T26">1) Особа чоловічої статі стосовно своїх батьків. || Ласкаве звертання батьків до сина. || </text:span><text:span text:style-name="T38">перев.</text:span><text:span text:style-name="T26"> </text:span><text:span text:style-name="T38">мн.</text:span><text:span text:style-name="T26">, </text:span><text:span text:style-name="T38">у сполуч.</text:span><text:span text:style-name="T26"> </text:span><text:span text:style-name="T38">зі сл.</text:span><text:span text:style-name="T26"> сокіл, орел, </text:span><text:span text:style-name="T38">нар.-поет.</text:span><text:span text:style-name="T26">Ласкаве називання синів.</text:span><text:span text:style-name="T27"> </text:span><text:span text:style-name="T28">(С, 1316)</text:span></text:p>
          </table:table-cell>
        </table:table-row>
        <table:table-row>
          <table:table-cell table:style-name="Dictionary.A3" table:number-rows-spanned="2" office:value-type="string">
            <text:p text:style-name="P11">197</text:p>
          </table:table-cell>
          <table:table-cell table:style-name="Dictionary.B393" table:number-columns-spanned="2" office:value-type="string">
            <text:p text:style-name="P9">Тонкожáло</text:p>
            <text:p text:style-name="P4">присл., інд.-авт.</text:p>
          </table:table-cell>
          <table:covered-table-cell/>
          <table:table-cell table:style-name="Dictionary.D393" table:number-columns-spanned="3" office:value-type="string">
            <text:p text:style-name="P8"><text:span text:style-name="T87">утворене способом </text:span><text:span text:style-name="T87">основословоскладання, похідне від слів:</text:span><text:span text:style-name="T106"> </text:span><text:span text:style-name="T61">тонкий</text:span><text:span text:style-name="T106"> і </text:span><text:span text:style-name="T61">жáло</text:span></text:p>
          </table:table-cell>
          <table:covered-table-cell/>
          <table:covered-table-cell/>
          <table:table-cell table:style-name="Dictionary.G393" table:number-columns-spanned="3" office:value-type="string">
            <text:p text:style-name="P19"><text:span text:style-name="T73">І буде ще щось. Буде ще щось. </text:span><text:span text:style-name="T73">День</text:span></text:p>
            <text:p text:style-name="P3">стоїть – гінкий, неначе телевежа,</text:p>
            <text:p text:style-name="P19"><text:span text:style-name="T73">і все вивищується </text:span><text:span text:style-name="T80">тонкожало</text:span><text:span text:style-name="T73">… </text:span><text:span text:style-name="T86">(П‑2, 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table:number-columns-spanned="3" office:value-type="string">
            <text:p text:style-name="P8"><text:span text:style-name="T61">тонкий </text:span><text:span text:style-name="T67">(див. 5)</text:span></text:p>
          </table:table-cell>
          <table:covered-table-cell/>
          <table:covered-table-cell/>
          <table:table-cell table:style-name="Dictionary.E394" table:number-columns-spanned="5" office:value-type="string">
            <text:p text:style-name="P19"><text:span text:style-name="T61">жáло </text:span><text:span text:style-name="T67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8</text:p>
          </table:table-cell>
          <table:table-cell table:style-name="Dictionary.B395" table:number-columns-spanned="2" office:value-type="string">
            <text:p text:style-name="P9">Тремт</text:p>
            <text:p text:style-name="P8"><text:soft-page-break/>-у, <text:span text:style-name="T72">ім., ч., інд.-авт.</text:span></text:p>
          </table:table-cell>
          <table:covered-table-cell/>
          <table:table-cell table:style-name="Dictionary.D395" table:number-columns-spanned="3" office:value-type="string">
            <text:p text:style-name="P8"><text:span text:style-name="T88">утворене </text:span><text:soft-page-break/><text:span text:style-name="T88">нульсуфіксальним способом, похідне від слова</text:span><text:span text:style-name="T92"> </text:span><text:span text:style-name="T60">тремті</text:span><text:span text:style-name="T61"></text:span><text:span text:style-name="T60">ння</text:span></text:p>
          </table:table-cell>
          <table:covered-table-cell/>
          <table:covered-table-cell/>
          <table:table-cell table:style-name="Dictionary.G395" table:number-columns-spanned="3" office:value-type="string">
            <text:p text:style-name="P3">…опуст, розпадання</text:p>
            <text:p text:style-name="P3"><text:soft-page-break/>материка, раптовий зсув і дляння,</text:p>
            <text:p text:style-name="P19"><text:span text:style-name="T73">і </text:span><text:span text:style-name="T80">трепет</text:span><text:span text:style-name="T73"> рук, і тремт повік німий. </text:span><text:span text:style-name="T86">(П‑1, 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8" office:value-type="string">
            <text:p text:style-name="P58"><text:span text:style-name="T58">тремт</text:span><text:span text:style-name="T58">і</text:span><text:span text:style-name="T13"></text:span><text:span text:style-name="T58">ння</text:span></text:p>
            <text:p text:style-name="P46"><text:span text:style-name="T49">-я, </text:span><text:span text:style-name="T54">с.</text:span></text:p>
            <text:p text:style-name="P33">1) Дія за знач. тремтіти 1-3).</text:p>
            <text:p text:style-name="P34">2) Посилене биття серця, прискорене пульсування крові, спричинені хвилюванням, переживанням; схвильований стан.<text:span text:style-name="T100"> </text:span><text:span text:style-name="T101">(С, 1472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199</text:p>
          </table:table-cell>
          <table:table-cell table:style-name="Dictionary.B397" table:number-columns-spanned="2" office:value-type="string">
            <text:p text:style-name="P9">Уводноряд</text:p>
            <text:p text:style-name="P4">присл., інд.-авт.</text:p>
          </table:table-cell>
          <table:covered-table-cell/>
          <table:table-cell table:style-name="Dictionary.D397" table:number-columns-spanned="3" office:value-type="string">
            <text:p text:style-name="P8"><text:span text:style-name="T87">утворене способом зрощення, похідне від слів:</text:span><text:span text:style-name="T92"> </text:span><text:span text:style-name="T96">у</text:span><text:span text:style-name="T92">, </text:span><text:span text:style-name="T96">оди</text:span><text:span text:style-name="T97"></text:span><text:span text:style-name="T96">н</text:span><text:span text:style-name="T92"> і </text:span><text:span text:style-name="T96">ряд</text:span></text:p>
          </table:table-cell>
          <table:covered-table-cell/>
          <table:covered-table-cell/>
          <table:table-cell table:style-name="Dictionary.G397" table:number-columns-spanned="3" office:value-type="string">
            <text:p text:style-name="P3">Тепер ти сам, як вулій цей гулкий,</text:p>
            <text:p text:style-name="P19"><text:span text:style-name="T73">стаєш </text:span><text:span text:style-name="T80">уводноряд</text:span><text:span text:style-name="T73"> до цілосвіту,</text:span></text:p>
            <text:p text:style-name="P3">коли з грудей твоїх несамовитих</text:p>
            <text:p text:style-name="P19"><text:span text:style-name="T73">усі повийшли зашпори-голки. </text:span><text:span text:style-name="T86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2" office:value-type="string">
            <text:p text:style-name="P59">в</text:p>
            <text:p text:style-name="P45"><text:span text:style-name="T45">II </text:span><text:span text:style-name="T49">(у), </text:span><text:span text:style-name="T54">рідко </text:span><text:span text:style-name="T49">ув – </text:span><text:span text:style-name="T54">із знах.</text:span><text:span text:style-name="T49">, </text:span><text:span text:style-name="T54">місц.</text:span><text:span text:style-name="T49"> </text:span><text:span text:style-name="T54">і род.</text:span><text:span text:style-name="T49"> </text:span><text:span text:style-name="T54">відмінками</text:span><text:span text:style-name="T49">; </text:span><text:span text:style-name="T54">рідко </text:span><text:span text:style-name="T49">вві (уві), ві – </text:span><text:span text:style-name="T54">іззнах.</text:span><text:span text:style-name="T49"> </text:span><text:span text:style-name="T54">і місц.</text:span><text:span text:style-name="T49"> </text:span><text:span text:style-name="T54">відмінками</text:span><text:span text:style-name="T49">; </text:span><text:span text:style-name="T54">прийм.</text:span><text:span text:style-name="T49"> Сполучення з в (у) виражають: Просторові відношення:</text:span></text:p>
            <text:p text:style-name="P40"><text:span text:style-name="T26">1) </text:span><text:span text:style-name="T38">із знах.</text:span><text:span text:style-name="T26"> </text:span><text:span text:style-name="T38">і місц. в.</text:span><text:span text:style-name="T26"> Уживається на означення предмета, </text:span><text:soft-page-break/><text:span text:style-name="T26">місця, простору: а) всередину якого, куди спрямована дія (</text:span><text:span text:style-name="T38">знах. в.</text:span><text:span text:style-name="T26">). </text:span><text:span text:style-name="T29">(С, 106)</text:span></text:p>
          </table:table-cell>
          <table:covered-table-cell/>
          <table:table-cell table:style-name="Dictionary.D398" table:number-columns-spanned="4" office:value-type="string">
            <text:p text:style-name="P59"><text:span text:style-name="T58">од</text:span><text:span text:style-name="T58">и</text:span><text:span text:style-name="T13"></text:span><text:span text:style-name="T58">н</text:span></text:p>
            <text:p text:style-name="P45"><text:span text:style-name="T49">одного, </text:span><text:span text:style-name="T54">ч.</text:span><text:span text:style-name="T49">; одна, однієї </text:span><text:span text:style-name="T54">і </text:span><text:span text:style-name="T49">одної, </text:span><text:span text:style-name="T54">ж.</text:span><text:span text:style-name="T49">; одно </text:span><text:span text:style-name="T54">і </text:span><text:span text:style-name="T49">одне, одного, </text:span><text:span text:style-name="T54">с.</text:span><text:span text:style-name="T49"> (</text:span><text:span text:style-name="T54">мн.</text:span><text:span text:style-name="T49"> одні, одних), </text:span><text:span text:style-name="T54">числ.</text:span><text:span text:style-name="T49"> </text:span><text:span text:style-name="T54">кільк.</text:span></text:p>
            <text:p text:style-name="P40"><text:span text:style-name="T26">4) </text:span><text:span text:style-name="T38">у знач.</text:span><text:span text:style-name="T26"> </text:span><text:span text:style-name="T38">займ.</text:span><text:span text:style-name="T26"> </text:span><text:span text:style-name="T38">вказ.</text:span><text:span text:style-name="T26"> Той самий. || Однаковий, тотожний. || </text:span><text:span text:style-name="T38">у знач.ім.</text:span><text:span text:style-name="T26"> одно</text:span><text:span text:style-name="T3"></text:span><text:span text:style-name="T26"> (одне</text:span><text:span text:style-name="T3"></text:span><text:span text:style-name="T26">), одного</text:span><text:span text:style-name="T3"></text:span><text:span text:style-name="T26">, </text:span><text:span text:style-name="T38">с.</text:span><text:span text:style-name="T26"> Те саме. </text:span><text:span text:style-name="T29">(С, 827)</text:span></text:p>
          </table:table-cell>
          <table:covered-table-cell/>
          <table:covered-table-cell/>
          <table:covered-table-cell/>
          <table:table-cell table:style-name="Dictionary.H398" table:number-columns-spanned="2" office:value-type="string">
            <text:p text:style-name="P56">ряд</text:p>
            <text:p text:style-name="P46"><text:span text:style-name="T49">-у, </text:span><text:span text:style-name="T54">ч.</text:span></text:p>
            <text:p text:style-name="P46"><text:span text:style-name="T50">1) Сукупність однорідних предметів або живих істот, розташованих одне поруч з одним, одне за одним, витягнутих в одну лінію. || Те саме, що гряда. || </text:span><text:span text:style-name="T55">у знач.</text:span><text:span text:style-name="T50"> </text:span><text:span text:style-name="T55">присл.</text:span><text:span text:style-name="T50"> рядом, рядами. Один повз одного, один за одним, один біля одного, в одну </text:span><text:soft-page-break/><text:span text:style-name="T50">лінію.</text:span><text:span text:style-name="T51"> </text:span><text:span text:style-name="T52">(С, 1281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1">200</text:p>
          </table:table-cell>
          <table:table-cell table:style-name="Dictionary.B399" table:number-columns-spanned="2" office:value-type="string">
            <text:p text:style-name="P9">Усеблаги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399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усé</text:span><text:span text:style-name="T106"> і </text:span><text:span text:style-name="T61">благий</text:span></text:p>
          </table:table-cell>
          <table:covered-table-cell/>
          <table:covered-table-cell/>
          <table:table-cell table:style-name="Dictionary.G399" table:number-columns-spanned="3" office:value-type="string">
            <text:p text:style-name="P3">І снився Кар – зажурений такий,</text:p>
            <text:p text:style-name="P3">немов отетерілий од докуки,</text:p>
            <text:p text:style-name="P3">допоки мати заламає руки,</text:p>
            <text:p text:style-name="P19"><text:span text:style-name="T73">наш гріх відпустить Бог </text:span><text:span text:style-name="T80">усеблагий</text:span><text:span text:style-name="T73">. </text:span><text:span text:style-name="T86">(П‑2, 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p text:style-name="P54">все</text:p>
            <text:p text:style-name="P45"><text:span text:style-name="T45">II </text:span><text:span text:style-name="T49">(усе), </text:span><text:span text:style-name="T54">присл.</text:span><text:span text:style-name="T49">, </text:span><text:span text:style-name="T54">розм.</text:span></text:p>
            <text:p text:style-name="P33">1) Постійно, завжди. || Досить довго.</text:p>
            <text:p text:style-name="P33">2) Скрізь, усюди. <text:span text:style-name="T84">(С, 207)</text:span></text:p>
          </table:table-cell>
          <table:covered-table-cell/>
          <table:covered-table-cell/>
          <table:table-cell table:style-name="Dictionary.E400" table:number-columns-spanned="5" office:value-type="string">
            <text:p text:style-name="P58"><text:span text:style-name="T58">благ</text:span><text:span text:style-name="T58">и</text:span><text:span text:style-name="T13"></text:span><text:span text:style-name="T58">й</text:span></text:p>
            <text:p text:style-name="P34">-а, -е.</text:p>
            <text:p text:style-name="P34">2) <text:span text:style-name="T71">заст.</text:span> Добрий, добросердий, лагідний.<text:span text:style-name="T100"> </text:span><text:span text:style-name="T101">(С,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1</text:p>
          </table:table-cell>
          <table:table-cell table:style-name="Dictionary.B401" table:number-columns-spanned="2" office:value-type="string">
            <text:p text:style-name="P9">Усевитóнчува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01" table:number-columns-spanned="3" office:value-type="string">
            <text:p text:style-name="P8"><text:span text:style-name="T88">утворене способом </text:span><text:span text:style-name="T88">зрощення, похідне від слів:</text:span><text:span text:style-name="T106"> </text:span><text:span text:style-name="T61">усé</text:span><text:span text:style-name="T106"> і </text:span><text:span text:style-name="T61">витóнчуваний </text:span><text:span text:style-name="T67">(від </text:span><text:span text:style-name="T61">витóнчувати</text:span><text:span text:style-name="T67">)</text:span></text:p>
          </table:table-cell>
          <table:covered-table-cell/>
          <table:covered-table-cell/>
          <table:table-cell table:style-name="Dictionary.G401" table:number-columns-spanned="3" office:value-type="string">
            <text:p text:style-name="P19"><text:span text:style-name="T80">Усевитончуваний</text:span><text:span text:style-name="T73"> зойк,</text:span></text:p>
            <text:p text:style-name="P3">крик крику, крику крик.</text:p>
            <text:p text:style-name="P3">Задосить. Спекайся морок,</text:p>
            <text:p text:style-name="P19"><text:span text:style-name="T73">хоч як до них і звик. </text:span><text:span text:style-name="T86">(П‑2, 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3" office:value-type="string">
            <text:p text:style-name="P8"><text:span text:style-name="T61">усé </text:span><text:span text:style-name="T70">(див. 6)</text:span></text:p>
          </table:table-cell>
          <table:covered-table-cell/>
          <table:covered-table-cell/>
          <table:table-cell table:style-name="Dictionary.E402" table:number-columns-spanned="5" office:value-type="string">
            <text:p text:style-name="P58"><text:span text:style-name="T58">вит</text:span><text:span text:style-name="T58">о</text:span><text:span text:style-name="T13"></text:span><text:span text:style-name="T58">нчувати</text:span></text:p>
            <text:p text:style-name="P46"><text:span text:style-name="T49">-ую, -уєш, </text:span><text:span text:style-name="T54">недок.</text:span><text:span text:style-name="T49">, витончити, -чу, -чиш, </text:span><text:span text:style-name="T54">док.</text:span><text:span text:style-name="T49">, </text:span><text:span text:style-name="T54">перех.</text:span></text:p>
            <text:p text:style-name="P34">1) Робити тоншим.</text:p>
            <text:p text:style-name="P34">2) Робити розвиненішим, гострішим.<text:span text:style-name="T100"> </text:span><text:span text:style-name="T101">(С, 15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2</text:p>
          </table:table-cell>
          <table:table-cell table:style-name="Dictionary.B403" table:number-columns-spanned="2" office:value-type="string">
            <text:p text:style-name="P9">Усевладуще</text:p>
            <text:p text:style-name="P8">-щого, <text:span text:style-name="T72">ім., с., інд.-авт.</text:span></text:p>
          </table:table-cell>
          <table:covered-table-cell/>
          <table:table-cell table:style-name="Dictionary.D403" table:number-columns-spanned="3" office:value-type="string">
            <text:p text:style-name="P8"><text:span text:style-name="T88">утворене способом зрощення, похідне </text:span><text:soft-page-break/><text:span text:style-name="T88">від слів:</text:span><text:span text:style-name="T106"> </text:span><text:span text:style-name="T61">усé</text:span><text:span text:style-name="T106"> і </text:span><text:span text:style-name="T61">владýще</text:span><text:span text:style-name="T106"> (від </text:span><text:span text:style-name="T61">владущий</text:span><text:span text:style-name="T106">)</text:span></text:p>
          </table:table-cell>
          <table:covered-table-cell/>
          <table:covered-table-cell/>
          <table:table-cell table:style-name="Dictionary.G403" table:number-columns-spanned="3" office:value-type="string">
            <text:p text:style-name="P3">Коли прищухло довкруги, поближнє</text:p>
            <text:p text:style-name="P19"><text:soft-page-break/><text:span text:style-name="T80">усевладуще</text:span><text:span text:style-name="T73"> ревом так реве,</text:span></text:p>
            <text:p text:style-name="P3">ану збагни – суворе ачи ніжне</text:p>
            <text:p text:style-name="P19"><text:span text:style-name="T73">те, що тебе всевладно так зове. </text:span><text:span text:style-name="T86">(П‑2, 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3" office:value-type="string">
            <text:p text:style-name="P8"><text:span text:style-name="T61">усé </text:span><text:span text:style-name="T70">(див. 6)</text:span></text:p>
          </table:table-cell>
          <table:covered-table-cell/>
          <table:covered-table-cell/>
          <table:table-cell table:style-name="Dictionary.E404" table:number-columns-spanned="5" office:value-type="string">
            <text:p text:style-name="P58"><text:span text:style-name="T58">влад</text:span><text:span text:style-name="T58">у</text:span><text:span text:style-name="T13"></text:span><text:span text:style-name="T58">щий</text:span></text:p>
            <text:p text:style-name="P34">-а, -е.</text:p>
            <text:p text:style-name="P39"><text:span text:style-name="T26">Який має владу; панівний. </text:span><text:span text:style-name="T38">Владущий клас</text:span><text:span text:style-name="T26">.</text:span><text:span text:style-name="T27"> </text:span><text:span text:style-name="T28">(С, 19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3</text:p>
          </table:table-cell>
          <table:table-cell table:style-name="Dictionary.B405" table:number-columns-spanned="2" office:value-type="string">
            <text:p text:style-name="P9">Усенестéрп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05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усé</text:span><text:span text:style-name="T106"> і </text:span><text:span text:style-name="T61">нестéрпний</text:span></text:p>
          </table:table-cell>
          <table:covered-table-cell/>
          <table:covered-table-cell/>
          <table:table-cell table:style-name="Dictionary.G405" table:number-columns-spanned="3" office:value-type="string">
            <text:p text:style-name="P3">Народжені мої бажання,</text:p>
            <text:p text:style-name="P19"><text:span text:style-name="T80">усенестерпні</text:span><text:span text:style-name="T73">, всеголодні,</text:span></text:p>
            <text:p text:style-name="P3">такі вітри зняли довкола,</text:p>
            <text:p text:style-name="P19"><text:span text:style-name="T73">що все несеться шкереберть. </text:span><text:span text:style-name="T86">(П‑2, 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3" office:value-type="string">
            <text:p text:style-name="P8"><text:span text:style-name="T61">усé </text:span><text:span text:style-name="T67">(див. 201)</text:span></text:p>
          </table:table-cell>
          <table:covered-table-cell/>
          <table:covered-table-cell/>
          <table:table-cell table:style-name="Dictionary.E406" table:number-columns-spanned="5" office:value-type="string">
            <text:p text:style-name="P58"><text:span text:style-name="T58">нест</text:span><text:span text:style-name="T58">е</text:span><text:span text:style-name="T13"></text:span><text:span text:style-name="T58">рпний</text:span></text:p>
            <text:p text:style-name="P34">-а, -е.</text:p>
            <text:p text:style-name="P34">Якого важко або неможливо витерпіти, знести. || Дії та вчинки якого не терплять, не зносять інші.<text:span text:style-name="T100"> </text:span><text:span text:style-name="T101">(С, 78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4</text:p>
          </table:table-cell>
          <table:table-cell table:style-name="Dictionary.B407" table:number-columns-spanned="2" office:value-type="string">
            <text:p text:style-name="P8"><text:span text:style-name="T12">Усепокóра</text:span> (всепокóра)</text:p>
            <text:p text:style-name="P8">-и, <text:span text:style-name="T72">ім., ж., інд.-авт.</text:span></text:p>
          </table:table-cell>
          <table:covered-table-cell/>
          <table:table-cell table:style-name="Dictionary.D407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усé</text:span><text:span text:style-name="T106"> і </text:span><text:span text:style-name="T61">покóра</text:span></text:p>
          </table:table-cell>
          <table:covered-table-cell/>
          <table:covered-table-cell/>
          <table:table-cell table:style-name="Dictionary.G407" table:number-columns-spanned="3" office:value-type="string">
            <text:p text:style-name="P3">В квадратах жертв – чистописом журби - </text:p>
            <text:p text:style-name="P19"><text:span text:style-name="T80">усепокора</text:span><text:span text:style-name="T73">, майже невідпорна.</text:span></text:p>
            <text:p text:style-name="P3">Свічадо спить. У ньому спить свіча,</text:p>
            <text:p text:style-name="P19"><text:span text:style-name="T73">розплатана метеликом, акантом. </text:span><text:span text:style-name="T86">(П‑1, 59);</text:span></text:p>
            <text:p text:style-name="P3">Як вікна в позапростір, позачас,</text:p>
            <text:p text:style-name="P19"><text:span text:style-name="T73">за мури німоти і </text:span><text:span text:style-name="T80">всепокори</text:span><text:span text:style-name="T73">,</text:span></text:p>
            <text:p text:style-name="P3">так світяться свічада, світлом <text:soft-page-break/>хорі,</text:p>
            <text:p text:style-name="P3">і пильно задивляються крізь нас</text:p>
            <text:p text:style-name="P19"><text:span text:style-name="T73">у сяйва… </text:span><text:span text:style-name="T86">(П‑1, 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3" office:value-type="string">
            <text:p text:style-name="P8"><text:span text:style-name="T61">усé </text:span><text:span text:style-name="T70">(див. 6)</text:span></text:p>
          </table:table-cell>
          <table:covered-table-cell/>
          <table:covered-table-cell/>
          <table:table-cell table:style-name="Dictionary.E408" table:number-columns-spanned="5" office:value-type="string">
            <text:p text:style-name="P58"><text:span text:style-name="T58">пок</text:span><text:span text:style-name="T58">о</text:span><text:span text:style-name="T13"></text:span><text:span text:style-name="T58">ра</text:span></text:p>
            <text:p text:style-name="P46"><text:span text:style-name="T49">-и, </text:span><text:span text:style-name="T54">ж.</text:span></text:p>
            <text:p text:style-name="P39"><text:span text:style-name="T26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 </text:span><text:span text:style-name="T38">Тримати в покорі</text:span><text:span text:style-name="T26">.</text:span><text:span text:style-name="T27"> </text:span><text:span text:style-name="T28">(С, 102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5</text:p>
          </table:table-cell>
          <table:table-cell table:style-name="Dictionary.B409" table:number-columns-spanned="2" office:value-type="string">
            <text:p text:style-name="P9">Усестрімки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09" table:number-columns-spanned="3" office:value-type="string">
            <text:p text:style-name="P8"><text:span text:style-name="T88">утворене способом зрощення, похідне від слів:</text:span><text:span text:style-name="T106"> </text:span><text:span text:style-name="T61">усé</text:span><text:span text:style-name="T106"> і </text:span><text:span text:style-name="T61">стрімкий</text:span></text:p>
          </table:table-cell>
          <table:covered-table-cell/>
          <table:covered-table-cell/>
          <table:table-cell table:style-name="Dictionary.G409" table:number-columns-spanned="3" office:value-type="string">
            <text:p text:style-name="P3">Ескорт і почет, кожен челядин</text:p>
            <text:p text:style-name="P3">не помічає ні ночей ні днин,</text:p>
            <text:p text:style-name="P19"><text:span text:style-name="T73">спинився час – в </text:span><text:span text:style-name="T80">усестрімкому</text:span><text:span text:style-name="T73"> леті. </text:span><text:span text:style-name="T86">(П‑2, 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3" office:value-type="string">
            <text:p text:style-name="P8"><text:span text:style-name="T61">усé </text:span><text:span text:style-name="T67">(див. 201)</text:span></text:p>
          </table:table-cell>
          <table:covered-table-cell/>
          <table:covered-table-cell/>
          <table:table-cell table:style-name="Dictionary.E410" table:number-columns-spanned="5" office:value-type="string">
            <text:p text:style-name="P58"><text:span text:style-name="T58">стрімк</text:span><text:span text:style-name="T58">и</text:span><text:span text:style-name="T13"></text:span><text:span text:style-name="T58">й</text:span></text:p>
            <text:p text:style-name="P34">-а, -е.</text:p>
            <text:p text:style-name="P39"><text:span text:style-name="T26">2) 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т. ін. чого-небудь).</text:span><text:span text:style-name="T27"> </text:span><text:span text:style-name="T28">(С, 1403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206</text:p>
          </table:table-cell>
          <table:table-cell table:style-name="Dictionary.B411" table:number-columns-spanned="2" office:value-type="string">
            <text:p text:style-name="P9">Ціложиттєв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11" table:number-columns-spanned="3" office:value-type="string">
            <text:p text:style-name="P21"><text:span text:style-name="T65">утворене способом основословоскладання, похідне від слів:</text:span> <text:span text:style-name="T60">цíлий</text:span> і <text:span text:style-name="T60">життєвий</text:span></text:p>
          </table:table-cell>
          <table:covered-table-cell/>
          <table:covered-table-cell/>
          <table:table-cell table:style-name="Dictionary.G411" table:number-columns-spanned="3" office:value-type="string">
            <text:p text:style-name="P25"><text:span text:style-name="T73">З </text:span><text:span text:style-name="T80">ціложиттєвого</text:span><text:span text:style-name="T73"> ждання</text:span></text:p>
            <text:p text:style-name="P2">Ти смерть на кілька літ відтрутив,</text:p>
            <text:p text:style-name="P2">аби почути пахощ рути</text:p>
            <text:p text:style-name="P2">і в неї впасти навмання - </text:p>
            <text:p text:style-name="P2">з усіх розлук – на обакрай</text:p>
            <text:p text:style-name="P25"><text:span text:style-name="T73">Вітчизни – і яви, і мрії. </text:span><text:span text:style-name="T86">(П‑2, 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3" office:value-type="string">
            <text:p text:style-name="P60"><text:span text:style-name="T58">ц</text:span><text:span text:style-name="T58">і</text:span><text:span text:style-name="T14"></text:span><text:span text:style-name="T58">лий</text:span></text:p>
            <text:p text:style-name="P33">-а, -е.</text:p>
            <text:p text:style-name="P40"><text:span text:style-name="T26">1) 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 </text:span><text:span text:style-name="T38">діал.</text:span><text:span text:style-name="T26"> Увесь (про людину). || </text:span><text:span text:style-name="T38">у сполуч.</text:span><text:span text:style-name="T26"> </text:span><text:span text:style-name="T38">з ім.</text:span><text:span text:style-name="T26"> 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 </text:span><text:span text:style-name="T29">(С, 1587)</text:span></text:p>
          </table:table-cell>
          <table:covered-table-cell/>
          <table:covered-table-cell/>
          <table:table-cell table:style-name="Dictionary.E412" table:number-columns-spanned="5" office:value-type="string">
            <text:p text:style-name="P58"><text:span text:style-name="T58">житт</text:span><text:span text:style-name="T58">є</text:span><text:span text:style-name="T13"></text:span><text:span text:style-name="T58">вий</text:span></text:p>
            <text:p text:style-name="P34">-а, -е, життьовий, -а, -е.</text:p>
            <text:p text:style-name="P33">1) Прикм. до життя 2), 3). || Характерний для щоденного, буденного життя; повсякденний.</text:p>
            <text:p text:style-name="P34">2) <text:span text:style-name="T71">перен.</text:span> Дуже важливий у житті, для життя; основний.<text:span text:style-name="T100"> </text:span><text:span text:style-name="T101">(С, 369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1">207</text:p>
          </table:table-cell>
          <table:table-cell table:style-name="Dictionary.B413" table:number-columns-spanned="2" office:value-type="string">
            <text:p text:style-name="P9">Цілосвíт</text:p>
            <text:p text:style-name="P8">-у, <text:span text:style-name="T73">ім., ч., інд.-авт.</text:span></text:p>
          </table:table-cell>
          <table:covered-table-cell/>
          <table:table-cell table:style-name="Dictionary.D413" table:number-columns-spanned="3" office:value-type="string">
            <text:p text:style-name="P8"><text:span text:style-name="T89">утворене способом основословоскладання, похідне від слів:</text:span><text:span text:style-name="T106"> </text:span><text:span text:style-name="T61">цíлий</text:span><text:span text:style-name="T106"> і </text:span><text:span text:style-name="T61">світ</text:span></text:p>
          </table:table-cell>
          <table:covered-table-cell/>
          <table:covered-table-cell/>
          <table:table-cell table:style-name="Dictionary.G413" table:number-columns-spanned="3" office:value-type="string">
            <text:p text:style-name="P3">Тепер ти сам, як вулій цей гулкий,</text:p>
            <text:p text:style-name="P3">стаєш уводноряд до цілосвіту,</text:p>
            <text:p text:style-name="P3">коли з грудей твоїх несамовитих</text:p>
            <text:p text:style-name="P3">усі повийшли зашпори-голки. <text:span text:style-name="T86">(П‑2, 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3" office:value-type="string">
            <text:p text:style-name="P8"><text:span text:style-name="T61">цíлий </text:span><text:span text:style-name="T67">(див. 207)</text:span></text:p>
          </table:table-cell>
          <table:covered-table-cell/>
          <table:covered-table-cell/>
          <table:table-cell table:style-name="Dictionary.E414" table:number-columns-spanned="5" office:value-type="string">
            <text:p text:style-name="P19"><text:span text:style-name="T61">світ </text:span><text:span text:style-name="T70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8</text:p>
          </table:table-cell>
          <table:table-cell table:style-name="Dictionary.B415" table:number-columns-spanned="2" office:value-type="string">
            <text:p text:style-name="P9">Чорновóддя</text:p>
            <text:p text:style-name="P8">-я, <text:span text:style-name="T72">ім., с., інд.-авт.</text:span></text:p>
          </table:table-cell>
          <table:covered-table-cell/>
          <table:table-cell table:style-name="Dictionary.D415" table:number-columns-spanned="3" office:value-type="string">
            <text:p text:style-name="P8"><text:span text:style-name="T88">утворене способом основоскладання і нульсуфіксальним, похідне від слів:</text:span><text:span text:style-name="T106"> </text:span><text:span text:style-name="T61">чóрний</text:span><text:span text:style-name="T106"> і </text:span><text:span text:style-name="T61">вóддя</text:span><text:span text:style-name="T106"> (від </text:span><text:span text:style-name="T61">водá</text:span><text:span text:style-name="T106">)</text:span></text:p>
          </table:table-cell>
          <table:covered-table-cell/>
          <table:covered-table-cell/>
          <table:table-cell table:style-name="Dictionary.G415" table:number-columns-spanned="3" office:value-type="string">
            <text:p text:style-name="P19"><text:span text:style-name="T73">Червона барка в </text:span><text:span text:style-name="T80">чорноводді </text:span><text:span text:style-name="T73">доль</text:span></text:p>
            <text:p text:style-name="P3">загубиться. І фенікс довгоногий</text:p>
            <text:p text:style-name="P3">перенесе тебе в ясні чертоги</text:p>
            <text:p text:style-name="P19"><text:span text:style-name="T73">від самоволь, покори і сваволь. </text:span><text:span text:style-name="T86">(П‑1, 56);</text:span></text:p>
            <text:p text:style-name="P19"><text:span text:style-name="T73">…Підтале </text:span><text:span text:style-name="T80">чорноводдя</text:span><text:span text:style-name="T73"> зелен-криги</text:span></text:p>
            <text:p text:style-name="P19"><text:span text:style-name="T73">займається світанням на щоці. </text:span><text:span text:style-name="T86">(П‑1, 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3" office:value-type="string">
            <text:p text:style-name="P59"><text:span text:style-name="T58">ч</text:span><text:span text:style-name="T58">о</text:span><text:span text:style-name="T13"></text:span><text:span text:style-name="T58">рний</text:span></text:p>
            <text:p text:style-name="P33">-а, -е.</text:p>
            <text:p text:style-name="P33">2) 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33">7) Брудний, покритий брудом, сажею, <text:soft-page-break/>кіптявою і т. ін. || Не випраний; нечистий. <text:span text:style-name="T84">(С, 1605)</text:span></text:p>
          </table:table-cell>
          <table:covered-table-cell/>
          <table:covered-table-cell/>
          <table:table-cell table:style-name="Dictionary.E416" table:number-columns-spanned="5" office:value-type="string">
            <text:p text:style-name="P58"><text:span text:style-name="T58">вод</text:span><text:span text:style-name="T58">а</text:span><text:span text:style-name="T13"></text:span></text:p>
            <text:p text:style-name="P46"><text:span text:style-name="T49">-и, </text:span><text:span text:style-name="T54">ж.</text:span></text:p>
            <text:p text:style-name="P34">2) <text:span text:style-name="T71">перев.</text:span> <text:span text:style-name="T71">мн.</text:span> Водна маса джерел, озер, річок, морів, океанів. || Водна поверхня морів, озер, річок. || Водні простори, ділянки морів, озер, річок.<text:span text:style-name="T100"> </text:span><text:span text:style-name="T101">(С, 19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1">209</text:p>
          </table:table-cell>
          <table:table-cell table:style-name="Dictionary.B417" table:number-columns-spanned="2" office:value-type="string">
            <text:p text:style-name="P9">ЯСНОДЖЕРÉЛЬНИЙ</text:p>
            <text:p text:style-name="P8">-а, -е, <text:span text:style-name="T73">прикм., </text:span><text:span text:style-name="T72">інд.-авт.</text:span></text:p>
          </table:table-cell>
          <table:covered-table-cell/>
          <table:table-cell table:style-name="Dictionary.D417" table:number-columns-spanned="3" office:value-type="string">
            <text:p text:style-name="P8"><text:span text:style-name="T88">утворене способом основословосклада</text:span><text:span text:style-name="T88">ння, похідне від слів:</text:span><text:span text:style-name="T106"> </text:span><text:span text:style-name="T61">ясний</text:span><text:span text:style-name="T106"> і </text:span><text:span text:style-name="T61">джерéльний</text:span></text:p>
          </table:table-cell>
          <table:covered-table-cell/>
          <table:covered-table-cell/>
          <table:table-cell table:style-name="Dictionary.G417" table:number-columns-spanned="3" office:value-type="string">
            <text:p text:style-name="P3">Там буриться похмурий амарант</text:p>
            <text:p text:style-name="P3">і айстри у покірній непокорі</text:p>
            <text:p text:style-name="P3">останні долітовують прозорі</text:p>
            <text:p text:style-name="P19"><text:span text:style-name="T73">дні вересня – </text:span><text:span text:style-name="T80">ясноджерельний</text:span><text:span text:style-name="T73"> кант. </text:span><text:span text:style-name="T86">(П‑1, 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3" office:value-type="string">
            <text:p text:style-name="P59"><text:span text:style-name="T58">я</text:span><text:span text:style-name="T13"></text:span><text:span text:style-name="T58">сн</text:span><text:span text:style-name="T58">и</text:span><text:span text:style-name="T13"></text:span><text:span text:style-name="T58">й</text:span></text:p>
            <text:p text:style-name="P33">ясна, ясне.</text:p>
            <text:p text:style-name="P33">2) Нічим не затьмарений; світлий, чистий. || Чітко видний завдяки світлу, прозорості повітря. || Те саме, що погожий 1). || Безхмарний (про небо). || Чистий, прозорий, не каламутний (про рідину).</text:p>
            <text:p text:style-name="P40"><text:span text:style-name="T26">3) </text:span><text:span text:style-name="T38">перен.</text:span><text:span text:style-name="T26"> 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ін.). </text:span><text:span text:style-name="T29">(С, 1649)</text:span></text:p>
          </table:table-cell>
          <table:covered-table-cell/>
          <table:covered-table-cell/>
          <table:table-cell table:style-name="Dictionary.E418" table:number-columns-spanned="5" office:value-type="string">
            <text:p text:style-name="P58"><text:span text:style-name="T58">джер</text:span><text:span text:style-name="T58">е</text:span><text:span text:style-name="T13"></text:span><text:span text:style-name="T58">льний</text:span></text:p>
            <text:p text:style-name="P34">-а, -е.</text:p>
            <text:p text:style-name="P33">Прикм. до джерело 1). || Який виходить із джерела. || Власт. джерелу; прохолодний, освіжний. <text:span text:style-name="T84">(С, 29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11">210</text:p>
          </table:table-cell>
          <table:table-cell table:style-name="Dictionary.B419" table:number-columns-spanned="2" office:value-type="string">
            <text:p text:style-name="P8"/>
          </table:table-cell>
          <table:covered-table-cell/>
          <table:table-cell table:style-name="Dictionary.D419" table:number-columns-spanned="3" office:value-type="string">
            <text:p text:style-name="P8"/>
          </table:table-cell>
          <table:covered-table-cell/>
          <table:covered-table-cell/>
          <table:table-cell table:style-name="Dictionary.G419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11"/>
          </table:table-cell>
          <table:table-cell table:style-name="Dictionary.B420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ext:p text:style-name="P29"/>
      <text:p text:style-name="P29"/>
      <text:p text:style-name="P29"><text:soft-page-break/>Завдання:</text:p>
      <text:list xml:id="list1672826622" text:style-name="L1">
        <text:list-item>
          <text:p text:style-name="P26"><text:span text:style-name="T57">54 втеки – видалено (замінити нумерацію...)</text:span></text:p>
        </text:list-item>
        <text:list-item>
          <text:p text:style-name="P26"><text:span text:style-name="T57">знайти і замінити ` на </text:span><text:span text:style-name="T18"></text:span></text:p>
        </text:list-item>
        <text:list-item>
          <text:p text:style-name="P26"><text:span text:style-name="T98">замінити (С, <text:s/>на (С,  і (П-[1,2] <text:s/>на (П-[1,2] </text:span></text:p>
        </text:list-item>
        <text:list-item>
          <text:p text:style-name="P26"><text:span text:style-name="T98">замінити П-[1,2] на П, [І,ІІ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18:18:41</dc:date>
    <meta:editing-duration>P1DT1H15M33S</meta:editing-duration>
    <meta:editing-cycles>226</meta:editing-cycles>
    <meta:generator>LibreOffice/3.4$Linux LibreOffice_project/340m1$Build-402</meta:generator>
    <meta:document-statistic meta:table-count="1" meta:image-count="0" meta:object-count="0" meta:page-count="100" meta:paragraph-count="2572" meta:word-count="15826" meta:character-count="95527" meta:non-whitespace-character-count="83087"/>
  </office:meta>
</office:document-meta>
</file>